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ain.xml" manifest:media-type="text/xml"/>
  <manifest:file-entry manifest:full-path="Basic/Standard/exporter.xml" manifest:media-type="text/xml"/>
  <manifest:file-entry manifest:full-path="Basic/Standard/checker_utility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7.424cm"/>
    </style:style>
    <style:style style:name="co3" style:family="table-column">
      <style:table-column-properties fo:break-before="auto" style:column-width="8.137cm"/>
    </style:style>
    <style:style style:name="co4" style:family="table-column">
      <style:table-column-properties fo:break-before="auto" style:column-width="16.561cm"/>
    </style:style>
    <style:style style:name="co5" style:family="table-column">
      <style:table-column-properties fo:break-before="auto" style:column-width="2.182cm"/>
    </style:style>
    <style:style style:name="co6" style:family="table-column">
      <style:table-column-properties fo:break-before="auto" style:column-width="1.991cm"/>
    </style:style>
    <style:style style:name="co7" style:family="table-column">
      <style:table-column-properties fo:break-before="auto" style:column-width="2.043cm"/>
    </style:style>
    <style:style style:name="co8" style:family="table-column">
      <style:table-column-properties fo:break-before="auto" style:column-width="6.936cm"/>
    </style:style>
    <style:style style:name="co9" style:family="table-column">
      <style:table-column-properties fo:break-before="auto" style:column-width="5.516cm"/>
    </style:style>
    <style:style style:name="co10" style:family="table-column">
      <style:table-column-properties fo:break-before="auto" style:column-width="5.025cm"/>
    </style:style>
    <style:style style:name="co11" style:family="table-column">
      <style:table-column-properties fo:break-before="auto" style:column-width="4.916cm"/>
    </style:style>
    <style:style style:name="co12" style:family="table-column">
      <style:table-column-properties fo:break-before="auto" style:column-width="6.468cm"/>
    </style:style>
    <style:style style:name="co13" style:family="table-column">
      <style:table-column-properties fo:break-before="auto" style:column-width="6.075cm"/>
    </style:style>
    <style:style style:name="co14" style:family="table-column">
      <style:table-column-properties fo:break-before="auto" style:column-width="1.55cm"/>
    </style:style>
    <style:style style:name="co15" style:family="table-column">
      <style:table-column-properties fo:break-before="auto" style:column-width="0.469cm"/>
    </style:style>
    <style:style style:name="co16" style:family="table-column">
      <style:table-column-properties fo:break-before="auto" style:column-width="13.044cm"/>
    </style:style>
    <style:style style:name="co17" style:family="table-column">
      <style:table-column-properties fo:break-before="auto" style:column-width="2.258cm"/>
    </style:style>
    <style:style style:name="co18" style:family="table-column">
      <style:table-column-properties fo:break-before="auto" style:column-width="7.599cm"/>
    </style:style>
    <style:style style:name="co19" style:family="table-column">
      <style:table-column-properties fo:break-before="auto" style:column-width="7.597cm"/>
    </style:style>
    <style:style style:name="co20" style:family="table-column">
      <style:table-column-properties fo:break-before="auto" style:column-width="5.826cm"/>
    </style:style>
    <style:style style:name="co21" style:family="table-column">
      <style:table-column-properties fo:break-before="auto" style:column-width="2.974cm"/>
    </style:style>
    <style:style style:name="co22" style:family="table-column">
      <style:table-column-properties fo:break-before="auto" style:column-width="2.163cm"/>
    </style:style>
    <style:style style:name="co23" style:family="table-column">
      <style:table-column-properties fo:break-before="auto" style:column-width="8.371cm"/>
    </style:style>
    <style:style style:name="co24" style:family="table-column">
      <style:table-column-properties fo:break-before="auto" style:column-width="4.976cm"/>
    </style:style>
    <style:style style:name="co25" style:family="table-column">
      <style:table-column-properties fo:break-before="auto" style:column-width="9.735cm"/>
    </style:style>
    <style:style style:name="co26" style:family="table-column">
      <style:table-column-properties fo:break-before="auto" style:column-width="7.13cm"/>
    </style:style>
    <style:style style:name="co27" style:family="table-column">
      <style:table-column-properties fo:break-before="auto" style:column-width="14.751cm"/>
    </style:style>
    <style:style style:name="co28" style:family="table-column">
      <style:table-column-properties fo:break-before="auto" style:column-width="0.494cm"/>
    </style:style>
    <style:style style:name="co29" style:family="table-column">
      <style:table-column-properties fo:break-before="auto" style:column-width="3.641cm"/>
    </style:style>
    <style:style style:name="co30" style:family="table-column">
      <style:table-column-properties fo:break-before="auto" style:column-width="11.238cm"/>
    </style:style>
    <style:style style:name="co31" style:family="table-column">
      <style:table-column-properties fo:break-before="auto" style:column-width="1.575cm"/>
    </style:style>
    <style:style style:name="co32" style:family="table-column">
      <style:table-column-properties fo:break-before="auto" style:column-width="0.937cm"/>
    </style:style>
    <style:style style:name="co33" style:family="table-column">
      <style:table-column-properties fo:break-before="auto" style:column-width="1.501cm"/>
    </style:style>
    <style:style style:name="co34" style:family="table-column">
      <style:table-column-properties fo:break-before="auto" style:column-width="6.05cm"/>
    </style:style>
    <style:style style:name="co35" style:family="table-column">
      <style:table-column-properties fo:break-before="auto" style:column-width="2.829cm"/>
    </style:style>
    <style:style style:name="co36" style:family="table-column">
      <style:table-column-properties fo:break-before="auto" style:column-width="0.445cm"/>
    </style:style>
    <style:style style:name="co37" style:family="table-column">
      <style:table-column-properties fo:break-before="auto" style:column-width="10.79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69cm" fo:break-before="auto" style:use-optimal-row-height="true"/>
    </style:style>
    <style:style style:name="ro3" style:family="table-row">
      <style:table-row-properties style:row-height="1cm" fo:break-before="auto" style:use-optimal-row-height="true"/>
    </style:style>
    <style:style style:name="ro4" style:family="table-row">
      <style:table-row-properties style:row-height="0.684cm" fo:break-before="auto" style:use-optimal-row-height="true"/>
    </style:style>
    <style:style style:name="ro5" style:family="table-row">
      <style:table-row-properties style:row-height="2.579cm" fo:break-before="auto" style:use-optimal-row-height="true"/>
    </style:style>
    <style:style style:name="ro6" style:family="table-row">
      <style:table-row-properties style:row-height="1.316cm" fo:break-before="auto" style:use-optimal-row-height="true"/>
    </style:style>
    <style:style style:name="ro7" style:family="table-row">
      <style:table-row-properties style:row-height="1.632cm" fo:break-before="auto" style:use-optimal-row-height="true"/>
    </style:style>
    <style:style style:name="ro8" style:family="table-row">
      <style:table-row-properties style:row-height="1.459cm" fo:break-before="auto" style:use-optimal-row-height="false"/>
    </style:style>
    <style:style style:name="ro9" style:family="table-row">
      <style:table-row-properties style:row-height="1.626cm" fo:break-before="auto" style:use-optimal-row-height="true"/>
    </style:style>
    <style:style style:name="ro10" style:family="table-row">
      <style:table-row-properties style:row-height="0.36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  <style:map style:condition="cell-content()=&quot;x&quot;" style:apply-style-name="Bad" style:base-cell-address="list.A3"/>
    </style:style>
    <style:style style:name="ce5" style:family="table-cell" style:parent-style-name="Default">
      <style:table-cell-properties fo:background-color="#bf0041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  <style:map style:condition="cell-content()=&quot;x&quot;" style:apply-style-name="Bad" style:base-cell-address="list.A3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fo:background-color="#ffffff" style:text-align-source="fix" style:repeat-content="false" fo:wrap-option="wrap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11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4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5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9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wrap-option="wrap"/>
      <style:text-properties style:font-name="나눔고딕1" fo:font-size="9pt" style:font-name-asian="나눔고딕1" style:font-size-asian="9pt" style:font-size-complex="9pt"/>
    </style:style>
    <style:style style:name="ce69" style:family="table-cell" style:parent-style-name="Default">
      <style:table-cell-properties fo:wrap-option="wrap"/>
    </style:style>
    <style:style style:name="ce25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8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2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30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38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4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40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style:font-name="나눔고딕1" fo:font-size="9pt" style:font-name-asian="나눔고딕1" style:font-size-asian="9pt" style:font-size-complex="9pt"/>
    </style:style>
    <style:style style:name="ce42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44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48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#3faf46"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60" style:family="table-cell" style:parent-style-name="Default">
      <style:table-cell-properties fo:background-color="#3faf46" style:text-align-source="fix" style:repeat-content="false"/>
      <style:paragraph-properties fo:text-align="center" fo:margin-left="0cm"/>
    </style:style>
    <style:style style:name="ce66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  <style:map style:condition="cell-content()=&quot;o&quot;" style:apply-style-name="Bad" style:base-cell-address="list.F3"/>
      <style:map style:condition="cell-content()=&quot;?&quot;" style:apply-style-name="Note" style:base-cell-address="list.F3"/>
    </style:style>
    <style:style style:name="ce67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  <style:map style:condition="cell-content()=&quot;o&quot;" style:apply-style-name="Bad" style:base-cell-address="list.F3"/>
      <style:map style:condition="cell-content()=&quot;?&quot;" style:apply-style-name="Note" style:base-cell-address="list.F3"/>
    </style:style>
    <style:style style:name="ce68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o&quot;" style:apply-style-name="Bad" style:base-cell-address="list.F3"/>
      <style:map style:condition="cell-content()=&quot;?&quot;" style:apply-style-name="Note" style:base-cell-address="list.F3"/>
    </style:style>
    <style:style style:name="ce63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65" style:family="table-cell" style:parent-style-name="Default">
      <style:table-cell-properties fo:background-color="#eeeeee" style:text-align-source="fix" style:repeat-content="false"/>
      <style:paragraph-properties fo:text-align="center" fo:margin-left="0cm"/>
    </style:style>
    <style:style style:name="ce7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74" style:family="table-cell" style:parent-style-name="Default">
      <style:table-cell-properties fo:background-color="#ffd8ce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96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76" style:family="table-cell" style:parent-style-name="Default">
      <style:table-cell-properties fo:background-color="#ffd8ce"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ackground-color="#ffd8ce" fo:wrap-option="wrap"/>
      <style:text-properties style:font-name="나눔고딕1" fo:font-size="9pt" style:font-name-asian="나눔고딕1" style:font-size-asian="9pt" style:font-size-complex="9pt"/>
    </style:style>
    <style:style style:name="ce57" style:family="table-cell" style:parent-style-name="Default">
      <style:table-cell-properties fo:background-color="#ffd8ce" fo:wrap-option="wrap"/>
    </style:style>
    <style:style style:name="ce75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81" style:family="table-cell" style:parent-style-name="Default">
      <style:table-cell-properties fo:background-color="#ffd8ce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82" style:family="table-cell" style:parent-style-name="Default">
      <style:table-cell-properties fo:background-color="#ffd8ce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ffd8ce"/>
      <style:text-properties style:font-name="나눔고딕1" fo:font-size="9pt" style:font-name-asian="나눔고딕1" style:font-size-asian="9pt" style:font-size-complex="9pt"/>
    </style:style>
    <style:style style:name="ce51" style:family="table-cell" style:parent-style-name="Default">
      <style:table-cell-properties fo:background-color="#ffd8ce"/>
    </style:style>
    <style:style style:name="ce88" style:family="table-cell" style:parent-style-name="Default">
      <style:table-cell-properties fo:background-color="#f6f9d4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90" style:family="table-cell" style:parent-style-name="Default">
      <style:table-cell-properties fo:background-color="#f6f9d4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fo:background-color="#f6f9d4"/>
      <style:text-properties style:font-name="나눔고딕1" fo:font-size="9pt" style:font-name-asian="나눔고딕1" style:font-size-asian="9pt" style:font-size-complex="9pt"/>
    </style:style>
    <style:style style:name="ce130" style:family="table-cell" style:parent-style-name="Default">
      <style:table-cell-properties fo:background-color="#f6f9d4"/>
    </style:style>
    <style:style style:name="ce27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02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93" style:family="table-cell" style:parent-style-name="Default">
      <style:table-cell-properties fo:background-color="#000000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94" style:family="table-cell" style:parent-style-name="Default">
      <style:table-cell-properties fo:background-color="#000000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fo:background-color="#000000"/>
      <style:text-properties style:font-name="나눔고딕1" fo:font-size="9pt" style:font-name-asian="나눔고딕1" style:font-size-asian="9pt" style:font-size-complex="9pt"/>
    </style:style>
    <style:style style:name="ce85" style:family="table-cell" style:parent-style-name="Default">
      <style:table-cell-properties fo:background-color="#000000"/>
    </style:style>
    <style:style style:name="ce10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97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64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00" style:family="table-cell" style:parent-style-name="Default">
      <style:table-cell-properties fo:background-color="#dddddd" fo:wrap-option="wrap"/>
    </style:style>
    <style:style style:name="ce126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08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36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10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42" style:family="table-cell" style:parent-style-name="Default">
      <style:table-cell-properties fo:wrap-option="wrap"/>
    </style:style>
    <style:style style:name="ce147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48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50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151" style:family="table-cell" style:parent-style-name="Default">
      <style:table-cell-properties fo:background-color="#dee6ef" style:text-align-source="fix" style:repeat-content="false"/>
      <style:paragraph-properties fo:text-align="center" fo:margin-left="0cm"/>
    </style:style>
    <style:style style:name="ce152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  <style:map style:condition="cell-content()=0" style:apply-style-name="Error" style:base-cell-address="developer.D2"/>
    </style:style>
    <style:style style:name="ce154" style:family="table-cell" style:parent-style-name="Default">
      <style:table-cell-properties fo:background-color="#f6f9d4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55" style:family="table-cell" style:parent-style-name="Default">
      <style:table-cell-properties fo:background-color="#f6f9d4" style:vertical-align="middle"/>
    </style:style>
    <style:style style:name="ce157" style:family="table-cell" style:parent-style-name="Default">
      <style:text-properties style:font-name="돋움" fo:font-size="9pt" style:font-name-asian="돋움" style:font-size-asian="9pt" style:font-size-complex="9pt"/>
    </style:style>
    <style:style style:name="ce159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font-name="돋움" fo:font-size="9pt" style:font-name-asian="돋움" style:font-size-asian="9pt" style:font-size-complex="9pt"/>
    </style:style>
    <style:style style:name="ce120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31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32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3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134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35" style:family="table-cell" style:parent-style-name="Default">
      <style:table-cell-properties fo:background-color="transparent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37" style:family="table-cell" style:parent-style-name="Default">
      <style:table-cell-properties fo:border="0.74pt solid #000000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order="0.74pt solid #000000"/>
      <style:text-properties style:font-name="굴림" style:font-name-asian="굴림"/>
    </style:style>
    <style:style style:name="ce129" style:family="table-cell" style:parent-style-name="Default">
      <style:table-cell-properties fo:border="0.74pt solid #000000"/>
      <style:text-properties style:font-name="굴림" style:font-name-asian="굴림"/>
    </style:style>
    <style:style style:name="ce140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153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ce165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  <style:map style:condition="cell-content()=&quot;x&quot;" style:apply-style-name="Bad" style:base-cell-address="unknown.A3"/>
    </style:style>
    <style:style style:name="ce156" style:family="table-cell" style:parent-style-name="Default">
      <style:table-cell-properties fo:wrap-option="wrap"/>
    </style:style>
    <style:style style:name="ce167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68" style:family="table-cell" style:parent-style-name="Default">
      <style:table-cell-properties fo:background-color="#00a933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69" style:family="table-cell" style:parent-style-name="Default">
      <style:table-cell-properties fo:background-color="#00a933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70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171" style:family="table-cell" style:parent-style-name="Default">
      <style:table-cell-properties fo:background-color="#ffa6a6" fo:border="0.74pt solid #000000"/>
      <style:text-properties style:font-name="돋움" fo:font-size="9pt" style:font-name-asian="돋움" style:font-size-asian="9pt" style:font-size-complex="9pt"/>
    </style:style>
    <style:style style:name="ce172" style:family="table-cell" style:parent-style-name="Default">
      <style:table-cell-properties fo:background-color="#ffa6a6" fo:border="0.74pt solid #000000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3" style:family="table-cell" style:parent-style-name="Default">
      <style:table-cell-properties fo:background-color="#ffffd7" fo:border="0.74pt solid #000000"/>
      <style:text-properties style:font-name="돋움" fo:font-size="9pt" style:font-name-asian="돋움" style:font-size-asian="9pt" style:font-size-complex="9pt"/>
    </style:style>
    <style:style style:name="ce174" style:family="table-cell" style:parent-style-name="Default">
      <style:table-cell-properties fo:background-color="#ffd8ce" fo:border="0.74pt solid #000000"/>
      <style:text-properties style:font-name="돋움" fo:font-size="9pt" style:font-name-asian="돋움" style:font-size-asian="9pt" style:font-size-complex="9pt"/>
    </style:style>
    <style:style style:name="ce175" style:family="table-cell" style:parent-style-name="Default">
      <style:table-cell-properties fo:background-color="#000000"/>
      <style:text-properties style:font-name="돋움" fo:font-size="9pt" style:font-name-asian="돋움" style:font-size-asian="9pt" style:font-size-complex="9pt"/>
    </style:style>
    <style:style style:name="T1" style:family="text">
      <style:text-properties style:font-name="돋움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돋움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="굴림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굴림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221">
          <table:error-message table:message-type="stop" table:display="true"/>
        </table:content-validation>
        <table:content-validation table:name="val2" table:condition="of:cell-content-is-in-list(developer_name_list)" table:allow-empty-cell="true" table:display-list="unsorted" table:base-cell-address="list.I51">
          <table:error-message table:message-type="stop" table:display="true"/>
        </table:content-validation>
        <table:content-validation table:name="val3" table:condition="of:cell-content-is-in-list(publisher_name_list)" table:allow-empty-cell="true" table:display-list="unsorted" table:base-cell-address="list.L51">
          <table:error-message table:message-type="stop" table:display="true"/>
        </table:content-validation>
        <table:content-validation table:name="val4" table:base-cell-address="publisher.A2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ce69"/>
        <table:table-column table:style-name="co3" table:default-cell-style-name="ce69"/>
        <table:table-column table:style-name="co4" table:default-cell-style-name="Default"/>
        <table:table-column table:style-name="co5" table:default-cell-style-name="ce60"/>
        <table:table-column table:style-name="co6" table:default-cell-style-name="ce65"/>
        <table:table-column table:style-name="co7" table:default-cell-style-name="ce65"/>
        <table:table-column table:style-name="co8" table:default-cell-style-name="ce16"/>
        <table:table-column table:style-name="co9" table:default-cell-style-name="ce57"/>
        <table:table-column table:style-name="co10" table:default-cell-style-name="ce51"/>
        <table:table-column table:style-name="co11" table:default-cell-style-name="ce51"/>
        <table:table-column table:style-name="co12" table:default-cell-style-name="ce130"/>
        <table:table-column table:style-name="co13" table:default-cell-style-name="ce130"/>
        <table:table-column table:style-name="co14" table:default-cell-style-name="ce130"/>
        <table:table-column table:style-name="co15" table:default-cell-style-name="ce85"/>
        <table:table-column table:style-name="co16" table:default-cell-style-name="ce100"/>
        <table:table-row table:style-name="ro1">
          <table:table-cell table:style-name="ce2" office:value-type="string" calcext:value-type="string">
            <text:p>-</text:p>
          </table:table-cell>
          <table:table-cell table:number-columns-repeated="2" table:style-name="ce9" office:value-type="string" calcext:value-type="string">
            <text:p>o</text:p>
          </table:table-cell>
          <table:table-cell table:number-columns-repeated="5" table:style-name="ce36" office:value-type="string" calcext:value-type="string">
            <text:p>o</text:p>
          </table:table-cell>
          <table:table-cell table:style-name="ce9" office:value-type="string" calcext:value-type="string">
            <text:p>o</text:p>
          </table:table-cell>
          <table:table-cell table:number-columns-repeated="5" table:style-name="ce36" office:value-type="string" calcext:value-type="string">
            <text:p>o</text:p>
          </table:table-cell>
          <table:table-cell table:style-name="ce102" office:value-type="string" calcext:value-type="string">
            <text:p>x</text:p>
          </table:table-cell>
          <table:table-cell table:style-name="ce9" office:value-type="string" calcext:value-type="string">
            <text:p>x</text:p>
          </table:table-cell>
        </table:table-row>
        <table:table-row table:style-name="ro2">
          <table:table-cell table:style-name="ce2" office:value-type="string" calcext:value-type="string">
            <text:p>-</text:p>
          </table:table-cell>
          <table:table-cell table:style-name="ce11" office:value-type="string" calcext:value-type="string">
            <text:p>한글 제목</text:p>
          </table:table-cell>
          <table:table-cell table:style-name="ce11" office:value-type="string" calcext:value-type="string">
            <text:p>영어 제목</text:p>
          </table:table-cell>
          <table:table-cell table:style-name="ce30" office:value-type="string" calcext:value-type="string">
            <text:p>게임 링크</text:p>
          </table:table-cell>
          <table:table-cell table:style-name="ce30" office:value-type="string" calcext:value-type="string">
            <text:p>출시년도</text:p>
          </table:table-cell>
          <table:table-cell table:style-name="ce30" office:value-type="string" calcext:value-type="string">
            <text:p>VR</text:p>
            <text:p>전용</text:p>
          </table:table-cell>
          <table:table-cell table:style-name="ce30" office:value-type="string" calcext:value-type="string">
            <text:p>On-Line</text:p>
            <text:p>전용</text:p>
          </table:table-cell>
          <table:table-cell table:style-name="ce30" office:value-type="string" calcext:value-type="string">
            <text:p>장르</text:p>
          </table:table-cell>
          <table:table-cell table:style-name="ce11" office:value-type="string" calcext:value-type="string">
            <text:p>개발사 / 개발자 1</text:p>
          </table:table-cell>
          <table:table-cell table:style-name="ce75" office:value-type="string" calcext:value-type="string">
            <text:p>개발사 / 개발자 2</text:p>
          </table:table-cell>
          <table:table-cell table:style-name="ce75" office:value-type="string" calcext:value-type="string">
            <text:p>개발사 / 개발자 3</text:p>
          </table:table-cell>
          <table:table-cell table:style-name="ce30" office:value-type="string" calcext:value-type="string">
            <text:p>배급사 1</text:p>
          </table:table-cell>
          <table:table-cell table:style-name="ce27" office:value-type="string" calcext:value-type="string">
            <text:p>배급사 2</text:p>
          </table:table-cell>
          <table:table-cell table:style-name="ce27" office:value-type="string" calcext:value-type="string">
            <text:p>배급사 3</text:p>
          </table:table-cell>
          <table:table-cell table:style-name="ce102" office:value-type="string" calcext:value-type="string">
            <text:p>x</text:p>
          </table:table-cell>
          <table:table-cell table:style-name="ce10" office:value-type="string" calcext:value-type="string">
            <text:p>기타</text:p>
          </table:table-cell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_전언:</text:p>
          </table:table-cell>
          <table:table-cell table:style-name="ce25" office:value-type="string" calcext:value-type="string">
            <text:p>_message:</text:p>
          </table:table-cell>
          <table:table-cell table:style-name="ce38" office:value-type="string" calcext:value-type="string">
            <text:p><text:a xlink:href="https://store.steampowered.com/app/2659150/_message/" xlink:type="simple">https://store.steampowered.com/app/2659150/_messag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공포, 텍스트 어드벤처</text:p>
          </table:table-cell>
          <table:table-cell table:style-name="ce74" table:content-validation-name="val2" office:value-type="string" calcext:value-type="string">
            <text:p>TEAM 21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a xlink:href="https://m.post.naver.com/viewer/postView.naver?volumeNo=36495593" xlink:type="simple">https://m.post.naver.com/viewer/postView.naver?volumeNo=36495593</text:a></text:p>
            <text:p/>
            <text:p>고등학생 3인의 졸업작품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11층</text:p>
          </table:table-cell>
          <table:table-cell table:style-name="ce25" office:value-type="string" calcext:value-type="string">
            <text:p>11F</text:p>
          </table:table-cell>
          <table:table-cell table:style-name="ce38" office:value-type="string" calcext:value-type="string">
            <text:p><text:a xlink:href="https://store.steampowered.com/app/1847120/11F/" xlink:type="simple">https://store.steampowered.com/app/1847120/11F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호러, 미스터리, 어드벤처</text:p>
          </table:table-cell>
          <table:table-cell table:style-name="ce74" table:content-validation-name="val2" office:value-type="string" calcext:value-type="string">
            <text:p>PUMPKIM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UMPKIM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30일 어나더</text:p>
          </table:table-cell>
          <table:table-cell table:style-name="ce25" office:value-type="string" calcext:value-type="string">
            <text:p>30 Days Another</text:p>
          </table:table-cell>
          <table:table-cell table:style-name="ce38" office:value-type="string" calcext:value-type="string">
            <text:p><text:a xlink:href="https://store.steampowered.com/app/2125870/30_Days_Another/" xlink:type="simple">https://store.steampowered.com/app/2125870/30_Days_Another/</text:a></text:p>
          </table:table-cell>
          <table:table-cell table:style-name="ce42" office:value-type="string" calcext:value-type="string">
            <text:p>2024Q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멀티 엔딩 스토리 어드벤처</text:p>
          </table:table-cell>
          <table:table-cell table:style-name="ce74" table:content-validation-name="val2" office:value-type="string" calcext:value-type="string">
            <text:p>THE BRICKS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HE BRICKS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3분 영웅</text:p>
          </table:table-cell>
          <table:table-cell table:style-name="ce25" office:value-type="string" calcext:value-type="string">
            <text:p>3 Minute Heroes</text:p>
          </table:table-cell>
          <table:table-cell table:style-name="ce38" office:value-type="string" calcext:value-type="string">
            <text:p><text:a xlink:href="https://store.steampowered.com/app/1475460/3_Minute_Heroes/" xlink:type="simple">https://store.steampowered.com/app/1475460/3_Minute_Heroes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타워 디펜스, 덱 빌딩, 로그라이크, 실시간 전략</text:p>
          </table:table-cell>
          <table:table-cell table:style-name="ce74" table:content-validation-name="val2" office:value-type="string" calcext:value-type="string">
            <text:p>Sinkhole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Sinkhole 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5" office:value-type="string" calcext:value-type="string">
            <text:p>dummy</text:p>
          </table:table-cell>
          <table:table-cell table:style-name="ce28" office:value-type="string" calcext:value-type="string">
            <text:p>dummy</text:p>
          </table:table-cell>
          <table:table-cell table:style-name="ce34" office:value-type="string" calcext:value-type="string">
            <text:p>dummy</text:p>
          </table:table-cell>
          <table:table-cell table:style-name="ce44" office:value-type="string" calcext:value-type="string">
            <text:p>dummy</text:p>
          </table:table-cell>
          <table:table-cell table:number-columns-repeated="2" table:style-name="ce67" office:value-type="string" calcext:value-type="string">
            <text:p>x</text:p>
          </table:table-cell>
          <table:table-cell table:style-name="ce44" office:value-type="string" calcext:value-type="string">
            <text:p>dummy</text:p>
          </table:table-cell>
          <table:table-cell table:style-name="ce96" table:content-validation-name="val2" office:value-type="string" calcext:value-type="string">
            <text:p>dummy</text:p>
          </table:table-cell>
          <table:table-cell table:style-name="ce34" table:content-validation-name="val2" table:number-columns-repeated="2"/>
          <table:table-cell table:style-name="ce34" table:content-validation-name="val3" office:value-type="string" calcext:value-type="string">
            <text:p>dummy</text:p>
          </table:table-cell>
          <table:table-cell table:style-name="ce34" table:content-validation-name="val3" table:number-columns-repeated="2"/>
          <table:table-cell table:style-name="ce93"/>
          <table:table-cell table:style-name="ce64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MazM: 오페라의 유령</text:p>
          </table:table-cell>
          <table:table-cell table:style-name="ce25" office:value-type="string" calcext:value-type="string">
            <text:p>MazM: The Phantom of the Opera</text:p>
          </table:table-cell>
          <table:table-cell table:style-name="ce38" office:value-type="string" calcext:value-type="string">
            <text:p><text:a xlink:href="https://store.steampowered.com/app/1483300/MazM_The_Phantom_of_the_Opera/" xlink:type="simple">https://store.steampowered.com/app/1483300/MazM_The_Phantom_of_the_Opera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쳐 </text:p>
          </table:table-cell>
          <table:table-cell table:style-name="ce74" table:content-validation-name="val2" office:value-type="string" calcext:value-type="string">
            <text:p>Growing Seed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P의 거짓</text:p>
          </table:table-cell>
          <table:table-cell table:style-name="ce25" office:value-type="string" calcext:value-type="string">
            <text:p>Lies of P</text:p>
          </table:table-cell>
          <table:table-cell table:style-name="ce38" office:value-type="string" calcext:value-type="string">
            <text:p><text:a xlink:href="https://store.steampowered.com/app/1627720/P__Lies_of_P/" xlink:type="simple">https://store.steampowered.com/app/1627720/P__Lies_of_P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RPG</text:p>
          </table:table-cell>
          <table:table-cell table:style-name="ce74" table:content-validation-name="val2" office:value-type="string" calcext:value-type="string">
            <text:p>NEOWIZ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NEOWI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가짜 하트</text:p>
          </table:table-cell>
          <table:table-cell table:style-name="ce25" office:value-type="string" calcext:value-type="string">
            <text:p>FAKE HEART</text:p>
          </table:table-cell>
          <table:table-cell table:style-name="ce38" office:value-type="string" calcext:value-type="string">
            <text:p><text:a xlink:href="https://store.steampowered.com/app/2109360/FAKE_HEART/" xlink:type="simple">https://store.steampowered.com/app/2109360/FAKE_HEART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인터렉티브 비주얼 노벨</text:p>
          </table:table-cell>
          <table:table-cell table:style-name="ce74" table:content-validation-name="val2" office:value-type="string" calcext:value-type="string">
            <text:p>BLANBE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BLANBE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갤럭시 테일즈: 스토리 오브 라푼젤</text:p>
          </table:table-cell>
          <table:table-cell table:style-name="ce25" office:value-type="string" calcext:value-type="string">
            <text:p>Galaxy Tales: Story of Rapunzel</text:p>
          </table:table-cell>
          <table:table-cell table:style-name="ce38" office:value-type="string" calcext:value-type="string">
            <text:p><text:a xlink:href="https://store.steampowered.com/app/1497710/Galaxy_Tales_Story_of_Rapunzel/" xlink:type="simple">https://store.steampowered.com/app/1497710/Galaxy_Tales_Story_of_Rapunzel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액션 플랫포머</text:p>
          </table:table-cell>
          <table:table-cell table:style-name="ce74" table:content-validation-name="val2" office:value-type="string" calcext:value-type="string">
            <text:p>IKINAGAMES</text:p>
          </table:table-cell>
          <table:table-cell table:style-name="ce81" table:content-validation-name="val2" office:value-type="string" calcext:value-type="string">
            <text:p>Nanali Studio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IKINAGAMES</text:p>
          </table:table-cell>
          <table:table-cell table:style-name="ce88" table:content-validation-name="val3" office:value-type="string" calcext:value-type="string">
            <text:p>Nanali Studios</text:p>
          </table:table-cell>
          <table:table-cell table:style-name="ce88" table:content-validation-name="val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골든 레코드 리트리버</text:p>
          </table:table-cell>
          <table:table-cell table:style-name="ce25" office:value-type="string" calcext:value-type="string">
            <text:p>Golden Record Retriever</text:p>
          </table:table-cell>
          <table:table-cell table:style-name="ce38" office:value-type="string" calcext:value-type="string">
            <text:p><text:a xlink:href="https://store.steampowered.com/app/2119580/Golden_Record_Retriever/" xlink:type="simple">https://store.steampowered.com/app/2119580/Golden_Record_Retriever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로그라이크 "다이스" 빌딩</text:p>
          </table:table-cell>
          <table:table-cell table:style-name="ce74" table:content-validation-name="val2" office:value-type="string" calcext:value-type="string">
            <text:p>Hoochoo Game Studio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Hoochoo Game Studio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공간을 먹는 악어</text:p>
          </table:table-cell>
          <table:table-cell table:style-name="ce25" office:value-type="string" calcext:value-type="string">
            <text:p>The Space-Eating Croc</text:p>
          </table:table-cell>
          <table:table-cell table:style-name="ce38" office:value-type="string" calcext:value-type="string">
            <text:p><text:a xlink:href="https://store.steampowered.com/app/2020090/The_SpaceEating_Croc/" xlink:type="simple">https://store.steampowered.com/app/2020090/The_SpaceEating_Croc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미스터리 어드벤처</text:p>
          </table:table-cell>
          <table:table-cell table:style-name="ce74" table:content-validation-name="val2" office:value-type="string" calcext:value-type="string">
            <text:p>Chalkseagull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청강문화산업대학교 게임콘텐츠스쿨 2학년 재학중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과몰입금지</text:p>
          </table:table-cell>
          <table:table-cell table:style-name="ce25" office:value-type="string" calcext:value-type="string">
            <text:p>Love Too Easily</text:p>
          </table:table-cell>
          <table:table-cell table:style-name="ce38" office:value-type="string" calcext:value-type="string">
            <text:p><text:a xlink:href="https://store.steampowered.com/app/2274500/Love_Too_Easily/" xlink:type="simple">https://store.steampowered.com/app/2274500/Love_Too_Easily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인터렉티브 무비</text:p>
          </table:table-cell>
          <table:table-cell table:style-name="ce74" table:content-validation-name="val2" office:value-type="string" calcext:value-type="string">
            <text:p>Monster Guide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ediBang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그래비티 캐슬</text:p>
          </table:table-cell>
          <table:table-cell table:style-name="ce25" office:value-type="string" calcext:value-type="string">
            <text:p>Gravity Castle</text:p>
          </table:table-cell>
          <table:table-cell table:style-name="ce38" office:value-type="string" calcext:value-type="string">
            <text:p><text:a xlink:href="https://store.steampowered.com/app/2231170/Gravity_Castle/" xlink:type="simple">https://store.steampowered.com/app/2231170/Gravity_Castl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퍼즐 플랫포머</text:p>
          </table:table-cell>
          <table:table-cell table:style-name="ce74" table:content-validation-name="val2" office:value-type="string" calcext:value-type="string">
            <text:p>Studio LEF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기적의 분식집</text:p>
          </table:table-cell>
          <table:table-cell table:style-name="ce25" office:value-type="string" calcext:value-type="string">
            <text:p>Miracle Snack Shop</text:p>
          </table:table-cell>
          <table:table-cell table:style-name="ce38" office:value-type="string" calcext:value-type="string">
            <text:p><text:a xlink:href="https://store.steampowered.com/app/995460/Miracle_Snack_Shop/" xlink:type="simple">https://store.steampowered.com/app/995460/Miracle_Snack_Shop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연애시뮬레이션, 비주얼노벨</text:p>
          </table:table-cell>
          <table:table-cell table:style-name="ce74" table:content-validation-name="val2" office:value-type="string" calcext:value-type="string">
            <text:p>TALESSHOP Co., Ltd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ALESSHOP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길고양이 이야기</text:p>
          </table:table-cell>
          <table:table-cell table:style-name="ce25" office:value-type="string" calcext:value-type="string">
            <text:p>A Street Cat's Tale</text:p>
          </table:table-cell>
          <table:table-cell table:style-name="ce38" office:value-type="string" calcext:value-type="string">
            <text:p><text:a xlink:href="https://store.steampowered.com/app/1140570/A_Street_Cats_Tale/" xlink:type="simple">https://store.steampowered.com/app/1140570/A_Street_Cats_Tale/</text:a></text:p>
          </table:table-cell>
          <table:table-cell table:style-name="ce42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, 시뮬레이션</text:p>
          </table:table-cell>
          <table:table-cell table:style-name="ce74" table:content-validation-name="val2" office:value-type="string" calcext:value-type="string">
            <text:p>feemodev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길고양이 이야기 2: 집밖은 위험해</text:p>
          </table:table-cell>
          <table:table-cell table:style-name="ce25" office:value-type="string" calcext:value-type="string">
            <text:p>A Street Cat's Tale 2: Out side is dangerous</text:p>
          </table:table-cell>
          <table:table-cell table:style-name="ce38" office:value-type="string" calcext:value-type="string">
            <text:p><text:a xlink:href="https://store.steampowered.com/app/2356450/A_Street_Cats_Tale_2_Out_side_is_dangerous/" xlink:type="simple">https://store.steampowered.com/app/2356450/A_Street_Cats_Tale_2_Out_side_is_dangerous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쳐 </text:p>
          </table:table-cell>
          <table:table-cell table:style-name="ce74" table:content-validation-name="val2" office:value-type="string" calcext:value-type="string">
            <text:p>PPIYO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낙원: LAST PARADISE</text:p>
          </table:table-cell>
          <table:table-cell table:style-name="ce25" office:value-type="string" calcext:value-type="string">
            <text:p>NAKWON: LAST PARADISE</text:p>
          </table:table-cell>
          <table:table-cell table:style-name="ce38" office:value-type="string" calcext:value-type="string">
            <text:p><text:a xlink:href="https://store.steampowered.com/app/2582960/NAKWON_LAST_PARADISE/" xlink:type="simple">https://store.steampowered.com/app/2582960/NAKWON_LAST_PARADISE/</text:a></text:p>
          </table:table-cell>
          <table:table-cell table:style-name="ce42" office:value-type="string" calcext:value-type="string">
            <text:p>?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3인칭 좀비 아포칼립스 잠입 생존</text:p>
          </table:table-cell>
          <table:table-cell table:style-name="ce74" table:content-validation-name="val2" office:value-type="string" calcext:value-type="string">
            <text:p>MINTROCKE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INTROCKE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난중설화</text:p>
          </table:table-cell>
          <table:table-cell table:style-name="ce25" office:value-type="string" calcext:value-type="string">
            <text:p>The Tales of Imjin War</text:p>
          </table:table-cell>
          <table:table-cell table:style-name="ce38" office:value-type="string" calcext:value-type="string">
            <text:p><text:a xlink:href="https://store.steampowered.com/app/1963080/_The_Tales_of_Imjin_War/" xlink:type="simple">https://store.steampowered.com/app/1963080/_The_Tales_of_Imjin_War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벨트스크롤 액션 RPG</text:p>
          </table:table-cell>
          <table:table-cell table:style-name="ce74" table:content-validation-name="val2" office:value-type="string" calcext:value-type="string">
            <text:p>Devmaru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Devmaru Inc.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개발사 홈페이지 포트폴리오 항목이 비어 있어서 소재지가 확실한지 모르겠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냥냥펀치!</text:p>
          </table:table-cell>
          <table:table-cell table:style-name="ce25" office:value-type="string" calcext:value-type="string">
            <text:p>Nyan-Nyan Punch!</text:p>
          </table:table-cell>
          <table:table-cell table:style-name="ce38" office:value-type="string" calcext:value-type="string">
            <text:p><text:a xlink:href="https://store.steampowered.com/app/2312340/NyanNyan_Punch/" xlink:type="simple">https://store.steampowered.com/app/2312340/NyanNyan_Punch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1vs1 액션</text:p>
          </table:table-cell>
          <table:table-cell table:style-name="ce74" table:content-validation-name="val2" office:value-type="string" calcext:value-type="string">
            <text:p>Nomary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소재지 정보 못찾겠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네바에</text:p>
          </table:table-cell>
          <table:table-cell table:style-name="ce25" office:value-type="string" calcext:value-type="string">
            <text:p>Nevaeh</text:p>
          </table:table-cell>
          <table:table-cell table:style-name="ce38" office:value-type="string" calcext:value-type="string">
            <text:p><text:a xlink:href="https://store.steampowered.com/app/1222090/Nevaeh/" xlink:type="simple">https://store.steampowered.com/app/1222090/Nevaeh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액션, 퍼즐, 플랫폼</text:p>
          </table:table-cell>
          <table:table-cell table:style-name="ce74" table:content-validation-name="val2" office:value-type="string" calcext:value-type="string">
            <text:p>Alpheratz*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닌자 일섬</text:p>
          </table:table-cell>
          <table:table-cell table:style-name="ce25" office:value-type="string" calcext:value-type="string">
            <text:p>Ninja Issen (忍者一閃)</text:p>
          </table:table-cell>
          <table:table-cell table:style-name="ce38" office:value-type="string" calcext:value-type="string">
            <text:p><text:a xlink:href="https://store.steampowered.com/app/1714550/__Ninja_Issen/" xlink:type="simple">https://store.steampowered.com/app/1714550/__Ninja_Issen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하이퍼 닌자 액션</text:p>
          </table:table-cell>
          <table:table-cell table:style-name="ce74" table:content-validation-name="val2" office:value-type="string" calcext:value-type="string">
            <text:p>ASTEROID-J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다이 크리쳐</text:p>
          </table:table-cell>
          <table:table-cell table:style-name="ce25" office:value-type="string" calcext:value-type="string">
            <text:p>Thy Creature</text:p>
          </table:table-cell>
          <table:table-cell table:style-name="ce38" office:value-type="string" calcext:value-type="string">
            <text:p><text:a xlink:href="https://store.steampowered.com/app/1603720/Thy_Creature/" xlink:type="simple">https://store.steampowered.com/app/1603720/Thy_Creature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</text:p>
          </table:table-cell>
          <table:table-cell table:style-name="ce74" table:content-validation-name="val2" office:value-type="string" calcext:value-type="string">
            <text:p>Growing Seed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Growing Seed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다크 세이렌</text:p>
          </table:table-cell>
          <table:table-cell table:style-name="ce25" office:value-type="string" calcext:value-type="string">
            <text:p>Dark Siren</text:p>
          </table:table-cell>
          <table:table-cell table:style-name="ce38" office:value-type="string" calcext:value-type="string">
            <text:p><text:a xlink:href="https://store.steampowered.com/app/1575450/Dark_Siren/" xlink:type="simple">https://store.steampowered.com/app/1575450/Dark_Siren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3D 캐주얼 런</text:p>
          </table:table-cell>
          <table:table-cell table:style-name="ce74" table:content-validation-name="val2" office:value-type="string" calcext:value-type="string">
            <text:p>eTIRU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eTIRU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다크워터 : 슬라임 인베이더</text:p>
          </table:table-cell>
          <table:table-cell table:style-name="ce25" office:value-type="string" calcext:value-type="string">
            <text:p>Dark Water : Slime Invader</text:p>
          </table:table-cell>
          <table:table-cell table:style-name="ce38" office:value-type="string" calcext:value-type="string">
            <text:p><text:a xlink:href="https://store.steampowered.com/app/1235830/Dark_Water__Slime_Invader/" xlink:type="simple">https://store.steampowered.com/app/1235830/Dark_Water__Slime_Invader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점프 액션</text:p>
          </table:table-cell>
          <table:table-cell table:style-name="ce74" table:content-validation-name="val2" office:value-type="string" calcext:value-type="string">
            <text:p>DEVBOX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DEVBOX</text:p>
          </table:table-cell>
          <table:table-cell table:style-name="ce88" table:content-validation-name="val3" office:value-type="string" calcext:value-type="string">
            <text:p>HeartBeat Games</text:p>
          </table:table-cell>
          <table:table-cell table:style-name="ce88" table:content-validation-name="val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댄싱 에로우 : 비트스매시</text:p>
          </table:table-cell>
          <table:table-cell table:style-name="ce25" office:value-type="string" calcext:value-type="string">
            <text:p>Dancing Arrow : Beat Smash</text:p>
          </table:table-cell>
          <table:table-cell table:style-name="ce38" office:value-type="string" calcext:value-type="string">
            <text:p><text:a xlink:href="https://store.steampowered.com/app/1190310/Dancing_Arrow__Beat_Smash/" xlink:type="simple">https://store.steampowered.com/app/1190310/Dancing_Arrow__Beat_Smash/</text:a></text:p>
          </table:table-cell>
          <table:table-cell table:style-name="ce42" office:value-type="float" office:value="2019" calcext:value-type="float">
            <text:p>2019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VR 리듬게임</text:p>
          </table:table-cell>
          <table:table-cell table:style-name="ce74" table:content-validation-name="val2" office:value-type="string" calcext:value-type="string">
            <text:p>Geniesoft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Geniesoft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더 램지</text:p>
          </table:table-cell>
          <table:table-cell table:style-name="ce25" office:value-type="string" calcext:value-type="string">
            <text:p>The Ramsey</text:p>
          </table:table-cell>
          <table:table-cell table:style-name="ce38" office:value-type="string" calcext:value-type="string">
            <text:p><text:a xlink:href="https://store.steampowered.com/app/2108060/The_Ramsey/" xlink:type="simple">https://store.steampowered.com/app/2108060/The_Ramsey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퍼즐, 플랫폼</text:p>
          </table:table-cell>
          <table:table-cell table:style-name="ce74" table:content-validation-name="val2" office:value-type="string" calcext:value-type="string">
            <text:p>IKINA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IKINA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더 스파이크</text:p>
          </table:table-cell>
          <table:table-cell table:style-name="ce25" office:value-type="string" calcext:value-type="string">
            <text:p>The Spike</text:p>
          </table:table-cell>
          <table:table-cell table:style-name="ce38" office:value-type="string" calcext:value-type="string">
            <text:p><text:a xlink:href="https://store.steampowered.com/app/1296840/The_Spike/" xlink:type="simple">https://store.steampowered.com/app/1296840/The_Spike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배구</text:p>
          </table:table-cell>
          <table:table-cell table:style-name="ce74" table:content-validation-name="val2" office:value-type="string" calcext:value-type="string">
            <text:p>SUNCYAN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더스티 더비</text:p>
          </table:table-cell>
          <table:table-cell table:style-name="ce25" office:value-type="string" calcext:value-type="string">
            <text:p>Dusty Derby</text:p>
          </table:table-cell>
          <table:table-cell table:style-name="ce38" office:value-type="string" calcext:value-type="string">
            <text:p><text:a xlink:href="https://store.steampowered.com/app/2536600/Dusty_Derby/" xlink:type="simple">https://store.steampowered.com/app/2536600/Dusty_Derby/</text:a></text:p>
          </table:table-cell>
          <table:table-cell table:style-name="ce42" office:value-type="string" calcext:value-type="string">
            <text:p>?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멀티플레이어 파티 로얄</text:p>
          </table:table-cell>
          <table:table-cell table:style-name="ce74" table:content-validation-name="val2" office:value-type="string" calcext:value-type="string">
            <text:p>Geniesoft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Geniesoft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던전 로드</text:p>
          </table:table-cell>
          <table:table-cell table:style-name="ce25" office:value-type="string" calcext:value-type="string">
            <text:p>Dungeon Lord</text:p>
          </table:table-cell>
          <table:table-cell table:style-name="ce38" office:value-type="string" calcext:value-type="string">
            <text:p><text:a xlink:href="https://store.steampowered.com/app/1429670/Dungeon_Lord/" xlink:type="simple">https://store.steampowered.com/app/1429670/Dungeon_Lord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비주얼노벨</text:p>
          </table:table-cell>
          <table:table-cell table:style-name="ce74" table:content-validation-name="val2" office:value-type="string" calcext:value-type="string">
            <text:p>TALESSHOP Co., Ltd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ALESSHOP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던전 슬래셔</text:p>
          </table:table-cell>
          <table:table-cell table:style-name="ce25" office:value-type="string" calcext:value-type="string">
            <text:p>DUNGEON SLASHER</text:p>
          </table:table-cell>
          <table:table-cell table:style-name="ce38" office:value-type="string" calcext:value-type="string">
            <text:p><text:a xlink:href="https://store.steampowered.com/app/2712460/DUNGEON_SLASHER/" xlink:type="simple">https://store.steampowered.com/app/2712460/DUNGEON_SLASHER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횡스크롤 로그라이크</text:p>
          </table:table-cell>
          <table:table-cell table:style-name="ce74" table:content-validation-name="val2" office:value-type="string" calcext:value-type="string">
            <text:p>96Percen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데네브: 별을 건너서</text:p>
          </table:table-cell>
          <table:table-cell table:style-name="ce25" office:value-type="string" calcext:value-type="string">
            <text:p>Deneb: Across the Stars</text:p>
          </table:table-cell>
          <table:table-cell table:style-name="ce38" office:value-type="string" calcext:value-type="string">
            <text:p><text:a xlink:href="https://store.steampowered.com/app/2016580/Deneb_Across_the_Stars/" xlink:type="simple">https://store.steampowered.com/app/2016580/Deneb_Across_the_Stars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탑다운 하드코어 플랫포머</text:p>
          </table:table-cell>
          <table:table-cell table:style-name="ce74" table:content-validation-name="val2" office:value-type="string" calcext:value-type="string">
            <text:p>SEROSO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SEROSOO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왜 한글 제목을 설명에만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데몽헌터</text:p>
          </table:table-cell>
          <table:table-cell table:style-name="ce25" office:value-type="string" calcext:value-type="string">
            <text:p>Demong Hunter</text:p>
          </table:table-cell>
          <table:table-cell table:style-name="ce38" office:value-type="string" calcext:value-type="string">
            <text:p><text:a xlink:href="https://store.steampowered.com/app/2089460/Demong_Hunter/" xlink:type="simple">https://store.steampowered.com/app/2089460/Demong_Hunter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RPG</text:p>
          </table:table-cell>
          <table:table-cell table:style-name="ce74" table:content-validation-name="val2" office:value-type="string" calcext:value-type="string">
            <text:p>LinkTown</text:p>
          </table:table-cell>
          <table:table-cell table:style-name="ce81" table:content-validation-name="val2" office:value-type="string" calcext:value-type="string">
            <text:p>Eggtart Inc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Eggtart Inc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데블위딘 삿갓</text:p>
          </table:table-cell>
          <table:table-cell table:style-name="ce25" office:value-type="string" calcext:value-type="string">
            <text:p>The Devil Within: Satgat</text:p>
          </table:table-cell>
          <table:table-cell table:style-name="ce38" office:value-type="string" calcext:value-type="string">
            <text:p><text:a xlink:href="https://store.steampowered.com/app/1802880/The_Devil_Within_Satgat/" xlink:type="simple">https://store.steampowered.com/app/1802880/The_Devil_Within_Satgat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횡스크롤 액션</text:p>
          </table:table-cell>
          <table:table-cell table:style-name="ce74" table:content-validation-name="val2" office:value-type="string" calcext:value-type="string">
            <text:p>Newcore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Newcore Games</text:p>
          </table:table-cell>
          <table:table-cell table:style-name="ce88" table:content-validation-name="val3" office:value-type="string" calcext:value-type="string">
            <text:p>Astrolabe Games</text:p>
          </table:table-cell>
          <table:table-cell table:style-name="ce88" table:content-validation-name="val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데이브 더 다이버</text:p>
          </table:table-cell>
          <table:table-cell table:style-name="ce25" office:value-type="string" calcext:value-type="string">
            <text:p>DAVE THE DIVER</text:p>
          </table:table-cell>
          <table:table-cell table:style-name="ce38" office:value-type="string" calcext:value-type="string">
            <text:p><text:a xlink:href="https://store.steampowered.com/app/1868140/DAVE_THE_DIVER/" xlink:type="simple">https://store.steampowered.com/app/1868140/DAVE_THE_DIVER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, RPG</text:p>
          </table:table-cell>
          <table:table-cell table:style-name="ce74" table:content-validation-name="val2" office:value-type="string" calcext:value-type="string">
            <text:p>MINTROCKE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INTROCKE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도박묵시록 다구리: Remastered</text:p>
          </table:table-cell>
          <table:table-cell table:style-name="ce25" office:value-type="string" calcext:value-type="string">
            <text:p>DAGURI: Gambling Apocalypse</text:p>
          </table:table-cell>
          <table:table-cell table:style-name="ce38" office:value-type="string" calcext:value-type="string">
            <text:p><text:a xlink:href="https://store.steampowered.com/app/2004180/DAGURI_Gambling_Apocalypse/" xlink:type="simple">https://store.steampowered.com/app/2004180/DAGURI_Gambling_Apocalypse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오픈 월드 도박 시뮬레이션</text:p>
          </table:table-cell>
          <table:table-cell table:style-name="ce74" table:content-validation-name="val2" office:value-type="string" calcext:value-type="string">
            <text:p>DakeCraf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데크크래프트(DakeCraft) | 박성준 (1998년생/남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라라바이 데이즈</text:p>
          </table:table-cell>
          <table:table-cell table:style-name="ce25" office:value-type="string" calcext:value-type="string">
            <text:p>Lullaby Days</text:p>
          </table:table-cell>
          <table:table-cell table:style-name="ce38" office:value-type="string" calcext:value-type="string">
            <text:p><text:a xlink:href="https://store.steampowered.com/app/1274710/Lullaby_Days/" xlink:type="simple">https://store.steampowered.com/app/1274710/Lullaby_Days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메르헨 판타지 육성시뮬레이션</text:p>
          </table:table-cell>
          <table:table-cell table:style-name="ce74" table:content-validation-name="val2" office:value-type="string" calcext:value-type="string">
            <text:p>Sunflo Lab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Sunflo Lab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라스트 세인티스</text:p>
          </table:table-cell>
          <table:table-cell table:style-name="ce25" office:value-type="string" calcext:value-type="string">
            <text:p>The Last Saintess</text:p>
          </table:table-cell>
          <table:table-cell table:style-name="ce38" office:value-type="string" calcext:value-type="string">
            <text:p><text:a xlink:href="https://store.steampowered.com/app/2280540/The_Last_Saintess/" xlink:type="simple">https://store.steampowered.com/app/2280540/The_Last_Saintess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시뮬레이션, 전략, 타워 디펜스</text:p>
          </table:table-cell>
          <table:table-cell table:style-name="ce74" table:content-validation-name="val2" office:value-type="string" calcext:value-type="string">
            <text:p>eTIRU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eTIRU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라이트 오디세이</text:p>
          </table:table-cell>
          <table:table-cell table:style-name="ce25" office:value-type="string" calcext:value-type="string">
            <text:p>Light Odyssey</text:p>
          </table:table-cell>
          <table:table-cell table:style-name="ce38" office:value-type="string" calcext:value-type="string">
            <text:p><text:a xlink:href="https://store.steampowered.com/app/1902860/Light_Odyssey/" xlink:type="simple">https://store.steampowered.com/app/1902860/Light_Odyssey/</text:a></text:p>
          </table:table-cell>
          <table:table-cell table:style-name="ce42" office:value-type="string" calcext:value-type="string">
            <text:p>2024Q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보스러시 액션게임</text:p>
          </table:table-cell>
          <table:table-cell table:style-name="ce74" table:content-validation-name="val2" office:value-type="string" calcext:value-type="string">
            <text:p>SSUN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GRAVITY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라핀</text:p>
          </table:table-cell>
          <table:table-cell table:style-name="ce25" office:value-type="string" calcext:value-type="string">
            <text:p>LAPIN</text:p>
          </table:table-cell>
          <table:table-cell table:style-name="ce38" office:value-type="string" calcext:value-type="string">
            <text:p><text:a xlink:href="https://store.steampowered.com/app/1454540/LAPIN/" xlink:type="simple">https://store.steampowered.com/app/1454540/LAPIN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정밀 플랫포머</text:p>
          </table:table-cell>
          <table:table-cell table:style-name="ce74" table:content-validation-name="val2" office:value-type="string" calcext:value-type="string">
            <text:p>Studio Doodal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Studio Doodal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러브 딜리버리</text:p>
          </table:table-cell>
          <table:table-cell table:style-name="ce25" office:value-type="string" calcext:value-type="string">
            <text:p>Love Delivery</text:p>
          </table:table-cell>
          <table:table-cell table:style-name="ce38" office:value-type="string" calcext:value-type="string">
            <text:p><text:a xlink:href="https://store.steampowered.com/app/1817940/Love_Delivery/" xlink:type="simple">https://store.steampowered.com/app/1817940/Love_Delivery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미소녀 연애 시뮬레이션</text:p>
          </table:table-cell>
          <table:table-cell table:style-name="ce74" table:content-validation-name="val2" office:value-type="string" calcext:value-type="string">
            <text:p>Onfire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Onfire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레이저존</text:p>
          </table:table-cell>
          <table:table-cell table:style-name="ce25" office:value-type="string" calcext:value-type="string">
            <text:p>LaserZone</text:p>
          </table:table-cell>
          <table:table-cell table:style-name="ce38" office:value-type="string" calcext:value-type="string">
            <text:p><text:a xlink:href="https://store.steampowered.com/app/1125880/LaserZone/" xlink:type="simple">https://store.steampowered.com/app/1125880/LaserZone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</text:p>
          </table:table-cell>
          <table:table-cell table:style-name="ce74" table:content-validation-name="val2" office:value-type="string" calcext:value-type="string">
            <text:p>GameCanvas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GameCanvas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로드 오브 파티</text:p>
          </table:table-cell>
          <table:table-cell table:style-name="ce25" office:value-type="string" calcext:value-type="string">
            <text:p>The Lord of the Parties</text:p>
          </table:table-cell>
          <table:table-cell table:style-name="ce38" office:value-type="string" calcext:value-type="string">
            <text:p><text:a xlink:href="https://store.steampowered.com/app/1602880/The_Lord_of_the_Parties/" xlink:type="simple">https://store.steampowered.com/app/1602880/The_Lord_of_the_Parties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종스크롤 파티 슈팅 RPG</text:p>
          </table:table-cell>
          <table:table-cell table:style-name="ce74" table:content-validation-name="val2" office:value-type="string" calcext:value-type="string">
            <text:p>Magic Cube</text:p>
          </table:table-cell>
          <table:table-cell table:style-name="ce81" table:content-validation-name="val2" office:value-type="string" calcext:value-type="string">
            <text:p>Dizcon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HIKE Inc.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한국어 페이지에 오른쪽 상단 짧은 설명이 영어( 이걸 내가 제작사에 알려줘야 할까?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루나 : 차원의 감시자</text:p>
          </table:table-cell>
          <table:table-cell table:style-name="ce25" office:value-type="string" calcext:value-type="string">
            <text:p>Luna : The Dimension Watcher</text:p>
          </table:table-cell>
          <table:table-cell table:style-name="ce38" office:value-type="string" calcext:value-type="string">
            <text:p><text:a xlink:href="https://store.steampowered.com/app/1218360/Luna__The_Dimension_Watcher/" xlink:type="simple">https://store.steampowered.com/app/1218360/Luna__The_Dimension_Watcher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대규모 군단 전략 디펜스 RPG</text:p>
          </table:table-cell>
          <table:table-cell table:style-name="ce74" table:content-validation-name="val2" office:value-type="string" calcext:value-type="string">
            <text:p>Dave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Dave 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루바토: 오리지널 콤플렉스</text:p>
          </table:table-cell>
          <table:table-cell table:style-name="ce25" office:value-type="string" calcext:value-type="string">
            <text:p>Ruvato: Original Complex</text:p>
          </table:table-cell>
          <table:table-cell table:style-name="ce38" office:value-type="string" calcext:value-type="string">
            <text:p><text:a xlink:href="https://store.steampowered.com/app/1464500/Ruvato_Original_Complex/" xlink:type="simple">https://store.steampowered.com/app/1464500/Ruvato_Original_Complex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플랫폼, 핵앤슬래시</text:p>
          </table:table-cell>
          <table:table-cell table:style-name="ce74" table:content-validation-name="val2" office:value-type="string" calcext:value-type="string">
            <text:p>REMIMORY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REMIMORY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루시의 일기</text:p>
          </table:table-cell>
          <table:table-cell table:style-name="ce25" office:value-type="string" calcext:value-type="string">
            <text:p>Diary of Lucie</text:p>
          </table:table-cell>
          <table:table-cell table:style-name="ce38" office:value-type="string" calcext:value-type="string">
            <text:p><text:a xlink:href="https://store.steampowered.com/app/1454010/Diary_of_Lucie/" xlink:type="simple">https://store.steampowered.com/app/1454010/Diary_of_Luci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로그라이트</text:p>
          </table:table-cell>
          <table:table-cell table:style-name="ce74" table:content-validation-name="val2" office:value-type="string" calcext:value-type="string">
            <text:p>Parange Projec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arange Projec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린, 퍼즐에 그려진 소녀 이야기</text:p>
          </table:table-cell>
          <table:table-cell table:style-name="ce25" office:value-type="string" calcext:value-type="string">
            <text:p>Lynn , The Girl Drawn On Puzzles</text:p>
          </table:table-cell>
          <table:table-cell table:style-name="ce38" office:value-type="string" calcext:value-type="string">
            <text:p><text:a xlink:href="https://store.steampowered.com/app/1249080/Lynn__The_Girl_Drawn_On_Puzzles/" xlink:type="simple">https://store.steampowered.com/app/1249080/Lynn__The_Girl_Drawn_On_Puzzles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</text:p>
          </table:table-cell>
          <table:table-cell table:style-name="ce74" table:content-validation-name="val2" office:value-type="string" calcext:value-type="string">
            <text:p>DOTORI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DOTORI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마녀의샘3 Re:Fine －인형 마녀 아이루디의 이야기－</text:p>
          </table:table-cell>
          <table:table-cell table:style-name="ce25" office:value-type="string" calcext:value-type="string">
            <text:p>WitchSpring3 Re:Fine - The Story of Eirudy -</text:p>
          </table:table-cell>
          <table:table-cell table:style-name="ce38" office:value-type="string" calcext:value-type="string">
            <text:p><text:a xlink:href="https://store.steampowered.com/app/1592520/WitchSpring3_ReFine__The_Story_of_Eirudy/" xlink:type="simple">https://store.steampowered.com/app/1592520/WitchSpring3_ReFine__The_Story_of_Eirudy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RPG</text:p>
          </table:table-cell>
          <table:table-cell table:style-name="ce74" table:content-validation-name="val2" office:value-type="string" calcext:value-type="string">
            <text:p>KIWIWALKS</text:p>
          </table:table-cell>
          <table:table-cell table:style-name="ce81" table:content-validation-name="val2" office:value-type="string" calcext:value-type="string">
            <text:p>IKINAGAME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KIWIWALK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마녀의샘R</text:p>
          </table:table-cell>
          <table:table-cell table:style-name="ce25" office:value-type="string" calcext:value-type="string">
            <text:p>WitchSpring R</text:p>
          </table:table-cell>
          <table:table-cell table:style-name="ce38" office:value-type="string" calcext:value-type="string">
            <text:p><text:a xlink:href="https://store.steampowered.com/app/1958220/WitchSpring_R/" xlink:type="simple">https://store.steampowered.com/app/1958220/WitchSpring_R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스토리형 육성 RPG</text:p>
          </table:table-cell>
          <table:table-cell table:style-name="ce74" table:content-validation-name="val2" office:value-type="string" calcext:value-type="string">
            <text:p>KIWIWALK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KIWIWALK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마르코 엔터테인먼트</text:p>
          </table:table-cell>
          <table:table-cell table:style-name="ce25" office:value-type="string" calcext:value-type="string">
            <text:p>Marco Entertainment</text:p>
          </table:table-cell>
          <table:table-cell table:style-name="ce38" office:value-type="string" calcext:value-type="string">
            <text:p><text:a xlink:href="https://store.steampowered.com/app/2277370/Marco_Entertainment/" xlink:type="simple">https://store.steampowered.com/app/2277370/Marco_Entertainment/</text:a></text:p>
          </table:table-cell>
          <table:table-cell table:style-name="ce42" office:value-type="string" calcext:value-type="string">
            <text:p>예정 2025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소셜 샌드박스 서비스</text:p>
          </table:table-cell>
          <table:table-cell table:style-name="ce74" table:content-validation-name="val2" office:value-type="string" calcext:value-type="string">
            <text:p>RisingWing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RisingWing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마법소녀 카와이 러블리 즈큥도큥 바큥부큥 루루핑</text:p>
          </table:table-cell>
          <table:table-cell table:style-name="ce25" office:value-type="string" calcext:value-type="string">
            <text:p>Magical Mic Duel: Senpai, Hear My Spell</text:p>
          </table:table-cell>
          <table:table-cell table:style-name="ce38" office:value-type="string" calcext:value-type="string">
            <text:p><text:a xlink:href="https://store.steampowered.com/app/2696400/Magical_Mic_Duel_Senpai_Hear_My_Spell/" xlink:type="simple">https://store.steampowered.com/app/2696400/Magical_Mic_Duel_Senpai_Hear_My_Spell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음성 역할 시뮬레이션</text:p>
          </table:table-cell>
          <table:table-cell table:style-name="ce74" table:content-validation-name="val2" office:value-type="string" calcext:value-type="string">
            <text:p>ReLU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ReLU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메타버스킹</text:p>
          </table:table-cell>
          <table:table-cell table:style-name="ce25" office:value-type="string" calcext:value-type="string">
            <text:p>Metavusking</text:p>
          </table:table-cell>
          <table:table-cell table:style-name="ce38" office:value-type="string" calcext:value-type="string">
            <text:p><text:a xlink:href="https://store.steampowered.com/app/1690040/Metavusking/" xlink:type="simple">https://store.steampowered.com/app/1690040/Metavusking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가창 게임</text:p>
          </table:table-cell>
          <table:table-cell table:style-name="ce74" table:content-validation-name="val2" office:value-type="string" calcext:value-type="string">
            <text:p>innoVENTOR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innoVENTOR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메탈릭 차일드</text:p>
          </table:table-cell>
          <table:table-cell table:style-name="ce25" office:value-type="string" calcext:value-type="string">
            <text:p>METALLIC CHILD</text:p>
          </table:table-cell>
          <table:table-cell table:style-name="ce38" office:value-type="string" calcext:value-type="string">
            <text:p><text:a xlink:href="https://store.steampowered.com/app/1490610/METALLIC_CHILD/" xlink:type="simple">https://store.steampowered.com/app/1490610/METALLIC_CHILD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로그라이크</text:p>
          </table:table-cell>
          <table:table-cell table:style-name="ce74" table:content-validation-name="val2" office:value-type="string" calcext:value-type="string">
            <text:p>Action Square(STUDIO HG)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RES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모나드의 겨울</text:p>
          </table:table-cell>
          <table:table-cell table:style-name="ce25" office:value-type="string" calcext:value-type="string">
            <text:p>Monads</text:p>
          </table:table-cell>
          <table:table-cell table:style-name="ce38" office:value-type="string" calcext:value-type="string">
            <text:p><text:a xlink:href="https://store.steampowered.com/app/814870/Monads/" xlink:type="simple">https://store.steampowered.com/app/814870/Monads/</text:a></text:p>
          </table:table-cell>
          <table:table-cell table:style-name="ce42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SRPG</text:p>
          </table:table-cell>
          <table:table-cell table:style-name="ce74" table:content-validation-name="val2" office:value-type="string" calcext:value-type="string">
            <text:p>Team Monad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eam Monad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모나드의 겨울 II</text:p>
          </table:table-cell>
          <table:table-cell table:style-name="ce25" office:value-type="string" calcext:value-type="string">
            <text:p>Monads II</text:p>
          </table:table-cell>
          <table:table-cell table:style-name="ce38" office:value-type="string" calcext:value-type="string">
            <text:p><text:a xlink:href="https://store.steampowered.com/app/1386340/Monads_II/" xlink:type="simple">https://store.steampowered.com/app/1386340/Monads_II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SRPG</text:p>
          </table:table-cell>
          <table:table-cell table:style-name="ce74" table:content-validation-name="val2" office:value-type="string" calcext:value-type="string">
            <text:p>Team Monad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eam Monad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모태솔로</text:p>
          </table:table-cell>
          <table:table-cell table:style-name="ce25" office:value-type="string" calcext:value-type="string">
            <text:p>Motesolo : No Girlfriend Since Birth</text:p>
          </table:table-cell>
          <table:table-cell table:style-name="ce38" office:value-type="string" calcext:value-type="string">
            <text:p><text:a xlink:href="https://store.steampowered.com/app/1414180/Motesolo__No_Girlfriend_Since_Birth/" xlink:type="simple">https://store.steampowered.com/app/1414180/Motesolo__No_Girlfriend_Since_Birth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인터렉티브 무비</text:p>
          </table:table-cell>
          <table:table-cell table:style-name="ce74" table:content-validation-name="val2" office:value-type="string" calcext:value-type="string">
            <text:p>INDICAVA INTERACTIV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INDICAVA INTERACTIV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문경새재</text:p>
          </table:table-cell>
          <table:table-cell table:style-name="ce25" office:value-type="string" calcext:value-type="string">
            <text:p>Seonbi : Scholar of Joseon</text:p>
          </table:table-cell>
          <table:table-cell table:style-name="ce38" office:value-type="string" calcext:value-type="string">
            <text:p><text:a xlink:href="https://store.steampowered.com/app/1925860/Seonbi__Scholar_of_Joseon/" xlink:type="simple">https://store.steampowered.com/app/1925860/Seonbi__Scholar_of_Joseon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횡스크롤 액션 로그라이트</text:p>
          </table:table-cell>
          <table:table-cell table:style-name="ce74" table:content-validation-name="val2" office:value-type="string" calcext:value-type="string">
            <text:p>Team ETTU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eam ETTU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미제사건은 끝내야 하니까</text:p>
          </table:table-cell>
          <table:table-cell table:style-name="ce25" office:value-type="string" calcext:value-type="string">
            <text:p>No Case Should Remain Unsolved</text:p>
          </table:table-cell>
          <table:table-cell table:style-name="ce38" office:value-type="string" calcext:value-type="string">
            <text:p><text:a xlink:href="https://store.steampowered.com/app/2676840/No_Case_Should_Remain_Unsolved/" xlink:type="simple">https://store.steampowered.com/app/2676840/No_Case_Should_Remain_Unsolved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, 포인트 앤 클릭</text:p>
          </table:table-cell>
          <table:table-cell table:style-name="ce74" table:content-validation-name="val2" office:value-type="string" calcext:value-type="string">
            <text:p>Somi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Somi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배고픈 원시인</text:p>
          </table:table-cell>
          <table:table-cell table:style-name="ce25" office:value-type="string" calcext:value-type="string">
            <text:p>Hungry Caveman</text:p>
          </table:table-cell>
          <table:table-cell table:style-name="ce38" office:value-type="string" calcext:value-type="string">
            <text:p><text:a xlink:href="https://store.steampowered.com/app/2166250/Hungry_Caveman/" xlink:type="simple">https://store.steampowered.com/app/2166250/Hungry_Caveman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</text:p>
          </table:table-cell>
          <table:table-cell table:style-name="ce74" table:content-validation-name="val2" office:value-type="string" calcext:value-type="string">
            <text:p>Rainbow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Rainbow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뱀파이어 맨션</text:p>
          </table:table-cell>
          <table:table-cell table:style-name="ce25" office:value-type="string" calcext:value-type="string">
            <text:p>Vampire Mansion</text:p>
          </table:table-cell>
          <table:table-cell table:style-name="ce38" office:value-type="string" calcext:value-type="string">
            <text:p><text:a xlink:href="https://store.steampowered.com/app/2280520/Vampire_Mansion/" xlink:type="simple">https://store.steampowered.com/app/2280520/Vampire_Mansion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잠입</text:p>
          </table:table-cell>
          <table:table-cell table:style-name="ce74" table:content-validation-name="val2" office:value-type="string" calcext:value-type="string">
            <text:p>eTIRU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eTIRU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베리드 스타즈</text:p>
          </table:table-cell>
          <table:table-cell table:style-name="ce25" office:value-type="string" calcext:value-type="string">
            <text:p>BURIED STARS</text:p>
          </table:table-cell>
          <table:table-cell table:style-name="ce38" office:value-type="string" calcext:value-type="string">
            <text:p><text:a xlink:href="https://store.steampowered.com/app/1025960/BURIED_STARS/" xlink:type="simple">https://store.steampowered.com/app/1025960/BURIED_STARS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</text:p>
          </table:table-cell>
          <table:table-cell table:style-name="ce74" table:content-validation-name="val2" office:value-type="string" calcext:value-type="string">
            <text:p>LINE Games Corporation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LINE Games Corporation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베일드 엣지</text:p>
          </table:table-cell>
          <table:table-cell table:style-name="ce25" office:value-type="string" calcext:value-type="string">
            <text:p>Veiled Edge</text:p>
          </table:table-cell>
          <table:table-cell table:style-name="ce38" office:value-type="string" calcext:value-type="string">
            <text:p><text:a xlink:href="https://store.steampowered.com/app/2447120/Veiled_Edge/" xlink:type="simple">https://store.steampowered.com/app/2447120/Veiled_Edge/</text:a></text:p>
          </table:table-cell>
          <table:table-cell table:style-name="ce42" office:value-type="string" calcext:value-type="string">
            <text:p>2024Q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해킹액션 플랫포머</text:p>
          </table:table-cell>
          <table:table-cell table:style-name="ce74" table:content-validation-name="val2" office:value-type="string" calcext:value-type="string">
            <text:p>Onw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Onw 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별이되어라2: 베다의 기사들</text:p>
          </table:table-cell>
          <table:table-cell table:style-name="ce25" office:value-type="string" calcext:value-type="string">
            <text:p>ASTRA: Knights of Veda</text:p>
          </table:table-cell>
          <table:table-cell table:style-name="ce38" office:value-type="string" calcext:value-type="string">
            <text:p><text:a xlink:href="https://store.steampowered.com/app/2484250/ASTRA_Knights_of_Veda/" xlink:type="simple">https://store.steampowered.com/app/2484250/ASTRA_Knights_of_Veda/</text:a></text:p>
          </table:table-cell>
          <table:table-cell table:style-name="ce42" office:value-type="float" office:value="2024" calcext:value-type="float">
            <text:p>2024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벨트 스크롤 2D 액션 MORPG</text:p>
          </table:table-cell>
          <table:table-cell table:style-name="ce74" table:content-validation-name="val2" office:value-type="string" calcext:value-type="string">
            <text:p>FLIN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HYBE IM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블랙홀 이스케이프</text:p>
          </table:table-cell>
          <table:table-cell table:style-name="ce25" office:value-type="string" calcext:value-type="string">
            <text:p>Black hole Escape</text:p>
          </table:table-cell>
          <table:table-cell table:style-name="ce38" office:value-type="string" calcext:value-type="string">
            <text:p><text:a xlink:href="https://store.steampowered.com/app/2897270/Black_hole_Escape/" xlink:type="simple">https://store.steampowered.com/app/2897270/Black_hole_Escape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물리기반 코믹 우주유영</text:p>
          </table:table-cell>
          <table:table-cell table:style-name="ce74" table:content-validation-name="val2" office:value-type="string" calcext:value-type="string">
            <text:p>Teleportsof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eleportsof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블루 웬즈데이</text:p>
          </table:table-cell>
          <table:table-cell table:style-name="ce25" office:value-type="string" calcext:value-type="string">
            <text:p>Blue Wednesday</text:p>
          </table:table-cell>
          <table:table-cell table:style-name="ce38" office:value-type="string" calcext:value-type="string">
            <text:p><text:a xlink:href="https://store.steampowered.com/app/2129160/Blue_Wednesday/" xlink:type="simple">https://store.steampowered.com/app/2129160/Blue_Wednesday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스토리 어드벤처</text:p>
          </table:table-cell>
          <table:table-cell table:style-name="ce74" table:content-validation-name="val2" office:value-type="string" calcext:value-type="string">
            <text:p>Buff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Buff 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비포 더 나이트</text:p>
          </table:table-cell>
          <table:table-cell table:style-name="ce25" office:value-type="string" calcext:value-type="string">
            <text:p>Before The Night</text:p>
          </table:table-cell>
          <table:table-cell table:style-name="ce38" office:value-type="string" calcext:value-type="string">
            <text:p><text:a xlink:href="https://store.steampowered.com/app/1829420/Before_The_Night/" xlink:type="simple">https://store.steampowered.com/app/1829420/Before_The_Night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호러 액션 어드벤처</text:p>
          </table:table-cell>
          <table:table-cell table:style-name="ce74" table:content-validation-name="val2" office:value-type="string" calcext:value-type="string">
            <text:p>Uneducated Game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Uneducated Game 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비포 더 던</text:p>
          </table:table-cell>
          <table:table-cell table:style-name="ce25" office:value-type="string" calcext:value-type="string">
            <text:p>REMORE: INFESTED KINGDOM</text:p>
          </table:table-cell>
          <table:table-cell table:style-name="ce38" office:value-type="string" calcext:value-type="string">
            <text:p><text:a xlink:href="https://store.steampowered.com/app/2225480/REMORE_INFESTED_KINGDOM/" xlink:type="simple">https://store.steampowered.com/app/2225480/REMORE_INFESTED_KINGDOM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턴제 Tactical RPG</text:p>
          </table:table-cell>
          <table:table-cell table:style-name="ce74" table:content-validation-name="val2" office:value-type="string" calcext:value-type="string">
            <text:p>Black Anchor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Webzen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빈딕투스: 디파잉 페이트</text:p>
          </table:table-cell>
          <table:table-cell table:style-name="ce25" office:value-type="string" calcext:value-type="string">
            <text:p>Vindictus: Defying Fate</text:p>
          </table:table-cell>
          <table:table-cell table:style-name="ce38" office:value-type="string" calcext:value-type="string">
            <text:p><text:a xlink:href="https://store.steampowered.com/app/2814860/Vindictus_Defying_Fate/" xlink:type="simple">https://store.steampowered.com/app/2814860/Vindictus_Defying_Fate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RPG</text:p>
          </table:table-cell>
          <table:table-cell table:style-name="ce74" table:content-validation-name="val2" office:value-type="string" calcext:value-type="string">
            <text:p>NEXON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NEXON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사그레스</text:p>
          </table:table-cell>
          <table:table-cell table:style-name="ce25" office:value-type="string" calcext:value-type="string">
            <text:p>Sagres</text:p>
          </table:table-cell>
          <table:table-cell table:style-name="ce38" office:value-type="string" calcext:value-type="string">
            <text:p><text:a xlink:href="https://store.steampowered.com/app/2120310/sagres/" xlink:type="simple">https://store.steampowered.com/app/2120310/sagres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역사, 항해, 어드벤처</text:p>
          </table:table-cell>
          <table:table-cell table:style-name="ce74" table:content-validation-name="val2" office:value-type="string" calcext:value-type="string">
            <text:p>ooz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Kakehashi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사람 속에 피는 꽃</text:p>
          </table:table-cell>
          <table:table-cell table:style-name="ce25" office:value-type="string" calcext:value-type="string">
            <text:p>Flower in Us</text:p>
          </table:table-cell>
          <table:table-cell table:style-name="ce38" office:value-type="string" calcext:value-type="string">
            <text:p><text:a xlink:href="https://store.steampowered.com/app/2482920/_/?l=koreana" xlink:type="simple">https://store.steampowered.com/app/2482920/_/?l=koreana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미스터리 어드벤처</text:p>
          </table:table-cell>
          <table:table-cell table:style-name="ce74" table:content-validation-name="val2" office:value-type="string" calcext:value-type="string">
            <text:p>Chalkseagull</text:p>
          </table:table-cell>
          <table:table-cell table:style-name="ce81" table:content-validation-name="val2" office:value-type="string" calcext:value-type="string">
            <text:p>Team Gypsophila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사망여각</text:p>
          </table:table-cell>
          <table:table-cell table:style-name="ce25" office:value-type="string" calcext:value-type="string">
            <text:p>8Doors: Arum's Afterlife Adventure</text:p>
          </table:table-cell>
          <table:table-cell table:style-name="ce38" office:value-type="string" calcext:value-type="string">
            <text:p><text:a xlink:href="https://store.steampowered.com/app/668550/_8Doors_Arums_Afterlife_Adventure/" xlink:type="simple">https://store.steampowered.com/app/668550/_8Doors_Arums_Afterlife_Adventure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메트로베니아</text:p>
          </table:table-cell>
          <table:table-cell table:style-name="ce74" table:content-validation-name="val2" office:value-type="string" calcext:value-type="string">
            <text:p>Rootless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NEOWI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사이코데믹 ~특수 수사 사건부 X-FILE~</text:p>
          </table:table-cell>
          <table:table-cell table:style-name="ce25" office:value-type="string" calcext:value-type="string">
            <text:p>TOKYO PSYCHODEMIC</text:p>
          </table:table-cell>
          <table:table-cell table:style-name="ce38" office:value-type="string" calcext:value-type="string">
            <text:p><text:a xlink:href="https://store.steampowered.com/app/2397140/TOKYO_PSYCHODEMIC/" xlink:type="simple">https://store.steampowered.com/app/2397140/TOKYO_PSYCHODEMIC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×시네마틱・리얼 과학수사 시뮬레이션 게임</text:p>
          </table:table-cell>
          <table:table-cell table:style-name="ce74" table:content-validation-name="val2" office:value-type="string" calcext:value-type="string">
            <text:p>GRAVITY GAME ARIS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GRAVITY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산나비</text:p>
          </table:table-cell>
          <table:table-cell table:style-name="ce25" office:value-type="string" calcext:value-type="string">
            <text:p>SANABI: The Revenant</text:p>
          </table:table-cell>
          <table:table-cell table:style-name="ce38" office:value-type="string" calcext:value-type="string">
            <text:p><text:a xlink:href="https://store.steampowered.com/app/1562700/SANABI/" xlink:type="simple">https://store.steampowered.com/app/1562700/SANABI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어드벤처</text:p>
          </table:table-cell>
          <table:table-cell table:style-name="ce74" table:content-validation-name="val2" office:value-type="string" calcext:value-type="string">
            <text:p>WONDER POTION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NEOWI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산타는 교복을 입을 수 밖에 없어</text:p>
          </table:table-cell>
          <table:table-cell table:style-name="ce25" office:value-type="string" calcext:value-type="string">
            <text:p>Adolescent Santa Claus</text:p>
          </table:table-cell>
          <table:table-cell table:style-name="ce38" office:value-type="string" calcext:value-type="string">
            <text:p><text:a xlink:href="https://store.steampowered.com/app/628730/Adolescent_Santa_Claus/" xlink:type="simple">https://store.steampowered.com/app/628730/Adolescent_Santa_Claus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비주얼노블</text:p>
          </table:table-cell>
          <table:table-cell table:style-name="ce74" table:content-validation-name="val2" office:value-type="string" calcext:value-type="string">
            <text:p>TALESSHOP Co., Ltd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ALESSHOP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세 장의 카드</text:p>
          </table:table-cell>
          <table:table-cell table:style-name="ce25" office:value-type="string" calcext:value-type="string">
            <text:p>Three of Cards</text:p>
          </table:table-cell>
          <table:table-cell table:style-name="ce38" office:value-type="string" calcext:value-type="string">
            <text:p><text:a xlink:href="https://store.steampowered.com/app/1552250/Three_of_Cards/" xlink:type="simple">https://store.steampowered.com/app/1552250/Three_of_Cards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누아르 카드 액션 게임</text:p>
          </table:table-cell>
          <table:table-cell table:style-name="ce74" table:content-validation-name="val2" office:value-type="string" calcext:value-type="string">
            <text:p>Sparky Studio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Sparky Studios</text:p>
          </table:table-cell>
          <table:table-cell table:style-name="ce88" table:content-validation-name="val3" office:value-type="string" calcext:value-type="string">
            <text:p>Sejong Univ. PandoraCube</text:p>
          </table:table-cell>
          <table:table-cell table:style-name="ce88" table:content-validation-name="val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세븐데이즈 오리진</text:p>
          </table:table-cell>
          <table:table-cell table:style-name="ce25" office:value-type="string" calcext:value-type="string">
            <text:p>7Days Origins</text:p>
          </table:table-cell>
          <table:table-cell table:style-name="ce38" office:value-type="string" calcext:value-type="string">
            <text:p><text:a xlink:href="https://store.steampowered.com/app/1494140/7Days_Origins/" xlink:type="simple">https://store.steampowered.com/app/1494140/7Days_Origins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텍스트 어드벤처</text:p>
          </table:table-cell>
          <table:table-cell table:style-name="ce74" table:content-validation-name="val2" office:value-type="string" calcext:value-type="string">
            <text:p>Buff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Buff 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셔터냥! Enhanced Edition</text:p>
          </table:table-cell>
          <table:table-cell table:style-name="ce25" office:value-type="string" calcext:value-type="string">
            <text:p>Shutter Nyan! Enhanced Edition</text:p>
          </table:table-cell>
          <table:table-cell table:style-name="ce38" office:value-type="string" calcext:value-type="string">
            <text:p><text:a xlink:href="https://store.steampowered.com/app/1227320/Shutter_Nyan_Enhanced_Edition/" xlink:type="simple">https://store.steampowered.com/app/1227320/Shutter_Nyan_Enhanced_Edition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횡스크롤 카메라 액션</text:p>
          </table:table-cell>
          <table:table-cell table:style-name="ce74" table:content-validation-name="val2" office:value-type="string" calcext:value-type="string">
            <text:p>PROJECT MOREUM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소울러즈</text:p>
          </table:table-cell>
          <table:table-cell table:style-name="ce25" office:value-type="string" calcext:value-type="string">
            <text:p>SOULERS</text:p>
          </table:table-cell>
          <table:table-cell table:style-name="ce38" office:value-type="string" calcext:value-type="string">
            <text:p><text:a xlink:href="https://store.steampowered.com/app/2388920/SOULERS/" xlink:type="simple">https://store.steampowered.com/app/2388920/SOULERS/</text:a></text:p>
          </table:table-cell>
          <table:table-cell table:style-name="ce42" office:value-type="float" office:value="2025" calcext:value-type="float">
            <text:p>2025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불렛타임 슈팅</text:p>
          </table:table-cell>
          <table:table-cell table:style-name="ce74" table:content-validation-name="val2" office:value-type="string" calcext:value-type="string">
            <text:p>DRABIT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DRABIT 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숲속의 작은 마녀</text:p>
          </table:table-cell>
          <table:table-cell table:style-name="ce25" office:value-type="string" calcext:value-type="string">
            <text:p>Little Witch in the Woods</text:p>
          </table:table-cell>
          <table:table-cell table:style-name="ce38" office:value-type="string" calcext:value-type="string">
            <text:p><text:a xlink:href="https://store.steampowered.com/app/1594940/Little_Witch_in_the_Woods/" xlink:type="simple">https://store.steampowered.com/app/1594940/Little_Witch_in_the_Woods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시뮬레이션</text:p>
          </table:table-cell>
          <table:table-cell table:style-name="ce74" table:content-validation-name="val2" office:value-type="string" calcext:value-type="string">
            <text:p>SUNNY SIDE UP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SUNNY SIDE UP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스도쿠 알피지</text:p>
          </table:table-cell>
          <table:table-cell table:style-name="ce25" office:value-type="string" calcext:value-type="string">
            <text:p>Sudoku RPG</text:p>
          </table:table-cell>
          <table:table-cell table:style-name="ce38" office:value-type="string" calcext:value-type="string">
            <text:p><text:a xlink:href="https://store.steampowered.com/app/1474200/Sudoku_RPG/" xlink:type="simple">https://store.steampowered.com/app/1474200/Sudoku_RPG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, RPG</text:p>
          </table:table-cell>
          <table:table-cell table:style-name="ce74" table:content-validation-name="val2" office:value-type="string" calcext:value-type="string">
            <text:p>Rainbow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Rainbow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스매시 레전드</text:p>
          </table:table-cell>
          <table:table-cell table:style-name="ce25" office:value-type="string" calcext:value-type="string">
            <text:p>SMASH LEGENDS</text:p>
          </table:table-cell>
          <table:table-cell table:style-name="ce38" office:value-type="string" calcext:value-type="string">
            <text:p><text:a xlink:href="https://store.steampowered.com/app/1352080/SMASH_LEGENDS/" xlink:type="simple">https://store.steampowered.com/app/1352080/SMASH_LEGENDS/</text:a></text:p>
          </table:table-cell>
          <table:table-cell table:style-name="ce42" office:value-type="float" office:value="2021" calcext:value-type="float">
            <text:p>2021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PVP 액션</text:p>
          </table:table-cell>
          <table:table-cell table:style-name="ce74" table:content-validation-name="val2" office:value-type="string" calcext:value-type="string">
            <text:p>5minlab Corp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5minlab Corp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스테퍼 리본</text:p>
          </table:table-cell>
          <table:table-cell table:style-name="ce25" office:value-type="string" calcext:value-type="string">
            <text:p>Staffer Reborn</text:p>
          </table:table-cell>
          <table:table-cell table:style-name="ce38" office:value-type="string" calcext:value-type="string">
            <text:p><text:a xlink:href="https://store.steampowered.com/app/2658920/Staffer_Reborn/" xlink:type="simple">https://store.steampowered.com/app/2658920/Staffer_Reborn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초능력 추리</text:p>
          </table:table-cell>
          <table:table-cell table:style-name="ce74" table:content-validation-name="val2" office:value-type="string" calcext:value-type="string">
            <text:p>Team Tetrapod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eam Tetrapod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스테퍼 케이스: 초능력 추리 어드벤처</text:p>
          </table:table-cell>
          <table:table-cell table:style-name="ce25" office:value-type="string" calcext:value-type="string">
            <text:p>Staffer Case: A Supernatural Mystery Adventure</text:p>
          </table:table-cell>
          <table:table-cell table:style-name="ce38" office:value-type="string" calcext:value-type="string">
            <text:p><text:a xlink:href="https://store.steampowered.com/app/2128480/Staffer_Case_A_Supernatural_Mystery_Adventure/" xlink:type="simple">https://store.steampowered.com/app/2128480/Staffer_Case_A_Supernatural_Mystery_Adventur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추리</text:p>
          </table:table-cell>
          <table:table-cell table:style-name="ce74" table:content-validation-name="val2" office:value-type="string" calcext:value-type="string">
            <text:p>Team Tetrapod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eam Tetrapod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스플릿 스퀘어</text:p>
          </table:table-cell>
          <table:table-cell table:style-name="ce25" office:value-type="string" calcext:value-type="string">
            <text:p>Split square</text:p>
          </table:table-cell>
          <table:table-cell table:style-name="ce38" office:value-type="string" calcext:value-type="string">
            <text:p><text:a xlink:href="https://store.steampowered.com/app/2491130/Split_square/" xlink:type="simple">https://store.steampowered.com/app/2491130/Split_squar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덱 빌딩 로그라이크</text:p>
          </table:table-cell>
          <table:table-cell table:style-name="ce74" table:content-validation-name="val2" office:value-type="string" calcext:value-type="string">
            <text:p>Shedin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Shedin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a xlink:href="https://gall.dcinside.com/mgallery/board/view/?id=pixelart&amp;no=22153" xlink:type="simple">https://gall.dcinside.com/mgallery/board/view/?id=pixelart&amp;no=22153</text:a></text:p>
            <text:p/>
            <text:p>dc인사이드에 개발일지가 올라온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식스타 게이트: 스타트레일</text:p>
          </table:table-cell>
          <table:table-cell table:style-name="ce25" office:value-type="string" calcext:value-type="string">
            <text:p>Sixtar Gate: STARTRAIL</text:p>
          </table:table-cell>
          <table:table-cell table:style-name="ce38" office:value-type="string" calcext:value-type="string">
            <text:p><text:a xlink:href="https://store.steampowered.com/app/1802720/Sixtar_Gate_STARTRAIL/" xlink:type="simple">https://store.steampowered.com/app/1802720/Sixtar_Gate_STARTRAIL/</text:a></text:p>
          </table:table-cell>
          <table:table-cell table:style-name="ce42" office:value-type="float" office:value="2021" calcext:value-type="float">
            <text:p>2021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?</text:p>
          </table:table-cell>
          <table:table-cell table:style-name="ce72" office:value-type="string" calcext:value-type="string">
            <text:p>건반형 리듬 게임</text:p>
          </table:table-cell>
          <table:table-cell table:style-name="ce74" table:content-validation-name="val2" office:value-type="string" calcext:value-type="string">
            <text:p>Lyrebird Studio</text:p>
          </table:table-cell>
          <table:table-cell table:style-name="ce81" table:content-validation-name="val2" office:value-type="string" calcext:value-type="string">
            <text:p>Starlike Inc.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실망실업자</text:p>
          </table:table-cell>
          <table:table-cell table:style-name="ce25"/>
          <table:table-cell table:style-name="ce38" office:value-type="string" calcext:value-type="string">
            <text:p><text:a xlink:href="https://store.steampowered.com/app/371120/_/" xlink:type="simple">https://store.steampowered.com/app/371120/_/</text:a></text:p>
          </table:table-cell>
          <table:table-cell table:style-name="ce42" office:value-type="float" office:value="2015" calcext:value-type="float">
            <text:p>2015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진보적 시각 소설</text:p>
          </table:table-cell>
          <table:table-cell table:style-name="ce74" table:content-validation-name="val2" office:value-type="string" calcext:value-type="string">
            <text:p>YGGDRASIL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YGGDRASIL 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썸썸 편의점</text:p>
          </table:table-cell>
          <table:table-cell table:style-name="ce25" office:value-type="string" calcext:value-type="string">
            <text:p>Some Some Convenience Store</text:p>
          </table:table-cell>
          <table:table-cell table:style-name="ce38" office:value-type="string" calcext:value-type="string">
            <text:p><text:a xlink:href="https://store.steampowered.com/app/1217390/Some_Some_Convenience_Store/" xlink:type="simple">https://store.steampowered.com/app/1217390/Some_Some_Convenience_Store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연애시뮬레이션</text:p>
          </table:table-cell>
          <table:table-cell table:style-name="ce74" table:content-validation-name="val2" office:value-type="string" calcext:value-type="string">
            <text:p>TALESSHOP Co., Ltd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ALESSHOP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아라하 : 이은도의 저주</text:p>
          </table:table-cell>
          <table:table-cell table:style-name="ce25" office:value-type="string" calcext:value-type="string">
            <text:p>Araha : Curse of Yieun Island</text:p>
          </table:table-cell>
          <table:table-cell table:style-name="ce38" office:value-type="string" calcext:value-type="string">
            <text:p><text:a xlink:href="https://store.steampowered.com/app/1190130/Araha__Curse_of_Yieun_Island/" xlink:type="simple">https://store.steampowered.com/app/1190130/Araha__Curse_of_Yieun_Island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1인칭 공포</text:p>
          </table:table-cell>
          <table:table-cell table:style-name="ce74" table:content-validation-name="val2" office:value-type="string" calcext:value-type="string">
            <text:p>Palmsof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almsof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아리아 크로니클</text:p>
          </table:table-cell>
          <table:table-cell table:style-name="ce25" office:value-type="string" calcext:value-type="string">
            <text:p>ARIA CHRONICLE</text:p>
          </table:table-cell>
          <table:table-cell table:style-name="ce38" office:value-type="string" calcext:value-type="string">
            <text:p><text:a xlink:href="https://store.steampowered.com/app/1229900/ARIA_CHRONICLE/" xlink:type="simple">https://store.steampowered.com/app/1229900/ARIA_CHRONICLE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던전 탐색 RPG</text:p>
          </table:table-cell>
          <table:table-cell table:style-name="ce74" table:content-validation-name="val2" office:value-type="string" calcext:value-type="string">
            <text:p>STUDIO N9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HIKE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아케이드 파티</text:p>
          </table:table-cell>
          <table:table-cell table:style-name="ce25" office:value-type="string" calcext:value-type="string">
            <text:p>Arcade Party</text:p>
          </table:table-cell>
          <table:table-cell table:style-name="ce38" office:value-type="string" calcext:value-type="string">
            <text:p><text:a xlink:href="https://store.steampowered.com/app/2104750/Arcade_Party/" xlink:type="simple">https://store.steampowered.com/app/2104750/Arcade_Party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협동 파티 게임</text:p>
          </table:table-cell>
          <table:table-cell table:style-name="ce74" table:content-validation-name="val2" office:value-type="string" calcext:value-type="string">
            <text:p>OddOne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OddOne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아크레티아 전기</text:p>
          </table:table-cell>
          <table:table-cell table:style-name="ce25" office:value-type="string" calcext:value-type="string">
            <text:p>Acretia - Guardians of Lian</text:p>
          </table:table-cell>
          <table:table-cell table:style-name="ce38" office:value-type="string" calcext:value-type="string">
            <text:p><text:a xlink:href="https://store.steampowered.com/app/2164200/Acretia__Guardians_of_Lian/" xlink:type="simple">https://store.steampowered.com/app/2164200/Acretia__Guardians_of_Lian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턴제 전략 RPG</text:p>
          </table:table-cell>
          <table:table-cell table:style-name="ce74" table:content-validation-name="val2" office:value-type="string" calcext:value-type="string">
            <text:p>Ozaak,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Ozaak,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4" office:value-type="string" calcext:value-type="string">
            <text:p>아키타입 블루</text:p>
          </table:table-cell>
          <table:table-cell table:style-name="ce25" office:value-type="string" calcext:value-type="string">
            <text:p>ARCHETYPE BLUE</text:p>
          </table:table-cell>
          <table:table-cell table:style-name="ce38" office:value-type="string" calcext:value-type="string">
            <text:p><text:a xlink:href="https://store.steampowered.com/app/2541560/ARCHETYPE_BLUE/" xlink:type="simple">https://store.steampowered.com/app/2541560/ARCHETYPE_BLUE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로그라이트 덱빌딩</text:p>
          </table:table-cell>
          <table:table-cell table:style-name="ce74" table:content-validation-name="val2" office:value-type="string" calcext:value-type="string">
            <text:p>Codename Bom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플레이 가능 버전 미 공개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안녕서울 : 이태원편</text:p>
          </table:table-cell>
          <table:table-cell table:style-name="ce25" office:value-type="string" calcext:value-type="string">
            <text:p>GoodbyeSeoul : Itaewon</text:p>
          </table:table-cell>
          <table:table-cell table:style-name="ce38" office:value-type="string" calcext:value-type="string">
            <text:p><text:a xlink:href="https://store.steampowered.com/app/2551550/GoodbyeSeoul__Itaewon/" xlink:type="simple">https://store.steampowered.com/app/2551550/GoodbyeSeoul__Itaewon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 플랫포머</text:p>
          </table:table-cell>
          <table:table-cell table:style-name="ce74" table:content-validation-name="val2" office:value-type="string" calcext:value-type="string">
            <text:p>JINO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JINO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어비스 스쿨</text:p>
          </table:table-cell>
          <table:table-cell table:style-name="ce25" office:value-type="string" calcext:value-type="string">
            <text:p>Abyss School</text:p>
          </table:table-cell>
          <table:table-cell table:style-name="ce38" office:value-type="string" calcext:value-type="string">
            <text:p><text:a xlink:href="https://store.steampowered.com/app/2473710/Abyss_School/" xlink:type="simple">https://store.steampowered.com/app/2473710/Abyss_School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, 퍼즐</text:p>
          </table:table-cell>
          <table:table-cell table:style-name="ce74" table:content-validation-name="val2" office:value-type="string" calcext:value-type="string">
            <text:p>eTIRU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eTIRU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언더스티드: 과거에서 온 편지</text:p>
          </table:table-cell>
          <table:table-cell table:style-name="ce25" office:value-type="string" calcext:value-type="string">
            <text:p>Undusted: Letters from the Past</text:p>
          </table:table-cell>
          <table:table-cell table:style-name="ce38" office:value-type="string" calcext:value-type="string">
            <text:p><text:a xlink:href="https://store.steampowered.com/app/2891020/Undusted_Letters_from_the_Past/" xlink:type="simple">https://store.steampowered.com/app/2891020/Undusted_Letters_from_the_Past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낡은 물건을 복원하는 게임</text:p>
          </table:table-cell>
          <table:table-cell table:style-name="ce74" table:content-validation-name="val2" office:value-type="string" calcext:value-type="string">
            <text:p>5minlab Corp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5minlab Corp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언폴디드 : 동백이야기</text:p>
          </table:table-cell>
          <table:table-cell table:style-name="ce25" office:value-type="string" calcext:value-type="string">
            <text:p>Unfolded : Camellia Tales</text:p>
          </table:table-cell>
          <table:table-cell table:style-name="ce38" office:value-type="string" calcext:value-type="string">
            <text:p><text:a xlink:href="https://store.steampowered.com/app/1357990/Unfolded__Camellia_Tales/" xlink:type="simple">https://store.steampowered.com/app/1357990/Unfolded__Camellia_Tales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포인트 앤 클릭 어드벤처</text:p>
          </table:table-cell>
          <table:table-cell table:style-name="ce74" table:content-validation-name="val2" office:value-type="string" calcext:value-type="string">
            <text:p>COSDOT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OSDOT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에이지 오브 솔리테어 : 문명 건설</text:p>
          </table:table-cell>
          <table:table-cell table:style-name="ce25" office:value-type="string" calcext:value-type="string">
            <text:p>Age of Solitaire : Build Civilization</text:p>
          </table:table-cell>
          <table:table-cell table:style-name="ce38" office:value-type="string" calcext:value-type="string">
            <text:p><text:a xlink:href="https://store.steampowered.com/app/2050530/Age_of_Solitaire__Build_Civilization/" xlink:type="simple">https://store.steampowered.com/app/2050530/Age_of_Solitaire__Build_Civilization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솔리테어</text:p>
          </table:table-cell>
          <table:table-cell table:style-name="ce74" table:content-validation-name="val2" office:value-type="string" calcext:value-type="string">
            <text:p>Eggtart Inc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Eggtart Inc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엑스 인베이더</text:p>
          </table:table-cell>
          <table:table-cell table:style-name="ce25" office:value-type="string" calcext:value-type="string">
            <text:p>X Invader</text:p>
          </table:table-cell>
          <table:table-cell table:style-name="ce38" office:value-type="string" calcext:value-type="string">
            <text:p><text:a xlink:href="https://store.steampowered.com/app/2090760/X_Invader/" xlink:type="simple">https://store.steampowered.com/app/2090760/X_Invader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로그라이트, 핵앤슬래시</text:p>
          </table:table-cell>
          <table:table-cell table:style-name="ce74" table:content-validation-name="val2" office:value-type="string" calcext:value-type="string">
            <text:p>ALLAF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ALLAF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엔스펠</text:p>
          </table:table-cell>
          <table:table-cell table:style-name="ce25" office:value-type="string" calcext:value-type="string">
            <text:p>Enspell</text:p>
          </table:table-cell>
          <table:table-cell table:style-name="ce38" office:value-type="string" calcext:value-type="string">
            <text:p><text:a xlink:href="https://store.steampowered.com/app/2396900/Enspell/" xlink:type="simple">https://store.steampowered.com/app/2396900/Enspell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덱빌딩 로그라이크</text:p>
          </table:table-cell>
          <table:table-cell table:style-name="ce74" table:content-validation-name="val2" office:value-type="string" calcext:value-type="string">
            <text:p>GoldPumpkin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GoldPumpkin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엠버스 러브: 잔불의 사랑</text:p>
          </table:table-cell>
          <table:table-cell table:style-name="ce25" office:value-type="string" calcext:value-type="string">
            <text:p>Ember's Love</text:p>
          </table:table-cell>
          <table:table-cell table:style-name="ce38" office:value-type="string" calcext:value-type="string">
            <text:p><text:a xlink:href="https://store.steampowered.com/app/2153900/Embers_Love/" xlink:type="simple">https://store.steampowered.com/app/2153900/Embers_Lov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덱 빌딩 RPG</text:p>
          </table:table-cell>
          <table:table-cell table:style-name="ce74" table:content-validation-name="val2" office:value-type="string" calcext:value-type="string">
            <text:p>LeeBbunsik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a xlink:href="https://litt.ly/pixelbbunsik" xlink:type="simple">https://litt.ly/pixelbbunsik</text:a></text:p>
            <text:p/>
            <text:p>이뿡식, 말구6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여름의 끝에 피는 꽃</text:p>
          </table:table-cell>
          <table:table-cell table:style-name="ce25" office:value-type="string" calcext:value-type="string">
            <text:p>Flowers Blooming at the End of Summer</text:p>
          </table:table-cell>
          <table:table-cell table:style-name="ce38" office:value-type="string" calcext:value-type="string">
            <text:p><text:a xlink:href="https://store.steampowered.com/app/1173010/Flowers_Blooming_at_the_End_of_Summer/" xlink:type="simple">https://store.steampowered.com/app/1173010/Flowers_Blooming_at_the_End_of_Summer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비주얼 노벨</text:p>
          </table:table-cell>
          <table:table-cell table:style-name="ce74" table:content-validation-name="val2" office:value-type="string" calcext:value-type="string">
            <text:p>MidnightWork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여포키우기</text:p>
          </table:table-cell>
          <table:table-cell table:style-name="ce25" office:value-type="string" calcext:value-type="string">
            <text:p>Lu Bu Maker</text:p>
          </table:table-cell>
          <table:table-cell table:style-name="ce38" office:value-type="string" calcext:value-type="string">
            <text:p><text:a xlink:href="https://store.steampowered.com/app/882900/Lu_Bu_Maker/" xlink:type="simple">https://store.steampowered.com/app/882900/Lu_Bu_Maker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육성 시뮬레이션</text:p>
          </table:table-cell>
          <table:table-cell table:style-name="ce74" table:content-validation-name="val2" office:value-type="string" calcext:value-type="string">
            <text:p>TALESSHOP Co., Ltd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ALESSHOP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영웅모집</text:p>
          </table:table-cell>
          <table:table-cell table:style-name="ce25" office:value-type="string" calcext:value-type="string">
            <text:p>Heroes Wanted</text:p>
          </table:table-cell>
          <table:table-cell table:style-name="ce38" office:value-type="string" calcext:value-type="string">
            <text:p><text:a xlink:href="https://store.steampowered.com/app/2667410/Heroes_Wanted/" xlink:type="simple">https://store.steampowered.com/app/2667410/Heroes_Wanted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덱 빌딩 로그라이크</text:p>
          </table:table-cell>
          <table:table-cell table:style-name="ce74" table:content-validation-name="val2" office:value-type="string" calcext:value-type="string">
            <text:p>Gameplet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NEOWI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오구와 비밀의 숲</text:p>
          </table:table-cell>
          <table:table-cell table:style-name="ce25" office:value-type="string" calcext:value-type="string">
            <text:p>Ogu and the Secret Forest</text:p>
          </table:table-cell>
          <table:table-cell table:style-name="ce38" office:value-type="string" calcext:value-type="string">
            <text:p><text:a xlink:href="https://store.steampowered.com/app/1985960/Ogu_and_the_Secret_Forest/" xlink:type="simple">https://store.steampowered.com/app/1985960/Ogu_and_the_Secret_Forest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어드벤처, 퍼즐</text:p>
          </table:table-cell>
          <table:table-cell table:style-name="ce74" table:content-validation-name="val2" office:value-type="string" calcext:value-type="string">
            <text:p>Moonlab Studio</text:p>
          </table:table-cell>
          <table:table-cell table:style-name="ce81" table:content-validation-name="val2" office:value-type="string" calcext:value-type="string">
            <text:p>Sinkhole Studio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Sinkhole 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용사의 자격</text:p>
          </table:table-cell>
          <table:table-cell table:style-name="ce25" office:value-type="string" calcext:value-type="string">
            <text:p>Qualification as Rogue</text:p>
          </table:table-cell>
          <table:table-cell table:style-name="ce38" office:value-type="string" calcext:value-type="string">
            <text:p><text:a xlink:href="https://store.steampowered.com/app/2308820/Qualification_as_Rogue/" xlink:type="simple">https://store.steampowered.com/app/2308820/Qualification_as_Rogu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 로그라이크, 플랫포머</text:p>
          </table:table-cell>
          <table:table-cell table:style-name="ce74" table:content-validation-name="val2" office:value-type="string" calcext:value-type="string">
            <text:p>SUNBEESOF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SUNBEESOF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울트라 에이지</text:p>
          </table:table-cell>
          <table:table-cell table:style-name="ce25" office:value-type="string" calcext:value-type="string">
            <text:p>Ultra Age</text:p>
          </table:table-cell>
          <table:table-cell table:style-name="ce38" office:value-type="string" calcext:value-type="string">
            <text:p><text:a xlink:href="https://store.steampowered.com/app/1683100/Ultra_Age/" xlink:type="simple">https://store.steampowered.com/app/1683100/Ultra_Age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RPG</text:p>
          </table:table-cell>
          <table:table-cell table:style-name="ce74" table:content-validation-name="val2" office:value-type="string" calcext:value-type="string">
            <text:p>Next Stage Inc.</text:p>
          </table:table-cell>
          <table:table-cell table:style-name="ce81" table:content-validation-name="val2" office:value-type="string" calcext:value-type="string">
            <text:p>Visual DART Co., Ltd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Intragames</text:p>
          </table:table-cell>
          <table:table-cell table:style-name="ce88" table:content-validation-name="val3" office:value-type="string" calcext:value-type="string">
            <text:p>DANGEN Entertainment</text:p>
          </table:table-cell>
          <table:table-cell table:style-name="ce88" table:content-validation-name="val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유물의 숲</text:p>
          </table:table-cell>
          <table:table-cell table:style-name="ce25" office:value-type="string" calcext:value-type="string">
            <text:p>Forest Of Relics</text:p>
          </table:table-cell>
          <table:table-cell table:style-name="ce38" office:value-type="string" calcext:value-type="string">
            <text:p><text:a xlink:href="https://store.steampowered.com/app/2235500/Forest_Of_Relics/" xlink:type="simple">https://store.steampowered.com/app/2235500/Forest_Of_Relics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, 3D 플랫폼</text:p>
          </table:table-cell>
          <table:table-cell table:style-name="ce74" table:content-validation-name="val2" office:value-type="string" calcext:value-type="string">
            <text:p>eTIRU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eTIRU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유튜버 서바이버즈</text:p>
          </table:table-cell>
          <table:table-cell table:style-name="ce25" office:value-type="string" calcext:value-type="string">
            <text:p>Youtuber Survivors</text:p>
          </table:table-cell>
          <table:table-cell table:style-name="ce38" office:value-type="string" calcext:value-type="string">
            <text:p><text:a xlink:href="https://store.steampowered.com/app/2098560/Youtuber_Survivors/" xlink:type="simple">https://store.steampowered.com/app/2098560/Youtuber_Survivors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액션 로그라이크</text:p>
          </table:table-cell>
          <table:table-cell table:style-name="ce74" table:content-validation-name="val2" office:value-type="string" calcext:value-type="string">
            <text:p>AvoCav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AvoCavo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자세한 정보를 찾을 수가 없는데. 일단 대한민국 서울에 살고 계시다고 합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이라</text:p>
          </table:table-cell>
          <table:table-cell table:style-name="ce25" office:value-type="string" calcext:value-type="string">
            <text:p>Ira</text:p>
          </table:table-cell>
          <table:table-cell table:style-name="ce38" office:value-type="string" calcext:value-type="string">
            <text:p><text:a xlink:href="https://store.steampowered.com/app/1536210/Ira/" xlink:type="simple">https://store.steampowered.com/app/1536210/Ira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탄막 슈팅 로그라이트</text:p>
          </table:table-cell>
          <table:table-cell table:style-name="ce74" table:content-validation-name="val2" office:value-type="string" calcext:value-type="string">
            <text:p>ABSho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Nicalis, Inc.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a xlink:href="https://shelter.id/gjslwnd0712/community" xlink:type="simple">https://shelter.id/gjslwnd0712/community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이터널 리턴</text:p>
          </table:table-cell>
          <table:table-cell table:style-name="ce25" office:value-type="string" calcext:value-type="string">
            <text:p>Eternal Return</text:p>
          </table:table-cell>
          <table:table-cell table:style-name="ce38" office:value-type="string" calcext:value-type="string">
            <text:p><text:a xlink:href="https://store.steampowered.com/app/1049590/Eternal_Return/" xlink:type="simple">https://store.steampowered.com/app/1049590/Eternal_Return/</text:a></text:p>
          </table:table-cell>
          <table:table-cell table:style-name="ce42" office:value-type="float" office:value="2023" calcext:value-type="float">
            <text:p>2023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배틀로얄 건플레이</text:p>
          </table:table-cell>
          <table:table-cell table:style-name="ce74" table:content-validation-name="val2" office:value-type="string" calcext:value-type="string">
            <text:p>Nimble Neuron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Kakao Games Europe B.V. (EU,NA,OCE)</text:p>
          </table:table-cell>
          <table:table-cell table:style-name="ce88" table:content-validation-name="val3" office:value-type="string" calcext:value-type="string">
            <text:p>Nimble Neuron (Excluding EU,NA,OCE)</text:p>
          </table:table-cell>
          <table:table-cell table:style-name="ce88" table:content-validation-name="val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인과율</text:p>
          </table:table-cell>
          <table:table-cell table:style-name="ce25" office:value-type="string" calcext:value-type="string">
            <text:p>Causality</text:p>
          </table:table-cell>
          <table:table-cell table:style-name="ce38" office:value-type="string" calcext:value-type="string">
            <text:p><text:a xlink:href="https://store.steampowered.com/app/1158720/Causality/" xlink:type="simple">https://store.steampowered.com/app/1158720/Causality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서바이벌 호러</text:p>
          </table:table-cell>
          <table:table-cell table:style-name="ce74" table:content-validation-name="val2" office:value-type="string" calcext:value-type="string">
            <text:p>WAFFLE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일레븐지스: 플라스크</text:p>
          </table:table-cell>
          <table:table-cell table:style-name="ce25" office:value-type="string" calcext:value-type="string">
            <text:p>Elevenses: The Flask</text:p>
          </table:table-cell>
          <table:table-cell table:style-name="ce38" office:value-type="string" calcext:value-type="string">
            <text:p><text:a xlink:href="https://store.steampowered.com/app/1165230/Elevenses_The_Flask/" xlink:type="simple">https://store.steampowered.com/app/1165230/Elevenses_The_Flask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비주얼 노벨</text:p>
          </table:table-cell>
          <table:table-cell table:style-name="ce74" table:content-validation-name="val2" office:value-type="string" calcext:value-type="string">
            <text:p>REDRAY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장화홍련: 기억의 조각</text:p>
          </table:table-cell>
          <table:table-cell table:style-name="ce32" office:value-type="string" calcext:value-type="string">
            <text:p>Rose and Lotus: Petals of Memories</text:p>
          </table:table-cell>
          <table:table-cell table:style-name="ce40" office:value-type="string" calcext:value-type="string">
            <text:p><text:a xlink:href="https://store.steampowered.com/app/699710/Rose_and_Lotus_Petals_of_Memories/" xlink:type="simple">https://store.steampowered.com/app/699710/Rose_and_Lotus_Petals_of_Memories/</text:a></text:p>
          </table:table-cell>
          <table:table-cell table:style-name="ce48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포인트앤클릭</text:p>
          </table:table-cell>
          <table:table-cell table:style-name="ce76" table:content-validation-name="val2" office:value-type="string" calcext:value-type="string">
            <text:p>5minlab Corp.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5minlab Corp.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조선 좀비 디펜스</text:p>
          </table:table-cell>
          <table:table-cell table:style-name="ce25" office:value-type="string" calcext:value-type="string">
            <text:p>Chosun Zombie Defense</text:p>
          </table:table-cell>
          <table:table-cell table:style-name="ce38" office:value-type="string" calcext:value-type="string">
            <text:p><text:a xlink:href="https://store.steampowered.com/app/2265760/Chosun_Zombie_Defense/" xlink:type="simple">https://store.steampowered.com/app/2265760/Chosun_Zombie_Defense/</text:a></text:p>
          </table:table-cell>
          <table:table-cell table:style-name="ce42" office:value-type="float" office:value="2023" calcext:value-type="float">
            <text:p>2023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디펜스, VR</text:p>
          </table:table-cell>
          <table:table-cell table:style-name="ce74" table:content-validation-name="val2" office:value-type="string" calcext:value-type="string">
            <text:p>Geniesoft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Geniesoft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조선메타실록</text:p>
          </table:table-cell>
          <table:table-cell table:style-name="ce25" office:value-type="string" calcext:value-type="string">
            <text:p>Korea Dynasty</text:p>
          </table:table-cell>
          <table:table-cell table:style-name="ce38" office:value-type="string" calcext:value-type="string">
            <text:p><text:a xlink:href="https://store.steampowered.com/app/2216600/Korea_Dynasty/" xlink:type="simple">https://store.steampowered.com/app/2216600/Korea_Dynasty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오픈월드 생존 탐험</text:p>
          </table:table-cell>
          <table:table-cell table:style-name="ce74" table:content-validation-name="val2" office:value-type="string" calcext:value-type="string">
            <text:p>(주)행복한다람쥐단( Happy Daram Inc. )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(주)행복한다람쥐단( Happy Daram Inc. )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지구멸망 60초전! -운석배구 편-</text:p>
          </table:table-cell>
          <table:table-cell table:style-name="ce25" office:value-type="string" calcext:value-type="string">
            <text:p>Meteor Volleyball!</text:p>
          </table:table-cell>
          <table:table-cell table:style-name="ce38" office:value-type="string" calcext:value-type="string">
            <text:p><text:a xlink:href="https://store.steampowered.com/app/1816080/Meteor_Volleyball/" xlink:type="simple">https://store.steampowered.com/app/1816080/Meteor_Volleyball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횡스크롤 2d 배구 게임</text:p>
          </table:table-cell>
          <table:table-cell table:style-name="ce74" table:content-validation-name="val2" office:value-type="string" calcext:value-type="string">
            <text:p>AvoCav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AvoCav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지금 우리 학교는</text:p>
          </table:table-cell>
          <table:table-cell table:style-name="ce25" office:value-type="string" calcext:value-type="string">
            <text:p>All of Us Are Dead…</text:p>
          </table:table-cell>
          <table:table-cell table:style-name="ce38" office:value-type="string" calcext:value-type="string">
            <text:p><text:a xlink:href="https://store.steampowered.com/app/2177170/All_of_Us_Are_Dead/" xlink:type="simple">https://store.steampowered.com/app/2177170/All_of_Us_Are_Dead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드라마틱 비주얼 노벨</text:p>
          </table:table-cell>
          <table:table-cell table:style-name="ce74" table:content-validation-name="val2" office:value-type="string" calcext:value-type="string">
            <text:p>IKINA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IKINA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5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첫눈</text:p>
          </table:table-cell>
          <table:table-cell table:style-name="ce25" office:value-type="string" calcext:value-type="string">
            <text:p>First Snow</text:p>
          </table:table-cell>
          <table:table-cell table:style-name="ce38" office:value-type="string" calcext:value-type="string">
            <text:p><text:a xlink:href="https://store.steampowered.com/app/2232200/First_Snow/" xlink:type="simple">https://store.steampowered.com/app/2232200/First_Snow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비주얼노벨</text:p>
          </table:table-cell>
          <table:table-cell table:style-name="ce74" table:content-validation-name="val2" office:value-type="string" calcext:value-type="string">
            <text:p>Studio Ly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비주얼노벨 &lt;첫눈&gt;을 스팀에서 구매하여 플레이하실 수 있게 되었습니다.</text:p>
            <text:p>잘 부탁드립니다!</text:p>
            <text:p/>
            <text:p>시나리오: 래영 @lychoi2000</text:p>
            <text:p>일러스트: Dabi @tto_dabi</text:p>
            <text:p>OST: Scarlette @biomusician</text:p>
            <text:p>제작: Studio Ly @Studio_Ly_</text:p>
            <text:p>배급: PsychoFlux Ent. @PsychoFlux_KR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청구야담: 팔도견문록</text:p>
          </table:table-cell>
          <table:table-cell table:style-name="ce25" office:value-type="string" calcext:value-type="string">
            <text:p>Dynasty Detective</text:p>
          </table:table-cell>
          <table:table-cell table:style-name="ce38" office:value-type="string" calcext:value-type="string">
            <text:p><text:a xlink:href="https://store.steampowered.com/app/2329060/Dynasty_Detective/" xlink:type="simple">https://store.steampowered.com/app/2329060/Dynasty_Detective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비주얼 노벨, 추리</text:p>
          </table:table-cell>
          <table:table-cell table:style-name="ce74" table:content-validation-name="val2" office:value-type="string" calcext:value-type="string">
            <text:p>COSDOT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OSDOT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쿠시의 엄천난 모험!!</text:p>
          </table:table-cell>
          <table:table-cell table:style-name="ce25" office:value-type="string" calcext:value-type="string">
            <text:p>Cush's Amazin' Adventure!!</text:p>
          </table:table-cell>
          <table:table-cell table:style-name="ce38" office:value-type="string" calcext:value-type="string">
            <text:p><text:a xlink:href="https://store.steampowered.com/app/2276110/Cushs_Amazin_Adventure/" xlink:type="simple">https://store.steampowered.com/app/2276110/Cushs_Amazin_Adventur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RPG, 어드벤처</text:p>
          </table:table-cell>
          <table:table-cell table:style-name="ce74" table:content-validation-name="val2" office:value-type="string" calcext:value-type="string">
            <text:p>CushKim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개발자 한국인 으로 추측됨</text:p>
          </table:table-cell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퀸즈 아이돌</text:p>
          </table:table-cell>
          <table:table-cell table:style-name="ce25" office:value-type="string" calcext:value-type="string">
            <text:p>Idol Queens Production</text:p>
          </table:table-cell>
          <table:table-cell table:style-name="ce38" office:value-type="string" calcext:value-type="string">
            <text:p><text:a xlink:href="https://store.steampowered.com/app/1865080/Idol_Queens_Production/" xlink:type="simple">https://store.steampowered.com/app/1865080/Idol_Queens_Production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아이돌 육성 시뮬레이션</text:p>
          </table:table-cell>
          <table:table-cell table:style-name="ce74" table:content-validation-name="val2" office:value-type="string" calcext:value-type="string">
            <text:p>SUNBEESOF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SUNBEESOF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콘텐츠 제작에 활용한 아이돌의 괴롭힘(?) 문제가 발견되어 관련 컨텐츠를 삭제 하거나 제 재작하였다고 한다.</text:p>
            <text:p/>
            <text:p>https://aju.news/546529.html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크로노 아크</text:p>
          </table:table-cell>
          <table:table-cell table:style-name="ce32" office:value-type="string" calcext:value-type="string">
            <text:p>Chrono Ark</text:p>
          </table:table-cell>
          <table:table-cell table:style-name="ce40" office:value-type="string" calcext:value-type="string">
            <text:p><text:a xlink:href="https://store.steampowered.com/app/1188930/Chrono_Ark/" xlink:type="simple">https://store.steampowered.com/app/1188930/Chrono_Ark/</text:a></text:p>
          </table:table-cell>
          <table:table-cell table:style-name="ce48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로그라이크, 덱빌딩</text:p>
          </table:table-cell>
          <table:table-cell table:style-name="ce76" table:content-validation-name="val2" office:value-type="string" calcext:value-type="string">
            <text:p>Al Fine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Al Fine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크롤링 랩</text:p>
          </table:table-cell>
          <table:table-cell table:style-name="ce25" office:value-type="string" calcext:value-type="string">
            <text:p>Crawling Lab</text:p>
          </table:table-cell>
          <table:table-cell table:style-name="ce38" office:value-type="string" calcext:value-type="string">
            <text:p><text:a xlink:href="https://store.steampowered.com/app/2637070/Crawling_Lab/" xlink:type="simple">https://store.steampowered.com/app/2637070/Crawling_Lab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로그라이크</text:p>
          </table:table-cell>
          <table:table-cell table:style-name="ce74" table:content-validation-name="val2" office:value-type="string" calcext:value-type="string">
            <text:p>eTIRU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eTIRU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킹덤 언더 파이어 : 더 크루세이더</text:p>
          </table:table-cell>
          <table:table-cell table:style-name="ce25" office:value-type="string" calcext:value-type="string">
            <text:p>Kingdom Under Fire: The Crusaders</text:p>
          </table:table-cell>
          <table:table-cell table:style-name="ce38" office:value-type="string" calcext:value-type="string">
            <text:p><text:a xlink:href="https://store.steampowered.com/app/1121420/Kingdom_Under_Fire_The_Crusaders/" xlink:type="simple">https://store.steampowered.com/app/1121420/Kingdom_Under_Fire_The_Crusaders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전략</text:p>
          </table:table-cell>
          <table:table-cell table:style-name="ce74" table:content-validation-name="val2" office:value-type="string" calcext:value-type="string">
            <text:p>Bluesid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Blueside</text:p>
          </table:table-cell>
          <table:table-cell table:style-name="ce88" table:content-validation-name="val3" office:value-type="string" calcext:value-type="string">
            <text:p>Incredi Soft</text:p>
          </table:table-cell>
          <table:table-cell table:style-name="ce88" table:content-validation-name="val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킹덤언더파이어: 히어로즈</text:p>
          </table:table-cell>
          <table:table-cell table:style-name="ce25" office:value-type="string" calcext:value-type="string">
            <text:p>Kingdom Under Fire: Heroes</text:p>
          </table:table-cell>
          <table:table-cell table:style-name="ce38" office:value-type="string" calcext:value-type="string">
            <text:p><text:a xlink:href="https://store.steampowered.com/app/1315200/Kingdom_Under_Fire_Heroes/" xlink:type="simple">https://store.steampowered.com/app/1315200/Kingdom_Under_Fire_Heroes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전략</text:p>
          </table:table-cell>
          <table:table-cell table:style-name="ce74" table:content-validation-name="val2" office:value-type="string" calcext:value-type="string">
            <text:p>Bluesid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Blueside</text:p>
          </table:table-cell>
          <table:table-cell table:style-name="ce88" table:content-validation-name="val3" office:value-type="string" calcext:value-type="string">
            <text:p>Incredi Soft</text:p>
          </table:table-cell>
          <table:table-cell table:style-name="ce88" table:content-validation-name="val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터미너스: 좀비 생존자들</text:p>
          </table:table-cell>
          <table:table-cell table:style-name="ce25" office:value-type="string" calcext:value-type="string">
            <text:p>Terminus: Zombie Survivors</text:p>
          </table:table-cell>
          <table:table-cell table:style-name="ce38" office:value-type="string" calcext:value-type="string">
            <text:p><text:a xlink:href="https://store.steampowered.com/app/1534980/Terminus_Zombie_Survivors/" xlink:type="simple">https://store.steampowered.com/app/1534980/Terminus_Zombie_Survivors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턴제 생존 로그라이크</text:p>
          </table:table-cell>
          <table:table-cell table:style-name="ce74" table:content-validation-name="val2" office:value-type="string" calcext:value-type="string">
            <text:p>Ingeon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Ingeon Games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개발사 이름이 개발자 이름으로 적혀 있어서 사업자 명으로 바꿔넣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트러블슈터: 버려진 아이들</text:p>
          </table:table-cell>
          <table:table-cell table:style-name="ce32" office:value-type="string" calcext:value-type="string">
            <text:p>TROUBLESHOOTER: Abandoned Children</text:p>
          </table:table-cell>
          <table:table-cell table:style-name="ce40" office:value-type="string" calcext:value-type="string">
            <text:p><text:a xlink:href="https://store.steampowered.com/app/470310/TROUBLESHOOTER_Abandoned_Children/" xlink:type="simple">https://store.steampowered.com/app/470310/TROUBLESHOOTER_Abandoned_Children/</text:a></text:p>
          </table:table-cell>
          <table:table-cell table:style-name="ce48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턴제 전략 SRPG</text:p>
          </table:table-cell>
          <table:table-cell table:style-name="ce76" table:content-validation-name="val2" office:value-type="string" calcext:value-type="string">
            <text:p>Dandylion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Dandylion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트리니티 서바이버즈</text:p>
          </table:table-cell>
          <table:table-cell table:style-name="ce25" office:value-type="string" calcext:value-type="string">
            <text:p>Trinity Survivors</text:p>
          </table:table-cell>
          <table:table-cell table:style-name="ce38" office:value-type="string" calcext:value-type="string">
            <text:p><text:a xlink:href="https://store.steampowered.com/app/2686580/Trinity_Survivors/" xlink:type="simple">https://store.steampowered.com/app/2686580/Trinity_Survivors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 로그라이트</text:p>
          </table:table-cell>
          <table:table-cell table:style-name="ce74" table:content-validation-name="val2" office:value-type="string" calcext:value-type="string">
            <text:p>Flyway Games,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Flyway Games,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팀파이트 매니저</text:p>
          </table:table-cell>
          <table:table-cell table:style-name="ce25" office:value-type="string" calcext:value-type="string">
            <text:p>Teamfight Manager</text:p>
          </table:table-cell>
          <table:table-cell table:style-name="ce38" office:value-type="string" calcext:value-type="string">
            <text:p><text:a xlink:href="https://store.steampowered.com/app/1372810/Teamfight_Manager/" xlink:type="simple">https://store.steampowered.com/app/1372810/Teamfight_Manager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시뮬레이션, 경영, 오토배틀러</text:p>
          </table:table-cell>
          <table:table-cell table:style-name="ce74" table:content-validation-name="val2" office:value-type="string" calcext:value-type="string">
            <text:p>Team Samoyed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eam Samoyed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파이널나이트</text:p>
          </table:table-cell>
          <table:table-cell table:style-name="ce25" office:value-type="string" calcext:value-type="string">
            <text:p>FINAL KNIGHT</text:p>
          </table:table-cell>
          <table:table-cell table:style-name="ce38" office:value-type="string" calcext:value-type="string">
            <text:p><text:a xlink:href="https://store.steampowered.com/app/2072980/FINAL_KNIGHT/" xlink:type="simple">https://store.steampowered.com/app/2072980/FINAL_KNIGHT/</text:a></text:p>
          </table:table-cell>
          <table:table-cell table:style-name="ce42" office:value-type="string" calcext:value-type="string">
            <text:p>2024Q2 예정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벨트스크롤, 액션RPG</text:p>
          </table:table-cell>
          <table:table-cell table:style-name="ce74" table:content-validation-name="val2" office:value-type="string" calcext:value-type="string">
            <text:p>2oclocksof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GRAVITY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퍼스트 디센던트</text:p>
          </table:table-cell>
          <table:table-cell table:style-name="ce25" office:value-type="string" calcext:value-type="string">
            <text:p>The First Descendant</text:p>
          </table:table-cell>
          <table:table-cell table:style-name="ce38" office:value-type="string" calcext:value-type="string">
            <text:p><text:a xlink:href="https://store.steampowered.com/app/2074920/The_First_Descendant/" xlink:type="simple">https://store.steampowered.com/app/2074920/The_First_Descendant/</text:a></text:p>
          </table:table-cell>
          <table:table-cell table:style-name="ce42" office:value-type="float" office:value="2024" calcext:value-type="float">
            <text:p>2024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3인칭 루트슈터</text:p>
          </table:table-cell>
          <table:table-cell table:style-name="ce74" table:content-validation-name="val2" office:value-type="string" calcext:value-type="string">
            <text:p>NEXON Games Co., Ltd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NEXON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퍼스트 버서커: 카잔</text:p>
          </table:table-cell>
          <table:table-cell table:style-name="ce25" office:value-type="string" calcext:value-type="string">
            <text:p>The First Berserker: Khazan</text:p>
          </table:table-cell>
          <table:table-cell table:style-name="ce38" office:value-type="string" calcext:value-type="string">
            <text:p><text:a xlink:href="https://store.steampowered.com/app/2680010/The_First_Berserker_Khazan/" xlink:type="simple">https://store.steampowered.com/app/2680010/The_First_Berserker_Khazan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하드코어 액션 롤플레잉</text:p>
          </table:table-cell>
          <table:table-cell table:style-name="ce74" table:content-validation-name="val2" office:value-type="string" calcext:value-type="string">
            <text:p>Neopl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NEXON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페치카</text:p>
          </table:table-cell>
          <table:table-cell table:style-name="ce25" office:value-type="string" calcext:value-type="string">
            <text:p>Pechka: Historical Story Adventure</text:p>
          </table:table-cell>
          <table:table-cell table:style-name="ce38" office:value-type="string" calcext:value-type="string">
            <text:p><text:a xlink:href="https://store.steampowered.com/app/2210700/Pechka_Historical_Story_Adventure/" xlink:type="simple">https://store.steampowered.com/app/2210700/Pechka_Historical_Story_Adventur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어드벤처</text:p>
          </table:table-cell>
          <table:table-cell table:style-name="ce74" table:content-validation-name="val2" office:value-type="string" calcext:value-type="string">
            <text:p>Growing Seed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Growing Seed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편집장</text:p>
          </table:table-cell>
          <table:table-cell table:style-name="ce25" office:value-type="string" calcext:value-type="string">
            <text:p>THE EDITOR</text:p>
          </table:table-cell>
          <table:table-cell table:style-name="ce38" office:value-type="string" calcext:value-type="string">
            <text:p><text:a xlink:href="https://store.steampowered.com/app/2310920/THE_EDITOR/" xlink:type="simple">https://store.steampowered.com/app/2310920/THE_EDITOR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신문 편집 어드벤처</text:p>
          </table:table-cell>
          <table:table-cell table:style-name="ce74" table:content-validation-name="val2" office:value-type="string" calcext:value-type="string">
            <text:p>DECATREE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DECATREE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폴라 펭귄 포스트</text:p>
          </table:table-cell>
          <table:table-cell table:style-name="ce25" office:value-type="string" calcext:value-type="string">
            <text:p>Polar Penguin Post</text:p>
          </table:table-cell>
          <table:table-cell table:style-name="ce38" office:value-type="string" calcext:value-type="string">
            <text:p><text:a xlink:href="https://store.steampowered.com/app/1934020/Polar_Penguin_Post/" xlink:type="simple">https://store.steampowered.com/app/1934020/Polar_Penguin_Post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 시뮬레이션</text:p>
          </table:table-cell>
          <table:table-cell table:style-name="ce74" table:content-validation-name="val2" office:value-type="string" calcext:value-type="string">
            <text:p>Little Lemon Bulb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Little Lemon Bulb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프로스토리</text:p>
          </table:table-cell>
          <table:table-cell table:style-name="ce25" office:value-type="string" calcext:value-type="string">
            <text:p>Frostory</text:p>
          </table:table-cell>
          <table:table-cell table:style-name="ce38" office:value-type="string" calcext:value-type="string">
            <text:p><text:a xlink:href="https://store.steampowered.com/app/1737520/Frostory/" xlink:type="simple">https://store.steampowered.com/app/1737520/Frostory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 어드벤처</text:p>
          </table:table-cell>
          <table:table-cell table:style-name="ce74" table:content-validation-name="val2" office:value-type="string" calcext:value-type="string">
            <text:p>Team OOPArt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eam OOPArt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플레비 퀘스트: 더 크루세이즈</text:p>
          </table:table-cell>
          <table:table-cell table:style-name="ce32" office:value-type="string" calcext:value-type="string">
            <text:p>Plebby Quest: The Crusades</text:p>
          </table:table-cell>
          <table:table-cell table:style-name="ce40" office:value-type="string" calcext:value-type="string">
            <text:p><text:a xlink:href="https://store.steampowered.com/app/334310/Plebby_Quest_The_Crusades/" xlink:type="simple">https://store.steampowered.com/app/334310/Plebby_Quest_The_Crusades/</text:a></text:p>
          </table:table-cell>
          <table:table-cell table:style-name="ce48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턴제 전략 시뮬레이션</text:p>
          </table:table-cell>
          <table:table-cell table:style-name="ce76" table:content-validation-name="val2" office:value-type="string" calcext:value-type="string">
            <text:p>PiedPipers Team</text:p>
          </table:table-cell>
          <table:table-cell table:style-name="ce82" table:content-validation-name="val2" table:number-columns-repeated="2"/>
          <table:table-cell table:style-name="ce88" table:content-validation-name="val3" office:value-type="string" calcext:value-type="string">
            <text:p>NEOWIZ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플로리스 다크니스</text:p>
          </table:table-cell>
          <table:table-cell table:style-name="ce25" office:value-type="string" calcext:value-type="string">
            <text:p>Flawless Darkness</text:p>
          </table:table-cell>
          <table:table-cell table:style-name="ce38" office:value-type="string" calcext:value-type="string">
            <text:p><text:a xlink:href="https://store.steampowered.com/app/2419020/Flawless_Darkness/" xlink:type="simple">https://store.steampowered.com/app/2419020/Flawless_Darkness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<text:span text:style-name="T1">어드벤처, </text:span>액션, 내레이션, 퍼즐</text:p>
          </table:table-cell>
          <table:table-cell table:style-name="ce74" table:content-validation-name="val2" office:value-type="string" calcext:value-type="string">
            <text:p>Oldic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Oldic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피그로맨스</text:p>
          </table:table-cell>
          <table:table-cell table:style-name="ce25" office:value-type="string" calcext:value-type="string">
            <text:p>PIGROMANCE</text:p>
          </table:table-cell>
          <table:table-cell table:style-name="ce38" office:value-type="string" calcext:value-type="string">
            <text:p><text:a xlink:href="https://store.steampowered.com/app/1362120/PIGROMANCE/" xlink:type="simple">https://store.steampowered.com/app/1362120/PIGROMANCE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잔혹동화 어드벤처</text:p>
          </table:table-cell>
          <table:table-cell table:style-name="ce74" table:content-validation-name="val2" office:value-type="string" calcext:value-type="string">
            <text:p>OAA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GRAVITY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피피숲의 연금술사</text:p>
          </table:table-cell>
          <table:table-cell table:style-name="ce25" office:value-type="string" calcext:value-type="string">
            <text:p>Alchemist of Pipi Forest</text:p>
          </table:table-cell>
          <table:table-cell table:style-name="ce38" office:value-type="string" calcext:value-type="string">
            <text:p><text:a xlink:href="https://store.steampowered.com/app/1587240/Alchemist_of_Pipi_Forest/" xlink:type="simple">https://store.steampowered.com/app/1587240/Alchemist_of_Pipi_Forest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RPG, 어드벤처</text:p>
          </table:table-cell>
          <table:table-cell table:style-name="ce74" table:content-validation-name="val2" office:value-type="string" calcext:value-type="string">
            <text:p>깡토 스튜디오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깡토 스튜디오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21 Days</text:p>
          </table:table-cell>
          <table:table-cell table:style-name="ce38" office:value-type="string" calcext:value-type="string">
            <text:p><text:a xlink:href="https://store.steampowered.com/app/607660/21_Days/" xlink:type="simple">https://store.steampowered.com/app/607660/21_Days/</text:a></text:p>
          </table:table-cell>
          <table:table-cell table:style-name="ce42" office:value-type="float" office:value="2017" calcext:value-type="float">
            <text:p>2017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난민 시뮬레이션</text:p>
          </table:table-cell>
          <table:table-cell table:style-name="ce74" table:content-validation-name="val2" office:value-type="string" calcext:value-type="string">
            <text:p>Hardtalk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Hardtalk Studio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개발자 인터뷰 <text:a xlink:href="https://www.youtube.com/watch?v=QK7VEeGSrZU" xlink:type="simple">https://www.youtube.com/watch?v=QK7VEeGSrZU</text:a>( 여기서 장르 가져옴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3000th Duel</text:p>
          </table:table-cell>
          <table:table-cell table:style-name="ce40" office:value-type="string" calcext:value-type="string">
            <text:p><text:a xlink:href="https://store.steampowered.com/app/1098080/3000th_Duel/" xlink:type="simple">https://store.steampowered.com/app/1098080/3000th_Duel/</text:a></text:p>
          </table:table-cell>
          <table:table-cell table:style-name="ce48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메트로베니아, 소울라이크</text:p>
          </table:table-cell>
          <table:table-cell table:style-name="ce76" table:content-validation-name="val2" office:value-type="string" calcext:value-type="string">
            <text:p>NEOPOPCORN Corp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NEOPOPCORN Corp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6180 the moon</text:p>
          </table:table-cell>
          <table:table-cell table:style-name="ce38" office:value-type="string" calcext:value-type="string">
            <text:p><text:a xlink:href="https://store.steampowered.com/app/299660/6180_the_moon/" xlink:type="simple">https://store.steampowered.com/app/299660/6180_the_moon/</text:a></text:p>
          </table:table-cell>
          <table:table-cell table:style-name="ce42" office:value-type="float" office:value="2014" calcext:value-type="float">
            <text:p>201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퍼즐, 플랫폼</text:p>
          </table:table-cell>
          <table:table-cell table:style-name="ce74" table:content-validation-name="val2" office:value-type="string" calcext:value-type="string">
            <text:p>Turtle Cream</text:p>
          </table:table-cell>
          <table:table-cell table:style-name="ce81" table:content-validation-name="val2" office:value-type="string" calcext:value-type="string">
            <text:p>PokPoong Game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Turtle Cream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ACTION SANDBOX</text:p>
          </table:table-cell>
          <table:table-cell table:style-name="ce38" office:value-type="string" calcext:value-type="string">
            <text:p><text:a xlink:href="https://store.steampowered.com/app/1381650/ACTION_SANDBOX/" xlink:type="simple">https://store.steampowered.com/app/1381650/ACTION_SANDBOX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샌드박스, 시뮬레이션, 물리</text:p>
          </table:table-cell>
          <table:table-cell table:style-name="ce74" table:content-validation-name="val2" office:value-type="string" calcext:value-type="string">
            <text:p>Vona Sof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Vona Sof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ALTF4</text:p>
          </table:table-cell>
          <table:table-cell table:style-name="ce40" office:value-type="string" calcext:value-type="string">
            <text:p><text:a xlink:href="https://store.steampowered.com/app/1137460/ALTF4/" xlink:type="simple">https://store.steampowered.com/app/1137460/ALTF4/</text:a></text:p>
          </table:table-cell>
          <table:table-cell table:style-name="ce48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3인칭, 영구죽음, 어드벤처</text:p>
          </table:table-cell>
          <table:table-cell table:style-name="ce76" table:content-validation-name="val2" office:value-type="string" calcext:value-type="string">
            <text:p>PUMPKIM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PUMPKIM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ALTF42</text:p>
          </table:table-cell>
          <table:table-cell table:style-name="ce40" office:value-type="string" calcext:value-type="string">
            <text:p><text:a xlink:href="https://store.steampowered.com/app/2187230/ALTF42/" xlink:type="simple">https://store.steampowered.com/app/2187230/ALTF42/</text:a></text:p>
          </table:table-cell>
          <table:table-cell table:style-name="ce48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<text:span text:style-name="T1">3인칭, 영구죽음, </text:span>어드벤처</text:p>
          </table:table-cell>
          <table:table-cell table:style-name="ce76" table:content-validation-name="val2" office:value-type="string" calcext:value-type="string">
            <text:p>PUMPKIM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GRAVITY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ASCENXION</text:p>
          </table:table-cell>
          <table:table-cell table:style-name="ce38" office:value-type="string" calcext:value-type="string">
            <text:p><text:a xlink:href="https://store.steampowered.com/app/1000000/ASCENXION/" xlink:type="simple">https://store.steampowered.com/app/1000000/ASCENXION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슈팅 액션</text:p>
          </table:table-cell>
          <table:table-cell table:style-name="ce74" table:content-validation-name="val2" office:value-type="string" calcext:value-type="string">
            <text:p>IndigoBlue Game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AstroWings: Space War</text:p>
          </table:table-cell>
          <table:table-cell table:style-name="ce38" office:value-type="string" calcext:value-type="string">
            <text:p><text:a xlink:href="https://store.steampowered.com/app/1326920/AstroWings_Space_War/" xlink:type="simple">https://store.steampowered.com/app/1326920/AstroWings_Space_War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탄막 비행 슈팅</text:p>
          </table:table-cell>
          <table:table-cell table:style-name="ce74" table:content-validation-name="val2" office:value-type="string" calcext:value-type="string">
            <text:p>Toward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oward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Battery Samurai</text:p>
          </table:table-cell>
          <table:table-cell table:style-name="ce38" office:value-type="string" calcext:value-type="string">
            <text:p><text:a xlink:href="https://store.steampowered.com/app/2376780/Battery_Samurai/" xlink:type="simple">https://store.steampowered.com/app/2376780/Battery_Samurai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</text:p>
          </table:table-cell>
          <table:table-cell table:style-name="ce74" table:content-validation-name="val2" office:value-type="string" calcext:value-type="string">
            <text:p>Matthewston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tthewston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Black Academy</text:p>
          </table:table-cell>
          <table:table-cell table:style-name="ce38" office:value-type="string" calcext:value-type="string">
            <text:p><text:a xlink:href="https://store.steampowered.com/app/1602390/Black_Academy/" xlink:type="simple">https://store.steampowered.com/app/1602390/Black_Academy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횡스크롤 슈팅, 로그라이트</text:p>
          </table:table-cell>
          <table:table-cell table:style-name="ce74" table:content-validation-name="val2" office:value-type="string" calcext:value-type="string">
            <text:p>Catdoors</text:p>
          </table:table-cell>
          <table:table-cell table:style-name="ce81" table:content-validation-name="val2" table:number-columns-repeated="2"/>
          <table:table-cell table:style-name="ce88" table:content-validation-name="val3" table:number-columns-repeated="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Black Mansion</text:p>
          </table:table-cell>
          <table:table-cell table:style-name="ce38" office:value-type="string" calcext:value-type="string">
            <text:p><text:a xlink:href="https://store.steampowered.com/app/1647430/Black_Mansion/" xlink:type="simple">https://store.steampowered.com/app/1647430/Black_Mansion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 어드벤처</text:p>
          </table:table-cell>
          <table:table-cell table:style-name="ce74" table:content-validation-name="val2" office:value-type="string" calcext:value-type="string">
            <text:p>PICTOLOGI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ICTOLOGI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BLACK WITCHCRAFT</text:p>
          </table:table-cell>
          <table:table-cell table:style-name="ce40" office:value-type="string" calcext:value-type="string">
            <text:p><text:a xlink:href="https://store.steampowered.com/app/1557410/BLACK_WITCHCRAFT/" xlink:type="simple">https://store.steampowered.com/app/1557410/BLACK_WITCHCRAFT/</text:a></text:p>
          </table:table-cell>
          <table:table-cell table:style-name="ce48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고딕, 액션RPG</text:p>
          </table:table-cell>
          <table:table-cell table:style-name="ce76" table:content-validation-name="val2" office:value-type="string" calcext:value-type="string">
            <text:p>QuattroGear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CREST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Blade Assault</text:p>
          </table:table-cell>
          <table:table-cell table:style-name="ce40" office:value-type="string" calcext:value-type="string">
            <text:p><text:a xlink:href="https://store.steampowered.com/app/1367300/Blade_Assault/" xlink:type="simple">https://store.steampowered.com/app/1367300/Blade_Assault/</text:a></text:p>
          </table:table-cell>
          <table:table-cell table:style-name="ce48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액션, 로그라이크, 플랫폼</text:p>
          </table:table-cell>
          <table:table-cell table:style-name="ce76" table:content-validation-name="val2" office:value-type="string" calcext:value-type="string">
            <text:p>TeamSuneat</text:p>
          </table:table-cell>
          <table:table-cell table:style-name="ce82" table:content-validation-name="val2" table:number-columns-repeated="2"/>
          <table:table-cell table:style-name="ce88" table:content-validation-name="val3" office:value-type="string" calcext:value-type="string">
            <text:p>NEOWIZ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Blindia</text:p>
          </table:table-cell>
          <table:table-cell table:style-name="ce38" office:value-type="string" calcext:value-type="string">
            <text:p><text:a xlink:href="https://store.steampowered.com/app/943510/Blindia/" xlink:type="simple">https://store.steampowered.com/app/943510/Blindia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탑 다운 슈팅 퍼즐</text:p>
          </table:table-cell>
          <table:table-cell table:style-name="ce74" table:content-validation-name="val2" office:value-type="string" calcext:value-type="string">
            <text:p>IndigoBlue Game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Box to the Box</text:p>
          </table:table-cell>
          <table:table-cell table:style-name="ce38" office:value-type="string" calcext:value-type="string">
            <text:p><text:a xlink:href="https://store.steampowered.com/app/1703210/Box_to_the_Box/" xlink:type="simple">https://store.steampowered.com/app/1703210/Box_to_the_Box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, 플랫폼</text:p>
          </table:table-cell>
          <table:table-cell table:style-name="ce74" table:content-validation-name="val2" office:value-type="string" calcext:value-type="string">
            <text:p>Derin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Derin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Brain Meltdown - Into Despair</text:p>
          </table:table-cell>
          <table:table-cell table:style-name="ce38" office:value-type="string" calcext:value-type="string">
            <text:p><text:a xlink:href="https://store.steampowered.com/app/1476350/Brain_Meltdown__Into_Despair/" xlink:type="simple">https://store.steampowered.com/app/1476350/Brain_Meltdown__Into_Despair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플랫포머</text:p>
          </table:table-cell>
          <table:table-cell table:style-name="ce74" table:content-validation-name="val2" office:value-type="string" calcext:value-type="string">
            <text:p>Onfire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Onfire Games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개발자 블로그 : <text:a xlink:href="https://blog.naver.com/onfiregames/222782695332" xlink:type="simple">https://blog.naver.com/onfiregames/222782695332</text:a></text:p>
          </table:table-cell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Broken Blade: Prelude</text:p>
          </table:table-cell>
          <table:table-cell table:style-name="ce38" office:value-type="string" calcext:value-type="string">
            <text:p><text:a xlink:href="https://store.steampowered.com/app/2153950/Broken_Blade_Prelude/" xlink:type="simple">https://store.steampowered.com/app/2153950/Broken_Blade_Prelud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SRPG</text:p>
          </table:table-cell>
          <table:table-cell table:style-name="ce74" table:content-validation-name="val2" office:value-type="string" calcext:value-type="string">
            <text:p>DakeCraf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a xlink:href="https://dakecraft.com/" xlink:type="simple">https://dakecraft.com/</text:a></text:p>
            <text:p/>
            <text:p>데크크래프트(DakeCraft) | 박성준 (1998년생/남)</text:p>
            <text:p>✉ E-mail: <text:a xlink:href="mailto:book732732@naver.com" xlink:type="simple">book732732@naver.com</text:a> | 📱 Discord: 데크크래프트#4923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Buff Knight Advanced</text:p>
          </table:table-cell>
          <table:table-cell table:style-name="ce38" office:value-type="string" calcext:value-type="string">
            <text:p><text:a xlink:href="https://store.steampowered.com/app/385440/Buff_Knight_Advanced/" xlink:type="simple">https://store.steampowered.com/app/385440/Buff_Knight_Advanced/</text:a></text:p>
          </table:table-cell>
          <table:table-cell table:style-name="ce42" office:value-type="float" office:value="2015" calcext:value-type="float">
            <text:p>2015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RPG</text:p>
          </table:table-cell>
          <table:table-cell table:style-name="ce74" table:content-validation-name="val2" office:value-type="string" calcext:value-type="string">
            <text:p>Buff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Buff 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atch My Color</text:p>
          </table:table-cell>
          <table:table-cell table:style-name="ce38" office:value-type="string" calcext:value-type="string">
            <text:p><text:a xlink:href="https://store.steampowered.com/app/2660700/Catch_My_Color/" xlink:type="simple">https://store.steampowered.com/app/2660700/Catch_My_Color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색입히기, 퍼즐</text:p>
          </table:table-cell>
          <table:table-cell table:style-name="ce74" table:content-validation-name="val2" office:value-type="string" calcext:value-type="string">
            <text:p>Coligh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oligh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eilless</text:p>
          </table:table-cell>
          <table:table-cell table:style-name="ce38" office:value-type="string" calcext:value-type="string">
            <text:p><text:a xlink:href="https://store.steampowered.com/app/1758060/Ceilless/" xlink:type="simple">https://store.steampowered.com/app/1758060/Ceilless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, 플랫폼</text:p>
          </table:table-cell>
          <table:table-cell table:style-name="ce74" table:content-validation-name="val2" office:value-type="string" calcext:value-type="string">
            <text:p>Derin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Derin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Chicken in the Darkness </text:p>
          </table:table-cell>
          <table:table-cell table:style-name="ce40" office:value-type="string" calcext:value-type="string">
            <text:p><text:a xlink:href="https://store.steampowered.com/app/928680/Chicken_in_the_Darkness/" xlink:type="simple">https://store.steampowered.com/app/928680/Chicken_in_the_Darkness/</text:a></text:p>
          </table:table-cell>
          <table:table-cell table:style-name="ce48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로그라이트, 1인칭 공포</text:p>
          </table:table-cell>
          <table:table-cell table:style-name="ce76" table:content-validation-name="val2" office:value-type="string" calcext:value-type="string">
            <text:p>Jaesung Kim, Jongseop Lee, Hyunggu Han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BukGwak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olorzzle</text:p>
          </table:table-cell>
          <table:table-cell table:style-name="ce38" office:value-type="string" calcext:value-type="string">
            <text:p><text:a xlink:href="https://store.steampowered.com/app/818500/Colorzzle/" xlink:type="simple">https://store.steampowered.com/app/818500/Colorzzle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</text:p>
          </table:table-cell>
          <table:table-cell table:style-name="ce74" table:content-validation-name="val2" office:value-type="string" calcext:value-type="string">
            <text:p>Darong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ome on Baby!</text:p>
          </table:table-cell>
          <table:table-cell table:style-name="ce38" office:value-type="string" calcext:value-type="string">
            <text:p><text:a xlink:href="https://store.steampowered.com/app/1092260/Come_on_Baby/" xlink:type="simple">https://store.steampowered.com/app/1092260/Come_on_Baby/</text:a></text:p>
          </table:table-cell>
          <table:table-cell table:style-name="ce42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아케이드, 캐주얼, 스포츠</text:p>
          </table:table-cell>
          <table:table-cell table:style-name="ce74" table:content-validation-name="val2" office:value-type="string" calcext:value-type="string">
            <text:p>Expotato Corp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Expotato Corp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ommander Quest</text:p>
          </table:table-cell>
          <table:table-cell table:style-name="ce38" office:value-type="string" calcext:value-type="string">
            <text:p><text:a xlink:href="https://store.steampowered.com/app/2697930/Commander_Quest/" xlink:type="simple">https://store.steampowered.com/app/2697930/Commander_Quest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덱 빌딩RTS</text:p>
          </table:table-cell>
          <table:table-cell table:style-name="ce74" table:content-validation-name="val2" office:value-type="string" calcext:value-type="string">
            <text:p>Flyway Games,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Flyway Games,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ontract</text:p>
          </table:table-cell>
          <table:table-cell table:style-name="ce38" office:value-type="string" calcext:value-type="string">
            <text:p><text:a xlink:href="https://store.steampowered.com/app/1219300/Contract/" xlink:type="simple">https://store.steampowered.com/app/1219300/Contract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플랫포머</text:p>
          </table:table-cell>
          <table:table-cell table:style-name="ce74" table:content-validation-name="val2" office:value-type="string" calcext:value-type="string">
            <text:p>Metamong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etamong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orrupted: Dawn of Havoc</text:p>
          </table:table-cell>
          <table:table-cell table:style-name="ce38" office:value-type="string" calcext:value-type="string">
            <text:p><text:a xlink:href="https://store.steampowered.com/app/2007770/Corrupted_Dawn_of_Havoc/" xlink:type="simple">https://store.steampowered.com/app/2007770/Corrupted_Dawn_of_Havoc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하드코어 오토배틀 로그라이크 덱빌딩</text:p>
          </table:table-cell>
          <table:table-cell table:style-name="ce74" table:content-validation-name="val2" office:value-type="string" calcext:value-type="string">
            <text:p>36Litter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36Litter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RANGA!: Harbor Frenzy</text:p>
          </table:table-cell>
          <table:table-cell table:style-name="ce38" office:value-type="string" calcext:value-type="string">
            <text:p><text:a xlink:href="https://store.steampowered.com/app/517970/CRANGA_Harbor_Frenzy/" xlink:type="simple">https://store.steampowered.com/app/517970/CRANGA_Harbor_Frenzy/</text:a></text:p>
          </table:table-cell>
          <table:table-cell table:style-name="ce42" office:value-type="float" office:value="2016" calcext:value-type="float">
            <text:p>2016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VR 퍼즐</text:p>
          </table:table-cell>
          <table:table-cell table:style-name="ce74" table:content-validation-name="val2" office:value-type="string" calcext:value-type="string">
            <text:p>HandMade Gam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HandMade Gam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razy Farm : VRGROUND</text:p>
          </table:table-cell>
          <table:table-cell table:style-name="ce38" office:value-type="string" calcext:value-type="string">
            <text:p><text:a xlink:href="https://store.steampowered.com/app/876130/Crazy_Farm__VRGROUND/" xlink:type="simple">https://store.steampowered.com/app/876130/Crazy_Farm__VRGROUND/</text:a></text:p>
          </table:table-cell>
          <table:table-cell table:style-name="ce42" office:value-type="float" office:value="2018" calcext:value-type="float">
            <text:p>2018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파티 게임</text:p>
          </table:table-cell>
          <table:table-cell table:style-name="ce74" table:content-validation-name="val2" office:value-type="string" calcext:value-type="string">
            <text:p>Jamong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Jamong Inc.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2018년도에 출시했는데 아직도 앞서해보기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ubians : Rescue Princess</text:p>
          </table:table-cell>
          <table:table-cell table:style-name="ce38" office:value-type="string" calcext:value-type="string">
            <text:p><text:a xlink:href="https://store.steampowered.com/app/712910/Cubians__Rescue_Princess/" xlink:type="simple">https://store.steampowered.com/app/712910/Cubians__Rescue_Princess/</text:a></text:p>
          </table:table-cell>
          <table:table-cell table:style-name="ce42" office:value-type="float" office:value="2017" calcext:value-type="float">
            <text:p>2017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VR 액션 디펜스</text:p>
          </table:table-cell>
          <table:table-cell table:style-name="ce74" table:content-validation-name="val2" office:value-type="string" calcext:value-type="string">
            <text:p>IKINA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IKINA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ubians VR</text:p>
          </table:table-cell>
          <table:table-cell table:style-name="ce38" office:value-type="string" calcext:value-type="string">
            <text:p><text:a xlink:href="https://store.steampowered.com/app/576370/Cubians_VR/" xlink:type="simple">https://store.steampowered.com/app/576370/Cubians_VR/</text:a></text:p>
          </table:table-cell>
          <table:table-cell table:style-name="ce42" office:value-type="float" office:value="2017" calcext:value-type="float">
            <text:p>2017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VR, 테이블 전략 디펜스</text:p>
          </table:table-cell>
          <table:table-cell table:style-name="ce74" table:content-validation-name="val2" office:value-type="string" calcext:value-type="string">
            <text:p>IKINA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IKINA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ubians: Combine</text:p>
          </table:table-cell>
          <table:table-cell table:style-name="ce38" office:value-type="string" calcext:value-type="string">
            <text:p><text:a xlink:href="https://store.steampowered.com/app/1005470/Cubians_Combine/" xlink:type="simple">https://store.steampowered.com/app/1005470/Cubians_Combine/</text:a></text:p>
          </table:table-cell>
          <table:table-cell table:style-name="ce42" office:value-type="float" office:value="2019" calcext:value-type="float">
            <text:p>2019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VR, 디펜스</text:p>
          </table:table-cell>
          <table:table-cell table:style-name="ce74" table:content-validation-name="val2" office:value-type="string" calcext:value-type="string">
            <text:p>IKINA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IKINA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ute Invaders</text:p>
          </table:table-cell>
          <table:table-cell table:style-name="ce38" office:value-type="string" calcext:value-type="string">
            <text:p><text:a xlink:href="https://store.steampowered.com/app/1709780/Cute_Invaders/" xlink:type="simple">https://store.steampowered.com/app/1709780/Cute_Invaders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슈팅, 어드벤쳐</text:p>
          </table:table-cell>
          <table:table-cell table:style-name="ce74" table:content-validation-name="val2" office:value-type="string" calcext:value-type="string">
            <text:p>Magic Cub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gic Cube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Magic Cube 는 홈페이지가 영어만 있다. 한글 페이지가 있으면 좋을텐데 아쉽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andelion - Wishes brought to you -</text:p>
          </table:table-cell>
          <table:table-cell table:style-name="ce38" office:value-type="string" calcext:value-type="string">
            <text:p><text:a xlink:href="https://store.steampowered.com/app/321290/Dandelion__Wishes_brought_to_you/" xlink:type="simple">https://store.steampowered.com/app/321290/Dandelion__Wishes_brought_to_you/</text:a></text:p>
          </table:table-cell>
          <table:table-cell table:style-name="ce42" office:value-type="float" office:value="2012" calcext:value-type="float">
            <text:p>201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여성향 연애 육성 시뮬레이션</text:p>
          </table:table-cell>
          <table:table-cell table:style-name="ce74" table:content-validation-name="val2" office:value-type="string" calcext:value-type="string">
            <text:p>Cheritz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heritz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개발사 체리츠의 게임 이라면서 스팀 개발자 정보에는 개인 이름들을 넣어놨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Dark and Darker</text:p>
          </table:table-cell>
          <table:table-cell table:style-name="ce40" office:value-type="string" calcext:value-type="string">
            <text:p><text:a xlink:href="https://store.steampowered.com/app/2016590/Dark_and_Darker/" xlink:type="simple">https://store.steampowered.com/app/2016590/Dark_and_Darker/</text:a></text:p>
          </table:table-cell>
          <table:table-cell table:style-name="ce48" office:value-type="float" office:value="2023" calcext:value-type="float">
            <text:p>2023</text:p>
          </table:table-cell>
          <table:table-cell table:style-name="ce68" office:value-type="string" calcext:value-type="string">
            <text:p>x</text:p>
          </table:table-cell>
          <table:table-cell table:style-name="ce68" office:value-type="string" calcext:value-type="string">
            <text:p>o</text:p>
          </table:table-cell>
          <table:table-cell table:style-name="ce72" office:value-type="string" calcext:value-type="string">
            <text:p>-</text:p>
          </table:table-cell>
          <table:table-cell table:style-name="ce76" table:content-validation-name="val2" office:value-type="string" calcext:value-type="string">
            <text:p>IRONMACE 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IRONMACE </text:p>
          </table:table-cell>
          <table:table-cell table:style-name="ce90" table:content-validation-name="val3" table:number-columns-repeated="2"/>
          <table:table-cell table:style-name="ce94"/>
          <table:table-cell table:style-name="ce97" office:value-type="string" calcext:value-type="string">
            <text:p>이 리스트는 스팀 게임을 위한 것이다. 스팀에 돌아오면 활성화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arkest Mana : Master of the Table</text:p>
          </table:table-cell>
          <table:table-cell table:style-name="ce38" office:value-type="string" calcext:value-type="string">
            <text:p><text:a xlink:href="https://store.steampowered.com/app/851040/Darkest_Mana__Master_of_the_Table/" xlink:type="simple">https://store.steampowered.com/app/851040/Darkest_Mana__Master_of_the_Table/</text:a></text:p>
          </table:table-cell>
          <table:table-cell table:style-name="ce42" office:value-type="float" office:value="2018" calcext:value-type="float">
            <text:p>2018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VR, 카드 대전</text:p>
          </table:table-cell>
          <table:table-cell table:style-name="ce74" table:content-validation-name="val2" office:value-type="string" calcext:value-type="string">
            <text:p>IKINA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IKINA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ay Island</text:p>
          </table:table-cell>
          <table:table-cell table:style-name="ce38" office:value-type="string" calcext:value-type="string">
            <text:p><text:a xlink:href="https://store.steampowered.com/app/1361150/Day_Island/" xlink:type="simple">https://store.steampowered.com/app/1361150/Day_Island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38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eep Dark Dungeon</text:p>
          </table:table-cell>
          <table:table-cell table:style-name="ce38" office:value-type="string" calcext:value-type="string">
            <text:p><text:a xlink:href="https://store.steampowered.com/app/496290/Deep_Dark_Dungeon/" xlink:type="simple">https://store.steampowered.com/app/496290/Deep_Dark_Dungeon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로그라이트, 액션</text:p>
          </table:table-cell>
          <table:table-cell table:style-name="ce74" table:content-validation-name="val2" office:value-type="string" calcext:value-type="string">
            <text:p>GlassCat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GlassCats</text:p>
          </table:table-cell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EFECTIVE</text:p>
          </table:table-cell>
          <table:table-cell table:style-name="ce38" office:value-type="string" calcext:value-type="string">
            <text:p><text:a xlink:href="https://store.steampowered.com/app/2153850/DEFECTIVE/" xlink:type="simple">https://store.steampowered.com/app/2153850/DEFECTIV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</text:p>
          </table:table-cell>
          <table:table-cell table:style-name="ce74" table:content-validation-name="val2" office:value-type="string" calcext:value-type="string">
            <text:p>CushKim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EFENDUN : Hero Defense</text:p>
          </table:table-cell>
          <table:table-cell table:style-name="ce38" office:value-type="string" calcext:value-type="string">
            <text:p><text:a xlink:href="https://store.steampowered.com/app/2323810/DEFENDUN__Hero_Defense/" xlink:type="simple">https://store.steampowered.com/app/2323810/DEFENDUN__Hero_Defens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전략 머지 디펜스</text:p>
          </table:table-cell>
          <table:table-cell table:style-name="ce74" table:content-validation-name="val2" office:value-type="string" calcext:value-type="string">
            <text:p>Gonggamorecontents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Gonggamorecontents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iaspora</text:p>
          </table:table-cell>
          <table:table-cell table:style-name="ce38" office:value-type="string" calcext:value-type="string">
            <text:p><text:a xlink:href="https://store.steampowered.com/app/1821970/Diaspora/" xlink:type="simple">https://store.steampowered.com/app/1821970/Diaspora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3D 횡스크롤 어드벤처</text:p>
          </table:table-cell>
          <table:table-cell table:style-name="ce74" table:content-validation-name="val2" office:value-type="string" calcext:value-type="string">
            <text:p>Acts29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Acts29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JMAX RESPECT V</text:p>
          </table:table-cell>
          <table:table-cell table:style-name="ce38" office:value-type="string" calcext:value-type="string">
            <text:p><text:a xlink:href="https://store.steampowered.com/app/960170/DJMAX_RESPECT_V/" xlink:type="simple">https://store.steampowered.com/app/960170/DJMAX_RESPECT_V/</text:a></text:p>
          </table:table-cell>
          <table:table-cell table:style-name="ce42" office:value-type="float" office:value="2020" calcext:value-type="float">
            <text:p>2020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?</text:p>
          </table:table-cell>
          <table:table-cell table:style-name="ce72" office:value-type="string" calcext:value-type="string">
            <text:p>리듬게임</text:p>
          </table:table-cell>
          <table:table-cell table:style-name="ce74" table:content-validation-name="val2" office:value-type="string" calcext:value-type="string">
            <text:p>NEOWIZ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NEOWI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NF Duel</text:p>
          </table:table-cell>
          <table:table-cell table:style-name="ce38" office:value-type="string" calcext:value-type="string">
            <text:p><text:a xlink:href="https://store.steampowered.com/app/1216060/DNF_Duel/" xlink:type="simple">https://store.steampowered.com/app/1216060/DNF_Duel/</text:a></text:p>
          </table:table-cell>
          <table:table-cell table:style-name="ce42" office:value-type="float" office:value="2022" calcext:value-type="float">
            <text:p>2022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?</text:p>
          </table:table-cell>
          <table:table-cell table:style-name="ce72" office:value-type="string" calcext:value-type="string">
            <text:p>격투 게임</text:p>
          </table:table-cell>
          <table:table-cell table:style-name="ce74" table:content-validation-name="val2" office:value-type="string" calcext:value-type="string">
            <text:p>Neople</text:p>
          </table:table-cell>
          <table:table-cell table:style-name="ce81" table:content-validation-name="val2" office:value-type="string" calcext:value-type="string">
            <text:p>Arc System Works</text:p>
          </table:table-cell>
          <table:table-cell table:style-name="ce81" table:content-validation-name="val2" office:value-type="string" calcext:value-type="string">
            <text:p>EIGHTING Co., Ltd.</text:p>
          </table:table-cell>
          <table:table-cell table:style-name="ce88" table:content-validation-name="val3" office:value-type="string" calcext:value-type="string">
            <text:p>NEXON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OTORI</text:p>
          </table:table-cell>
          <table:table-cell table:style-name="ce38" office:value-type="string" calcext:value-type="string">
            <text:p><text:a xlink:href="https://store.steampowered.com/app/1109720/DOTORI/" xlink:type="simple">https://store.steampowered.com/app/1109720/DOTORI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플랫폼, </text:p>
          </table:table-cell>
          <table:table-cell table:style-name="ce74" table:content-validation-name="val2" office:value-type="string" calcext:value-type="string">
            <text:p>Indev-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OWNFALLEN</text:p>
          </table:table-cell>
          <table:table-cell table:style-name="ce38" office:value-type="string" calcext:value-type="string">
            <text:p><text:a xlink:href="https://store.steampowered.com/app/2153920/DOWNFALLEN/" xlink:type="simple">https://store.steampowered.com/app/2153920/DOWNFALLEN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</text:p>
          </table:table-cell>
          <table:table-cell table:style-name="ce74" table:content-validation-name="val2" office:value-type="string" calcext:value-type="string">
            <text:p>DOWNFALLEN Team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ragon Is Dead</text:p>
          </table:table-cell>
          <table:table-cell table:style-name="ce38" office:value-type="string" calcext:value-type="string">
            <text:p><text:a xlink:href="https://store.steampowered.com/app/2803280/Dragon_Is_Dead/" xlink:type="simple">https://store.steampowered.com/app/2803280/Dragon_Is_Dead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핵 앤 슬래쉬, 로그라이트, 액션 플랫포머</text:p>
          </table:table-cell>
          <table:table-cell table:style-name="ce74" table:content-validation-name="val2" office:value-type="string" calcext:value-type="string">
            <text:p>TeamSunea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M Studios,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reamals</text:p>
          </table:table-cell>
          <table:table-cell table:style-name="ce38" office:value-type="string" calcext:value-type="string">
            <text:p><text:a xlink:href="https://store.steampowered.com/app/480770/Dreamals/" xlink:type="simple">https://store.steampowered.com/app/480770/Dreamals/</text:a></text:p>
          </table:table-cell>
          <table:table-cell table:style-name="ce42" office:value-type="float" office:value="2017" calcext:value-type="float">
            <text:p>2017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</text:p>
          </table:table-cell>
          <table:table-cell table:style-name="ce74" table:content-validation-name="val2" office:value-type="string" calcext:value-type="string">
            <text:p>XINESS Co,. Ltd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XINESS Co,.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reamals: Dream Quest</text:p>
          </table:table-cell>
          <table:table-cell table:style-name="ce38" office:value-type="string" calcext:value-type="string">
            <text:p><text:a xlink:href="https://store.steampowered.com/app/658770/Dreamals_Dream_Quest/" xlink:type="simple">https://store.steampowered.com/app/658770/Dreamals_Dream_Quest/</text:a></text:p>
          </table:table-cell>
          <table:table-cell table:style-name="ce42" office:value-type="float" office:value="2017" calcext:value-type="float">
            <text:p>2017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퍼즐</text:p>
          </table:table-cell>
          <table:table-cell table:style-name="ce74" table:content-validation-name="val2" office:value-type="string" calcext:value-type="string">
            <text:p>XINESS Co,. Ltd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XINESS Co,.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uckumentary</text:p>
          </table:table-cell>
          <table:table-cell table:style-name="ce38" office:value-type="string" calcext:value-type="string">
            <text:p><text:a xlink:href="https://store.steampowered.com/app/1042290/Duckumentary/" xlink:type="simple">https://store.steampowered.com/app/1042290/Duckumentary/</text:a></text:p>
          </table:table-cell>
          <table:table-cell table:style-name="ce42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플랫포머</text:p>
          </table:table-cell>
          <table:table-cell table:style-name="ce74" table:content-validation-name="val2" office:value-type="string" calcext:value-type="string">
            <text:p>Alpheratz*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Alpheratz*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ungeon Inn</text:p>
          </table:table-cell>
          <table:table-cell table:style-name="ce38" office:value-type="string" calcext:value-type="string">
            <text:p><text:a xlink:href="https://store.steampowered.com/app/2552310/Dungeon_Inn/" xlink:type="simple">https://store.steampowered.com/app/2552310/Dungeon_Inn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턴제 전략 매니지먼트</text:p>
          </table:table-cell>
          <table:table-cell table:style-name="ce74" table:content-validation-name="val2" office:value-type="string" calcext:value-type="string">
            <text:p>Cat Society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at Society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ungeon Warfare</text:p>
          </table:table-cell>
          <table:table-cell table:style-name="ce38" office:value-type="string" calcext:value-type="string">
            <text:p><text:a xlink:href="https://store.steampowered.com/app/355980/Dungeon_Warfare/" xlink:type="simple">https://store.steampowered.com/app/355980/Dungeon_Warfare/</text:a></text:p>
          </table:table-cell>
          <table:table-cell table:style-name="ce42" office:value-type="float" office:value="2015" calcext:value-type="float">
            <text:p>2015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타워 디펜스</text:p>
          </table:table-cell>
          <table:table-cell table:style-name="ce74" table:content-validation-name="val2" office:value-type="string" calcext:value-type="string">
            <text:p>Valsar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Valsar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ungeon Warfare 2</text:p>
          </table:table-cell>
          <table:table-cell table:style-name="ce38" office:value-type="string" calcext:value-type="string">
            <text:p><text:a xlink:href="https://store.steampowered.com/app/698540/Dungeon_Warfare_2/" xlink:type="simple">https://store.steampowered.com/app/698540/Dungeon_Warfare_2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타워 디펜스</text:p>
          </table:table-cell>
          <table:table-cell table:style-name="ce74" table:content-validation-name="val2" office:value-type="string" calcext:value-type="string">
            <text:p>Valsar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Valsar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Dungreed</text:p>
          </table:table-cell>
          <table:table-cell table:style-name="ce40" office:value-type="string" calcext:value-type="string">
            <text:p><text:a xlink:href="https://store.steampowered.com/app/753420/Dungreed/" xlink:type="simple">https://store.steampowered.com/app/753420/Dungreed/</text:a></text:p>
          </table:table-cell>
          <table:table-cell table:style-name="ce48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로그라이트, 횡스크롤 액션</text:p>
          </table:table-cell>
          <table:table-cell table:style-name="ce76" table:content-validation-name="val2" office:value-type="string" calcext:value-type="string">
            <text:p>TEAM HORAY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TEAM HORAY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En-Train</text:p>
          </table:table-cell>
          <table:table-cell table:style-name="ce38" office:value-type="string" calcext:value-type="string">
            <text:p><text:a xlink:href="https://store.steampowered.com/app/1337030/EnTrain/" xlink:type="simple">https://store.steampowered.com/app/1337030/EnTrain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플랫포머, 슈팅</text:p>
          </table:table-cell>
          <table:table-cell table:style-name="ce74" table:content-validation-name="val2" office:value-type="string" calcext:value-type="string">
            <text:p>Rainbow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Rainbow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Everslash</text:p>
          </table:table-cell>
          <table:table-cell table:style-name="ce40" office:value-type="string" calcext:value-type="string">
            <text:p><text:a xlink:href="https://store.steampowered.com/app/1152820/Everslash/" xlink:type="simple">https://store.steampowered.com/app/1152820/Everslash/</text:a></text:p>
          </table:table-cell>
          <table:table-cell table:style-name="ce48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액션, 플랫폼</text:p>
          </table:table-cell>
          <table:table-cell table:style-name="ce76" table:content-validation-name="val2" office:value-type="string" calcext:value-type="string">
            <text:p>Jaemin Park</text:p>
          </table:table-cell>
          <table:table-cell table:style-name="ce82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EZ2ON REBOOT : R</text:p>
          </table:table-cell>
          <table:table-cell table:style-name="ce38" office:value-type="string" calcext:value-type="string">
            <text:p><text:a xlink:href="https://store.steampowered.com/app/1477590/EZ2ON_REBOOT__R/" xlink:type="simple">https://store.steampowered.com/app/1477590/EZ2ON_REBOOT__R/</text:a></text:p>
          </table:table-cell>
          <table:table-cell table:style-name="ce42" office:value-type="float" office:value="2022" calcext:value-type="float">
            <text:p>2022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?</text:p>
          </table:table-cell>
          <table:table-cell table:style-name="ce72" office:value-type="string" calcext:value-type="string">
            <text:p>리듬 게임</text:p>
          </table:table-cell>
          <table:table-cell table:style-name="ce74" table:content-validation-name="val2" office:value-type="string" calcext:value-type="string">
            <text:p>Neonovice Co., Ltd.</text:p>
          </table:table-cell>
          <table:table-cell table:style-name="ce81" table:content-validation-name="val2" office:value-type="string" calcext:value-type="string">
            <text:p>SQUARE PIXEL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Neonovice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FADE^2</text:p>
          </table:table-cell>
          <table:table-cell table:style-name="ce38" office:value-type="string" calcext:value-type="string">
            <text:p><text:a xlink:href="https://store.steampowered.com/app/2725240/FADE2/" xlink:type="simple">https://store.steampowered.com/app/2725240/FADE2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플랫포머, 러너, 음악 인터랙션</text:p>
          </table:table-cell>
          <table:table-cell table:style-name="ce74" table:content-validation-name="val2" office:value-type="string" calcext:value-type="string">
            <text:p>QueseraGames Co., Ltd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QueseraGames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Fairy Knights</text:p>
          </table:table-cell>
          <table:table-cell table:style-name="ce40" office:value-type="string" calcext:value-type="string">
            <text:p><text:a xlink:href="https://store.steampowered.com/app/903850/Fairy_Knights/" xlink:type="simple">https://store.steampowered.com/app/903850/Fairy_Knights/</text:a></text:p>
          </table:table-cell>
          <table:table-cell table:style-name="ce48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 RPG</text:p>
          </table:table-cell>
          <table:table-cell table:style-name="ce76" table:content-validation-name="val2" office:value-type="string" calcext:value-type="string">
            <text:p>WIDStudio</text:p>
          </table:table-cell>
          <table:table-cell table:style-name="ce82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FAKE SIGNALS</text:p>
          </table:table-cell>
          <table:table-cell table:style-name="ce38" office:value-type="string" calcext:value-type="string">
            <text:p><text:a xlink:href="https://store.steampowered.com/app/2161430/FAKE_SIGNALS/" xlink:type="simple">https://store.steampowered.com/app/2161430/FAKE_SIGNALS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 하이브리드 로그라이트</text:p>
          </table:table-cell>
          <table:table-cell table:style-name="ce74" table:content-validation-name="val2" office:value-type="string" calcext:value-type="string">
            <text:p>Vona Sof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Vona Soft</text:p>
          </table:table-cell>
          <table:table-cell table:style-name="ce88" table:content-validation-name="val3" office:value-type="string" calcext:value-type="string">
            <text:p>Another Indie</text:p>
          </table:table-cell>
          <table:table-cell table:style-name="ce88" table:content-validation-name="val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Fantasy Fishing Town</text:p>
          </table:table-cell>
          <table:table-cell table:style-name="ce38" office:value-type="string" calcext:value-type="string">
            <text:p><text:a xlink:href="https://store.steampowered.com/app/1904040/Fantasy_Fishing_Town/" xlink:type="simple">https://store.steampowered.com/app/1904040/Fantasy_Fishing_Town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횡스크롤 낚시</text:p>
          </table:table-cell>
          <table:table-cell table:style-name="ce74" table:content-validation-name="val2" office:value-type="string" calcext:value-type="string">
            <text:p>Rainbow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Rainbow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FAS: Fight Action Sandbox</text:p>
          </table:table-cell>
          <table:table-cell table:style-name="ce38" office:value-type="string" calcext:value-type="string">
            <text:p><text:a xlink:href="https://store.steampowered.com/app/2302820/FAS_Fight_Action_Sandbox/" xlink:type="simple">https://store.steampowered.com/app/2302820/FAS_Fight_Action_Sandbox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시뮬레이션, 전략, 3D격투</text:p>
          </table:table-cell>
          <table:table-cell table:style-name="ce74" table:content-validation-name="val2" office:value-type="string" calcext:value-type="string">
            <text:p>Vona Sof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Vona Sof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Flipol</text:p>
          </table:table-cell>
          <table:table-cell table:style-name="ce38" office:value-type="string" calcext:value-type="string">
            <text:p><text:a xlink:href="https://store.steampowered.com/app/1548010/Flipol/" xlink:type="simple">https://store.steampowered.com/app/1548010/Flipol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</text:p>
          </table:table-cell>
          <table:table-cell table:style-name="ce74" table:content-validation-name="val2" office:value-type="string" calcext:value-type="string">
            <text:p>Derin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Derin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For the Revenge</text:p>
          </table:table-cell>
          <table:table-cell table:style-name="ce38" office:value-type="string" calcext:value-type="string">
            <text:p><text:a xlink:href="https://store.steampowered.com/app/893480/For_the_Revenge/" xlink:type="simple">https://store.steampowered.com/app/893480/For_the_Revenge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어드벤처</text:p>
          </table:table-cell>
          <table:table-cell table:style-name="ce74" table:content-validation-name="val2" office:value-type="string" calcext:value-type="string">
            <text:p>MM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M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Frincess&amp;Cnight</text:p>
          </table:table-cell>
          <table:table-cell table:style-name="ce38" office:value-type="string" calcext:value-type="string">
            <text:p><text:a xlink:href="https://store.steampowered.com/app/1452540/FrincessCnight/" xlink:type="simple">https://store.steampowered.com/app/1452540/FrincessCnight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 플랫포머</text:p>
          </table:table-cell>
          <table:table-cell table:style-name="ce74" table:content-validation-name="val2" office:value-type="string" calcext:value-type="string">
            <text:p>Singlecore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Singlecore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GranAge</text:p>
          </table:table-cell>
          <table:table-cell table:style-name="ce38" office:value-type="string" calcext:value-type="string">
            <text:p><text:a xlink:href="https://store.steampowered.com/app/1412470/GranAge/" xlink:type="simple">https://store.steampowered.com/app/1412470/GranAge/</text:a></text:p>
          </table:table-cell>
          <table:table-cell table:style-name="ce42" office:value-type="float" office:value="2020" calcext:value-type="float">
            <text:p>2020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액션RPG</text:p>
          </table:table-cell>
          <table:table-cell table:style-name="ce74" table:content-validation-name="val2" office:value-type="string" calcext:value-type="string">
            <text:p>PICTOLOGI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ICTOLOGI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GREAT TOY SHOWDOWN</text:p>
          </table:table-cell>
          <table:table-cell table:style-name="ce38" office:value-type="string" calcext:value-type="string">
            <text:p><text:a xlink:href="https://store.steampowered.com/app/2319940/GREAT_TOY_SHOWDOWN/" xlink:type="simple">https://store.steampowered.com/app/2319940/GREAT_TOY_SHOWDOWN/</text:a></text:p>
          </table:table-cell>
          <table:table-cell table:style-name="ce42" office:value-type="float" office:value="2024" calcext:value-type="float">
            <text:p>2024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캐주얼 슈팅 팀 대전</text:p>
          </table:table-cell>
          <table:table-cell table:style-name="ce74" table:content-validation-name="val2" office:value-type="string" calcext:value-type="string">
            <text:p>SANDY FLOOR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SANDY FLOOR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Heartless</text:p>
          </table:table-cell>
          <table:table-cell table:style-name="ce38" office:value-type="string" calcext:value-type="string">
            <text:p><text:a xlink:href="https://store.steampowered.com/app/1978520/Heartless/" xlink:type="simple">https://store.steampowered.com/app/1978520/Heartless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3D 액션 TPS </text:p>
          </table:table-cell>
          <table:table-cell table:style-name="ce74" table:content-validation-name="val2" office:value-type="string" calcext:value-type="string">
            <text:p>Cresen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res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Hotel Sowls</text:p>
          </table:table-cell>
          <table:table-cell table:style-name="ce40" office:value-type="string" calcext:value-type="string">
            <text:p><text:a xlink:href="https://store.steampowered.com/app/968350/Hotel_Sowls/" xlink:type="simple">https://store.steampowered.com/app/968350/Hotel_Sowls/</text:a></text:p>
          </table:table-cell>
          <table:table-cell table:style-name="ce48" office:value-type="float" office:value="2019" calcext:value-type="float">
            <text:p>2019</text:p>
          </table:table-cell>
          <table:table-cell table:number-columns-repeated="2" table:style-name="ce68" office:value-type="string" calcext:value-type="string">
            <text:p>x</text:p>
          </table:table-cell>
          <table:table-cell table:style-name="ce72" office:value-type="string" calcext:value-type="string">
            <text:p>2D, 미스테리 어드벤처</text:p>
          </table:table-cell>
          <table:table-cell table:style-name="ce76" table:content-validation-name="val2" office:value-type="string" calcext:value-type="string">
            <text:p>Studio Sott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Studio Sott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HunterX</text:p>
          </table:table-cell>
          <table:table-cell table:style-name="ce38" office:value-type="string" calcext:value-type="string">
            <text:p><text:a xlink:href="https://store.steampowered.com/app/1918450/HunterX/" xlink:type="simple">https://store.steampowered.com/app/1918450/HunterX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8" office:value-type="string" calcext:value-type="string">
            <text:p>x</text:p>
          </table:table-cell>
          <table:table-cell table:style-name="ce72" office:value-type="string" calcext:value-type="string">
            <text:p>액션 어드벤처</text:p>
          </table:table-cell>
          <table:table-cell table:style-name="ce74" table:content-validation-name="val2" office:value-type="string" calcext:value-type="string">
            <text:p>ORANGE POPCORN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ORANGE POPCORN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span text:style-name="T2">[루리웹 댓글의 일부]</text:span></text:p>
            <text:p/>
            <text:p><text:span text:style-name="T2">안녕하세요. 헌터X 개발자입니다.</text:span></text:p>
            <text:p><text:span text:style-name="T2">2020년 스팀과 닌텐도 스위치로 출시되었던 3000th Duel의 스핀오프 게임입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HunterX: code name T</text:p>
          </table:table-cell>
          <table:table-cell table:style-name="ce38" office:value-type="string" calcext:value-type="string">
            <text:p><text:a xlink:href="https://store.steampowered.com/app/2680330/HunterX_code_name_T/" xlink:type="simple">https://store.steampowered.com/app/2680330/HunterX_code_name_T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8" office:value-type="string" calcext:value-type="string">
            <text:p>x</text:p>
          </table:table-cell>
          <table:table-cell table:style-name="ce72" office:value-type="string" calcext:value-type="string">
            <text:p>액션 어드벤처</text:p>
          </table:table-cell>
          <table:table-cell table:style-name="ce74" table:content-validation-name="val2" office:value-type="string" calcext:value-type="string">
            <text:p>ORANGE POPCORN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ORANGE POPCORN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HYNPYTOL</text:p>
          </table:table-cell>
          <table:table-cell table:style-name="ce38" office:value-type="string" calcext:value-type="string">
            <text:p><text:a xlink:href="https://store.steampowered.com/app/2520000/HYNPYTOL/" xlink:type="simple">https://store.steampowered.com/app/2520000/HYNPYTOL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8" office:value-type="string" calcext:value-type="string">
            <text:p>x</text:p>
          </table:table-cell>
          <table:table-cell table:style-name="ce72" office:value-type="string" calcext:value-type="string">
            <text:p>액션 퍼즐 어드벤쳐</text:p>
          </table:table-cell>
          <table:table-cell table:style-name="ce74" table:content-validation-name="val2" office:value-type="string" calcext:value-type="string">
            <text:p>base0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base0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a xlink:href="https://zdnet.co.kr/view/?no=20231208173624" xlink:type="simple">https://zdnet.co.kr/view/?no=20231208173624</text:a></text:p>
            <text:p/>
            <text:p>'HYNPYTOL(힌피톨)'</text:p>
            <text:p/>
            <text:p>한글 제목이 기사에 있지만 스팀 페이지에는 없으므로 넣지 않았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Idle Catfarmia</text:p>
          </table:table-cell>
          <table:table-cell table:style-name="ce38" office:value-type="string" calcext:value-type="string">
            <text:p><text:a xlink:href="https://store.steampowered.com/app/2399080/Idle_Catfarmia/" xlink:type="simple">https://store.steampowered.com/app/2399080/Idle_Catfarmia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8" office:value-type="string" calcext:value-type="string">
            <text:p>x</text:p>
          </table:table-cell>
          <table:table-cell table:style-name="ce72" office:value-type="string" calcext:value-type="string">
            <text:p>방치형 농장 관리 게임</text:p>
          </table:table-cell>
          <table:table-cell table:style-name="ce74" table:content-validation-name="val2" office:value-type="string" calcext:value-type="string">
            <text:p>Rainbow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Rainbow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in My MIND.</text:p>
          </table:table-cell>
          <table:table-cell table:style-name="ce38" office:value-type="string" calcext:value-type="string">
            <text:p><text:a xlink:href="https://store.steampowered.com/app/859370/in_My_MIND/" xlink:type="simple">https://store.steampowered.com/app/859370/in_My_MIND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8" office:value-type="string" calcext:value-type="string">
            <text:p>x</text:p>
          </table:table-cell>
          <table:table-cell table:style-name="ce72" office:value-type="string" calcext:value-type="string">
            <text:p>슈팅</text:p>
          </table:table-cell>
          <table:table-cell table:style-name="ce74" table:content-validation-name="val2" office:value-type="string" calcext:value-type="string">
            <text:p>P.S.B (iNsOoL)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Infinite Sunshine Dust</text:p>
          </table:table-cell>
          <table:table-cell table:style-name="ce38" office:value-type="string" calcext:value-type="string">
            <text:p><text:a xlink:href="https://store.steampowered.com/app/673810/Infinite_Sunshine_Dust/" xlink:type="simple">https://store.steampowered.com/app/673810/Infinite_Sunshine_Dust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8" office:value-type="string" calcext:value-type="string">
            <text:p>x</text:p>
          </table:table-cell>
          <table:table-cell table:style-name="ce72" office:value-type="string" calcext:value-type="string">
            <text:p>공포, 어드벤처</text:p>
          </table:table-cell>
          <table:table-cell table:style-name="ce74" table:content-validation-name="val2" office:value-type="string" calcext:value-type="string">
            <text:p>Kena MAKF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Kena MAKF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KALPA: Cosmic Symphony</text:p>
          </table:table-cell>
          <table:table-cell table:style-name="ce38" office:value-type="string" calcext:value-type="string">
            <text:p><text:a xlink:href="https://store.steampowered.com/app/2717010/KALPA_Cosmic_Symphony/" xlink:type="simple">https://store.steampowered.com/app/2717010/KALPA_Cosmic_Symphony/</text:a></text:p>
          </table:table-cell>
          <table:table-cell table:style-name="ce42" office:value-type="float" office:value="2024" calcext:value-type="float">
            <text:p>2024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?</text:p>
          </table:table-cell>
          <table:table-cell table:style-name="ce72" office:value-type="string" calcext:value-type="string">
            <text:p>리듬</text:p>
          </table:table-cell>
          <table:table-cell table:style-name="ce74" table:content-validation-name="val2" office:value-type="string" calcext:value-type="string">
            <text:p>QueseraGames Co., Ltd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QueseraGames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KAMiBAKO - Mythology of Cube -</text:p>
          </table:table-cell>
          <table:table-cell table:style-name="ce38" office:value-type="string" calcext:value-type="string">
            <text:p><text:a xlink:href="https://store.steampowered.com/app/2081340/KAMiBAKO__Mythology_of_Cube/" xlink:type="simple">https://store.steampowered.com/app/2081340/KAMiBAKO__Mythology_of_Cube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맵크래프트×퍼즐×배틀×RPG</text:p>
          </table:table-cell>
          <table:table-cell table:style-name="ce74" table:content-validation-name="val2" office:value-type="string" calcext:value-type="string">
            <text:p>GRAVITY GAME ARIS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GRAVITY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Karma Knight</text:p>
          </table:table-cell>
          <table:table-cell table:style-name="ce38" office:value-type="string" calcext:value-type="string">
            <text:p><text:a xlink:href="https://store.steampowered.com/app/1255740/Karma_Knight/" xlink:type="simple">https://store.steampowered.com/app/1255740/Karma_Knight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횡스크롤 액션</text:p>
          </table:table-cell>
          <table:table-cell table:style-name="ce74" table:content-validation-name="val2" office:value-type="string" calcext:value-type="string">
            <text:p>UltramarineSof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UltramarineSof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Kill The Crows</text:p>
          </table:table-cell>
          <table:table-cell table:style-name="ce40" office:value-type="string" calcext:value-type="string">
            <text:p><text:a xlink:href="https://store.steampowered.com/app/2441270/Kill_The_Crows/" xlink:type="simple">https://store.steampowered.com/app/2441270/Kill_The_Crows/</text:a></text:p>
          </table:table-cell>
          <table:table-cell table:style-name="ce48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탑다운 슈팅</text:p>
          </table:table-cell>
          <table:table-cell table:style-name="ce76" table:content-validation-name="val2" office:value-type="string" calcext:value-type="string">
            <text:p>5minlab Corp.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5minlab Corp.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Kill the Dictator</text:p>
          </table:table-cell>
          <table:table-cell table:style-name="ce38" office:value-type="string" calcext:value-type="string">
            <text:p><text:a xlink:href="https://store.steampowered.com/app/917200/Kill_the_Dictator/" xlink:type="simple">https://store.steampowered.com/app/917200/Kill_the_Dictator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캐쥬얼 전략 시뮬레이션</text:p>
          </table:table-cell>
          <table:table-cell table:style-name="ce74" table:content-validation-name="val2" office:value-type="string" calcext:value-type="string">
            <text:p>Afeel inc</text:p>
          </table:table-cell>
          <table:table-cell table:style-name="ce81" table:content-validation-name="val2" office:value-type="string" calcext:value-type="string">
            <text:p>Magic Cube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Afeel inc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Kingdom Under Fire: A War of Heroes (GOLD Edition)</text:p>
          </table:table-cell>
          <table:table-cell table:style-name="ce38" office:value-type="string" calcext:value-type="string">
            <text:p><text:a xlink:href="https://store.steampowered.com/app/2183600/Kingdom_Under_Fire_A_War_of_Heroes_GOLD_Edition/" xlink:type="simple">https://store.steampowered.com/app/2183600/Kingdom_Under_Fire_A_War_of_Heroes_GOLD_Edition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전략, 액션, RPG</text:p>
          </table:table-cell>
          <table:table-cell table:style-name="ce74" table:content-validation-name="val2" office:value-type="string" calcext:value-type="string">
            <text:p>Blueside</text:p>
          </table:table-cell>
          <table:table-cell table:style-name="ce81" table:content-validation-name="val2" office:value-type="string" calcext:value-type="string">
            <text:p>Bloom Technology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Incredi Soft</text:p>
          </table:table-cell>
          <table:table-cell table:style-name="ce88" table:content-validation-name="val3" office:value-type="string" calcext:value-type="string">
            <text:p>Bloom Technology</text:p>
          </table:table-cell>
          <table:table-cell table:style-name="ce88" table:content-validation-name="val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Kitchen Crisis</text:p>
          </table:table-cell>
          <table:table-cell table:style-name="ce38" office:value-type="string" calcext:value-type="string">
            <text:p><text:a xlink:href="https://store.steampowered.com/app/2118250/Kitchen_Crisis/" xlink:type="simple">https://store.steampowered.com/app/2118250/Kitchen_Crisis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요리 디펜스</text:p>
          </table:table-cell>
          <table:table-cell table:style-name="ce74" table:content-validation-name="val2" office:value-type="string" calcext:value-type="string">
            <text:p>Team Samoyed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eam Samoyed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Kusan : City of Wolves</text:p>
          </table:table-cell>
          <table:table-cell table:style-name="ce38" office:value-type="string" calcext:value-type="string">
            <text:p><text:a xlink:href="https://store.steampowered.com/app/1714510/Kusan__City_of_Wolves/" xlink:type="simple">https://store.steampowered.com/app/1714510/Kusan__City_of_Wolves/</text:a></text:p>
          </table:table-cell>
          <table:table-cell table:style-name="ce42" office:value-type="string" calcext:value-type="string">
            <text:p>2024Q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탑다운 슈터</text:p>
          </table:table-cell>
          <table:table-cell table:style-name="ce74" table:content-validation-name="val2" office:value-type="string" calcext:value-type="string">
            <text:p>CIRCLEfromDO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IRCLEfromDO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Last Light</text:p>
          </table:table-cell>
          <table:table-cell table:style-name="ce38" office:value-type="string" calcext:value-type="string">
            <text:p><text:a xlink:href="https://store.steampowered.com/app/1675620/Last_Light" xlink:type="simple">https://store.steampowered.com/app/1675620/Last_Light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호러 어드벤쳐</text:p>
          </table:table-cell>
          <table:table-cell table:style-name="ce74" table:content-validation-name="val2" office:value-type="string" calcext:value-type="string">
            <text:p>Team Corn Field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HIKE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Legal Dungeon</text:p>
          </table:table-cell>
          <table:table-cell table:style-name="ce40" office:value-type="string" calcext:value-type="string">
            <text:p><text:a xlink:href="https://store.steampowered.com/app/1013750/Legal_Dungeon/" xlink:type="simple">https://store.steampowered.com/app/1013750/Legal_Dungeon/</text:a></text:p>
          </table:table-cell>
          <table:table-cell table:style-name="ce48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시뮬레이션, 어드벤처</text:p>
          </table:table-cell>
          <table:table-cell table:style-name="ce76" table:content-validation-name="val2" office:value-type="string" calcext:value-type="string">
            <text:p>Somi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Somi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Library Of Ruina</text:p>
          </table:table-cell>
          <table:table-cell table:style-name="ce40" office:value-type="string" calcext:value-type="string">
            <text:p><text:a xlink:href="https://store.steampowered.com/app/1256670/Library_Of_Ruina" xlink:type="simple">https://store.steampowered.com/app/1256670/Library_Of_Ruina</text:a></text:p>
          </table:table-cell>
          <table:table-cell table:style-name="ce48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도서관 배틀 시뮬레이션</text:p>
          </table:table-cell>
          <table:table-cell table:style-name="ce76" table:content-validation-name="val2" office:value-type="string" calcext:value-type="string">
            <text:p>ProjectMoon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ProjectMoon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Little Gods of the Abyss</text:p>
          </table:table-cell>
          <table:table-cell table:style-name="ce38" office:value-type="string" calcext:value-type="string">
            <text:p><text:a xlink:href="https://store.steampowered.com/app/1044410/Little_Gods_of_the_Abyss/" xlink:type="simple">https://store.steampowered.com/app/1044410/Little_Gods_of_the_Abyss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</text:p>
          </table:table-cell>
          <table:table-cell table:style-name="ce74" table:content-validation-name="val2" office:value-type="string" calcext:value-type="string">
            <text:p>PLAY Mephistowaltz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LAY Mephistowalt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Lobotomy Corporation | Monster Management Simulation</text:p>
          </table:table-cell>
          <table:table-cell table:style-name="ce40" office:value-type="string" calcext:value-type="string">
            <text:p><text:a xlink:href="https://store.steampowered.com/app/568220/Lobotomy_Corporation__Monster_Management_Simulation/" xlink:type="simple">https://store.steampowered.com/app/568220/Lobotomy_Corporation__Monster_Management_Simulation/</text:a></text:p>
          </table:table-cell>
          <table:table-cell table:style-name="ce48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괴물 관리, 로그라이트, 시뮬레이션</text:p>
          </table:table-cell>
          <table:table-cell table:style-name="ce76" table:content-validation-name="val2" office:value-type="string" calcext:value-type="string">
            <text:p>ProjectMoon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ProjectMoon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Lonely White</text:p>
          </table:table-cell>
          <table:table-cell table:style-name="ce38" office:value-type="string" calcext:value-type="string">
            <text:p><text:a xlink:href="https://store.steampowered.com/app/2093020/Lonely_White/" xlink:type="simple">https://store.steampowered.com/app/2093020/Lonely_White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 RPG</text:p>
          </table:table-cell>
          <table:table-cell table:style-name="ce74" table:content-validation-name="val2" office:value-type="string" calcext:value-type="string">
            <text:p>Nomary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Lost Eidolons</text:p>
          </table:table-cell>
          <table:table-cell table:style-name="ce40" office:value-type="string" calcext:value-type="string">
            <text:p><text:a xlink:href="https://store.steampowered.com/app/1580520/Lost_Eidolons/" xlink:type="simple">https://store.steampowered.com/app/1580520/Lost_Eidolons/</text:a></text:p>
          </table:table-cell>
          <table:table-cell table:style-name="ce48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턴제, SRPG</text:p>
          </table:table-cell>
          <table:table-cell table:style-name="ce76" table:content-validation-name="val2" office:value-type="string" calcext:value-type="string">
            <text:p>Ocean Drive Studio, Inc.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Ocean Drive Studio, Inc.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Lost Ruins</text:p>
          </table:table-cell>
          <table:table-cell table:style-name="ce38" office:value-type="string" calcext:value-type="string">
            <text:p><text:a xlink:href="https://store.steampowered.com/app/1306630/Lost_Ruins/" xlink:type="simple">https://store.steampowered.com/app/1306630/Lost_Ruins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횡스크롤, 생존, 액션</text:p>
          </table:table-cell>
          <table:table-cell table:style-name="ce74" table:content-validation-name="val2" office:value-type="string" calcext:value-type="string">
            <text:p>ALTARI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DANGEN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Love in Login</text:p>
          </table:table-cell>
          <table:table-cell table:style-name="ce38" office:value-type="string" calcext:value-type="string">
            <text:p><text:a xlink:href="https://store.steampowered.com/app/2661620/Love_in_Login/" xlink:type="simple">https://store.steampowered.com/app/2661620/Love_in_Login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비주얼 노벨</text:p>
          </table:table-cell>
          <table:table-cell table:style-name="ce74" table:content-validation-name="val2" office:value-type="string" calcext:value-type="string">
            <text:p>Metacraft</text:p>
          </table:table-cell>
          <table:table-cell table:style-name="ce81" table:content-validation-name="val2" office:value-type="string" calcext:value-type="string">
            <text:p>Onfire Game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Smilegate Stov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Lucky Fish Bread</text:p>
          </table:table-cell>
          <table:table-cell table:style-name="ce38" office:value-type="string" calcext:value-type="string">
            <text:p><text:a xlink:href="https://store.steampowered.com/app/1695400/Lucky_Fish_Bread/" xlink:type="simple">https://store.steampowered.com/app/1695400/Lucky_Fish_Bread/</text:a></text:p>
          </table:table-cell>
          <table:table-cell table:style-name="ce42" office:value-type="float" office:value="2022" calcext:value-type="float">
            <text:p>2022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VR, 경영, 생활 시뮬레이션</text:p>
          </table:table-cell>
          <table:table-cell table:style-name="ce74" table:content-validation-name="val2" office:value-type="string" calcext:value-type="string">
            <text:p>Visual Ligh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Visual Ligh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ad World - Age of Darkness – MMORPG</text:p>
          </table:table-cell>
          <table:table-cell table:style-name="ce38" office:value-type="string" calcext:value-type="string">
            <text:p><text:a xlink:href="https://store.steampowered.com/app/771580/Mad_World___Age_of_Darkness__MMORPG/" xlink:type="simple">https://store.steampowered.com/app/771580/Mad_World___Age_of_Darkness__MMORPG/</text:a></text:p>
          </table:table-cell>
          <table:table-cell table:style-name="ce42" office:value-type="float" office:value="2024" calcext:value-type="float">
            <text:p>2024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MMORPG</text:p>
          </table:table-cell>
          <table:table-cell table:style-name="ce74" table:content-validation-name="val2" office:value-type="string" calcext:value-type="string">
            <text:p>Jandisof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Jandisof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agia X</text:p>
          </table:table-cell>
          <table:table-cell table:style-name="ce38" office:value-type="string" calcext:value-type="string">
            <text:p><text:a xlink:href="https://store.steampowered.com/app/1427680/Magia_X/" xlink:type="simple">https://store.steampowered.com/app/1427680/Magia_X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횡스크롤 액션 RPG</text:p>
          </table:table-cell>
          <table:table-cell table:style-name="ce74" table:content-validation-name="val2" office:value-type="string" calcext:value-type="string">
            <text:p>Superacid</text:p>
          </table:table-cell>
          <table:table-cell table:style-name="ce81" table:content-validation-name="val2" office:value-type="string" calcext:value-type="string">
            <text:p>Manlev Game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Superacid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agic Paper</text:p>
          </table:table-cell>
          <table:table-cell table:style-name="ce38" office:value-type="string" calcext:value-type="string">
            <text:p><text:a xlink:href="https://store.steampowered.com/app/2387310/Magic_Paper/" xlink:type="simple">https://store.steampowered.com/app/2387310/Magic_Paper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핵 앤 슬래시, 로그라이크</text:p>
          </table:table-cell>
          <table:table-cell table:style-name="ce74" table:content-validation-name="val2" office:value-type="string" calcext:value-type="string">
            <text:p>Teleportsof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eleportsof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azM: Jekyll and Hyde</text:p>
          </table:table-cell>
          <table:table-cell table:style-name="ce38" office:value-type="string" calcext:value-type="string">
            <text:p><text:a xlink:href="https://store.steampowered.com/app/1178150/MazM_Jekyll_and_Hyde/" xlink:type="simple">https://store.steampowered.com/app/1178150/MazM_Jekyll_and_Hyde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쳐 </text:p>
          </table:table-cell>
          <table:table-cell table:style-name="ce74" table:content-validation-name="val2" office:value-type="string" calcext:value-type="string">
            <text:p>Growing Seed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emory Fragment</text:p>
          </table:table-cell>
          <table:table-cell table:style-name="ce38" office:value-type="string" calcext:value-type="string">
            <text:p><text:a xlink:href="https://store.steampowered.com/app/2546170/Memory_Fragment/" xlink:type="simple">https://store.steampowered.com/app/2546170/Memory_Fragment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시뮬레이션, 퍼즐</text:p>
          </table:table-cell>
          <table:table-cell table:style-name="ce74" table:content-validation-name="val2" office:value-type="string" calcext:value-type="string">
            <text:p>THEAND Co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HEAND Co.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왜 게임 이미지에만 한글 제목을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erge &amp; Blade</text:p>
          </table:table-cell>
          <table:table-cell table:style-name="ce38" office:value-type="string" calcext:value-type="string">
            <text:p><text:a xlink:href="https://store.steampowered.com/app/1446930/Merge__Blade/" xlink:type="simple">https://store.steampowered.com/app/1446930/Merge__Blad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세계 최초 퍼즐 오토 배틀러</text:p>
          </table:table-cell>
          <table:table-cell table:style-name="ce74" table:content-validation-name="val2" office:value-type="string" calcext:value-type="string">
            <text:p>Magic Cub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gic Cub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ETAL SUITS</text:p>
          </table:table-cell>
          <table:table-cell table:style-name="ce38" office:value-type="string" calcext:value-type="string">
            <text:p><text:a xlink:href="https://store.steampowered.com/app/2093800/METAL_SUITS/" xlink:type="simple">https://store.steampowered.com/app/2093800/METAL_SUITS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횡스크롤 액션</text:p>
          </table:table-cell>
          <table:table-cell table:style-name="ce74" table:content-validation-name="val2" office:value-type="string" calcext:value-type="string">
            <text:p>Eggtart Inc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Eggtart Inc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etal Unit</text:p>
          </table:table-cell>
          <table:table-cell table:style-name="ce38" office:value-type="string" calcext:value-type="string">
            <text:p><text:a xlink:href="https://store.steampowered.com/app/1173200/Metal_Unit/" xlink:type="simple">https://store.steampowered.com/app/1173200/Metal_Unit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플랫폼, 로그라이트</text:p>
          </table:table-cell>
          <table:table-cell table:style-name="ce74" table:content-validation-name="val2" office:value-type="string" calcext:value-type="string">
            <text:p>JellySnow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NEOWI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eteor 60 Seconds!</text:p>
          </table:table-cell>
          <table:table-cell table:style-name="ce38" office:value-type="string" calcext:value-type="string">
            <text:p><text:a xlink:href="https://store.steampowered.com/app/788770/Meteor_60_Seconds/" xlink:type="simple">https://store.steampowered.com/app/788770/Meteor_60_Seconds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횡스크롤 액션</text:p>
          </table:table-cell>
          <table:table-cell table:style-name="ce74" table:content-validation-name="val2" office:value-type="string" calcext:value-type="string">
            <text:p>AvoCav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AvoCavo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자세한 정보를 찾을 수가 없는데. 일단 대한민국 서울에 살고 계시다고 합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Garden Cafe</text:p>
          </table:table-cell>
          <table:table-cell table:style-name="ce38" office:value-type="string" calcext:value-type="string">
            <text:p><text:a xlink:href="https://store.steampowered.com/app/2522550/Mini_Garden_Cafe/" xlink:type="simple">https://store.steampowered.com/app/2522550/Mini_Garden_Caf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경영 시뮬레이션, 릴렉싱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텀블벅 : <text:a xlink:href="https://tumblbug.com/minigardencafe" xlink:type="simple">https://tumblbug.com/minigarden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Island</text:p>
          </table:table-cell>
          <table:table-cell table:style-name="ce38" office:value-type="string" calcext:value-type="string">
            <text:p><text:a xlink:href="https://store.steampowered.com/app/1188310/Mini_Island/" xlink:type="simple">https://store.steampowered.com/app/1188310/Mini_Island/</text:a></text:p>
          </table:table-cell>
          <table:table-cell table:style-name="ce42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Island: Aroma</text:p>
          </table:table-cell>
          <table:table-cell table:style-name="ce38" office:value-type="string" calcext:value-type="string">
            <text:p><text:a xlink:href="https://store.steampowered.com/app/1897970/Mini_Island_Aroma/" xlink:type="simple">https://store.steampowered.com/app/1897970/Mini_Island_Aroma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Island: Autumn</text:p>
          </table:table-cell>
          <table:table-cell table:style-name="ce38" office:value-type="string" calcext:value-type="string">
            <text:p><text:a xlink:href="https://store.steampowered.com/app/1720180/Mini_Island_Autumn/" xlink:type="simple">https://store.steampowered.com/app/1720180/Mini_Island_Autumn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Island: Cosmos</text:p>
          </table:table-cell>
          <table:table-cell table:style-name="ce38" office:value-type="string" calcext:value-type="string">
            <text:p><text:a xlink:href="https://store.steampowered.com/app/1952550/Mini_Island_Cosmos/" xlink:type="simple">https://store.steampowered.com/app/1952550/Mini_Island_Cosmos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Island: Night</text:p>
          </table:table-cell>
          <table:table-cell table:style-name="ce38" office:value-type="string" calcext:value-type="string">
            <text:p><text:a xlink:href="https://store.steampowered.com/app/1200780/Mini_Island_Night/" xlink:type="simple">https://store.steampowered.com/app/1200780/Mini_Island_Night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Island: Spring</text:p>
          </table:table-cell>
          <table:table-cell table:style-name="ce38" office:value-type="string" calcext:value-type="string">
            <text:p><text:a xlink:href="https://store.steampowered.com/app/1565580/Mini_Island_Spring/" xlink:type="simple">https://store.steampowered.com/app/1565580/Mini_Island_Spring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Island: Summer</text:p>
          </table:table-cell>
          <table:table-cell table:style-name="ce38" office:value-type="string" calcext:value-type="string">
            <text:p><text:a xlink:href="https://store.steampowered.com/app/1601790/Mini_Island_Summer/" xlink:type="simple">https://store.steampowered.com/app/1601790/Mini_Island_Summer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Island: Winter</text:p>
          </table:table-cell>
          <table:table-cell table:style-name="ce38" office:value-type="string" calcext:value-type="string">
            <text:p><text:a xlink:href="https://store.steampowered.com/app/1781980/Mini_Island_Winter/" xlink:type="simple">https://store.steampowered.com/app/1781980/Mini_Island_Winter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Star Bakery</text:p>
          </table:table-cell>
          <table:table-cell table:style-name="ce38" office:value-type="string" calcext:value-type="string">
            <text:p><text:a xlink:href="https://store.steampowered.com/app/2171610/Mini_Star_Bakery/" xlink:type="simple">https://store.steampowered.com/app/2171610/Mini_Star_Bakery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힐링 빵집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Star Cafe</text:p>
          </table:table-cell>
          <table:table-cell table:style-name="ce38" office:value-type="string" calcext:value-type="string">
            <text:p><text:a xlink:href="https://store.steampowered.com/app/2309280/Mini_Star_Cafe/" xlink:type="simple">https://store.steampowered.com/app/2309280/Mini_Star_Caf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경영 시뮬레이션, 릴렉싱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텀블벅 : <text:a xlink:href="https://tumblbug.com/ministarcafe" xlink:type="simple">https://tumblbug.com/ministar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Star Fishing</text:p>
          </table:table-cell>
          <table:table-cell table:style-name="ce38" office:value-type="string" calcext:value-type="string">
            <text:p><text:a xlink:href="https://store.steampowered.com/app/2012790/Mini_Star_Fishing/" xlink:type="simple">https://store.steampowered.com/app/2012790/Mini_Star_Fishing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캐주얼 힐링 낚시 미니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텀블벅 : <text:a xlink:href="https://tumblbug.com/ministarfishing" xlink:type="simple">https://tumblbug.com/ministarfishi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Star Survivor</text:p>
          </table:table-cell>
          <table:table-cell table:style-name="ce38" office:value-type="string" calcext:value-type="string">
            <text:p><text:a xlink:href="https://store.steampowered.com/app/2538830/Mini_Star_Survivor/" xlink:type="simple">https://store.steampowered.com/app/2538830/Mini_Star_Survivor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 서바이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텀블벅 : <text:a xlink:href="https://tumblbug.com/ministarsurvivor" xlink:type="simple">https://tumblbug.com/ministarsurvivor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mal Escape</text:p>
          </table:table-cell>
          <table:table-cell table:style-name="ce38" office:value-type="string" calcext:value-type="string">
            <text:p><text:a xlink:href="https://store.steampowered.com/app/2782420/Minimal_Escape/" xlink:type="simple">https://store.steampowered.com/app/2782420/Minimal_Escape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 어드벤처</text:p>
          </table:table-cell>
          <table:table-cell table:style-name="ce74" table:content-validation-name="val2" office:value-type="string" calcext:value-type="string">
            <text:p>THEAND Co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HEAND Co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xx Island</text:p>
          </table:table-cell>
          <table:table-cell table:style-name="ce38" office:value-type="string" calcext:value-type="string">
            <text:p><text:a xlink:href="https://store.steampowered.com/app/1437430/Mixx_Island/" xlink:type="simple">https://store.steampowered.com/app/1437430/Mixx_Island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xx Island: Remix</text:p>
          </table:table-cell>
          <table:table-cell table:style-name="ce38" office:value-type="string" calcext:value-type="string">
            <text:p><text:a xlink:href="https://store.steampowered.com/app/1492640/Mixx_Island_Remix/" xlink:type="simple">https://store.steampowered.com/app/1492640/Mixx_Island_Remix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xx Island: Remix Vol. 2</text:p>
          </table:table-cell>
          <table:table-cell table:style-name="ce38" office:value-type="string" calcext:value-type="string">
            <text:p><text:a xlink:href="https://store.steampowered.com/app/1822500/Mixx_Island_Remix_Vol_2/" xlink:type="simple">https://store.steampowered.com/app/1822500/Mixx_Island_Remix_Vol_2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oonlight thief</text:p>
          </table:table-cell>
          <table:table-cell table:style-name="ce38" office:value-type="string" calcext:value-type="string">
            <text:p><text:a xlink:href="https://store.steampowered.com/app/1006830/Moonlight_thief/" xlink:type="simple">https://store.steampowered.com/app/1006830/Moonlight_thief/</text:a></text:p>
          </table:table-cell>
          <table:table-cell table:style-name="ce42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탑뷰, 액션, 잠입, 추리</text:p>
          </table:table-cell>
          <table:table-cell table:style-name="ce74" table:content-validation-name="val2" office:value-type="string" calcext:value-type="string">
            <text:p>Alpheratz*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Alpheratz*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UA</text:p>
          </table:table-cell>
          <table:table-cell table:style-name="ce38" office:value-type="string" calcext:value-type="string">
            <text:p><text:a xlink:href="https://store.steampowered.com/app/2219150/MUA/" xlink:type="simple">https://store.steampowered.com/app/2219150/MUA/</text:a></text:p>
          </table:table-cell>
          <table:table-cell table:style-name="ce42" office:value-type="float" office:value="2023" calcext:value-type="float">
            <text:p>2023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FPS</text:p>
          </table:table-cell>
          <table:table-cell table:style-name="ce74" table:content-validation-name="val2" office:value-type="string" calcext:value-type="string">
            <text:p>BangsFactory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BangsFactory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Nameless ~The one thing you must recall~</text:p>
          </table:table-cell>
          <table:table-cell table:style-name="ce38" office:value-type="string" calcext:value-type="string">
            <text:p><text:a xlink:href="https://store.steampowered.com/app/337930/Nameless_The_one_thing_you_must_recall/" xlink:type="simple">https://store.steampowered.com/app/337930/Nameless_The_one_thing_you_must_recall/</text:a></text:p>
          </table:table-cell>
          <table:table-cell table:style-name="ce42" office:value-type="float" office:value="2013" calcext:value-type="float">
            <text:p>201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여성향 비주얼 노벨</text:p>
          </table:table-cell>
          <table:table-cell table:style-name="ce74" table:content-validation-name="val2" office:value-type="string" calcext:value-type="string">
            <text:p>Cheritz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heritz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한글 제목이 홈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NEOVERSE</text:p>
          </table:table-cell>
          <table:table-cell table:style-name="ce38" office:value-type="string" calcext:value-type="string">
            <text:p><text:a xlink:href="https://store.steampowered.com/app/994220/NEOVERSE/" xlink:type="simple">https://store.steampowered.com/app/994220/NEOVERSE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덱빌딩, 전략, 액션, 로그라이트</text:p>
          </table:table-cell>
          <table:table-cell table:style-name="ce74" table:content-validation-name="val2" office:value-type="string" calcext:value-type="string">
            <text:p>Tinogames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inogames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Next Hero</text:p>
          </table:table-cell>
          <table:table-cell table:style-name="ce38" office:value-type="string" calcext:value-type="string">
            <text:p><text:a xlink:href="https://store.steampowered.com/app/756490/Next_Hero/" xlink:type="simple">https://store.steampowered.com/app/756490/Next_Hero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로그라이크 슈팅 액션 RPG</text:p>
          </table:table-cell>
          <table:table-cell table:style-name="ce74" table:content-validation-name="val2" office:value-type="string" calcext:value-type="string">
            <text:p>LINE Games Corporation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LINE Games Corporation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Nientum - Opus Zero</text:p>
          </table:table-cell>
          <table:table-cell table:style-name="ce38" office:value-type="string" calcext:value-type="string">
            <text:p><text:a xlink:href="https://store.steampowered.com/app/2725250/Nientum__Opus_Zero/" xlink:type="simple">https://store.steampowered.com/app/2725250/Nientum__Opus_Zero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플랫포머, 러너, 음악 인터랙션</text:p>
          </table:table-cell>
          <table:table-cell table:style-name="ce74" table:content-validation-name="val2" office:value-type="string" calcext:value-type="string">
            <text:p>QueseraGames Co., Ltd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QueseraGames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Night of the Dead</text:p>
          </table:table-cell>
          <table:table-cell table:style-name="ce40" office:value-type="string" calcext:value-type="string">
            <text:p><text:a xlink:href="https://store.steampowered.com/app/1377380/Night_of_the_Dead/" xlink:type="simple">https://store.steampowered.com/app/1377380/Night_of_the_Dead/</text:a></text:p>
          </table:table-cell>
          <table:table-cell table:style-name="ce48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생존, 기지건설</text:p>
          </table:table-cell>
          <table:table-cell table:style-name="ce76" table:content-validation-name="val2" office:value-type="string" calcext:value-type="string">
            <text:p>jacktostudios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jacktostudios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No Umbrellas Allowed</text:p>
          </table:table-cell>
          <table:table-cell table:style-name="ce40" office:value-type="string" calcext:value-type="string">
            <text:p><text:a xlink:href="https://store.steampowered.com/app/1301390/No_Umbrellas_Allowed/" xlink:type="simple">https://store.steampowered.com/app/1301390/No_Umbrellas_Allowed/</text:a></text:p>
          </table:table-cell>
          <table:table-cell table:style-name="ce48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상점 운영 시뮬레이션</text:p>
          </table:table-cell>
          <table:table-cell table:style-name="ce76" table:content-validation-name="val2" office:value-type="string" calcext:value-type="string">
            <text:p>Hoochoo Game Studios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Hoochoo Game Studios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NOTE</text:p>
          </table:table-cell>
          <table:table-cell table:style-name="ce38" office:value-type="string" calcext:value-type="string">
            <text:p><text:a xlink:href="https://store.steampowered.com/app/1039330/NOTE/" xlink:type="simple">https://store.steampowered.com/app/1039330/NOTE/</text:a></text:p>
          </table:table-cell>
          <table:table-cell table:style-name="ce42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플랫포머</text:p>
          </table:table-cell>
          <table:table-cell table:style-name="ce74" table:content-validation-name="val2" office:value-type="string" calcext:value-type="string">
            <text:p>PLAY Mephistowaltz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LAY Mephistowalt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oldTail</text:p>
          </table:table-cell>
          <table:table-cell table:style-name="ce38" office:value-type="string" calcext:value-type="string">
            <text:p><text:a xlink:href="https://store.steampowered.com/app/813920/oldTail/" xlink:type="simple">https://store.steampowered.com/app/813920/oldTail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3인칭 액션</text:p>
          </table:table-cell>
          <table:table-cell table:style-name="ce74" table:content-validation-name="val2" office:value-type="string" calcext:value-type="string">
            <text:p>BK dddDang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BK dddDang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a xlink:href="https://bkjcr.tistory.com/" xlink:type="simple">https://bkjcr.tistory.com/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One Day : The Sun Disappeared</text:p>
          </table:table-cell>
          <table:table-cell table:style-name="ce38" office:value-type="string" calcext:value-type="string">
            <text:p><text:a xlink:href="https://store.steampowered.com/app/492610/One_Day__The_Sun_Disappeared/" xlink:type="simple">https://store.steampowered.com/app/492610/One_Day__The_Sun_Disappeared/</text:a></text:p>
          </table:table-cell>
          <table:table-cell table:style-name="ce42" office:value-type="float" office:value="2016" calcext:value-type="float">
            <text:p>2016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액션, 플랫폼, RPG</text:p>
          </table:table-cell>
          <table:table-cell table:style-name="ce74" table:content-validation-name="val2" office:value-type="string" calcext:value-type="string">
            <text:p>Teemo Sof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eemo Sof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OnePunch</text:p>
          </table:table-cell>
          <table:table-cell table:style-name="ce38" office:value-type="string" calcext:value-type="string">
            <text:p><text:a xlink:href="https://store.steampowered.com/app/2712450/OnePunch/" xlink:type="simple">https://store.steampowered.com/app/2712450/OnePunch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</text:p>
          </table:table-cell>
          <table:table-cell table:style-name="ce74" table:content-validation-name="val2" office:value-type="string" calcext:value-type="string">
            <text:p>SPRING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OVERTURN</text:p>
          </table:table-cell>
          <table:table-cell table:style-name="ce38" office:value-type="string" calcext:value-type="string">
            <text:p><text:a xlink:href="https://store.steampowered.com/app/650070/OVERTURN/" xlink:type="simple">https://store.steampowered.com/app/650070/OVERTURN/</text:a></text:p>
          </table:table-cell>
          <table:table-cell table:style-name="ce42" office:value-type="float" office:value="2017" calcext:value-type="float">
            <text:p>2017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FMS, 액션 퍼즐, 어드벤처</text:p>
          </table:table-cell>
          <table:table-cell table:style-name="ce74" table:content-validation-name="val2" office:value-type="string" calcext:value-type="string">
            <text:p>STUDIO HG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YJM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Pa!nt</text:p>
          </table:table-cell>
          <table:table-cell table:style-name="ce38" office:value-type="string" calcext:value-type="string">
            <text:p><text:a xlink:href="https://store.steampowered.com/app/2516270/Pant/" xlink:type="simple">https://store.steampowered.com/app/2516270/Pant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</text:p>
          </table:table-cell>
          <table:table-cell table:style-name="ce74" table:content-validation-name="val2" office:value-type="string" calcext:value-type="string">
            <text:p>BIBGames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BIBGames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Pepo</text:p>
          </table:table-cell>
          <table:table-cell table:style-name="ce38" office:value-type="string" calcext:value-type="string">
            <text:p><text:a xlink:href="https://store.steampowered.com/app/1431170/Pepo/" xlink:type="simple">https://store.steampowered.com/app/1431170/Pepo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플랫포머 슈팅</text:p>
          </table:table-cell>
          <table:table-cell table:style-name="ce74" table:content-validation-name="val2" office:value-type="string" calcext:value-type="string">
            <text:p>TeamBUD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eamBUD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Pink Island</text:p>
          </table:table-cell>
          <table:table-cell table:style-name="ce38" office:value-type="string" calcext:value-type="string">
            <text:p><text:a xlink:href="https://store.steampowered.com/app/1312070/Pink_Island/" xlink:type="simple">https://store.steampowered.com/app/1312070/Pink_Island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PLUTONIUM</text:p>
          </table:table-cell>
          <table:table-cell table:style-name="ce38" office:value-type="string" calcext:value-type="string">
            <text:p><text:a xlink:href="https://store.steampowered.com/app/634700/PLUTONIUM/" xlink:type="simple">https://store.steampowered.com/app/634700/PLUTONIUM/</text:a></text:p>
          </table:table-cell>
          <table:table-cell table:style-name="ce42" office:value-type="float" office:value="2017" calcext:value-type="float">
            <text:p>2017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어드벤처</text:p>
          </table:table-cell>
          <table:table-cell table:style-name="ce74" table:content-validation-name="val2" office:value-type="string" calcext:value-type="string">
            <text:p>Ch.ZBK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h.ZBK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Potty Knight Saga</text:p>
          </table:table-cell>
          <table:table-cell table:style-name="ce38" office:value-type="string" calcext:value-type="string">
            <text:p><text:a xlink:href="https://store.steampowered.com/app/2728950/Potty_Knight_Saga/" xlink:type="simple">https://store.steampowered.com/app/2728950/Potty_Knight_Saga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어드벤쳐</text:p>
          </table:table-cell>
          <table:table-cell table:style-name="ce74" table:content-validation-name="val2" office:value-type="string" calcext:value-type="string">
            <text:p>PLAY Mephistowaltz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LAY Mephistowalt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Project Rhombus</text:p>
          </table:table-cell>
          <table:table-cell table:style-name="ce38" office:value-type="string" calcext:value-type="string">
            <text:p><text:a xlink:href="https://store.steampowered.com/app/735570/Project_Rhombus/" xlink:type="simple">https://store.steampowered.com/app/735570/Project_Rhombus/</text:a></text:p>
          </table:table-cell>
          <table:table-cell table:style-name="ce42" office:value-type="float" office:value="2017" calcext:value-type="float">
            <text:p>2017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리듬기반 캐주얼 액션</text:p>
          </table:table-cell>
          <table:table-cell table:style-name="ce74" table:content-validation-name="val2" office:value-type="string" calcext:value-type="string">
            <text:p>SEROSO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PROJECT TACHYON</text:p>
          </table:table-cell>
          <table:table-cell table:style-name="ce38" office:value-type="string" calcext:value-type="string">
            <text:p><text:a xlink:href="https://store.steampowered.com/app/2905790/PROJECT_TACHYON/" xlink:type="simple">https://store.steampowered.com/app/2905790/PROJECT_TACHYON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런 앤 건 액션 슈팅</text:p>
          </table:table-cell>
          <table:table-cell table:style-name="ce74" table:content-validation-name="val2" office:value-type="string" calcext:value-type="string">
            <text:p>STUDIO N9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HIKE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PUBG: BATTLEGROUNDS</text:p>
          </table:table-cell>
          <table:table-cell table:style-name="ce38" office:value-type="string" calcext:value-type="string">
            <text:p><text:a xlink:href="https://store.steampowered.com/app/578080/PUBG_BATTLEGROUNDS/" xlink:type="simple">https://store.steampowered.com/app/578080/PUBG_BATTLEGROUNDS/</text:a></text:p>
          </table:table-cell>
          <table:table-cell table:style-name="ce42" office:value-type="float" office:value="2017" calcext:value-type="float">
            <text:p>2017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배틀로얄 건플레이</text:p>
          </table:table-cell>
          <table:table-cell table:style-name="ce74" table:content-validation-name="val2" office:value-type="string" calcext:value-type="string">
            <text:p>KRAFTON,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KRAFTON,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Pygmalion</text:p>
          </table:table-cell>
          <table:table-cell table:style-name="ce38" office:value-type="string" calcext:value-type="string">
            <text:p><text:a xlink:href="https://store.steampowered.com/app/2234960/Pygmalion/" xlink:type="simple">https://store.steampowered.com/app/2234960/Pygmalion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</text:p>
          </table:table-cell>
          <table:table-cell table:style-name="ce74" table:content-validation-name="val2" office:value-type="string" calcext:value-type="string">
            <text:p>CandL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andLE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a xlink:href="https://blog.naver.com/team_candle/223285856997" xlink:type="simple">https://blog.naver.com/team_candle/223285856997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QV(큐브이)</text:p>
          </table:table-cell>
          <table:table-cell table:style-name="ce38" office:value-type="string" calcext:value-type="string">
            <text:p><text:a xlink:href="https://store.steampowered.com/app/1494110/QV/" xlink:type="simple">https://store.steampowered.com/app/1494110/QV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 액션 어드벤쳐</text:p>
          </table:table-cell>
          <table:table-cell table:style-name="ce74" table:content-validation-name="val2" office:value-type="string" calcext:value-type="string">
            <text:p>IZZL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장르는 구글 플레이에서 가져옴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Rabbit Hole 3D: Steam Edition</text:p>
          </table:table-cell>
          <table:table-cell table:style-name="ce40" office:value-type="string" calcext:value-type="string">
            <text:p><text:a xlink:href="https://store.steampowered.com/app/283660/Rabbit_Hole_3D_Steam_Edition/" xlink:type="simple">https://store.steampowered.com/app/283660/Rabbit_Hole_3D_Steam_Edition/</text:a></text:p>
          </table:table-cell>
          <table:table-cell table:style-name="ce48" office:value-type="float" office:value="2014" calcext:value-type="float">
            <text:p>201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</text:p>
          </table:table-cell>
          <table:table-cell table:style-name="ce76" table:content-validation-name="val2" office:value-type="string" calcext:value-type="string">
            <text:p>Somi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Zero Rock Entertainment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aidTitans</text:p>
          </table:table-cell>
          <table:table-cell table:style-name="ce38" office:value-type="string" calcext:value-type="string">
            <text:p><text:a xlink:href="https://store.steampowered.com/app/1203140/RaidTitans/" xlink:type="simple">https://store.steampowered.com/app/1203140/RaidTitans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실시간 전략 RPG</text:p>
          </table:table-cell>
          <table:table-cell table:style-name="ce74" table:content-validation-name="val2" office:value-type="string" calcext:value-type="string">
            <text:p>Rainbow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Rainbow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ain Island</text:p>
          </table:table-cell>
          <table:table-cell table:style-name="ce38" office:value-type="string" calcext:value-type="string">
            <text:p><text:a xlink:href="https://store.steampowered.com/app/1254930/Rain_Island/" xlink:type="simple">https://store.steampowered.com/app/1254930/Rain_Island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ain Island: Orange</text:p>
          </table:table-cell>
          <table:table-cell table:style-name="ce38" office:value-type="string" calcext:value-type="string">
            <text:p><text:a xlink:href="https://store.steampowered.com/app/1660270/Rain_Island_Orange/" xlink:type="simple">https://store.steampowered.com/app/1660270/Rain_Island_Orange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38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atopia</text:p>
          </table:table-cell>
          <table:table-cell table:style-name="ce38" office:value-type="string" calcext:value-type="string">
            <text:p><text:a xlink:href="https://store.steampowered.com/app/2244130/Ratopia/" xlink:type="simple">https://store.steampowered.com/app/2244130/Ratopia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경제 전략 서바이벌, 샌드박스, 도시건설</text:p>
          </table:table-cell>
          <table:table-cell table:style-name="ce74" table:content-validation-name="val2" office:value-type="string" calcext:value-type="string">
            <text:p>Cassel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assel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Ratropolis</text:p>
          </table:table-cell>
          <table:table-cell table:style-name="ce40" office:value-type="string" calcext:value-type="string">
            <text:p><text:a xlink:href="https://store.steampowered.com/app/1108370/Ratropolis/" xlink:type="simple">https://store.steampowered.com/app/1108370/Ratropolis/</text:a></text:p>
          </table:table-cell>
          <table:table-cell table:style-name="ce48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덱빌딩, 타워 디펜스</text:p>
          </table:table-cell>
          <table:table-cell table:style-name="ce76" table:content-validation-name="val2" office:value-type="string" calcext:value-type="string">
            <text:p>Cassel Games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Cassel Games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ed Island</text:p>
          </table:table-cell>
          <table:table-cell table:style-name="ce38" office:value-type="string" calcext:value-type="string">
            <text:p><text:a xlink:href="https://store.steampowered.com/app/1114740/Red_Island/" xlink:type="simple">https://store.steampowered.com/app/1114740/Red_Island/</text:a></text:p>
          </table:table-cell>
          <table:table-cell table:style-name="ce42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RemiLore: Lost Girl in the Lands of Lore</text:p>
          </table:table-cell>
          <table:table-cell table:style-name="ce40" office:value-type="string" calcext:value-type="string">
            <text:p><text:a xlink:href="https://store.steampowered.com/app/995240/RemiLore_Lost_Girl_in_the_Lands_of_Lore/" xlink:type="simple">https://store.steampowered.com/app/995240/RemiLore_Lost_Girl_in_the_Lands_of_Lore/</text:a></text:p>
          </table:table-cell>
          <table:table-cell table:style-name="ce48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로그라이크</text:p>
          </table:table-cell>
          <table:table-cell table:style-name="ce76" table:content-validation-name="val2" office:value-type="string" calcext:value-type="string">
            <text:p>Pixellore Inc</text:p>
          </table:table-cell>
          <table:table-cell table:style-name="ce82" table:content-validation-name="val2" office:value-type="string" calcext:value-type="string">
            <text:p>REMIMORY</text:p>
          </table:table-cell>
          <table:table-cell table:style-name="ce82" table:content-validation-name="val2"/>
          <table:table-cell table:style-name="ce90" table:content-validation-name="val3" office:value-type="string" calcext:value-type="string">
            <text:p>Nicalis, Inc.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Replica</text:p>
          </table:table-cell>
          <table:table-cell table:style-name="ce40" office:value-type="string" calcext:value-type="string">
            <text:p><text:a xlink:href="https://store.steampowered.com/app/496890/Replica/" xlink:type="simple">https://store.steampowered.com/app/496890/Replica/</text:a></text:p>
          </table:table-cell>
          <table:table-cell table:style-name="ce48" office:value-type="float" office:value="2016" calcext:value-type="float">
            <text:p>2016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, 공포, 어드벤처</text:p>
          </table:table-cell>
          <table:table-cell table:style-name="ce76" table:content-validation-name="val2" office:value-type="string" calcext:value-type="string">
            <text:p>Somi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Somi</text:p>
          </table:table-cell>
          <table:table-cell table:style-name="ce90" table:content-validation-name="val3" office:value-type="string" calcext:value-type="string">
            <text:p>Zero Rock Entertainment</text:p>
          </table:table-cell>
          <table:table-cell table:style-name="ce90" table:content-validation-name="val3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eRoad</text:p>
          </table:table-cell>
          <table:table-cell table:style-name="ce38" office:value-type="string" calcext:value-type="string">
            <text:p><text:a xlink:href="https://store.steampowered.com/app/1304130/ReRoad/" xlink:type="simple">https://store.steampowered.com/app/1304130/ReRoad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<text:s/>타워디펜스</text:p>
          </table:table-cell>
          <table:table-cell table:style-name="ce74" table:content-validation-name="val2" office:value-type="string" calcext:value-type="string">
            <text:p>Rabbithole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Rabbithole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RETSNOM</text:p>
          </table:table-cell>
          <table:table-cell table:style-name="ce40" office:value-type="string" calcext:value-type="string">
            <text:p><text:a xlink:href="https://store.steampowered.com/app/382920/RETSNOM/" xlink:type="simple">https://store.steampowered.com/app/382920/RETSNOM/</text:a></text:p>
          </table:table-cell>
          <table:table-cell table:style-name="ce48" office:value-type="float" office:value="2015" calcext:value-type="float">
            <text:p>2015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, 플랫폼</text:p>
          </table:table-cell>
          <table:table-cell table:style-name="ce76" table:content-validation-name="val2" office:value-type="string" calcext:value-type="string">
            <text:p>Somi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Zero Rock Entertainment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Riffle Effect</text:p>
          </table:table-cell>
          <table:table-cell table:style-name="ce40" office:value-type="string" calcext:value-type="string">
            <text:p><text:a xlink:href="https://store.steampowered.com/app/1479400/Riffle_Effect/" xlink:type="simple">https://store.steampowered.com/app/1479400/Riffle_Effect/</text:a></text:p>
          </table:table-cell>
          <table:table-cell table:style-name="ce48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3인칭슈팅, 액션</text:p>
          </table:table-cell>
          <table:table-cell table:style-name="ce76" table:content-validation-name="val2" office:value-type="string" calcext:value-type="string">
            <text:p>OutsiderKids Corp.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HIKE Inc.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Rocco's Island: Ring to End the Pain</text:p>
          </table:table-cell>
          <table:table-cell table:style-name="ce40" office:value-type="string" calcext:value-type="string">
            <text:p><text:a xlink:href="https://store.steampowered.com/app/1394480/Roccos_Island_Ring_to_End_the_Pain/" xlink:type="simple">https://store.steampowered.com/app/1394480/Roccos_Island_Ring_to_End_the_Pain/</text:a></text:p>
          </table:table-cell>
          <table:table-cell table:style-name="ce48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포인트앤클릭, 퍼즐, 어드벤처</text:p>
          </table:table-cell>
          <table:table-cell table:style-name="ce76" table:content-validation-name="val2" office:value-type="string" calcext:value-type="string">
            <text:p>Cogoo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Cogoo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oll me Home</text:p>
          </table:table-cell>
          <table:table-cell table:style-name="ce38" office:value-type="string" calcext:value-type="string">
            <text:p><text:a xlink:href="https://store.steampowered.com/app/2104520/Roll_me_Home/" xlink:type="simple">https://store.steampowered.com/app/2104520/Roll_me_Hom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물리 어드벤처</text:p>
          </table:table-cell>
          <table:table-cell table:style-name="ce74" table:content-validation-name="val2" office:value-type="string" calcext:value-type="string">
            <text:p>PUMPKIM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UMPKIM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ooms: The Main Building</text:p>
          </table:table-cell>
          <table:table-cell table:style-name="ce38" office:value-type="string" calcext:value-type="string">
            <text:p><text:a xlink:href="https://store.steampowered.com/app/304500/Rooms_The_Main_Building/" xlink:type="simple">https://store.steampowered.com/app/304500/Rooms_The_Main_Building/</text:a></text:p>
          </table:table-cell>
          <table:table-cell table:style-name="ce42" office:value-type="float" office:value="2014" calcext:value-type="float">
            <text:p>201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</text:p>
          </table:table-cell>
          <table:table-cell table:style-name="ce74" table:content-validation-name="val2" office:value-type="string" calcext:value-type="string">
            <text:p>HandMade Gam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Zero Rock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OOMS: The Toymaker's Mansion</text:p>
          </table:table-cell>
          <table:table-cell table:style-name="ce38" office:value-type="string" calcext:value-type="string">
            <text:p><text:a xlink:href="https://store.steampowered.com/app/331460/ROOMS_The_Toymakers_Mansion/" xlink:type="simple">https://store.steampowered.com/app/331460/ROOMS_The_Toymakers_Mansion/</text:a></text:p>
          </table:table-cell>
          <table:table-cell table:style-name="ce42" office:value-type="float" office:value="2015" calcext:value-type="float">
            <text:p>2015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</text:p>
          </table:table-cell>
          <table:table-cell table:style-name="ce74" table:content-validation-name="val2" office:value-type="string" calcext:value-type="string">
            <text:p>HandMade Gam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HandMade Gam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oute8</text:p>
          </table:table-cell>
          <table:table-cell table:style-name="ce38" office:value-type="string" calcext:value-type="string">
            <text:p><text:a xlink:href="https://store.steampowered.com/app/2889460/Route8/" xlink:type="simple">https://store.steampowered.com/app/2889460/Route8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공포</text:p>
          </table:table-cell>
          <table:table-cell table:style-name="ce74" table:content-validation-name="val2" office:value-type="string" calcext:value-type="string">
            <text:p>PLAY Mephistowaltz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LAY Mephistowalt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P7</text:p>
          </table:table-cell>
          <table:table-cell table:style-name="ce38" office:value-type="string" calcext:value-type="string">
            <text:p><text:a xlink:href="https://store.steampowered.com/app/1334500/RP7/" xlink:type="simple">https://store.steampowered.com/app/1334500/RP7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슬롯-매니징 로그라이크</text:p>
          </table:table-cell>
          <table:table-cell table:style-name="ce74" table:content-validation-name="val2" office:value-type="string" calcext:value-type="string">
            <text:p>Turtle Cream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IndieArk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UNES Magica</text:p>
          </table:table-cell>
          <table:table-cell table:style-name="ce38" office:value-type="string" calcext:value-type="string">
            <text:p><text:a xlink:href="https://store.steampowered.com/app/1908500/RUNES_Magica/" xlink:type="simple">https://store.steampowered.com/app/1908500/RUNES_Magica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로그라이크 마법 액션</text:p>
          </table:table-cell>
          <table:table-cell table:style-name="ce74" table:content-validation-name="val2" office:value-type="string" calcext:value-type="string">
            <text:p>BONE MAD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BONE MAD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acred Stones</text:p>
          </table:table-cell>
          <table:table-cell table:style-name="ce38" office:value-type="string" calcext:value-type="string">
            <text:p><text:a xlink:href="https://store.steampowered.com/app/826040/Sacred_Stones/" xlink:type="simple">https://store.steampowered.com/app/826040/Sacred_Stones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레트로 횡스크롤 보스 레이드</text:p>
          </table:table-cell>
          <table:table-cell table:style-name="ce74" table:content-validation-name="val2" office:value-type="string" calcext:value-type="string">
            <text:p>CFK Co., Ltd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개발자 : 미니픽셀(조성준, 안산상록고등학교 2학년)</text:p>
            <text:p/>
            <text:p>출처 : 게임톡( <text:a xlink:href="https://www.gametoc.co.kr/news/articleView.html?idxno=33854" xlink:type="simple">https://www.gametoc.co.kr/news/articleView.html?idxno=33854</text:a>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Sally's Law</text:p>
          </table:table-cell>
          <table:table-cell table:style-name="ce40" office:value-type="string" calcext:value-type="string">
            <text:p><text:a xlink:href="https://store.steampowered.com/app/512230/Sallys_Law/" xlink:type="simple">https://store.steampowered.com/app/512230/Sallys_Law/</text:a></text:p>
          </table:table-cell>
          <table:table-cell table:style-name="ce48" office:value-type="float" office:value="2016" calcext:value-type="float">
            <text:p>2016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, 플랫폼</text:p>
          </table:table-cell>
          <table:table-cell table:style-name="ce76" table:content-validation-name="val2" office:value-type="string" calcext:value-type="string">
            <text:p>Nanali Studios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Nanali Studios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Scarlet Hood and the Wicked Wood</text:p>
          </table:table-cell>
          <table:table-cell table:style-name="ce40" office:value-type="string" calcext:value-type="string">
            <text:p><text:a xlink:href="https://store.steampowered.com/app/1141120/Scarlet_Hood_and_the_Wicked_Wood/" xlink:type="simple">https://store.steampowered.com/app/1141120/Scarlet_Hood_and_the_Wicked_Wood/</text:a></text:p>
          </table:table-cell>
          <table:table-cell table:style-name="ce48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, 어드벤처</text:p>
          </table:table-cell>
          <table:table-cell table:style-name="ce76" table:content-validation-name="val2" office:value-type="string" calcext:value-type="string">
            <text:p>Devespresso Games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Headup</text:p>
          </table:table-cell>
          <table:table-cell table:style-name="ce90" table:content-validation-name="val3" office:value-type="string" calcext:value-type="string">
            <text:p>WhisperGames</text:p>
          </table:table-cell>
          <table:table-cell table:style-name="ce90" table:content-validation-name="val3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eal: WHAT the FUN</text:p>
          </table:table-cell>
          <table:table-cell table:style-name="ce38" office:value-type="string" calcext:value-type="string">
            <text:p><text:a xlink:href="https://store.steampowered.com/app/2347910/Seal_WHAT_the_FUN/" xlink:type="simple">https://store.steampowered.com/app/2347910/Seal_WHAT_the_FUN/</text:a></text:p>
          </table:table-cell>
          <table:table-cell table:style-name="ce42" office:value-type="float" office:value="2024" calcext:value-type="float">
            <text:p>2024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옴니버스 멀티게임</text:p>
          </table:table-cell>
          <table:table-cell table:style-name="ce74" table:content-validation-name="val2" office:value-type="string" calcext:value-type="string">
            <text:p>PLAYWITH GAMES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LAYWITH GAMES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econd Second</text:p>
          </table:table-cell>
          <table:table-cell table:style-name="ce38" office:value-type="string" calcext:value-type="string">
            <text:p><text:a xlink:href="https://store.steampowered.com/app/918430/Second_Second/" xlink:type="simple">https://store.steampowered.com/app/918430/Second_Second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로그라이크 카드 게임</text:p>
          </table:table-cell>
          <table:table-cell table:style-name="ce74" table:content-validation-name="val2" office:value-type="string" calcext:value-type="string">
            <text:p>Sinkhole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Sinkhole 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hambles</text:p>
          </table:table-cell>
          <table:table-cell table:style-name="ce38" office:value-type="string" calcext:value-type="string">
            <text:p><text:a xlink:href="https://store.steampowered.com/app/2289630/Shambles/" xlink:type="simple">https://store.steampowered.com/app/2289630/Shambles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텍스트 RPG, 덱빌딩, 로그라이크</text:p>
          </table:table-cell>
          <table:table-cell table:style-name="ce74" table:content-validation-name="val2" office:value-type="string" calcext:value-type="string">
            <text:p>EXLIX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GRAVITY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hikhondo(食魂徒) - Soul Eater</text:p>
          </table:table-cell>
          <table:table-cell table:style-name="ce38" office:value-type="string" calcext:value-type="string">
            <text:p><text:a xlink:href="https://store.steampowered.com/app/720150/Shikhondo__Soul_Eater/" xlink:type="simple">https://store.steampowered.com/app/720150/Shikhondo__Soul_Eater/</text:a></text:p>
          </table:table-cell>
          <table:table-cell table:style-name="ce42" office:value-type="float" office:value="2017" calcext:value-type="float">
            <text:p>2017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탄막 슈팅게임</text:p>
          </table:table-cell>
          <table:table-cell table:style-name="ce74" table:content-validation-name="val2" office:value-type="string" calcext:value-type="string">
            <text:p>DeerFarm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DeerFarm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span text:style-name="T3">동인게임제작팀 사슴농장입니다. </text:span><text:span text:style-name="T3"><text:a xlink:href="http://deerfarm.github.io/" xlink:type="simple">http://deerfarm.github.io</text:a>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ilent World</text:p>
          </table:table-cell>
          <table:table-cell table:style-name="ce38" office:value-type="string" calcext:value-type="string">
            <text:p><text:a xlink:href="https://store.steampowered.com/app/1210670/Silent_World/" xlink:type="simple">https://store.steampowered.com/app/1210670/Silent_World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 어드벤처</text:p>
          </table:table-cell>
          <table:table-cell table:style-name="ce74" table:content-validation-name="val2" office:value-type="string" calcext:value-type="string">
            <text:p>GniFrix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Skul: The Hero Slayer</text:p>
          </table:table-cell>
          <table:table-cell table:style-name="ce40" office:value-type="string" calcext:value-type="string">
            <text:p><text:a xlink:href="https://store.steampowered.com/app/1147560/Skul_The_Hero_Slayer/" xlink:type="simple">https://store.steampowered.com/app/1147560/Skul_The_Hero_Slayer/</text:a></text:p>
          </table:table-cell>
          <table:table-cell table:style-name="ce48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로그라이트, 액션, 플랫포머</text:p>
          </table:table-cell>
          <table:table-cell table:style-name="ce76" table:content-validation-name="val2" office:value-type="string" calcext:value-type="string">
            <text:p>Southpaw Games Co., Ltd.</text:p>
          </table:table-cell>
          <table:table-cell table:style-name="ce82" table:content-validation-name="val2" table:number-columns-repeated="2"/>
          <table:table-cell table:style-name="ce88" table:content-validation-name="val3" office:value-type="string" calcext:value-type="string">
            <text:p>NEOWIZ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4"/>
          <table:table-cell table:style-name="ce25" office:value-type="string" calcext:value-type="string">
            <text:p>Slayer : the Demon Haunted World</text:p>
          </table:table-cell>
          <table:table-cell table:style-name="ce38" office:value-type="string" calcext:value-type="string">
            <text:p><text:a xlink:href="https://store.steampowered.com/app/1842320/Slayer__the_Demon_Haunted_World/" xlink:type="simple">https://store.steampowered.com/app/1842320/Slayer__the_Demon_Haunted_World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롤플레잉</text:p>
          </table:table-cell>
          <table:table-cell table:style-name="ce74" table:content-validation-name="val2" office:value-type="string" calcext:value-type="string">
            <text:p>PLAY Mephistowaltz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LAY Mephistowalt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SMASHING THE BATTLE</text:p>
          </table:table-cell>
          <table:table-cell table:style-name="ce40" office:value-type="string" calcext:value-type="string">
            <text:p><text:a xlink:href="https://store.steampowered.com/app/467930/SMASHING_THE_BATTLE/" xlink:type="simple">https://store.steampowered.com/app/467930/SMASHING_THE_BATTLE/</text:a></text:p>
          </table:table-cell>
          <table:table-cell table:style-name="ce48" office:value-type="float" office:value="2016" calcext:value-type="float">
            <text:p>2016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핵앤슬래시</text:p>
          </table:table-cell>
          <table:table-cell table:style-name="ce76" table:content-validation-name="val2" office:value-type="string" calcext:value-type="string">
            <text:p>Action Square(Studio HG)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Action Square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Smilemo</text:p>
          </table:table-cell>
          <table:table-cell table:style-name="ce40" office:value-type="string" calcext:value-type="string">
            <text:p><text:a xlink:href="https://store.steampowered.com/app/1933700/Smilemo/" xlink:type="simple">https://store.steampowered.com/app/1933700/Smilemo/</text:a></text:p>
          </table:table-cell>
          <table:table-cell table:style-name="ce48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어드벤쳐, 플랫포머, 2D</text:p>
          </table:table-cell>
          <table:table-cell table:style-name="ce76" table:content-validation-name="val2" office:value-type="string" calcext:value-type="string">
            <text:p>REXECHO</text:p>
          </table:table-cell>
          <table:table-cell table:style-name="ce82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now Island</text:p>
          </table:table-cell>
          <table:table-cell table:style-name="ce38" office:value-type="string" calcext:value-type="string">
            <text:p><text:a xlink:href="https://store.steampowered.com/app/1153840/Snow_Island/" xlink:type="simple">https://store.steampowered.com/app/1153840/Snow_Island/</text:a></text:p>
          </table:table-cell>
          <table:table-cell table:style-name="ce42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<text:s/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oul Guardians</text:p>
          </table:table-cell>
          <table:table-cell table:style-name="ce38" office:value-type="string" calcext:value-type="string">
            <text:p><text:a xlink:href="https://store.steampowered.com/app/2126010/Soul_Guardians/" xlink:type="simple">https://store.steampowered.com/app/2126010/Soul_Guardians/</text:a></text:p>
          </table:table-cell>
          <table:table-cell table:style-name="ce42" office:value-type="float" office:value="2023" calcext:value-type="float">
            <text:p>2023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2D 횡스크롤 액션 RPG</text:p>
          </table:table-cell>
          <table:table-cell table:style-name="ce74" table:content-validation-name="val2" office:value-type="string" calcext:value-type="string">
            <text:p>PICTOLOGI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ICTOLOGI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OWON</text:p>
          </table:table-cell>
          <table:table-cell table:style-name="ce38" office:value-type="string" calcext:value-type="string">
            <text:p><text:a xlink:href="https://store.steampowered.com/app/2104560/SOWON/" xlink:type="simple">https://store.steampowered.com/app/2104560/SOWON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</text:p>
          </table:table-cell>
          <table:table-cell table:style-name="ce74" table:content-validation-name="val2" office:value-type="string" calcext:value-type="string">
            <text:p>PUMPKIM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UMPKIM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pace God</text:p>
          </table:table-cell>
          <table:table-cell table:style-name="ce38" office:value-type="string" calcext:value-type="string">
            <text:p><text:a xlink:href="https://store.steampowered.com/app/637120/Space_God/" xlink:type="simple">https://store.steampowered.com/app/637120/Space_God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탑 다운 슈팅</text:p>
          </table:table-cell>
          <table:table-cell table:style-name="ce74" table:content-validation-name="val2" office:value-type="string" calcext:value-type="string">
            <text:p>Jellypig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Jellypig Games</text:p>
          </table:table-cell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PLIT BULLET</text:p>
          </table:table-cell>
          <table:table-cell table:style-name="ce38" office:value-type="string" calcext:value-type="string">
            <text:p><text:a xlink:href="https://store.steampowered.com/app/449450/SPLIT_BULLET/" xlink:type="simple">https://store.steampowered.com/app/449450/SPLIT_BULLET/</text:a></text:p>
          </table:table-cell>
          <table:table-cell table:style-name="ce42" office:value-type="float" office:value="2016" calcext:value-type="float">
            <text:p>2016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탄막슈팅</text:p>
          </table:table-cell>
          <table:table-cell table:style-name="ce74" table:content-validation-name="val2" office:value-type="string" calcext:value-type="string">
            <text:p>IndigoBlue Game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TAND-ALONE</text:p>
          </table:table-cell>
          <table:table-cell table:style-name="ce38" office:value-type="string" calcext:value-type="string">
            <text:p><text:a xlink:href="https://store.steampowered.com/app/2226730/STANDALONE/" xlink:type="simple">https://store.steampowered.com/app/2226730/STANDALONE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스킬 덱 빌딩의 액션 로그라이크</text:p>
          </table:table-cell>
          <table:table-cell table:style-name="ce74" table:content-validation-name="val2" office:value-type="string" calcext:value-type="string">
            <text:p>LIFUEL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LIFUEL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tar Island</text:p>
          </table:table-cell>
          <table:table-cell table:style-name="ce38" office:value-type="string" calcext:value-type="string">
            <text:p><text:a xlink:href="https://store.steampowered.com/app/1391960/Star_Island/" xlink:type="simple">https://store.steampowered.com/app/1391960/Star_Island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tar Rabbits</text:p>
          </table:table-cell>
          <table:table-cell table:style-name="ce38" office:value-type="string" calcext:value-type="string">
            <text:p><text:a xlink:href="https://store.steampowered.com/app/2167600/Star_Rabbits/" xlink:type="simple">https://store.steampowered.com/app/2167600/Star_Rabbits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 어드벤처</text:p>
          </table:table-cell>
          <table:table-cell table:style-name="ce74" table:content-validation-name="val2" office:value-type="string" calcext:value-type="string">
            <text:p>ZeroToTenB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ZeroToTenB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Subterrain</text:p>
          </table:table-cell>
          <table:table-cell table:style-name="ce40" office:value-type="string" calcext:value-type="string">
            <text:p><text:a xlink:href="https://store.steampowered.com/app/340490/Subterrain/" xlink:type="simple">https://store.steampowered.com/app/340490/Subterrain/</text:a></text:p>
          </table:table-cell>
          <table:table-cell table:style-name="ce48" office:value-type="float" office:value="2016" calcext:value-type="float">
            <text:p>2016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턴 기반 생존 RPG</text:p>
          </table:table-cell>
          <table:table-cell table:style-name="ce76" table:content-validation-name="val2" office:value-type="string" calcext:value-type="string">
            <text:p>Pixellore Inc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Pixellore Inc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ubterrain: Mines of Titan</text:p>
          </table:table-cell>
          <table:table-cell table:style-name="ce38" office:value-type="string" calcext:value-type="string">
            <text:p><text:a xlink:href="https://store.steampowered.com/app/1573100/Subterrain_Mines_of_Titan/" xlink:type="simple">https://store.steampowered.com/app/1573100/Subterrain_Mines_of_Titan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턴제 서바이벌 RPG</text:p>
          </table:table-cell>
          <table:table-cell table:style-name="ce74" table:content-validation-name="val2" office:value-type="string" calcext:value-type="string">
            <text:p>Pixellore Inc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Freedom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ugar Cube: Bittersweet Factory</text:p>
          </table:table-cell>
          <table:table-cell table:style-name="ce38" office:value-type="string" calcext:value-type="string">
            <text:p><text:a xlink:href="https://store.steampowered.com/app/212110/Sugar_Cube_Bittersweet_Factory/" xlink:type="simple">https://store.steampowered.com/app/212110/Sugar_Cube_Bittersweet_Factory/</text:a></text:p>
          </table:table-cell>
          <table:table-cell table:style-name="ce42" office:value-type="float" office:value="2012" calcext:value-type="float">
            <text:p>201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플랫포머</text:p>
          </table:table-cell>
          <table:table-cell table:style-name="ce74" table:content-validation-name="val2" office:value-type="string" calcext:value-type="string">
            <text:p>Turtle Cream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urtle Cream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uper Hamster Ball</text:p>
          </table:table-cell>
          <table:table-cell table:style-name="ce38" office:value-type="string" calcext:value-type="string">
            <text:p><text:a xlink:href="https://store.steampowered.com/app/2131920/Super_Hamster_Ball/" xlink:type="simple">https://store.steampowered.com/app/2131920/Super_Hamster_Ball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 액션</text:p>
          </table:table-cell>
          <table:table-cell table:style-name="ce74" table:content-validation-name="val2" office:value-type="string" calcext:value-type="string">
            <text:p>IKINA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IKINA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APSONIC BOLD</text:p>
          </table:table-cell>
          <table:table-cell table:style-name="ce38" office:value-type="string" calcext:value-type="string">
            <text:p><text:a xlink:href="https://store.steampowered.com/app/938220/TAPSONIC_BOLD/" xlink:type="simple">https://store.steampowered.com/app/938220/TAPSONIC_BOLD/</text:a></text:p>
          </table:table-cell>
          <table:table-cell table:style-name="ce42" office:value-type="float" office:value="2019" calcext:value-type="float">
            <text:p>2019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?</text:p>
          </table:table-cell>
          <table:table-cell table:style-name="ce72" office:value-type="string" calcext:value-type="string">
            <text:p>리듬 액션</text:p>
          </table:table-cell>
          <table:table-cell table:style-name="ce74" table:content-validation-name="val2" office:value-type="string" calcext:value-type="string">
            <text:p>NEOWIZ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NEOWI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he Callisto Protocol™</text:p>
          </table:table-cell>
          <table:table-cell table:style-name="ce38" office:value-type="string" calcext:value-type="string">
            <text:p><text:a xlink:href="https://store.steampowered.com/app/1544020/The_Callisto_Protocol/" xlink:type="simple">https://store.steampowered.com/app/1544020/The_Callisto_Protocol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SF, 생존, 공포, 3인칭 슈팅</text:p>
          </table:table-cell>
          <table:table-cell table:style-name="ce74" table:content-validation-name="val2" office:value-type="string" calcext:value-type="string">
            <text:p>Striking Distance Studio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KRAFTON,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The Coma 2: Vicious Sisters</text:p>
          </table:table-cell>
          <table:table-cell table:style-name="ce40" office:value-type="string" calcext:value-type="string">
            <text:p><text:a xlink:href="https://store.steampowered.com/app/1045720/The_Coma_2_Vicious_Sisters/" xlink:type="simple">https://store.steampowered.com/app/1045720/The_Coma_2_Vicious_Sisters/</text:a></text:p>
          </table:table-cell>
          <table:table-cell table:style-name="ce48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공포, 어드벤처</text:p>
          </table:table-cell>
          <table:table-cell table:style-name="ce76" table:content-validation-name="val2" office:value-type="string" calcext:value-type="string">
            <text:p>Devespresso Games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Headup</text:p>
          </table:table-cell>
          <table:table-cell table:style-name="ce90" table:content-validation-name="val3" office:value-type="string" calcext:value-type="string">
            <text:p>WhisperGames</text:p>
          </table:table-cell>
          <table:table-cell table:style-name="ce90" table:content-validation-name="val3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The Coma: Recut</text:p>
          </table:table-cell>
          <table:table-cell table:style-name="ce40" office:value-type="string" calcext:value-type="string">
            <text:p><text:a xlink:href="https://store.steampowered.com/app/600090/The_Coma_Recut/" xlink:type="simple">https://store.steampowered.com/app/600090/The_Coma_Recut/</text:a></text:p>
          </table:table-cell>
          <table:table-cell table:style-name="ce48" office:value-type="float" office:value="2017" calcext:value-type="float">
            <text:p>2017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공포, 어드벤처</text:p>
          </table:table-cell>
          <table:table-cell table:style-name="ce76" table:content-validation-name="val2" office:value-type="string" calcext:value-type="string">
            <text:p>Devespresso Games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Headup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he Dew</text:p>
          </table:table-cell>
          <table:table-cell table:style-name="ce38" office:value-type="string" calcext:value-type="string">
            <text:p><text:a xlink:href="https://store.steampowered.com/app/692950/The_Dew/" xlink:type="simple">https://store.steampowered.com/app/692950/The_Dew/</text:a></text:p>
          </table:table-cell>
          <table:table-cell table:style-name="ce42" office:value-type="float" office:value="2017" calcext:value-type="float">
            <text:p>2017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스토리텔링, 퍼즐</text:p>
          </table:table-cell>
          <table:table-cell table:style-name="ce74" table:content-validation-name="val2" office:value-type="string" calcext:value-type="string">
            <text:p>ZZICON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a xlink:href="https://www.facebook.com/groups/indiera/posts/863941863756508/" xlink:type="simple">https://www.facebook.com/groups/indiera/posts/863941863756508/</text:a></text:p>
            <text:p>안녕하세요. 대학생 인디게임 팀 ZZICON의 윤성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HE FINALS</text:p>
          </table:table-cell>
          <table:table-cell table:style-name="ce38" office:value-type="string" calcext:value-type="string">
            <text:p><text:a xlink:href="https://store.steampowered.com/app/2073850/THE_FINALS/" xlink:type="simple">https://store.steampowered.com/app/2073850/THE_FINALS/</text:a></text:p>
          </table:table-cell>
          <table:table-cell table:style-name="ce42" office:value-type="float" office:value="2023" calcext:value-type="float">
            <text:p>2023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멀티플레이어, 슈팅, PVP</text:p>
          </table:table-cell>
          <table:table-cell table:style-name="ce74" table:content-validation-name="val2" office:value-type="string" calcext:value-type="string">
            <text:p>Embark Studio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Embark Studios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Nexon 자회사, 스웨덴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4"/>
          <table:table-cell table:style-name="ce25" office:value-type="string" calcext:value-type="string">
            <text:p>The Guilty Hearts</text:p>
          </table:table-cell>
          <table:table-cell table:style-name="ce38" office:value-type="string" calcext:value-type="string">
            <text:p><text:a xlink:href="https://store.steampowered.com/app/2973710/The_Guilty_Hearts/" xlink:type="simple">https://store.steampowered.com/app/2973710/The_Guilty_Hearts/</text:a></text:p>
          </table:table-cell>
          <table:table-cell table:style-name="ce42" office:value-type="float" office:value="2025" calcext:value-type="float">
            <text:p>2025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추리 어드벤쳐</text:p>
          </table:table-cell>
          <table:table-cell table:style-name="ce74" table:content-validation-name="val2" office:value-type="string" calcext:value-type="string">
            <text:p>Singlecore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Singlecore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he Midnight Walkers</text:p>
          </table:table-cell>
          <table:table-cell table:style-name="ce38" office:value-type="string" calcext:value-type="string">
            <text:p><text:a xlink:href="https://store.steampowered.com/app/2795540/The_Midnight_Walkers/" xlink:type="simple">https://store.steampowered.com/app/2795540/The_Midnight_Walkers/</text:a></text:p>
          </table:table-cell>
          <table:table-cell table:style-name="ce42" office:value-type="float" office:value="2024" calcext:value-type="float">
            <text:p>2024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호러 PVPVE FPS</text:p>
          </table:table-cell>
          <table:table-cell table:style-name="ce74" table:content-validation-name="val2" office:value-type="string" calcext:value-type="string">
            <text:p>Onewayticket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Onewayticket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he Reeve</text:p>
          </table:table-cell>
          <table:table-cell table:style-name="ce38" office:value-type="string" calcext:value-type="string">
            <text:p><text:a xlink:href="https://store.steampowered.com/app/2889980/The_Reeve/" xlink:type="simple">https://store.steampowered.com/app/2889980/The_Reeve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중세, 경영, RPG, 시뮬레이션</text:p>
          </table:table-cell>
          <table:table-cell table:style-name="ce74" table:content-validation-name="val2" office:value-type="string" calcext:value-type="string">
            <text:p>Gray Muscat</text:p>
          </table:table-cell>
          <table:table-cell table:style-name="ce81" table:content-validation-name="val2" table:number-columns-repeated="2"/>
          <table:table-cell table:style-name="ce88" table:content-validation-name="val3" table:number-columns-repeated="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4"/>
          <table:table-cell table:style-name="ce25" office:value-type="string" calcext:value-type="string">
            <text:p>The Relic: First Guardian</text:p>
          </table:table-cell>
          <table:table-cell table:style-name="ce38" office:value-type="string" calcext:value-type="string">
            <text:p><text:a xlink:href="https://store.steampowered.com/app/2827820/The_Relic_First_Guardian/" xlink:type="simple">https://store.steampowered.com/app/2827820/The_Relic_First_Guardian/</text:a></text:p>
          </table:table-cell>
          <table:table-cell table:style-name="ce42" office:value-type="float" office:value="2025" calcext:value-type="float">
            <text:p>2025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RPG, 소울라이크</text:p>
          </table:table-cell>
          <table:table-cell table:style-name="ce74" table:content-validation-name="val2" office:value-type="string" calcext:value-type="string">
            <text:p>Project Cloud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erp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he Tainted Lands</text:p>
          </table:table-cell>
          <table:table-cell table:style-name="ce38" office:value-type="string" calcext:value-type="string">
            <text:p><text:a xlink:href="https://store.steampowered.com/app/2148590/The_Tainted_Lands/" xlink:type="simple">https://store.steampowered.com/app/2148590/The_Tainted_Lands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턴 기반 RPG</text:p>
          </table:table-cell>
          <table:table-cell table:style-name="ce74" table:content-validation-name="val2" office:value-type="string" calcext:value-type="string">
            <text:p>Arete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Arete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The Wake: Mourning Father, Mourning Mother</text:p>
          </table:table-cell>
          <table:table-cell table:style-name="ce40" office:value-type="string" calcext:value-type="string">
            <text:p><text:a xlink:href="https://store.steampowered.com/app/1311540/The_Wake_Mourning_Father_Mourning_Mother/" xlink:type="simple">https://store.steampowered.com/app/1311540/The_Wake_Mourning_Father_Mourning_Mother/</text:a></text:p>
          </table:table-cell>
          <table:table-cell table:style-name="ce48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텍스트, 퍼즐, 어드벤처</text:p>
          </table:table-cell>
          <table:table-cell table:style-name="ce76" table:content-validation-name="val2" office:value-type="string" calcext:value-type="string">
            <text:p>Somi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Somi</text:p>
          </table:table-cell>
          <table:table-cell table:style-name="ce90" table:content-validation-name="val3" office:value-type="string" calcext:value-type="string">
            <text:p>indienova</text:p>
          </table:table-cell>
          <table:table-cell table:style-name="ce90" table:content-validation-name="val3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here is NO PLAN B</text:p>
          </table:table-cell>
          <table:table-cell table:style-name="ce38" office:value-type="string" calcext:value-type="string">
            <text:p><text:a xlink:href="https://store.steampowered.com/app/2928190/There_is_NO_PLAN_B/" xlink:type="simple">https://store.steampowered.com/app/2928190/There_is_NO_PLAN_B/</text:a></text:p>
          </table:table-cell>
          <table:table-cell table:style-name="ce42" office:value-type="float" office:value="2025" calcext:value-type="float">
            <text:p>2025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내러티브 탐정 어드벤처</text:p>
          </table:table-cell>
          <table:table-cell table:style-name="ce74" table:content-validation-name="val2" office:value-type="string" calcext:value-type="string">
            <text:p>SUPERWAVE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SUPERWAVE 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hrow Anything</text:p>
          </table:table-cell>
          <table:table-cell table:style-name="ce38" office:value-type="string" calcext:value-type="string">
            <text:p><text:a xlink:href="https://store.steampowered.com/app/746660/Throw_Anything/" xlink:type="simple">https://store.steampowered.com/app/746660/Throw_Anything/</text:a></text:p>
          </table:table-cell>
          <table:table-cell table:style-name="ce42" office:value-type="float" office:value="2018" calcext:value-type="float">
            <text:p>2018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VR 액션 디펜스</text:p>
          </table:table-cell>
          <table:table-cell table:style-name="ce74" table:content-validation-name="val2" office:value-type="string" calcext:value-type="string">
            <text:p>Visual Ligh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Visual Ligh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OBOR</text:p>
          </table:table-cell>
          <table:table-cell table:style-name="ce38" office:value-type="string" calcext:value-type="string">
            <text:p><text:a xlink:href="https://store.steampowered.com/app/2081310/TOBOR/" xlink:type="simple">https://store.steampowered.com/app/2081310/TOBOR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스파이 시뮬레이션</text:p>
          </table:table-cell>
          <table:table-cell table:style-name="ce74" table:content-validation-name="val2" office:value-type="string" calcext:value-type="string">
            <text:p>Cogo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ogo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oo Many Zombies!</text:p>
          </table:table-cell>
          <table:table-cell table:style-name="ce38" office:value-type="string" calcext:value-type="string">
            <text:p><text:a xlink:href="https://store.steampowered.com/app/1551770/Too_Many_Zombies/" xlink:type="simple">https://store.steampowered.com/app/1551770/Too_Many_Zombies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PVE, 슈팅, 액션</text:p>
          </table:table-cell>
          <table:table-cell table:style-name="ce74" table:content-validation-name="val2" office:value-type="string" calcext:value-type="string">
            <text:p>Derin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Derin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ree of Life: Oddria!</text:p>
          </table:table-cell>
          <table:table-cell table:style-name="ce38" office:value-type="string" calcext:value-type="string">
            <text:p><text:a xlink:href="https://store.steampowered.com/app/1149450/Tree_of_Life_Oddria/" xlink:type="simple">https://store.steampowered.com/app/1149450/Tree_of_Life_Oddria/</text:a></text:p>
          </table:table-cell>
          <table:table-cell table:style-name="ce42" office:value-type="string" calcext:value-type="string">
            <text:p>?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생존 온라인게임</text:p>
          </table:table-cell>
          <table:table-cell table:style-name="ce74" table:content-validation-name="val2" office:value-type="string" calcext:value-type="string">
            <text:p>OddOne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OddOne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urnTack</text:p>
          </table:table-cell>
          <table:table-cell table:style-name="ce38" office:value-type="string" calcext:value-type="string">
            <text:p><text:a xlink:href="https://store.steampowered.com/app/944710/TurnTack/" xlink:type="simple">https://store.steampowered.com/app/944710/TurnTack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 플랫포머</text:p>
          </table:table-cell>
          <table:table-cell table:style-name="ce74" table:content-validation-name="val2" office:value-type="string" calcext:value-type="string">
            <text:p>Jipang2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Jipang2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winkle Hunter</text:p>
          </table:table-cell>
          <table:table-cell table:style-name="ce38" office:value-type="string" calcext:value-type="string">
            <text:p><text:a xlink:href="https://store.steampowered.com/app/2266740/Twinkle_Hunter/" xlink:type="simple">https://store.steampowered.com/app/2266740/Twinkle_Hunter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액션</text:p>
          </table:table-cell>
          <table:table-cell table:style-name="ce74" table:content-validation-name="val2" office:value-type="string" calcext:value-type="string">
            <text:p>Silver Ca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Silver Ca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Under Water : Abyss Survival VR</text:p>
          </table:table-cell>
          <table:table-cell table:style-name="ce38" office:value-type="string" calcext:value-type="string">
            <text:p><text:a xlink:href="https://store.steampowered.com/app/1042130/Under_Water__Abyss_Survival_VR/" xlink:type="simple">https://store.steampowered.com/app/1042130/Under_Water__Abyss_Survival_VR/</text:a></text:p>
          </table:table-cell>
          <table:table-cell table:style-name="ce42" office:value-type="float" office:value="2019" calcext:value-type="float">
            <text:p>2019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VR, FPS, 생존, 공포</text:p>
          </table:table-cell>
          <table:table-cell table:style-name="ce74" table:content-validation-name="val2" office:value-type="string" calcext:value-type="string">
            <text:p>Visual Ligh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Visual Ligh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Unsouled</text:p>
          </table:table-cell>
          <table:table-cell table:style-name="ce40" office:value-type="string" calcext:value-type="string">
            <text:p><text:a xlink:href="https://store.steampowered.com/app/1042920/Unsouled/" xlink:type="simple">https://store.steampowered.com/app/1042920/Unsouled/</text:a></text:p>
          </table:table-cell>
          <table:table-cell table:style-name="ce48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소울라이크, 액션RPG</text:p>
          </table:table-cell>
          <table:table-cell table:style-name="ce76" table:content-validation-name="val2" office:value-type="string" calcext:value-type="string">
            <text:p>Megusta Game</text:p>
          </table:table-cell>
          <table:table-cell table:style-name="ce82" table:content-validation-name="val2" table:number-columns-repeated="2"/>
          <table:table-cell table:style-name="ce88" table:content-validation-name="val3" office:value-type="string" calcext:value-type="string">
            <text:p>NEOWIZ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V.E.D.A</text:p>
          </table:table-cell>
          <table:table-cell table:style-name="ce38" office:value-type="string" calcext:value-type="string">
            <text:p><text:a xlink:href="https://store.steampowered.com/app/2659980/VEDA/" xlink:type="simple">https://store.steampowered.com/app/2659980/VEDA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소울라이크 트레이닝 게임</text:p>
          </table:table-cell>
          <table:table-cell table:style-name="ce74" table:content-validation-name="val2" office:value-type="string" calcext:value-type="string">
            <text:p>Tripearl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ripearl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Vambrace: Cold Soul</text:p>
          </table:table-cell>
          <table:table-cell table:style-name="ce40" office:value-type="string" calcext:value-type="string">
            <text:p><text:a xlink:href="https://store.steampowered.com/app/904380/Vambrace_Cold_Soul/" xlink:type="simple">https://store.steampowered.com/app/904380/Vambrace_Cold_Soul/</text:a></text:p>
          </table:table-cell>
          <table:table-cell table:style-name="ce48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로그라이트, 어드벤처</text:p>
          </table:table-cell>
          <table:table-cell table:style-name="ce76" table:content-validation-name="val2" office:value-type="string" calcext:value-type="string">
            <text:p>Devespresso Games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Headup</text:p>
          </table:table-cell>
          <table:table-cell table:style-name="ce90" table:content-validation-name="val3" office:value-type="string" calcext:value-type="string">
            <text:p>WhisperGames</text:p>
          </table:table-cell>
          <table:table-cell table:style-name="ce90" table:content-validation-name="val3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Vapor World: Over The Mind</text:p>
          </table:table-cell>
          <table:table-cell table:style-name="ce38" office:value-type="string" calcext:value-type="string">
            <text:p><text:a xlink:href="https://store.steampowered.com/app/1996090/Vapor_World_Over_The_Mind/" xlink:type="simple">https://store.steampowered.com/app/1996090/Vapor_World_Over_The_Mind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 어드벤처 플랫포머</text:p>
          </table:table-cell>
          <table:table-cell table:style-name="ce74" table:content-validation-name="val2" office:value-type="string" calcext:value-type="string">
            <text:p>ALIVE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BA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Vectorium</text:p>
          </table:table-cell>
          <table:table-cell table:style-name="ce38" office:value-type="string" calcext:value-type="string">
            <text:p><text:a xlink:href="https://store.steampowered.com/app/712870/Vectorium/" xlink:type="simple">https://store.steampowered.com/app/712870/Vectorium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아케이드 슈팅</text:p>
          </table:table-cell>
          <table:table-cell table:style-name="ce74" table:content-validation-name="val2" office:value-type="string" calcext:value-type="string">
            <text:p>IndigoBlue Game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IndigoBlue Game Studio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VELASTER</text:p>
          </table:table-cell>
          <table:table-cell table:style-name="ce38" office:value-type="string" calcext:value-type="string">
            <text:p><text:a xlink:href="https://store.steampowered.com/app/1897060/VELASTER/" xlink:type="simple">https://store.steampowered.com/app/1897060/VELASTER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.5D 횡스크롤 액션 전투 게임</text:p>
          </table:table-cell>
          <table:table-cell table:style-name="ce74" table:content-validation-name="val2" office:value-type="string" calcext:value-type="string">
            <text:p>ODYSSEYER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ODYSSEYER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VINE</text:p>
          </table:table-cell>
          <table:table-cell table:style-name="ce38" office:value-type="string" calcext:value-type="string">
            <text:p><text:a xlink:href="https://store.steampowered.com/app/1832130/VINE/" xlink:type="simple">https://store.steampowered.com/app/1832130/VIN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, 로프액션</text:p>
          </table:table-cell>
          <table:table-cell table:style-name="ce74" table:content-validation-name="val2" office:value-type="string" calcext:value-type="string">
            <text:p>FrogParty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OurTurn Games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a xlink:href="http://www.tgdaily.co.kr/news/articleView.html?idxno=322965" xlink:type="simple">http://www.tgdaily.co.kr/news/articleView.html?idxno=322965</text:a></text:p>
            <text:p/>
            <text:p>1인 개발자 프로그파티(대표 노정현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VOXEL HORIZON</text:p>
          </table:table-cell>
          <table:table-cell table:style-name="ce38" office:value-type="string" calcext:value-type="string">
            <text:p><text:a xlink:href="https://store.steampowered.com/app/1221390/VOXEL_HORIZON/" xlink:type="simple">https://store.steampowered.com/app/1221390/VOXEL_HORIZON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롤플레잉, 샌드박스</text:p>
          </table:table-cell>
          <table:table-cell table:style-name="ce74" table:content-validation-name="val2" office:value-type="string" calcext:value-type="string">
            <text:p>Ice Shovel Sof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Ice Shovel Sof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Waltz and Jam</text:p>
          </table:table-cell>
          <table:table-cell table:style-name="ce38" office:value-type="string" calcext:value-type="string">
            <text:p><text:a xlink:href="https://store.steampowered.com/app/2686570/Waltz_and_Jam/" xlink:type="simple">https://store.steampowered.com/app/2686570/Waltz_and_Jam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 어드벤처</text:p>
          </table:table-cell>
          <table:table-cell table:style-name="ce74" table:content-validation-name="val2" office:value-type="string" calcext:value-type="string">
            <text:p>Flyway Games,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Flyway Games,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Wetory</text:p>
          </table:table-cell>
          <table:table-cell table:style-name="ce38" office:value-type="string" calcext:value-type="string">
            <text:p><text:a xlink:href="https://store.steampowered.com/app/2054220/Wetory/" xlink:type="simple">https://store.steampowered.com/app/2054220/Wetory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 로그라이크</text:p>
          </table:table-cell>
          <table:table-cell table:style-name="ce74" table:content-validation-name="val2" office:value-type="string" calcext:value-type="string">
            <text:p>PepperSton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GRAVITY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White Day VR: The Courage Test</text:p>
          </table:table-cell>
          <table:table-cell table:style-name="ce38" office:value-type="string" calcext:value-type="string">
            <text:p><text:a xlink:href="https://store.steampowered.com/app/1442650/White_Day_VR_The_Courage_Test/" xlink:type="simple">https://store.steampowered.com/app/1442650/White_Day_VR_The_Courage_Test/</text:a></text:p>
          </table:table-cell>
          <table:table-cell table:style-name="ce42" office:value-type="float" office:value="2020" calcext:value-type="float">
            <text:p>2020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1인칭, 공포</text:p>
          </table:table-cell>
          <table:table-cell table:style-name="ce74" table:content-validation-name="val2" office:value-type="string" calcext:value-type="string">
            <text:p>SONNORI Corp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qub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White Day: A Labyrinth Named School</text:p>
          </table:table-cell>
          <table:table-cell table:style-name="ce40" office:value-type="string" calcext:value-type="string">
            <text:p><text:a xlink:href="https://store.steampowered.com/app/466130/White_Day_A_Labyrinth_Named_School/" xlink:type="simple">https://store.steampowered.com/app/466130/White_Day_A_Labyrinth_Named_School/</text:a></text:p>
          </table:table-cell>
          <table:table-cell table:style-name="ce48" office:value-type="float" office:value="2017" calcext:value-type="float">
            <text:p>2017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1인칭 공포</text:p>
          </table:table-cell>
          <table:table-cell table:style-name="ce76" table:content-validation-name="val2" office:value-type="string" calcext:value-type="string">
            <text:p>SONNORI Corp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Pqube</text:p>
          </table:table-cell>
          <table:table-cell table:style-name="ce90" table:content-validation-name="val3" office:value-type="string" calcext:value-type="string">
            <text:p>SONNORI Corp</text:p>
          </table:table-cell>
          <table:table-cell table:style-name="ce90" table:content-validation-name="val3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White Day2: The Flower That Tells Lies</text:p>
          </table:table-cell>
          <table:table-cell table:style-name="ce38" office:value-type="string" calcext:value-type="string">
            <text:p><text:a xlink:href="https://store.steampowered.com/app/2078040/White_Day2_The_Flower_That_Tells_Lies__EP1/" xlink:type="simple">https://store.steampowered.com/app/2078040/White_Day2_The_Flower_That_Tells_Lies__EP1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1인칭 공포</text:p>
          </table:table-cell>
          <table:table-cell table:style-name="ce74" table:content-validation-name="val2" office:value-type="string" calcext:value-type="string">
            <text:p>Rootnstudio Ltd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Rootnstudio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Wicce</text:p>
          </table:table-cell>
          <table:table-cell table:style-name="ce38" office:value-type="string" calcext:value-type="string">
            <text:p><text:a xlink:href="https://store.steampowered.com/app/465130/Wicce/" xlink:type="simple">https://store.steampowered.com/app/465130/Wicce/</text:a></text:p>
          </table:table-cell>
          <table:table-cell table:style-name="ce42" office:value-type="float" office:value="2016" calcext:value-type="float">
            <text:p>2016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액션, 플랫폼</text:p>
          </table:table-cell>
          <table:table-cell table:style-name="ce74" table:content-validation-name="val2" office:value-type="string" calcext:value-type="string">
            <text:p>Alpheratz*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Wolf and Pigs</text:p>
          </table:table-cell>
          <table:table-cell table:style-name="ce38" office:value-type="string" calcext:value-type="string">
            <text:p><text:a xlink:href="https://store.steampowered.com/app/1198810/Wolf_and_Pigs/" xlink:type="simple">https://store.steampowered.com/app/1198810/Wolf_and_Pigs/</text:a></text:p>
          </table:table-cell>
          <table:table-cell table:style-name="ce42" office:value-type="float" office:value="2020" calcext:value-type="float">
            <text:p>2020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VR 슈터</text:p>
          </table:table-cell>
          <table:table-cell table:style-name="ce74" table:content-validation-name="val2" office:value-type="string" calcext:value-type="string">
            <text:p>Visual Ligh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Visual Ligh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World of Mines Creator's Edition</text:p>
          </table:table-cell>
          <table:table-cell table:style-name="ce38" office:value-type="string" calcext:value-type="string">
            <text:p><text:a xlink:href="https://store.steampowered.com/app/1945560/World_of_Mines_Creators_Edition/" xlink:type="simple">https://store.steampowered.com/app/1945560/World_of_Mines_Creators_Edition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지뢰찾기</text:p>
          </table:table-cell>
          <table:table-cell table:style-name="ce74" table:content-validation-name="val2" office:value-type="string" calcext:value-type="string">
            <text:p>Cogo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ogo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Zelter</text:p>
          </table:table-cell>
          <table:table-cell table:style-name="ce40" office:value-type="string" calcext:value-type="string">
            <text:p><text:a xlink:href="https://store.steampowered.com/app/1193340/Zelter/" xlink:type="simple">https://store.steampowered.com/app/1193340/Zelter/</text:a></text:p>
          </table:table-cell>
          <table:table-cell table:style-name="ce48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포스트아포칼립스, 생존</text:p>
          </table:table-cell>
          <table:table-cell table:style-name="ce76" table:content-validation-name="val2" office:value-type="string" calcext:value-type="string">
            <text:p>G1 Playground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SuperGG.com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 table:number-rows-repeated="12">
          <table:table-cell/>
          <table:table-cell table:style-name="ce31" table:number-columns-repeated="2"/>
          <table:table-cell table:style-name="ce22"/>
          <table:table-cell table:style-name="ce59"/>
          <table:table-cell table:style-name="ce63" table:number-columns-repeated="2"/>
          <table:table-cell table:style-name="ce29"/>
          <table:table-cell table:style-name="ce56"/>
          <table:table-cell table:style-name="ce50" table:number-columns-repeated="2"/>
          <table:table-cell table:style-name="ce106" table:number-columns-repeated="3"/>
          <table:table-cell table:style-name="ce113"/>
          <table:table-cell/>
        </table:table-row>
        <table:table-row table:style-name="ro1" table:number-rows-repeated="1048202">
          <table:table-cell table:number-columns-repeated="16"/>
        </table:table-row>
        <table:table-row table:style-name="ro1">
          <table:table-cell table:number-columns-repeated="16"/>
        </table:table-row>
        <calcext:conditional-formats>
          <calcext:conditional-format calcext:target-range-address="list.B3:list.B361">
            <calcext:condition calcext:apply-style-name="Error" calcext:value="duplicate" calcext:base-cell-address="list.B3"/>
          </calcext:conditional-format>
          <calcext:conditional-format calcext:target-range-address="list.C3:list.C361">
            <calcext:condition calcext:apply-style-name="Error" calcext:value="duplicate" calcext:base-cell-address="list.C3"/>
          </calcext:conditional-format>
          <calcext:conditional-format calcext:target-range-address="list.A3:list.A361">
            <calcext:condition calcext:apply-style-name="Bad" calcext:value="=&quot;x&quot;" calcext:base-cell-address="list.A3"/>
          </calcext:conditional-format>
          <calcext:conditional-format calcext:target-range-address="list.F3:list.G361">
            <calcext:condition calcext:apply-style-name="Bad" calcext:value="=&quot;o&quot;" calcext:base-cell-address="list.F3"/>
            <calcext:condition calcext:apply-style-name="Note" calcext:value="=&quot;?&quot;" calcext:base-cell-address="list.F3"/>
          </calcext:conditional-format>
        </calcext:conditional-formats>
      </table:table>
      <table:table table:name="developer" table:style-name="ta1">
        <table:table-column table:style-name="co18" table:default-cell-style-name="ce142"/>
        <table:table-column table:style-name="co19" table:default-cell-style-name="Default"/>
        <table:table-column table:style-name="co20" table:default-cell-style-name="ce151"/>
        <table:table-column table:style-name="co21" table:default-cell-style-name="ce151"/>
        <table:table-column table:style-name="co22" table:default-cell-style-name="ce151"/>
        <table:table-column table:style-name="co23" table:default-cell-style-name="Default"/>
        <table:table-column table:style-name="co24" table:default-cell-style-name="ce155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row table:style-name="ro1">
          <table:table-cell table:style-name="ce126" office:value-type="string" calcext:value-type="string">
            <text:p>개발사 이름( 스팀 )</text:p>
          </table:table-cell>
          <table:table-cell table:style-name="ce147" office:value-type="string" calcext:value-type="string">
            <text:p>개발사 이름( 사업자 등록증 )</text:p>
          </table:table-cell>
          <table:table-cell table:style-name="ce147" office:value-type="string" calcext:value-type="string">
            <text:p>소재지</text:p>
          </table:table-cell>
          <table:table-cell table:style-name="ce147" office:value-type="string" calcext:value-type="string">
            <text:p>사업자 번호</text:p>
          </table:table-cell>
          <table:table-cell table:style-name="ce147" office:value-type="string" calcext:value-type="string">
            <text:p>대표자</text:p>
          </table:table-cell>
          <table:table-cell table:style-name="ce147" office:value-type="string" calcext:value-type="string">
            <text:p>홈페이지/블로그</text:p>
          </table:table-cell>
          <table:table-cell table:style-name="ce147" office:value-type="string" calcext:value-type="string">
            <text:p>E-mail</text:p>
          </table:table-cell>
          <table:table-cell table:style-name="ce147" office:value-type="string" calcext:value-type="string">
            <text:p>Social Media 1</text:p>
          </table:table-cell>
          <table:table-cell table:style-name="ce147" office:value-type="string" calcext:value-type="string">
            <text:p>Social Media 2</text:p>
          </table:table-cell>
          <table:table-cell table:style-name="ce147" office:value-type="string" calcext:value-type="string">
            <text:p>기타</text:p>
          </table:table-cell>
        </table:table-row>
        <table:table-row table:style-name="ro1">
          <table:table-cell table:style-name="ce108" office:value-type="string" calcext:value-type="string">
            <text:p>(주)행복한다람쥐단( Happy Daram Inc. )</text:p>
          </table:table-cell>
          <table:table-cell table:style-name="ce148" office:value-type="string" calcext:value-type="string">
            <text:p>주식회사행복한다람쥐단</text:p>
          </table:table-cell>
          <table:table-cell table:style-name="ce150" office:value-type="string" calcext:value-type="string">
            <text:p>인천광역시 부평구 부평대로</text:p>
          </table:table-cell>
          <table:table-cell table:style-name="ce152" office:value-type="string" calcext:value-type="string">
            <text:p>831-86-01***</text:p>
          </table:table-cell>
          <table:table-cell table:style-name="ce150" office:value-type="string" calcext:value-type="string">
            <text:p>이현정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2oclocksoft</text:p>
          </table:table-cell>
          <table:table-cell table:style-name="ce148"/>
          <table:table-cell table:style-name="ce150"/>
          <table:table-cell table:style-name="ce152"/>
          <table:table-cell table:style-name="ce150" office:value-type="string" calcext:value-type="string">
            <text:p>강남규</text:p>
          </table:table-cell>
          <table:table-cell table:style-name="ce148"/>
          <table:table-cell table:style-name="ce154"/>
          <table:table-cell table:style-name="ce148" office:value-type="string" calcext:value-type="string">
            <text:p><text:a xlink:href="https://twitter.com/2oClockSoft" xlink:type="simple">https://twitter.com/2oClockSoft</text:a></text:p>
          </table:table-cell>
          <table:table-cell table:style-name="ce148" table:number-columns-repeated="2"/>
        </table:table-row>
        <table:table-row table:style-name="ro1">
          <table:table-cell table:style-name="ce108" office:value-type="string" calcext:value-type="string">
            <text:p>36Litters</text:p>
          </table:table-cell>
          <table:table-cell table:style-name="ce148" office:value-type="string" calcext:value-type="string">
            <text:p>36리터스주식회사(36LittersInc.)</text:p>
          </table:table-cell>
          <table:table-cell table:style-name="ce150" office:value-type="string" calcext:value-type="string">
            <text:p>경기도 성남시 분당구 대왕판교로</text:p>
          </table:table-cell>
          <table:table-cell table:style-name="ce152" office:value-type="string" calcext:value-type="string">
            <text:p>210-88-02***</text:p>
          </table:table-cell>
          <table:table-cell table:style-name="ce150" office:value-type="string" calcext:value-type="string">
            <text:p>김현우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5minlab Corp.</text:p>
          </table:table-cell>
          <table:table-cell table:style-name="ce148" office:value-type="string" calcext:value-type="string">
            <text:p>주식회사 5민랩</text:p>
          </table:table-cell>
          <table:table-cell table:style-name="ce150" office:value-type="string" calcext:value-type="string">
            <text:p>서울 마포구 양화로</text:p>
          </table:table-cell>
          <table:table-cell table:style-name="ce152" office:value-type="string" calcext:value-type="string">
            <text:p>220-88-66***</text:p>
          </table:table-cell>
          <table:table-cell table:style-name="ce150" office:value-type="string" calcext:value-type="string">
            <text:p>박문형</text:p>
          </table:table-cell>
          <table:table-cell table:style-name="ce148" office:value-type="string" calcext:value-type="string">
            <text:p><text:a xlink:href="https://5minlab.com/ko/" xlink:type="simple">https://5minlab.com/ko/</text:a></text:p>
          </table:table-cell>
          <table:table-cell table:style-name="ce154" office:value-type="string" calcext:value-type="string">
            <text:p><text:a xlink:href="mailto:career@5minlab.com" xlink:type="simple">career@5minlab.com</text:a></text:p>
          </table:table-cell>
          <table:table-cell table:style-name="ce148" table:number-columns-repeated="2"/>
          <table:table-cell table:style-name="ce148" office:value-type="string" calcext:value-type="string">
            <text:p>2022년 크래프톤 독립 스튜디오로 합류</text:p>
          </table:table-cell>
        </table:table-row>
        <table:table-row table:style-name="ro1">
          <table:table-cell table:style-name="ce108" office:value-type="string" calcext:value-type="string">
            <text:p>96Percent</text:p>
          </table:table-cell>
          <table:table-cell table:style-name="ce148" office:value-type="string" calcext:value-type="string">
            <text:p>구십육퍼센트(96%)</text:p>
          </table:table-cell>
          <table:table-cell table:style-name="ce150" office:value-type="string" calcext:value-type="string">
            <text:p>대구광역시 동구 동대구로</text:p>
          </table:table-cell>
          <table:table-cell table:style-name="ce152" office:value-type="string" calcext:value-type="string">
            <text:p>644-66-00***</text:p>
          </table:table-cell>
          <table:table-cell table:style-name="ce150" office:value-type="string" calcext:value-type="string">
            <text:p>임기현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ABShot</text:p>
          </table:table-cell>
          <table:table-cell table:style-name="ce148"/>
          <table:table-cell table:style-name="ce150" office:value-type="string" calcext:value-type="string">
            <text:p>대구광역시 북구 동변로</text:p>
          </table:table-cell>
          <table:table-cell table:style-name="ce152" office:value-type="string" calcext:value-type="string">
            <text:p>717-88-01***</text:p>
          </table:table-cell>
          <table:table-cell table:style-name="ce150" office:value-type="string" calcext:value-type="string">
            <text:p>남중헌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Action Square(STUDIO HG)</text:p>
          </table:table-cell>
          <table:table-cell table:style-name="ce148" office:value-type="string" calcext:value-type="string">
            <text:p>주식회사 액션스퀘어</text:p>
          </table:table-cell>
          <table:table-cell table:style-name="ce150" office:value-type="string" calcext:value-type="string">
            <text:p>서울특별시 강남구 테헤란로</text:p>
          </table:table-cell>
          <table:table-cell table:style-name="ce152" office:value-type="string" calcext:value-type="string">
            <text:p>107-88-27***</text:p>
          </table:table-cell>
          <table:table-cell table:style-name="ce150" office:value-type="string" calcext:value-type="string">
            <text:p>김연준</text:p>
          </table:table-cell>
          <table:table-cell table:style-name="ce148" office:value-type="string" calcext:value-type="string">
            <text:p><text:a xlink:href="https://www.action2quare.com/kor/main/" xlink:type="simple">https://www.action2quare.com/kor/main/</text:a></text:p>
          </table:table-cell>
          <table:table-cell table:style-name="ce154" office:value-type="string" calcext:value-type="string">
            <text:p><text:a xlink:href="mailto:help@action2quare.com" xlink:type="simple">help@action2quare.com</text:a></text:p>
          </table:table-cell>
          <table:table-cell table:style-name="ce148" table:number-columns-repeated="2"/>
          <table:table-cell table:style-name="ce159" office:value-type="string" calcext:value-type="string" table:number-columns-spanned="1" table:number-rows-spanned="2">
            <text:p>개발사는 하나인데 스팀에 미묘하게 다른 이름으로 프로필이 2개다.</text:p>
            <text:p/>
            <text:p>개발사 홈페이에 가보면 “스매쉬 더 배틀”, “메탈릭 차일드” 소개가 없다.</text:p>
            <text:p>1인 개발의 결과는 뺀 것 같다.</text:p>
          </table:table-cell>
        </table:table-row>
        <table:table-row table:style-name="ro8">
          <table:table-cell table:style-name="ce108" office:value-type="string" calcext:value-type="string">
            <text:p>Action Square(Studio HG)</text:p>
          </table:table-cell>
          <table:table-cell table:style-name="ce148" office:value-type="string" calcext:value-type="string">
            <text:p>주식회사 액션스퀘어</text:p>
          </table:table-cell>
          <table:table-cell table:style-name="ce150" office:value-type="string" calcext:value-type="string">
            <text:p>서울특별시 강남구 테헤란로</text:p>
          </table:table-cell>
          <table:table-cell table:style-name="ce152" office:value-type="string" calcext:value-type="string">
            <text:p>107-88-27***</text:p>
          </table:table-cell>
          <table:table-cell table:style-name="ce150" office:value-type="string" calcext:value-type="string">
            <text:p>김연준</text:p>
          </table:table-cell>
          <table:table-cell table:style-name="ce148"/>
          <table:table-cell table:style-name="ce154"/>
          <table:table-cell table:style-name="ce148" table:number-columns-repeated="2"/>
          <table:covered-table-cell table:style-name="ce148"/>
        </table:table-row>
        <table:table-row table:style-name="ro1">
          <table:table-cell table:style-name="ce108" office:value-type="string" calcext:value-type="string">
            <text:p>Acts29games</text:p>
          </table:table-cell>
          <table:table-cell table:style-name="ce148" office:value-type="string" calcext:value-type="string">
            <text:p>액츠29게임즈 주식회사(Acts29Games lnc.)</text:p>
          </table:table-cell>
          <table:table-cell table:style-name="ce150" office:value-type="string" calcext:value-type="string">
            <text:p>서울특별시 금천구 가산디지털1로</text:p>
          </table:table-cell>
          <table:table-cell table:style-name="ce152" office:value-type="string" calcext:value-type="string">
            <text:p>230-81-13***</text:p>
          </table:table-cell>
          <table:table-cell table:style-name="ce150" office:value-type="string" calcext:value-type="string">
            <text:p>정우락</text:p>
          </table:table-cell>
          <table:table-cell table:style-name="ce148" office:value-type="string" calcext:value-type="string">
            <text:p><text:a xlink:href="https://acts29games.com/" xlink:type="simple">https://acts29games.com/</text:a></text:p>
          </table:table-cell>
          <table:table-cell table:style-name="ce154"/>
          <table:table-cell table:style-name="ce148" table:number-columns-repeated="2"/>
          <table:table-cell table:style-name="ce148" office:value-type="string" calcext:value-type="string">
            <text:p><text:span text:style-name="T5">VR미디어 라는 회사와 대표가 같다.  </text:span> <text:a xlink:href="http://vrealitymedia.com/" xlink:type="simple">http://vrealitymedia.com/</text:a></text:p>
          </table:table-cell>
        </table:table-row>
        <table:table-row table:style-name="ro1">
          <table:table-cell table:style-name="ce108" office:value-type="string" calcext:value-type="string">
            <text:p>Afeel inc</text:p>
          </table:table-cell>
          <table:table-cell table:style-name="ce148" office:value-type="string" calcext:value-type="string">
            <text:p>어필</text:p>
          </table:table-cell>
          <table:table-cell table:style-name="ce150" office:value-type="string" calcext:value-type="string">
            <text:p>부산광역시 해운대구 센텀동로</text:p>
          </table:table-cell>
          <table:table-cell table:style-name="ce152" office:value-type="string" calcext:value-type="string">
            <text:p>602-06-34***</text:p>
          </table:table-cell>
          <table:table-cell table:style-name="ce150" office:value-type="string" calcext:value-type="string">
            <text:p>조성목</text:p>
          </table:table-cell>
          <table:table-cell table:style-name="ce148" office:value-type="string" calcext:value-type="string">
            <text:p><text:a xlink:href="https://afeel.biz/" xlink:type="simple">https://afeel.biz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Al Fine</text:p>
          </table:table-cell>
          <table:table-cell table:style-name="ce148" office:value-type="string" calcext:value-type="string">
            <text:p>주식회사 알피네</text:p>
          </table:table-cell>
          <table:table-cell table:style-name="ce150" office:value-type="string" calcext:value-type="string">
            <text:p>경기도 수원시 영통구 원천동</text:p>
          </table:table-cell>
          <table:table-cell table:style-name="ce152" office:value-type="string" calcext:value-type="string">
            <text:p>749-87-01***</text:p>
          </table:table-cell>
          <table:table-cell table:style-name="ce150" office:value-type="string" calcext:value-type="string">
            <text:p>이형주</text:p>
          </table:table-cell>
          <table:table-cell table:style-name="ce148" office:value-type="string" calcext:value-type="string">
            <text:p><text:a xlink:href="https://www.alfinegames.com/" xlink:type="simple">https://www.alfinegames.com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ALIVE Inc.</text:p>
          </table:table-cell>
          <table:table-cell table:style-name="ce148" office:value-type="string" calcext:value-type="string">
            <text:p>주식회사 얼라이브(ALIVE Inc.)</text:p>
          </table:table-cell>
          <table:table-cell table:style-name="ce150" office:value-type="string" calcext:value-type="string">
            <text:p>경기도 수원시 영통구 광교중앙로</text:p>
          </table:table-cell>
          <table:table-cell table:style-name="ce152" office:value-type="string" calcext:value-type="string">
            <text:p>301-87-01***</text:p>
          </table:table-cell>
          <table:table-cell table:style-name="ce150" office:value-type="string" calcext:value-type="string">
            <text:p>김기명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ALLAF GAMES</text:p>
          </table:table-cell>
          <table:table-cell table:style-name="ce148" office:value-type="string" calcext:value-type="string">
            <text:p>주식회사 올라프게임즈 (Allaf Games)</text:p>
          </table:table-cell>
          <table:table-cell table:style-name="ce150" office:value-type="string" calcext:value-type="string">
            <text:p>경기도 성남시 분당구 대왕판교로</text:p>
          </table:table-cell>
          <table:table-cell table:style-name="ce152" office:value-type="string" calcext:value-type="string">
            <text:p>180-86-02***</text:p>
          </table:table-cell>
          <table:table-cell table:style-name="ce150" office:value-type="string" calcext:value-type="string">
            <text:p>송종현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Alpheratz*</text:p>
          </table:table-cell>
          <table:table-cell table:style-name="ce148" office:value-type="string" calcext:value-type="string">
            <text:p>알페라츠(Alpheratz*)</text:p>
          </table:table-cell>
          <table:table-cell table:style-name="ce150"/>
          <table:table-cell table:style-name="ce152" office:value-type="string" calcext:value-type="string">
            <text:p>562-69-00***</text:p>
          </table:table-cell>
          <table:table-cell table:style-name="ce150" office:value-type="string" calcext:value-type="string">
            <text:p>성화정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ALTARI GAMES</text:p>
          </table:table-cell>
          <table:table-cell table:style-name="ce148" office:value-type="string" calcext:value-type="string">
            <text:p>유한회사 알타리게임즈(ALTARI GAMES)</text:p>
          </table:table-cell>
          <table:table-cell table:style-name="ce150" office:value-type="string" calcext:value-type="string">
            <text:p>경기도 용인시 기흥구 동백5로</text:p>
          </table:table-cell>
          <table:table-cell table:style-name="ce152" office:value-type="string" calcext:value-type="string">
            <text:p>249-87-01***</text:p>
          </table:table-cell>
          <table:table-cell table:style-name="ce150" office:value-type="string" calcext:value-type="string">
            <text:p>박진홍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Arc System Works</text:p>
          </table:table-cell>
          <table:table-cell table:style-name="ce148" office:value-type="string" calcext:value-type="string">
            <text:p>아크시스템웍스</text:p>
          </table:table-cell>
          <table:table-cell table:style-name="ce150" office:value-type="string" calcext:value-type="string">
            <text:p>일본</text:p>
          </table:table-cell>
          <table:table-cell table:style-name="ce152" office:value-type="string" calcext:value-type="string">
            <text:p>-</text:p>
          </table:table-cell>
          <table:table-cell table:style-name="ce150" office:value-type="string" calcext:value-type="string">
            <text:p>-</text:p>
          </table:table-cell>
          <table:table-cell table:style-name="ce148" office:value-type="string" calcext:value-type="string">
            <text:p><text:a xlink:href="https://www.arcsystemworks.jp/" xlink:type="simple">https://www.arcsystemworks.jp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Arete Games</text:p>
          </table:table-cell>
          <table:table-cell table:style-name="ce148" office:value-type="string" calcext:value-type="string">
            <text:p>주식회사 아레테게임즈</text:p>
          </table:table-cell>
          <table:table-cell table:style-name="ce150" office:value-type="string" calcext:value-type="string">
            <text:p>경기도 성남시 분당구 성남대로</text:p>
          </table:table-cell>
          <table:table-cell table:style-name="ce152" office:value-type="string" calcext:value-type="string">
            <text:p>690-81-02***</text:p>
          </table:table-cell>
          <table:table-cell table:style-name="ce150" office:value-type="string" calcext:value-type="string">
            <text:p>이새벽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ASTEROID-J</text:p>
          </table:table-cell>
          <table:table-cell table:style-name="ce148" office:value-type="string" calcext:value-type="string">
            <text:p>아스테로이드제이</text:p>
          </table:table-cell>
          <table:table-cell table:style-name="ce150" office:value-type="string" calcext:value-type="string">
            <text:p>경기도 성남시 수정구 모란로</text:p>
          </table:table-cell>
          <table:table-cell table:style-name="ce152" office:value-type="string" calcext:value-type="string">
            <text:p>638-03-00***</text:p>
          </table:table-cell>
          <table:table-cell table:style-name="ce150" office:value-type="string" calcext:value-type="string">
            <text:p>장원선</text:p>
          </table:table-cell>
          <table:table-cell table:style-name="ce148"/>
          <table:table-cell table:style-name="ce154"/>
          <table:table-cell table:style-name="ce148" office:value-type="string" calcext:value-type="string">
            <text:p><text:a xlink:href="https://twitter.com/ASTEROID__J" xlink:type="simple">https://twitter.com/ASTEROID__J</text:a></text:p>
          </table:table-cell>
          <table:table-cell table:style-name="ce148" table:number-columns-repeated="2"/>
        </table:table-row>
        <table:table-row table:style-name="ro1">
          <table:table-cell table:style-name="ce108" office:value-type="string" calcext:value-type="string">
            <text:p>AvoCavo</text:p>
          </table:table-cell>
          <table:table-cell table:style-name="ce148" office:value-type="string" calcext:value-type="string">
            <text:p>아보카보</text:p>
          </table:table-cell>
          <table:table-cell table:style-name="ce150" office:value-type="string" calcext:value-type="string">
            <text:p>서울특별시 서초구 매헌로</text:p>
          </table:table-cell>
          <table:table-cell table:style-name="ce152" office:value-type="string" calcext:value-type="string">
            <text:p>553-08-01***</text:p>
          </table:table-cell>
          <table:table-cell table:style-name="ce150" office:value-type="string" calcext:value-type="string">
            <text:p>이재훈</text:p>
          </table:table-cell>
          <table:table-cell table:style-name="ce148"/>
          <table:table-cell table:style-name="ce154"/>
          <table:table-cell table:style-name="ce148" office:value-type="string" calcext:value-type="string">
            <text:p><text:span text:style-name="T4"><text:a xlink:href="https://twitter.com/avocavo_fruit" xlink:type="simple">https://twitter.com/avocavo_fruit</text:a></text:span></text:p>
          </table:table-cell>
          <table:table-cell table:style-name="ce148"/>
          <table:table-cell table:style-name="ce148" office:value-type="string" calcext:value-type="string">
            <text:p>Linked in 정보 : JaeHoon Lee | Game Developer at AvoCavo</text:p>
          </table:table-cell>
        </table:table-row>
        <table:table-row table:style-name="ro2">
          <table:table-cell table:style-name="ce108" office:value-type="string" calcext:value-type="string">
            <text:p>base0</text:p>
          </table:table-cell>
          <table:table-cell table:style-name="ce148" office:value-type="string" calcext:value-type="string">
            <text:p>베이스 제로</text:p>
          </table:table-cell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table:number-columns-repeated="2"/>
          <table:table-cell table:style-name="ce148" office:value-type="string" calcext:value-type="string">
            <text:p>민지산 팀장과, 남현욱 PM, 민우빈 개발자, 조웅오 개발자, 이준헌 아트 총괄, 이시훈 사운드 총괄</text:p>
            <text:p>GIGDC에서 제작부문 대학부 은상</text:p>
          </table:table-cell>
        </table:table-row>
        <table:table-row table:style-name="ro2">
          <table:table-cell table:style-name="ce108" office:value-type="string" calcext:value-type="string">
            <text:p>BangsFactory</text:p>
          </table:table-cell>
          <table:table-cell table:style-name="ce148" office:value-type="string" calcext:value-type="string">
            <text:p>뱅스팩토리(Bangs Factory)</text:p>
          </table:table-cell>
          <table:table-cell table:style-name="ce150" office:value-type="string" calcext:value-type="string">
            <text:p>서울특별시 구로구 디지털로</text:p>
          </table:table-cell>
          <table:table-cell table:style-name="ce152" office:value-type="string" calcext:value-type="string">
            <text:p>649-33-00***</text:p>
          </table:table-cell>
          <table:table-cell table:style-name="ce150" office:value-type="string" calcext:value-type="string">
            <text:p>방호석</text:p>
          </table:table-cell>
          <table:table-cell table:style-name="ce148" office:value-type="string" calcext:value-type="string">
            <text:p><text:a xlink:href="https://gamereviewbang.modoo.at/" xlink:type="simple">https://gamereviewbang.modoo.at/</text:a></text:p>
          </table:table-cell>
          <table:table-cell table:style-name="ce154"/>
          <table:table-cell table:style-name="ce148" table:number-columns-repeated="2"/>
          <table:table-cell table:style-name="ce148" office:value-type="string" calcext:value-type="string">
            <text:p>방스팩토리라고 소개가 된 곳이 많은데 사업자상 이름은 “뱅스팩토리”</text:p>
            <text:p>이름이 다르니 검색이 안되더라.</text:p>
          </table:table-cell>
        </table:table-row>
        <table:table-row table:style-name="ro1">
          <table:table-cell table:style-name="ce108" office:value-type="string" calcext:value-type="string">
            <text:p>BIBGames Inc.</text:p>
          </table:table-cell>
          <table:table-cell table:style-name="ce148" office:value-type="string" calcext:value-type="string">
            <text:p>주식회사 비아이비게임즈</text:p>
          </table:table-cell>
          <table:table-cell table:style-name="ce150" office:value-type="string" calcext:value-type="string">
            <text:p>경기도 성남시 분당구 대왕판교로</text:p>
          </table:table-cell>
          <table:table-cell table:style-name="ce152" office:value-type="string" calcext:value-type="string">
            <text:p>656-86-03***</text:p>
          </table:table-cell>
          <table:table-cell table:style-name="ce150" office:value-type="string" calcext:value-type="string">
            <text:p>황수환</text:p>
          </table:table-cell>
          <table:table-cell table:style-name="ce148" office:value-type="string" calcext:value-type="string">
            <text:p><text:a xlink:href="https://www.bibgames.net/" xlink:type="simple">https://www.bibgames.net/</text:a></text:p>
          </table:table-cell>
          <table:table-cell table:style-name="ce154" office:value-type="string" calcext:value-type="string">
            <text:p><text:a xlink:href="mailto:CONTACT@BIBGAMES.NET" xlink:type="simple">CONTACT@BIBGAMES.NET</text:a></text:p>
          </table:table-cell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BK dddDang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table:number-columns-repeated="3"/>
        </table:table-row>
        <table:table-row table:style-name="ro2">
          <table:table-cell table:style-name="ce108" office:value-type="string" calcext:value-type="string">
            <text:p>Black Anchor</text:p>
          </table:table-cell>
          <table:table-cell table:style-name="ce148" office:value-type="string" calcext:value-type="string">
            <text:p>블랙앵커 주식회사</text:p>
          </table:table-cell>
          <table:table-cell table:style-name="ce150" office:value-type="string" calcext:value-type="string">
            <text:p>충청남도 아산시 배방읍 희망로</text:p>
          </table:table-cell>
          <table:table-cell table:style-name="ce152" office:value-type="string" calcext:value-type="string">
            <text:p>203-88-02***</text:p>
          </table:table-cell>
          <table:table-cell table:style-name="ce150" office:value-type="string" calcext:value-type="string">
            <text:p>정극민</text:p>
          </table:table-cell>
          <table:table-cell table:style-name="ce148" office:value-type="string" calcext:value-type="string">
            <text:p><text:a xlink:href="https://www.blackanchor.kr/" xlink:type="simple">https://www.blackanchor.kr</text:a></text:p>
          </table:table-cell>
          <table:table-cell table:style-name="ce154" office:value-type="string" calcext:value-type="string">
            <text:p><text:a xlink:href="mailto:KANE@BLACKANCHOR.KR" xlink:type="simple">KANE@BLACKANCHOR.KR</text:a></text:p>
          </table:table-cell>
          <table:table-cell table:style-name="ce148" table:number-columns-repeated="2"/>
          <table:table-cell table:style-name="ce148" office:value-type="string" calcext:value-type="string">
            <text:p>검색해보면 사업자 등록번호 2개가 나온다.</text:p>
            <text:p><text:span text:style-name="T5">178-81-02*** 의 사업자는 폐업 상태다</text:span></text:p>
          </table:table-cell>
        </table:table-row>
        <table:table-row table:style-name="ro3">
          <table:table-cell table:style-name="ce108" office:value-type="string" calcext:value-type="string">
            <text:p>BLANBEE</text:p>
          </table:table-cell>
          <table:table-cell table:style-name="ce148" office:value-type="string" calcext:value-type="string">
            <text:p>블랜비</text:p>
          </table:table-cell>
          <table:table-cell table:style-name="ce150" office:value-type="string" calcext:value-type="string">
            <text:p>세종특별자치시 조치원읍 섭골길</text:p>
          </table:table-cell>
          <table:table-cell table:style-name="ce152" office:value-type="string" calcext:value-type="string">
            <text:p>869-45-00***</text:p>
          </table:table-cell>
          <table:table-cell table:style-name="ce150" office:value-type="string" calcext:value-type="string">
            <text:p>김효현</text:p>
          </table:table-cell>
          <table:table-cell table:style-name="ce148" office:value-type="string" calcext:value-type="string">
            <text:p><text:a xlink:href="https://blog.naver.com/blanbee" xlink:type="simple">https://blog.naver.com/blanbee</text:a></text:p>
          </table:table-cell>
          <table:table-cell table:style-name="ce154" office:value-type="string" calcext:value-type="string">
            <text:p><text:a xlink:href="mailto:blanbee@naver.com" xlink:type="simple">blanbee@naver.com</text:a></text:p>
          </table:table-cell>
          <table:table-cell table:style-name="ce148" office:value-type="string" calcext:value-type="string">
            <text:p><text:a xlink:href="https://twitter.com/BLANBEE_game" xlink:type="simple">https://twitter.com/BLANBEE_game</text:a></text:p>
          </table:table-cell>
          <table:table-cell table:style-name="ce148"/>
          <table:table-cell table:style-name="ce148" office:value-type="string" calcext:value-type="string">
            <text:p>‘블랜비’</text:p>
            <text:p>홍익대학교 세종캠퍼스 게임학부와 디자인컨버전스 소속 학생</text:p>
            <text:p>8명의 인원</text:p>
          </table:table-cell>
        </table:table-row>
        <table:table-row table:style-name="ro3">
          <table:table-cell table:style-name="ce108" office:value-type="string" calcext:value-type="string">
            <text:p>Bloom Technology</text:p>
          </table:table-cell>
          <table:table-cell table:style-name="ce148" office:value-type="string" calcext:value-type="string">
            <text:p>(주)블룸테크놀로지</text:p>
          </table:table-cell>
          <table:table-cell table:style-name="ce150" office:value-type="string" calcext:value-type="string">
            <text:p>경기도 성남시 분당구 판교로</text:p>
          </table:table-cell>
          <table:table-cell table:style-name="ce152" office:value-type="string" calcext:value-type="string">
            <text:p>114-81-70***</text:p>
          </table:table-cell>
          <table:table-cell table:style-name="ce150" office:value-type="string" calcext:value-type="string">
            <text:p>이상윤</text:p>
          </table:table-cell>
          <table:table-cell table:style-name="ce148" office:value-type="string" calcext:value-type="string">
            <text:p><text:a xlink:href="https://www.bloomtechnology.co.kr/ko/index" xlink:type="simple">https://www.bloomtechnology.co.kr/ko/index</text:a></text:p>
          </table:table-cell>
          <table:table-cell table:style-name="ce154"/>
          <table:table-cell table:style-name="ce148" table:number-columns-repeated="2"/>
          <table:table-cell table:style-name="ce148" office:value-type="string" calcext:value-type="string">
            <text:p>차세대 블록체인 플랫폼 로커스체인의 개발사 블룸테크놀로지</text:p>
            <text:p>블록체인으로 게임 서버를 대체해 멀티 플레이 가능</text:p>
            <text:p>온라인 게임 '킹덤언더파이어:워 오브 히어로즈 골드 에디션</text:p>
          </table:table-cell>
        </table:table-row>
        <table:table-row table:style-name="ro1">
          <table:table-cell table:style-name="ce108" office:value-type="string" calcext:value-type="string">
            <text:p>Blueside</text:p>
          </table:table-cell>
          <table:table-cell table:style-name="ce148" office:value-type="string" calcext:value-type="string">
            <text:p>（주）블루사이드</text:p>
          </table:table-cell>
          <table:table-cell table:style-name="ce150" office:value-type="string" calcext:value-type="string">
            <text:p>경기도 성남시 분당구 매화로</text:p>
          </table:table-cell>
          <table:table-cell table:style-name="ce152" office:value-type="string" calcext:value-type="string">
            <text:p>211-87-39***</text:p>
          </table:table-cell>
          <table:table-cell table:style-name="ce150" office:value-type="string" calcext:value-type="string">
            <text:p>김세정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9">
          <table:table-cell table:style-name="ce108" office:value-type="string" calcext:value-type="string">
            <text:p>BONE MADE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table:number-columns-repeated="2"/>
          <table:table-cell table:style-name="ce148" office:value-type="string" calcext:value-type="string">
            <text:p><text:a xlink:href="https://tumblbug.com/runes_magica/story" xlink:type="simple">https://tumblbug.com/runes_magica/story</text:a></text:p>
            <text:p/>
            <text:p>BoneMade</text:p>
            <text:p>1인 개발자</text:p>
            <text:p>고등학교 시절부터 구상한 프로젝트를 대학 진학 후 1인 개발 중</text:p>
          </table:table-cell>
        </table:table-row>
        <table:table-row table:style-name="ro1">
          <table:table-cell table:style-name="ce108" office:value-type="string" calcext:value-type="string">
            <text:p>Buff Studio</text:p>
          </table:table-cell>
          <table:table-cell table:style-name="ce148" office:value-type="string" calcext:value-type="string">
            <text:p>주식회사 버프스튜디오</text:p>
          </table:table-cell>
          <table:table-cell table:style-name="ce150" office:value-type="string" calcext:value-type="string">
            <text:p>서울특별시 마포구 매봉산로</text:p>
          </table:table-cell>
          <table:table-cell table:style-name="ce152" office:value-type="string" calcext:value-type="string">
            <text:p>849-81-00***</text:p>
          </table:table-cell>
          <table:table-cell table:style-name="ce150" office:value-type="string" calcext:value-type="string">
            <text:p>김도형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2">
          <table:table-cell table:style-name="ce136" office:value-type="string" calcext:value-type="string">
            <text:p>BUSAN SANAI GAMES</text:p>
          </table:table-cell>
          <table:table-cell table:style-name="ce148" office:value-type="string" calcext:value-type="string">
            <text:p>-</text:p>
          </table:table-cell>
          <table:table-cell table:style-name="ce150" office:value-type="string" calcext:value-type="string">
            <text:p>캐나다</text:p>
          </table:table-cell>
          <table:table-cell table:style-name="ce152" office:value-type="string" calcext:value-type="string">
            <text:p>-</text:p>
          </table:table-cell>
          <table:table-cell table:style-name="ce150" office:value-type="string" calcext:value-type="string">
            <text:p>-</text:p>
          </table:table-cell>
          <table:table-cell table:style-name="ce148"/>
          <table:table-cell table:style-name="ce154"/>
          <table:table-cell table:style-name="ce148" table:number-columns-repeated="2"/>
          <table:table-cell table:style-name="ce148" office:value-type="string" calcext:value-type="string">
            <text:p>부산 사나이 게임즈</text:p>
            <text:p>회사가 캐나다에 있다.( 이 목록의 한국 게임 조건에 안 맞는다. )</text:p>
          </table:table-cell>
        </table:table-row>
        <table:table-row table:style-name="ro1">
          <table:table-cell table:style-name="ce108" office:value-type="string" calcext:value-type="string">
            <text:p>CandLE</text:p>
          </table:table-cell>
          <table:table-cell table:style-name="ce148" office:value-type="string" calcext:value-type="string">
            <text:p>캔들(CandLE)</text:p>
          </table:table-cell>
          <table:table-cell table:style-name="ce150" office:value-type="string" calcext:value-type="string">
            <text:p>경기도 성남시 분당구 대왕판교로</text:p>
          </table:table-cell>
          <table:table-cell table:style-name="ce152" office:value-type="string" calcext:value-type="string">
            <text:p>401-16-93***</text:p>
          </table:table-cell>
          <table:table-cell table:style-name="ce150" office:value-type="string" calcext:value-type="string">
            <text:p>양재성</text:p>
          </table:table-cell>
          <table:table-cell table:style-name="ce148" office:value-type="string" calcext:value-type="string">
            <text:p><text:a xlink:href="https://blog.naver.com/team_candle" xlink:type="simple">https://blog.naver.com/team_candle</text:a></text:p>
          </table:table-cell>
          <table:table-cell table:style-name="ce154"/>
          <table:table-cell table:style-name="ce148" office:value-type="string" calcext:value-type="string">
            <text:p><text:a xlink:href="https://twitter.com/teamCandLE0512" xlink:type="simple">https://twitter.com/teamCandLE0512</text:a></text:p>
          </table:table-cell>
          <table:table-cell table:style-name="ce148" table:number-columns-repeated="2"/>
        </table:table-row>
        <table:table-row table:style-name="ro1">
          <table:table-cell table:style-name="ce108" office:value-type="string" calcext:value-type="string">
            <text:p>Cat Society</text:p>
          </table:table-cell>
          <table:table-cell table:style-name="ce148" office:value-type="string" calcext:value-type="string">
            <text:p>캣 소사이어티</text:p>
          </table:table-cell>
          <table:table-cell table:style-name="ce150" office:value-type="string" calcext:value-type="string">
            <text:p>경기도 수원시 팔달구 팔달문로</text:p>
          </table:table-cell>
          <table:table-cell table:style-name="ce152" office:value-type="string" calcext:value-type="string">
            <text:p>101-18-97***</text:p>
          </table:table-cell>
          <table:table-cell table:style-name="ce150" office:value-type="string" calcext:value-type="string">
            <text:p>고민진</text:p>
          </table:table-cell>
          <table:table-cell table:style-name="ce148" office:value-type="string" calcext:value-type="string">
            <text:p><text:a xlink:href="https://catsocietygames.com/" xlink:type="simple">https://catsocietygames.com/</text:a></text:p>
          </table:table-cell>
          <table:table-cell table:style-name="ce154"/>
          <table:table-cell table:style-name="ce148" office:value-type="string" calcext:value-type="string">
            <text:p><text:a xlink:href="https://twitter.com/catsocietygames" xlink:type="simple">https://twitter.com/catsocietygames</text:a></text:p>
          </table:table-cell>
          <table:table-cell table:style-name="ce148" office:value-type="string" calcext:value-type="string">
            <text:p><text:a xlink:href="https://www.instagram.com/catsocietygames" xlink:type="simple">https://www.instagram.com/catsocietygames</text:a></text:p>
          </table:table-cell>
          <table:table-cell table:style-name="ce148" office:value-type="string" calcext:value-type="string">
            <text:p>Linked in 정보 : MinJin Ko | Cat Society Founder</text:p>
          </table:table-cell>
        </table:table-row>
        <table:table-row table:style-name="ro2">
          <table:table-cell table:style-name="ce108" office:value-type="string" calcext:value-type="string">
            <text:p>Cassel Games</text:p>
          </table:table-cell>
          <table:table-cell table:style-name="ce148" office:value-type="string" calcext:value-type="string">
            <text:p>주식회사 카셀게임즈</text:p>
          </table:table-cell>
          <table:table-cell table:style-name="ce150" office:value-type="string" calcext:value-type="string">
            <text:p>서울특별시 중구 청계천로</text:p>
          </table:table-cell>
          <table:table-cell table:style-name="ce152" office:value-type="string" calcext:value-type="string">
            <text:p>519-88-02***</text:p>
          </table:table-cell>
          <table:table-cell table:style-name="ce150" office:value-type="string" calcext:value-type="string">
            <text:p>황성진</text:p>
          </table:table-cell>
          <table:table-cell table:style-name="ce148" office:value-type="string" calcext:value-type="string">
            <text:p><text:a xlink:href="https://casselgames.com/" xlink:type="simple">https://casselgames.com</text:a></text:p>
          </table:table-cell>
          <table:table-cell table:style-name="ce154"/>
          <table:table-cell table:style-name="ce148" table:number-columns-repeated="2"/>
          <table:table-cell table:style-name="ce148" office:value-type="string" calcext:value-type="string">
            <text:p>카셀 게임즈</text:p>
            <text:p>서강대학교 게임&amp;평생교육원 학생들의 인디 개발 팀</text:p>
          </table:table-cell>
        </table:table-row>
        <table:table-row table:style-name="ro3">
          <table:table-cell table:style-name="ce108" office:value-type="string" calcext:value-type="string">
            <text:p>Catdoors</text:p>
          </table:table-cell>
          <table:table-cell table:style-name="ce148" office:value-type="string" calcext:value-type="string">
            <text:p>캣도어즈(Cat Doors)</text:p>
          </table:table-cell>
          <table:table-cell table:style-name="ce150" office:value-type="string" calcext:value-type="string">
            <text:p>경기도 성남시 분당구 대왕판교로</text:p>
          </table:table-cell>
          <table:table-cell table:style-name="ce152" office:value-type="string" calcext:value-type="string">
            <text:p>187-15-01***</text:p>
          </table:table-cell>
          <table:table-cell table:style-name="ce150" office:value-type="string" calcext:value-type="string">
            <text:p>양성현</text:p>
          </table:table-cell>
          <table:table-cell table:style-name="ce148" office:value-type="string" calcext:value-type="string">
            <text:p><text:a xlink:href="https://catdoors.tistory.com/" xlink:type="simple">https://catdoors.tistory.com/</text:a></text:p>
          </table:table-cell>
          <table:table-cell table:style-name="ce154" office:value-type="string" calcext:value-type="string">
            <text:p><text:a xlink:href="mailto:motea230@naver.com" xlink:type="simple">motea230@naver.com</text:a></text:p>
          </table:table-cell>
          <table:table-cell table:style-name="ce148" office:value-type="string" calcext:value-type="string">
            <text:p><text:a xlink:href="https://twitter.com/Studio_Catdoors" xlink:type="simple">https://twitter.com/Studio_Catdoors</text:a></text:p>
          </table:table-cell>
          <table:table-cell table:style-name="ce148" office:value-type="string" calcext:value-type="string">
            <text:p><text:a xlink:href="https://www.facebook.com/moteayang/?ref=page_internal" xlink:type="simple">https://www.facebook.com/moteayang/?ref=page_internal</text:a></text:p>
          </table:table-cell>
          <table:table-cell table:style-name="ce148" office:value-type="string" calcext:value-type="string">
            <text:p><text:span text:style-name="T5">개발사 캣도어즈</text:span></text:p>
            <text:p>학교 동창 친구 3인으로 구성</text:p>
            <text:p>첫 작품인 ‘블랙 아카데미’</text:p>
          </table:table-cell>
        </table:table-row>
        <table:table-row table:style-name="ro1">
          <table:table-cell table:style-name="ce108" office:value-type="string" calcext:value-type="string">
            <text:p>CFK Co., Ltd.</text:p>
          </table:table-cell>
          <table:table-cell table:style-name="ce148" office:value-type="string" calcext:value-type="string">
            <text:p>주식회사 씨에프케이 (CFK Co.,Ltd.)</text:p>
          </table:table-cell>
          <table:table-cell table:style-name="ce150" office:value-type="string" calcext:value-type="string">
            <text:p>서울특별시 성동구 성수이로</text:p>
          </table:table-cell>
          <table:table-cell table:style-name="ce152" office:value-type="string" calcext:value-type="string">
            <text:p>220-86-67***</text:p>
          </table:table-cell>
          <table:table-cell table:style-name="ce150" office:value-type="string" calcext:value-type="string">
            <text:p>구창식</text:p>
          </table:table-cell>
          <table:table-cell table:style-name="ce148" office:value-type="string" calcext:value-type="string">
            <text:p><text:a xlink:href="https://www.cfk.kr/" xlink:type="simple">https://www.cfk.kr/</text:a></text:p>
          </table:table-cell>
          <table:table-cell table:style-name="ce154"/>
          <table:table-cell table:style-name="ce148" table:number-columns-repeated="3"/>
        </table:table-row>
        <table:table-row table:style-name="ro6">
          <table:table-cell table:style-name="ce108" office:value-type="string" calcext:value-type="string">
            <text:p>Ch.ZBK</text:p>
          </table:table-cell>
          <table:table-cell table:style-name="ce148" office:value-type="string" calcext:value-type="string">
            <text:p>-</text:p>
          </table:table-cell>
          <table:table-cell table:style-name="ce150" office:value-type="string" calcext:value-type="string">
            <text:p>-</text:p>
          </table:table-cell>
          <table:table-cell table:style-name="ce152" office:value-type="string" calcext:value-type="string">
            <text:p>-</text:p>
          </table:table-cell>
          <table:table-cell table:style-name="ce150" office:value-type="string" calcext:value-type="string">
            <text:p>양정훈</text:p>
          </table:table-cell>
          <table:table-cell table:style-name="ce148"/>
          <table:table-cell table:style-name="ce154"/>
          <table:table-cell table:style-name="ce148" table:number-columns-repeated="2"/>
          <table:table-cell table:style-name="ce148" office:value-type="string" calcext:value-type="string">
            <text:p>채널 좀비왕, 패러블, 쉘터 동일한 대표 명으로 다수의 회사가 나온다.</text:p>
            <text:p/>
            <text:p>주식회사 쉘터  : 양정훈 : 636-81-01*** | 경기도 고양시 덕양구 삼송로</text:p>
            <text:p>국내 기업은 맞는 것 같고 더 확인할 필요는 없을 것 같다.</text:p>
          </table:table-cell>
        </table:table-row>
        <table:table-row table:style-name="ro1">
          <table:table-cell table:style-name="ce108" office:value-type="string" calcext:value-type="string">
            <text:p>Chalkseagull</text:p>
          </table:table-cell>
          <table:table-cell table:style-name="ce148" office:value-type="string" calcext:value-type="string">
            <text:p>-</text:p>
          </table:table-cell>
          <table:table-cell table:style-name="ce150" office:value-type="string" calcext:value-type="string">
            <text:p>-</text:p>
          </table:table-cell>
          <table:table-cell table:style-name="ce152" office:value-type="string" calcext:value-type="string">
            <text:p>-</text:p>
          </table:table-cell>
          <table:table-cell table:style-name="ce150" office:value-type="string" calcext:value-type="string">
            <text:p>김선규</text:p>
          </table:table-cell>
          <table:table-cell table:style-name="ce148" office:value-type="string" calcext:value-type="string">
            <text:p><text:span text:style-name="T2"><text:a xlink:href="https://chalkseagull.com/" xlink:type="simple">https://chalkseagull.com/</text:a></text:span></text:p>
          </table:table-cell>
          <table:table-cell table:style-name="ce154"/>
          <table:table-cell table:style-name="ce148" table:number-columns-repeated="2"/>
          <table:table-cell table:style-name="ce148" office:value-type="string" calcext:value-type="string">
            <text:p>청강문화산업대학교 게임콘텐츠스쿨 3학년 재학중</text:p>
          </table:table-cell>
        </table:table-row>
        <table:table-row table:style-name="ro2">
          <table:table-cell table:style-name="ce108" office:value-type="string" calcext:value-type="string">
            <text:p>Cheritz</text:p>
          </table:table-cell>
          <table:table-cell table:style-name="ce148" office:value-type="string" calcext:value-type="string">
            <text:p>유한회사 체리츠</text:p>
          </table:table-cell>
          <table:table-cell table:style-name="ce150" office:value-type="string" calcext:value-type="string">
            <text:p>서울특별시 종로구 </text:p>
          </table:table-cell>
          <table:table-cell table:style-name="ce152" office:value-type="string" calcext:value-type="string">
            <text:p>576-88-00***</text:p>
          </table:table-cell>
          <table:table-cell table:style-name="ce150" office:value-type="string" calcext:value-type="string">
            <text:p>이수진</text:p>
          </table:table-cell>
          <table:table-cell table:style-name="ce148" office:value-type="string" calcext:value-type="string">
            <text:p><text:a xlink:href="http://www.cheritz.com/" xlink:type="simple">http://www.cheritz.com/</text:a></text:p>
          </table:table-cell>
          <table:table-cell table:style-name="ce154"/>
          <table:table-cell table:style-name="ce148" table:number-columns-repeated="2"/>
          <table:table-cell table:style-name="ce148" office:value-type="string" calcext:value-type="string">
            <text:p>스팀 개발자란에 개발에 참여한 인원을 모두 적어 놓고 있다.</text:p>
            <text:p>식별이 어렵기 때문에 회사 명으로 바꿔 넣겠다.</text:p>
          </table:table-cell>
        </table:table-row>
        <table:table-row table:style-name="ro1">
          <table:table-cell table:style-name="ce108" office:value-type="string" calcext:value-type="string">
            <text:p>CIRCLEfromDOT</text:p>
          </table:table-cell>
          <table:table-cell table:style-name="ce148" office:value-type="string" calcext:value-type="string">
            <text:p>주식회사 서클프롬닷(CIRCLEfromDOT)</text:p>
          </table:table-cell>
          <table:table-cell table:style-name="ce150" office:value-type="string" calcext:value-type="string">
            <text:p>부산 해운대구 수영강변대로</text:p>
          </table:table-cell>
          <table:table-cell table:style-name="ce152" office:value-type="string" calcext:value-type="string">
            <text:p>326-87-02***</text:p>
          </table:table-cell>
          <table:table-cell table:style-name="ce150" office:value-type="string" calcext:value-type="string">
            <text:p>염정규</text:p>
          </table:table-cell>
          <table:table-cell table:style-name="ce148" office:value-type="string" calcext:value-type="string">
            <text:p><text:a xlink:href="https://circlefromdot-kr.imweb.me/" xlink:type="simple">https://circlefromdot-kr.imweb.me/</text:a></text:p>
          </table:table-cell>
          <table:table-cell table:style-name="ce154" office:value-type="string" calcext:value-type="string">
            <text:p><text:a xlink:href="mailto:jake.yeom@circlefromdot.com" xlink:type="simple">jake.yeom@circlefromdot.com</text:a></text:p>
          </table:table-cell>
          <table:table-cell table:style-name="ce148" office:value-type="string" calcext:value-type="string">
            <text:p><text:a xlink:href="https://twitter.com/circlefromdot" xlink:type="simple">https://twitter.com/circlefromdot</text:a></text:p>
          </table:table-cell>
          <table:table-cell table:style-name="ce148" table:number-columns-repeated="2"/>
        </table:table-row>
        <table:table-row table:style-name="ro1">
          <table:table-cell table:style-name="ce108" office:value-type="string" calcext:value-type="string">
            <text:p>Codename Bom</text:p>
          </table:table-cell>
          <table:table-cell table:style-name="ce148" office:value-type="string" calcext:value-type="string">
            <text:p>주식회사 코드네임봄(Codename Bom Corp.)</text:p>
          </table:table-cell>
          <table:table-cell table:style-name="ce150" office:value-type="string" calcext:value-type="string">
            <text:p>경기도 성남시 수정구 창업로</text:p>
          </table:table-cell>
          <table:table-cell table:style-name="ce152" office:value-type="string" calcext:value-type="string">
            <text:p>176-87-02***</text:p>
          </table:table-cell>
          <table:table-cell table:style-name="ce150" office:value-type="string" calcext:value-type="string">
            <text:p>신원철</text:p>
          </table:table-cell>
          <table:table-cell table:style-name="ce148" office:value-type="string" calcext:value-type="string">
            <text:p><text:a xlink:href="https://www.codenamebomcorp.com/" xlink:type="simple">https://www.codenamebomcorp.com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Cogoo</text:p>
          </table:table-cell>
          <table:table-cell table:style-name="ce148" office:value-type="string" calcext:value-type="string">
            <text:p>코구 주식회사</text:p>
          </table:table-cell>
          <table:table-cell table:style-name="ce150" office:value-type="string" calcext:value-type="string">
            <text:p>서울특별시 중구 남대문로5길</text:p>
          </table:table-cell>
          <table:table-cell table:style-name="ce152" office:value-type="string" calcext:value-type="string">
            <text:p>105-87-96***</text:p>
          </table:table-cell>
          <table:table-cell table:style-name="ce150" office:value-type="string" calcext:value-type="string">
            <text:p>문상필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Colight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table:number-columns-repeated="2"/>
          <table:table-cell table:style-name="ce148" office:value-type="string" calcext:value-type="string">
            <text:p>인디크래프트 2022 국내부문</text:p>
          </table:table-cell>
        </table:table-row>
        <table:table-row table:style-name="ro1">
          <table:table-cell table:style-name="ce108" office:value-type="string" calcext:value-type="string">
            <text:p>COSDOTS</text:p>
          </table:table-cell>
          <table:table-cell table:style-name="ce148" office:value-type="string" calcext:value-type="string">
            <text:p>(주) 코스닷츠</text:p>
          </table:table-cell>
          <table:table-cell table:style-name="ce150" office:value-type="string" calcext:value-type="string">
            <text:p>전라북도 전주시 완산구 중화산로</text:p>
          </table:table-cell>
          <table:table-cell table:style-name="ce152" office:value-type="string" calcext:value-type="string">
            <text:p>399-88-01***</text:p>
          </table:table-cell>
          <table:table-cell table:style-name="ce150" office:value-type="string" calcext:value-type="string">
            <text:p>김회민</text:p>
          </table:table-cell>
          <table:table-cell table:style-name="ce148" office:value-type="string" calcext:value-type="string">
            <text:p><text:a xlink:href="https://ko.cosdots.com/" xlink:type="simple">https://ko.cosdots.com/</text:a></text:p>
          </table:table-cell>
          <table:table-cell table:style-name="ce154" office:value-type="string" calcext:value-type="string">
            <text:p><text:a xlink:href="mailto:cosdots@gmail.com" xlink:type="simple">cosdots@gmail.com</text:a></text:p>
          </table:table-cell>
          <table:table-cell table:style-name="ce148" office:value-type="string" calcext:value-type="string">
            <text:p><text:a xlink:href="https://twitter.com/DosaDetective" xlink:type="simple">https://twitter.com/DosaDetective</text:a></text:p>
          </table:table-cell>
          <table:table-cell table:style-name="ce148" table:number-columns-repeated="2"/>
        </table:table-row>
        <table:table-row table:style-name="ro1">
          <table:table-cell table:style-name="ce108" office:value-type="string" calcext:value-type="string">
            <text:p>Cresent</text:p>
          </table:table-cell>
          <table:table-cell table:style-name="ce148" office:value-type="string" calcext:value-type="string">
            <text:p>크레젠트(CRESENT)</text:p>
          </table:table-cell>
          <table:table-cell table:style-name="ce150" office:value-type="string" calcext:value-type="string">
            <text:p>-</text:p>
          </table:table-cell>
          <table:table-cell table:style-name="ce152" office:value-type="string" calcext:value-type="string">
            <text:p>121-68-67***</text:p>
          </table:table-cell>
          <table:table-cell table:style-name="ce150" office:value-type="string" calcext:value-type="string">
            <text:p>황다빈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CushKim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office:value-type="string" calcext:value-type="string">
            <text:p><text:span text:style-name="T2"><text:a xlink:href="https://twitter.com/cushkim25" xlink:type="simple">https://twitter.com/cushkim25</text:a></text:span></text:p>
          </table:table-cell>
          <table:table-cell table:style-name="ce148" table:number-columns-repeated="2"/>
        </table:table-row>
        <table:table-row table:style-name="ro1">
          <table:table-cell table:style-name="ce108" office:value-type="string" calcext:value-type="string">
            <text:p>DakeCraft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 office:value-type="string" calcext:value-type="string">
            <text:p><text:span text:style-name="T2"><text:a xlink:href="https://dakecraft.com/" xlink:type="simple">https://dakecraft.com/</text:a></text:span></text:p>
          </table:table-cell>
          <table:table-cell table:style-name="ce154" office:value-type="string" calcext:value-type="string">
            <text:p><text:span text:style-name="T2"><text:a xlink:href="mailto:book732732@naver.com" xlink:type="simple">book732732@naver.com</text:a></text:span></text:p>
          </table:table-cell>
          <table:table-cell table:style-name="ce148" office:value-type="string" calcext:value-type="string">
            <text:p>Discord: 데크크래프트#4923</text:p>
          </table:table-cell>
          <table:table-cell table:style-name="ce148" table:number-columns-repeated="2"/>
        </table:table-row>
        <table:table-row table:style-name="ro3">
          <table:table-cell table:style-name="ce108" office:value-type="string" calcext:value-type="string">
            <text:p>Dandylion</text:p>
          </table:table-cell>
          <table:table-cell table:style-name="ce148" office:value-type="string" calcext:value-type="string">
            <text:p>주식회사 댄디라이언</text:p>
          </table:table-cell>
          <table:table-cell table:style-name="ce150" office:value-type="string" calcext:value-type="string">
            <text:p>서울특별시 서초구 서초대로</text:p>
          </table:table-cell>
          <table:table-cell table:style-name="ce152" office:value-type="string" calcext:value-type="string">
            <text:p>264-81-29***</text:p>
          </table:table-cell>
          <table:table-cell table:style-name="ce150" office:value-type="string" calcext:value-type="string">
            <text:p>김태형</text:p>
          </table:table-cell>
          <table:table-cell table:style-name="ce148"/>
          <table:table-cell table:style-name="ce154"/>
          <table:table-cell table:style-name="ce148" table:number-columns-repeated="2"/>
          <table:table-cell table:style-name="ce148" office:value-type="string" calcext:value-type="string">
            <text:p>인디게임사 댄디라이언</text:p>
            <text:p><text:span text:style-name="T5">6명으로 구성</text:span></text:p>
            <text:p>공동 창립자이자 개발 총괄 김태형 대표</text:p>
          </table:table-cell>
        </table:table-row>
        <table:table-row table:style-name="ro2">
          <table:table-cell table:style-name="ce108" office:value-type="string" calcext:value-type="string">
            <text:p>Darong Studio</text:p>
          </table:table-cell>
          <table:table-cell table:style-name="ce148" office:value-type="string" calcext:value-type="string">
            <text:p>(주)다롱스튜디오</text:p>
          </table:table-cell>
          <table:table-cell table:style-name="ce150" office:value-type="string" calcext:value-type="string">
            <text:p>경기도 성남시 분당구 성남대로</text:p>
          </table:table-cell>
          <table:table-cell table:style-name="ce152" office:value-type="string" calcext:value-type="string">
            <text:p>835-86-01***</text:p>
          </table:table-cell>
          <table:table-cell table:style-name="ce150" office:value-type="string" calcext:value-type="string">
            <text:p>김주환</text:p>
          </table:table-cell>
          <table:table-cell table:style-name="ce148"/>
          <table:table-cell table:style-name="ce154"/>
          <table:table-cell table:style-name="ce148" table:number-columns-repeated="2"/>
          <table:table-cell table:style-name="ce148" office:value-type="string" calcext:value-type="string">
            <text:p>다롱스튜디오</text:p>
            <text:p>게임 업계에서 만나 결혼한 부부가 함께 게임을 개발</text:p>
          </table:table-cell>
        </table:table-row>
        <table:table-row table:style-name="ro1">
          <table:table-cell table:style-name="ce108" office:value-type="string" calcext:value-type="string">
            <text:p>Dave Studio</text:p>
          </table:table-cell>
          <table:table-cell table:style-name="ce148" office:value-type="string" calcext:value-type="string">
            <text:p>데이브 스튜디오</text:p>
          </table:table-cell>
          <table:table-cell table:style-name="ce150" office:value-type="string" calcext:value-type="string">
            <text:p>서울특별시 중구 동호로</text:p>
          </table:table-cell>
          <table:table-cell table:style-name="ce152" office:value-type="string" calcext:value-type="string">
            <text:p>255-28-00***</text:p>
          </table:table-cell>
          <table:table-cell table:style-name="ce150" office:value-type="string" calcext:value-type="string">
            <text:p>박용규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DECATREE GAMES</text:p>
          </table:table-cell>
          <table:table-cell table:style-name="ce148" office:value-type="string" calcext:value-type="string">
            <text:p>데카트리게임즈</text:p>
          </table:table-cell>
          <table:table-cell table:style-name="ce150" office:value-type="string" calcext:value-type="string">
            <text:p>서울특별시 송파구 올림픽로</text:p>
          </table:table-cell>
          <table:table-cell table:style-name="ce152" office:value-type="string" calcext:value-type="string">
            <text:p>169-35-01***</text:p>
          </table:table-cell>
          <table:table-cell table:style-name="ce150" office:value-type="string" calcext:value-type="string">
            <text:p>이도현</text:p>
          </table:table-cell>
          <table:table-cell table:style-name="ce148" office:value-type="string" calcext:value-type="string">
            <text:p><text:a xlink:href="http://decatreegames.com/" xlink:type="simple">http://decatreegames.com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DeerFarm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 office:value-type="string" calcext:value-type="string">
            <text:p><text:span text:style-name="T4"><text:a xlink:href="mailto:bzerox7@gmail.com" xlink:type="simple">bzerox7@gmail.com</text:a></text:span></text:p>
          </table:table-cell>
          <table:table-cell table:style-name="ce148" office:value-type="string" calcext:value-type="string">
            <text:p><text:a xlink:href="https://twitter.com/TeamDeerFarm" xlink:type="simple">https://twitter.com/TeamDeerFarm</text:a></text:p>
          </table:table-cell>
          <table:table-cell table:style-name="ce148"/>
          <table:table-cell table:style-name="ce148" office:value-type="string" calcext:value-type="string">
            <text:p>동인 게임 제작팀</text:p>
          </table:table-cell>
        </table:table-row>
        <table:table-row table:style-name="ro1">
          <table:table-cell table:style-name="ce108" office:value-type="string" calcext:value-type="string">
            <text:p>Derin</text:p>
          </table:table-cell>
          <table:table-cell table:style-name="ce148" office:value-type="string" calcext:value-type="string">
            <text:p>데린</text:p>
          </table:table-cell>
          <table:table-cell table:style-name="ce150" office:value-type="string" calcext:value-type="string">
            <text:p>경기도 시흥시 능곡서로</text:p>
          </table:table-cell>
          <table:table-cell table:style-name="ce152" office:value-type="string" calcext:value-type="string">
            <text:p>121-64-13***</text:p>
          </table:table-cell>
          <table:table-cell table:style-name="ce150" office:value-type="string" calcext:value-type="string">
            <text:p>채주영</text:p>
          </table:table-cell>
          <table:table-cell table:style-name="ce148" office:value-type="string" calcext:value-type="string">
            <text:p><text:a xlink:href="https://derin-studio.itch.io/" xlink:type="simple">https://derin-studio.itch.io/</text:a></text:p>
          </table:table-cell>
          <table:table-cell table:style-name="ce154" office:value-type="string" calcext:value-type="string">
            <text:p><text:a xlink:href="mailto:contact@derin-studio.com" xlink:type="simple">contact@derin-studio.com</text:a></text:p>
          </table:table-cell>
          <table:table-cell table:style-name="ce148" office:value-type="string" calcext:value-type="string">
            <text:p><text:a xlink:href="https://twitter.com/DerinStudio" xlink:type="simple">https://twitter.com/DerinStudio</text:a></text:p>
          </table:table-cell>
          <table:table-cell table:style-name="ce148" table:number-columns-repeated="2"/>
        </table:table-row>
        <table:table-row table:style-name="ro1">
          <table:table-cell table:style-name="ce108" office:value-type="string" calcext:value-type="string">
            <text:p>DEVBOX</text:p>
          </table:table-cell>
          <table:table-cell table:style-name="ce148" office:value-type="string" calcext:value-type="string">
            <text:p>데브박스 (DEVBOX)</text:p>
          </table:table-cell>
          <table:table-cell table:style-name="ce150" office:value-type="string" calcext:value-type="string">
            <text:p>경기도 용인시 수지구 정든로</text:p>
          </table:table-cell>
          <table:table-cell table:style-name="ce152" office:value-type="string" calcext:value-type="string">
            <text:p>303-13-62***</text:p>
          </table:table-cell>
          <table:table-cell table:style-name="ce150" office:value-type="string" calcext:value-type="string">
            <text:p>박정우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Devespresso Games</text:p>
          </table:table-cell>
          <table:table-cell table:style-name="ce148" office:value-type="string" calcext:value-type="string">
            <text:p>주식회사 데베스프레소 게임즈</text:p>
          </table:table-cell>
          <table:table-cell table:style-name="ce150" office:value-type="string" calcext:value-type="string">
            <text:p>서울특별시 송파구 석촌호수로</text:p>
          </table:table-cell>
          <table:table-cell table:style-name="ce152" office:value-type="string" calcext:value-type="string">
            <text:p>202-86-00***</text:p>
          </table:table-cell>
          <table:table-cell table:style-name="ce150" office:value-type="string" calcext:value-type="string">
            <text:p>김민호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Devmaru Inc.</text:p>
          </table:table-cell>
          <table:table-cell table:style-name="ce148" office:value-type="string" calcext:value-type="string">
            <text:p>주식회사데브마루</text:p>
          </table:table-cell>
          <table:table-cell table:style-name="ce150" office:value-type="string" calcext:value-type="string">
            <text:p>경기도 용인시 수지구 신수로</text:p>
          </table:table-cell>
          <table:table-cell table:style-name="ce152" office:value-type="string" calcext:value-type="string">
            <text:p>256-86-01***</text:p>
          </table:table-cell>
          <table:table-cell table:style-name="ce150" office:value-type="string" calcext:value-type="string">
            <text:p>서정국</text:p>
          </table:table-cell>
          <table:table-cell table:style-name="ce148" office:value-type="string" calcext:value-type="string">
            <text:p><text:span text:style-name="T2"><text:a xlink:href="https://devmaru.net/sub/contact.html" xlink:type="simple">https://devmaru.net/sub/contact.html</text:a></text:span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Dizcon</text:p>
          </table:table-cell>
          <table:table-cell table:style-name="ce148" office:value-type="string" calcext:value-type="string">
            <text:p>주식회사 디즈콘</text:p>
          </table:table-cell>
          <table:table-cell table:style-name="ce150" office:value-type="string" calcext:value-type="string">
            <text:p>부산광역시 사상구 주례로</text:p>
          </table:table-cell>
          <table:table-cell table:style-name="ce152" office:value-type="string" calcext:value-type="string">
            <text:p>612-81-53***</text:p>
          </table:table-cell>
          <table:table-cell table:style-name="ce150" office:value-type="string" calcext:value-type="string">
            <text:p>주우석</text:p>
          </table:table-cell>
          <table:table-cell table:style-name="ce148" office:value-type="string" calcext:value-type="string">
            <text:p><text:a xlink:href="http://www.dizcon.co.kr/dizcon.html" xlink:type="simple">http://www.dizcon.co.kr/dizcon.html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DOTORIS</text:p>
          </table:table-cell>
          <table:table-cell table:style-name="ce148" office:value-type="string" calcext:value-type="string">
            <text:p>도토리스</text:p>
          </table:table-cell>
          <table:table-cell table:style-name="ce150" office:value-type="string" calcext:value-type="string">
            <text:p>경기도 성남시 분당구 판교로</text:p>
          </table:table-cell>
          <table:table-cell table:style-name="ce152"/>
          <table:table-cell table:style-name="ce150" office:value-type="string" calcext:value-type="string">
            <text:p>이정연</text:p>
          </table:table-cell>
          <table:table-cell table:style-name="ce148" office:value-type="string" calcext:value-type="string">
            <text:p><text:a xlink:href="https://dotoris.co.kr/" xlink:type="simple">https://dotoris.co.kr/</text:a></text:p>
          </table:table-cell>
          <table:table-cell table:style-name="ce154"/>
          <table:table-cell table:style-name="ce148" table:number-columns-repeated="2"/>
          <table:table-cell table:style-name="ce148" office:value-type="string" calcext:value-type="string">
            <text:p><text:a xlink:href="https://kr.ign.com/lynn-the-girl-drawn-on-puzzles/12132/interview/cagijageuro-ddo-manna-boel-su-issgireul-dotoriseu-ijeongyeon-goseongjin-inteobyu" xlink:type="simple">https://kr.ign.com/lynn-the-girl-drawn-on-puzzles/12132/interview/cagijageuro-ddo-manna-boel-su-issgireul-dotoriseu-ijeongyeon-goseongjin-inteobyu</text:a></text:p>
          </table:table-cell>
        </table:table-row>
        <table:table-row table:style-name="ro1">
          <table:table-cell table:style-name="ce108" office:value-type="string" calcext:value-type="string">
            <text:p>DOWNFALLEN Team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table:number-columns-repeated="2"/>
          <table:table-cell table:style-name="ce148" office:value-type="string" calcext:value-type="string">
            <text:p><text:a xlink:href="https://creffect.com/project/downfallen/" xlink:type="simple">https://creffect.com/project/downfallen/</text:a></text:p>
          </table:table-cell>
        </table:table-row>
        <table:table-row table:style-name="ro1">
          <table:table-cell table:style-name="ce108" office:value-type="string" calcext:value-type="string">
            <text:p>DRABIT STUDIO</text:p>
          </table:table-cell>
          <table:table-cell table:style-name="ce148" office:value-type="string" calcext:value-type="string">
            <text:p>드래빗 스튜디오</text:p>
          </table:table-cell>
          <table:table-cell table:style-name="ce150" office:value-type="string" calcext:value-type="string">
            <text:p>경기도 성남시 분당구 대왕판교로</text:p>
          </table:table-cell>
          <table:table-cell table:style-name="ce152" office:value-type="string" calcext:value-type="string">
            <text:p>394-50-00***</text:p>
          </table:table-cell>
          <table:table-cell table:style-name="ce150" office:value-type="string" calcext:value-type="string">
            <text:p>김한빛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10" office:value-type="string" calcext:value-type="string">
            <text:p>dummy</text:p>
          </table:table-cell>
          <table:table-cell table:style-name="ce96" office:value-type="string" calcext:value-type="string">
            <text:p>dummy</text:p>
          </table:table-cell>
          <table:table-cell table:style-name="ce150" office:value-type="string" calcext:value-type="string">
            <text:p>-</text:p>
          </table:table-cell>
          <table:table-cell table:style-name="ce152" office:value-type="string" calcext:value-type="string">
            <text:p>-</text:p>
          </table:table-cell>
          <table:table-cell table:style-name="ce150" office:value-type="string" calcext:value-type="string">
            <text:p>-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Eggtart Inc</text:p>
          </table:table-cell>
          <table:table-cell table:style-name="ce148" office:value-type="string" calcext:value-type="string">
            <text:p>에그타르트 주식회사 (Eggtart Inc.)</text:p>
          </table:table-cell>
          <table:table-cell table:style-name="ce150" office:value-type="string" calcext:value-type="string">
            <text:p>인천광역시 부평구 충선로</text:p>
          </table:table-cell>
          <table:table-cell table:style-name="ce152" office:value-type="string" calcext:value-type="string">
            <text:p>717-81-01***</text:p>
          </table:table-cell>
          <table:table-cell table:style-name="ce150" office:value-type="string" calcext:value-type="string">
            <text:p>박진만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EIGHTING Co., Ltd.</text:p>
          </table:table-cell>
          <table:table-cell table:style-name="ce148" office:value-type="string" calcext:value-type="string">
            <text:p>에이팅</text:p>
          </table:table-cell>
          <table:table-cell table:style-name="ce150" office:value-type="string" calcext:value-type="string">
            <text:p>일본</text:p>
          </table:table-cell>
          <table:table-cell table:style-name="ce152" office:value-type="string" calcext:value-type="string">
            <text:p>-</text:p>
          </table:table-cell>
          <table:table-cell table:style-name="ce150" office:value-type="string" calcext:value-type="string">
            <text:p>-</text:p>
          </table:table-cell>
          <table:table-cell table:style-name="ce148" office:value-type="string" calcext:value-type="string">
            <text:p><text:a xlink:href="https://www.8ing.co.jp/" xlink:type="simple">https://www.8ing.co.jp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EXLIX</text:p>
          </table:table-cell>
          <table:table-cell table:style-name="ce148" office:value-type="string" calcext:value-type="string">
            <text:p>익스릭스(EXLIX)</text:p>
          </table:table-cell>
          <table:table-cell table:style-name="ce150" office:value-type="string" calcext:value-type="string">
            <text:p>경기도 성남시 분당구 대왕판교로</text:p>
          </table:table-cell>
          <table:table-cell table:style-name="ce152" office:value-type="string" calcext:value-type="string">
            <text:p>672-35-00***</text:p>
          </table:table-cell>
          <table:table-cell table:style-name="ce150" office:value-type="string" calcext:value-type="string">
            <text:p>이재복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Embark Studios</text:p>
          </table:table-cell>
          <table:table-cell table:style-name="ce148" office:value-type="string" calcext:value-type="string">
            <text:p>엠바크 스튜디오</text:p>
          </table:table-cell>
          <table:table-cell table:style-name="ce150" office:value-type="string" calcext:value-type="string">
            <text:p>스웨덴</text:p>
          </table:table-cell>
          <table:table-cell table:style-name="ce152" office:value-type="string" calcext:value-type="string">
            <text:p>넥슨 자회사</text:p>
          </table:table-cell>
          <table:table-cell table:style-name="ce150" office:value-type="string" calcext:value-type="string">
            <text:p>-</text:p>
          </table:table-cell>
          <table:table-cell table:style-name="ce148" office:value-type="string" calcext:value-type="string">
            <text:p><text:span text:style-name="T4"><text:a xlink:href="https://www.embark-studios.com/about" xlink:type="simple">https://www.embark-studios.com/about</text:a></text:span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eTIRUe</text:p>
          </table:table-cell>
          <table:table-cell table:style-name="ce148" office:value-type="string" calcext:value-type="string">
            <text:p>에티루에</text:p>
          </table:table-cell>
          <table:table-cell table:style-name="ce150" office:value-type="string" calcext:value-type="string">
            <text:p>경남 진주시 명석면 관덕길</text:p>
          </table:table-cell>
          <table:table-cell table:style-name="ce152" office:value-type="string" calcext:value-type="string">
            <text:p>613-16-*****</text:p>
          </table:table-cell>
          <table:table-cell table:style-name="ce150" office:value-type="string" calcext:value-type="string">
            <text:p>김승용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2">
          <table:table-cell table:style-name="ce108" office:value-type="string" calcext:value-type="string">
            <text:p>Expotato Corp.</text:p>
          </table:table-cell>
          <table:table-cell table:style-name="ce148" office:value-type="string" calcext:value-type="string">
            <text:p>（주）엑스포테이토</text:p>
          </table:table-cell>
          <table:table-cell table:style-name="ce150" office:value-type="string" calcext:value-type="string">
            <text:p>서울 특별시 강남구 역삼로</text:p>
          </table:table-cell>
          <table:table-cell table:style-name="ce152" office:value-type="string" calcext:value-type="string">
            <text:p>220-81-69***</text:p>
          </table:table-cell>
          <table:table-cell table:style-name="ce150" office:value-type="string" calcext:value-type="string">
            <text:p>이상헌</text:p>
          </table:table-cell>
          <table:table-cell table:style-name="ce148" office:value-type="string" calcext:value-type="string">
            <text:p><text:a xlink:href="https://www.expotato.com/" xlink:type="simple">https://www.expotato.com/</text:a></text:p>
          </table:table-cell>
          <table:table-cell table:style-name="ce154" office:value-type="string" calcext:value-type="string">
            <text:p><text:a xlink:href="mailto:info@expotato.com" xlink:type="simple">info@expotato.com</text:a></text:p>
          </table:table-cell>
          <table:table-cell table:style-name="ce148" table:number-columns-repeated="2"/>
          <table:table-cell table:style-name="ce148" office:value-type="string" calcext:value-type="string">
            <text:p>대표이사 : 이상헌</text:p>
            <text:p>주주기관 : 교보생명</text:p>
          </table:table-cell>
        </table:table-row>
        <table:table-row table:style-name="ro2">
          <table:table-cell table:style-name="ce108" office:value-type="string" calcext:value-type="string">
            <text:p>feemodev</text:p>
          </table:table-cell>
          <table:table-cell table:style-name="ce148" office:value-type="string" calcext:value-type="string">
            <text:p>피모뎁</text:p>
          </table:table-cell>
          <table:table-cell table:style-name="ce150"/>
          <table:table-cell table:style-name="ce152"/>
          <table:table-cell table:style-name="ce150" office:value-type="string" calcext:value-type="string">
            <text:p>문수영</text:p>
            <text:p>김명진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FLINT</text:p>
          </table:table-cell>
          <table:table-cell table:style-name="ce148" office:value-type="string" calcext:value-type="string">
            <text:p>(주)플린트</text:p>
          </table:table-cell>
          <table:table-cell table:style-name="ce150" office:value-type="string" calcext:value-type="string">
            <text:p>서울특별시 강남구 테헤란로</text:p>
          </table:table-cell>
          <table:table-cell table:style-name="ce152" office:value-type="string" calcext:value-type="string">
            <text:p>220-88-61***</text:p>
          </table:table-cell>
          <table:table-cell table:style-name="ce150" office:value-type="string" calcext:value-type="string">
            <text:p>김영모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Flyway Games, Inc.</text:p>
          </table:table-cell>
          <table:table-cell table:style-name="ce148" office:value-type="string" calcext:value-type="string">
            <text:p>주식회사 플라이웨이게임즈</text:p>
          </table:table-cell>
          <table:table-cell table:style-name="ce150" office:value-type="string" calcext:value-type="string">
            <text:p>서울특별시 서초구 강남대로</text:p>
          </table:table-cell>
          <table:table-cell table:style-name="ce152" office:value-type="string" calcext:value-type="string">
            <text:p>187-81-03***</text:p>
          </table:table-cell>
          <table:table-cell table:style-name="ce150" office:value-type="string" calcext:value-type="string">
            <text:p>김수영</text:p>
          </table:table-cell>
          <table:table-cell table:style-name="ce148" office:value-type="string" calcext:value-type="string">
            <text:p><text:a xlink:href="https://www.krafton.com/studios/flyway-games/" xlink:type="simple">https://www.krafton.com/studios/flyway-games/</text:a></text:p>
          </table:table-cell>
          <table:table-cell table:style-name="ce154"/>
          <table:table-cell table:style-name="ce148" table:number-columns-repeated="2"/>
          <table:table-cell table:style-name="ce148" office:value-type="string" calcext:value-type="string">
            <text:p>크래프톤 산하 스튜디오</text:p>
          </table:table-cell>
        </table:table-row>
        <table:table-row table:style-name="ro1">
          <table:table-cell table:style-name="ce108" office:value-type="string" calcext:value-type="string">
            <text:p>FrogParty</text:p>
          </table:table-cell>
          <table:table-cell table:style-name="ce148" office:value-type="string" calcext:value-type="string">
            <text:p>프로그파티</text:p>
          </table:table-cell>
          <table:table-cell table:style-name="ce150"/>
          <table:table-cell table:style-name="ce152"/>
          <table:table-cell table:style-name="ce150" office:value-type="string" calcext:value-type="string">
            <text:p>노정현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4">
          <table:table-cell table:style-name="ce108" office:value-type="string" calcext:value-type="string">
            <text:p>G1 Playground</text:p>
          </table:table-cell>
          <table:table-cell table:style-name="ce148" office:value-type="string" calcext:value-type="string">
            <text:p>지원플레이그라운드 (주) (G1 playground CO.,LTD)</text:p>
          </table:table-cell>
          <table:table-cell table:style-name="ce150" office:value-type="string" calcext:value-type="string">
            <text:p>경기도 김포시 김포한강1로</text:p>
          </table:table-cell>
          <table:table-cell table:style-name="ce152" office:value-type="string" calcext:value-type="string">
            <text:p>156-87-01***</text:p>
          </table:table-cell>
          <table:table-cell table:style-name="ce150" office:value-type="string" calcext:value-type="string">
            <text:p>한상빈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GameCanvas Inc.</text:p>
          </table:table-cell>
          <table:table-cell table:style-name="ce148" office:value-type="string" calcext:value-type="string">
            <text:p>(주)게임캔버스</text:p>
          </table:table-cell>
          <table:table-cell table:style-name="ce150" office:value-type="string" calcext:value-type="string">
            <text:p>서울특별시 강남구 강남대로</text:p>
          </table:table-cell>
          <table:table-cell table:style-name="ce152" office:value-type="string" calcext:value-type="string">
            <text:p>122-88-01***</text:p>
          </table:table-cell>
          <table:table-cell table:style-name="ce150" office:value-type="string" calcext:value-type="string">
            <text:p>구본일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Gameplete</text:p>
          </table:table-cell>
          <table:table-cell table:style-name="ce148" office:value-type="string" calcext:value-type="string">
            <text:p>(주)겜플리트</text:p>
          </table:table-cell>
          <table:table-cell table:style-name="ce150" office:value-type="string" calcext:value-type="string">
            <text:p>경기도 성남시 분당구 대왕판교로</text:p>
          </table:table-cell>
          <table:table-cell table:style-name="ce152" office:value-type="string" calcext:value-type="string">
            <text:p>451-87-00***</text:p>
          </table:table-cell>
          <table:table-cell table:style-name="ce150" office:value-type="string" calcext:value-type="string">
            <text:p>우동완</text:p>
          </table:table-cell>
          <table:table-cell table:style-name="ce148" office:value-type="string" calcext:value-type="string">
            <text:p><text:a xlink:href="https://www.gameplete.net/" xlink:type="simple">https://www.gameplete.net/</text:a></text:p>
          </table:table-cell>
          <table:table-cell table:style-name="ce154"/>
          <table:table-cell table:style-name="ce148" table:number-columns-repeated="2"/>
          <table:table-cell table:style-name="ce148" office:value-type="string" calcext:value-type="string">
            <text:p>네오위즈 자회사</text:p>
          </table:table-cell>
        </table:table-row>
        <table:table-row table:style-name="ro1">
          <table:table-cell table:style-name="ce108" office:value-type="string" calcext:value-type="string">
            <text:p>Geniesoft Inc.</text:p>
          </table:table-cell>
          <table:table-cell table:style-name="ce148" office:value-type="string" calcext:value-type="string">
            <text:p>주식회사 지니소프트</text:p>
          </table:table-cell>
          <table:table-cell table:style-name="ce150" office:value-type="string" calcext:value-type="string">
            <text:p>광주광역시 남구 송암로</text:p>
          </table:table-cell>
          <table:table-cell table:style-name="ce152" office:value-type="string" calcext:value-type="string">
            <text:p>162-81-01***</text:p>
          </table:table-cell>
          <table:table-cell table:style-name="ce150" office:value-type="string" calcext:value-type="string">
            <text:p>김도현</text:p>
          </table:table-cell>
          <table:table-cell table:style-name="ce148" office:value-type="string" calcext:value-type="string">
            <text:p><text:a xlink:href="https://www.geniesoft.io/" xlink:type="simple">https://www.geniesoft.io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GlassCats</text:p>
          </table:table-cell>
          <table:table-cell table:style-name="ce148" office:value-type="string" calcext:value-type="string">
            <text:p>-</text:p>
          </table:table-cell>
          <table:table-cell table:style-name="ce150" office:value-type="string" calcext:value-type="string">
            <text:p>서울대학교 게임 개발 동아리</text:p>
          </table:table-cell>
          <table:table-cell table:style-name="ce152" office:value-type="string" calcext:value-type="string">
            <text:p>-</text:p>
          </table:table-cell>
          <table:table-cell table:style-name="ce150" office:value-type="string" calcext:value-type="string">
            <text:p>박정수</text:p>
          </table:table-cell>
          <table:table-cell table:style-name="ce148"/>
          <table:table-cell table:style-name="ce154"/>
          <table:table-cell table:style-name="ce148" table:number-columns-repeated="2"/>
          <table:table-cell table:style-name="ce148" office:value-type="string" calcext:value-type="string">
            <text:p>서울 대학교 게임 개발 동아리 SNUGDC 출신</text:p>
          </table:table-cell>
        </table:table-row>
        <table:table-row table:style-name="ro1">
          <table:table-cell table:style-name="ce108" office:value-type="string" calcext:value-type="string">
            <text:p>GniFrix</text:p>
          </table:table-cell>
          <table:table-cell table:style-name="ce148" office:value-type="string" calcext:value-type="string">
            <text:p>지니프릭스</text:p>
          </table:table-cell>
          <table:table-cell table:style-name="ce150" office:value-type="string" calcext:value-type="string">
            <text:p>서울특별시 금천구 가산디지털1로</text:p>
          </table:table-cell>
          <table:table-cell table:style-name="ce152" office:value-type="string" calcext:value-type="string">
            <text:p>119-81-93***</text:p>
          </table:table-cell>
          <table:table-cell table:style-name="ce150" office:value-type="string" calcext:value-type="string">
            <text:p>박진한</text:p>
          </table:table-cell>
          <table:table-cell table:style-name="ce148" office:value-type="string" calcext:value-type="string">
            <text:p><text:a xlink:href="https://www.gnifrix.com/" xlink:type="simple">https://www.gnifrix.com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GoldPumpkin Inc.</text:p>
          </table:table-cell>
          <table:table-cell table:style-name="ce148" office:value-type="string" calcext:value-type="string">
            <text:p>주식회사 골드펌킨(GoldPumpkin Inc.)</text:p>
          </table:table-cell>
          <table:table-cell table:style-name="ce150" office:value-type="string" calcext:value-type="string">
            <text:p>경기도 성남시 분당구 황새울로</text:p>
          </table:table-cell>
          <table:table-cell table:style-name="ce152" office:value-type="string" calcext:value-type="string">
            <text:p>783-86-01***</text:p>
          </table:table-cell>
          <table:table-cell table:style-name="ce150" office:value-type="string" calcext:value-type="string">
            <text:p>임병수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Gonggamorecontents Inc.</text:p>
          </table:table-cell>
          <table:table-cell table:style-name="ce148" office:value-type="string" calcext:value-type="string">
            <text:p>주식회사 공감오래콘텐츠</text:p>
          </table:table-cell>
          <table:table-cell table:style-name="ce150" office:value-type="string" calcext:value-type="string">
            <text:p>경남 김해시 관동로</text:p>
          </table:table-cell>
          <table:table-cell table:style-name="ce152" office:value-type="string" calcext:value-type="string">
            <text:p>473-88-02***</text:p>
          </table:table-cell>
          <table:table-cell table:style-name="ce150" office:value-type="string" calcext:value-type="string">
            <text:p>윤민형</text:p>
          </table:table-cell>
          <table:table-cell table:style-name="ce148"/>
          <table:table-cell table:style-name="ce154" office:value-type="string" calcext:value-type="string">
            <text:p> <text:a xlink:href="mailto:gonggamore@naver.com" xlink:type="simple">gonggamore@naver.com</text:a></text:p>
          </table:table-cell>
          <table:table-cell table:style-name="ce148" office:value-type="string" calcext:value-type="string">
            <text:p><text:a xlink:href="https://www.instagram.com/gonggamore/" xlink:type="simple">https://www.instagram.com/gonggamore/</text:a></text:p>
          </table:table-cell>
          <table:table-cell table:style-name="ce148" table:number-columns-repeated="2"/>
        </table:table-row>
        <table:table-row table:style-name="ro2">
          <table:table-cell table:style-name="ce108" office:value-type="string" calcext:value-type="string">
            <text:p>GRAVITY GAME ARISE</text:p>
          </table:table-cell>
          <table:table-cell table:style-name="ce148" office:value-type="string" calcext:value-type="string">
            <text:p>그라비티 게임 어라이즈</text:p>
          </table:table-cell>
          <table:table-cell table:style-name="ce150" office:value-type="string" calcext:value-type="string">
            <text:p>Hatchobori, Chuo-ku, Tokyo, Japan</text:p>
          </table:table-cell>
          <table:table-cell table:style-name="ce152" office:value-type="string" calcext:value-type="string">
            <text:p>그라비티</text:p>
            <text:p>일본 자회사</text:p>
          </table:table-cell>
          <table:table-cell table:style-name="ce150" office:value-type="string" calcext:value-type="string">
            <text:p>-</text:p>
          </table:table-cell>
          <table:table-cell table:style-name="ce148" office:value-type="string" calcext:value-type="string">
            <text:p><text:a xlink:href="https://gravityga.jp/" xlink:type="simple">https://gravityga.jp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Gray Muscat</text:p>
          </table:table-cell>
          <table:table-cell table:style-name="ce148" office:value-type="string" calcext:value-type="string">
            <text:p>주식회사 그레이머스캣 (Gray Muscat Corp.)</text:p>
          </table:table-cell>
          <table:table-cell table:style-name="ce150" office:value-type="string" calcext:value-type="string">
            <text:p>경기도 성남시 분당구 판교역로</text:p>
          </table:table-cell>
          <table:table-cell table:style-name="ce152" office:value-type="string" calcext:value-type="string">
            <text:p>286-87-02***</text:p>
          </table:table-cell>
          <table:table-cell table:style-name="ce150" office:value-type="string" calcext:value-type="string">
            <text:p>김근주</text:p>
          </table:table-cell>
          <table:table-cell table:style-name="ce148" office:value-type="string" calcext:value-type="string">
            <text:p><text:a xlink:href="https://graymuscat.com/" xlink:type="simple">https://graymuscat.com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Growing Seeds</text:p>
          </table:table-cell>
          <table:table-cell table:style-name="ce148" office:value-type="string" calcext:value-type="string">
            <text:p>（주）자라나는씨앗</text:p>
          </table:table-cell>
          <table:table-cell table:style-name="ce150" office:value-type="string" calcext:value-type="string">
            <text:p>경기도 성남시 분당구 대왕판교로</text:p>
          </table:table-cell>
          <table:table-cell table:style-name="ce152" office:value-type="string" calcext:value-type="string">
            <text:p>144-81-10***</text:p>
          </table:table-cell>
          <table:table-cell table:style-name="ce150" office:value-type="string" calcext:value-type="string">
            <text:p>김효택</text:p>
          </table:table-cell>
          <table:table-cell table:style-name="ce148" office:value-type="string" calcext:value-type="string">
            <text:p><text:a xlink:href="http://www.gseeds.co.kr/" xlink:type="simple">http://www.gseeds.co.kr</text:a></text:p>
          </table:table-cell>
          <table:table-cell table:style-name="ce154" office:value-type="string" calcext:value-type="string">
            <text:p><text:a xlink:href="mailto:help@gseed.co.kr" xlink:type="simple">help@gseed.co.kr</text:a></text:p>
          </table:table-cell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HandMade Game</text:p>
          </table:table-cell>
          <table:table-cell table:style-name="ce148"/>
          <table:table-cell table:style-name="ce150"/>
          <table:table-cell table:style-name="ce152"/>
          <table:table-cell table:style-name="ce150" office:value-type="string" calcext:value-type="string">
            <text:p>김종화</text:p>
          </table:table-cell>
          <table:table-cell table:style-name="ce148" office:value-type="string" calcext:value-type="string">
            <text:p><text:a xlink:href="https://www.handmadegame.net/" xlink:type="simple">https://www.handmadegame.net/</text:a></text:p>
          </table:table-cell>
          <table:table-cell table:style-name="ce154"/>
          <table:table-cell table:style-name="ce148" table:number-columns-repeated="3"/>
        </table:table-row>
        <table:table-row table:style-name="ro6">
          <table:table-cell table:style-name="ce108" office:value-type="string" calcext:value-type="string">
            <text:p>Hardtalk Studio</text:p>
          </table:table-cell>
          <table:table-cell table:style-name="ce148" office:value-type="string" calcext:value-type="string">
            <text:p>-</text:p>
          </table:table-cell>
          <table:table-cell table:style-name="ce150" office:value-type="string" calcext:value-type="string">
            <text:p>서울대학교 정보문화학과</text:p>
            <text:p>팀 프로젝트</text:p>
          </table:table-cell>
          <table:table-cell table:style-name="ce152" office:value-type="string" calcext:value-type="string">
            <text:p>-</text:p>
          </table:table-cell>
          <table:table-cell table:style-name="ce150" office:value-type="string" calcext:value-type="string">
            <text:p>-</text:p>
          </table:table-cell>
          <table:table-cell table:style-name="ce148"/>
          <table:table-cell table:style-name="ce154"/>
          <table:table-cell table:style-name="ce148" table:number-columns-repeated="2"/>
          <table:table-cell table:style-name="ce148" office:value-type="string" calcext:value-type="string">
            <text:p>김진형(컴퓨터공학과 14) 현유지(컴퓨터공학과 10 정보문화학과 졸업생)</text:p>
            <text:p/>
            <text:p>시리아 난민의 생활을 체험해볼 수 있는 ‘시리어스 게임’</text:p>
            <text:p>서울대학교 정보문화학과 수업 팀 프로젝트로 시작</text:p>
          </table:table-cell>
        </table:table-row>
        <table:table-row table:style-name="ro1">
          <table:table-cell table:style-name="ce108" office:value-type="string" calcext:value-type="string">
            <text:p>Hoochoo Game Studios</text:p>
          </table:table-cell>
          <table:table-cell table:style-name="ce148" office:value-type="string" calcext:value-type="string">
            <text:p>(주)후추게임스튜디오</text:p>
          </table:table-cell>
          <table:table-cell table:style-name="ce150" office:value-type="string" calcext:value-type="string">
            <text:p>서울특별시 종로구 새문안로</text:p>
          </table:table-cell>
          <table:table-cell table:style-name="ce152" office:value-type="string" calcext:value-type="string">
            <text:p>118-88-01***</text:p>
          </table:table-cell>
          <table:table-cell table:style-name="ce150" office:value-type="string" calcext:value-type="string">
            <text:p>박민*</text:p>
          </table:table-cell>
          <table:table-cell table:style-name="ce148" office:value-type="string" calcext:value-type="string">
            <text:p><text:a xlink:href="https://hoochoogamestudios.com/" xlink:type="simple">https://hoochoogamestudios.com/</text:a></text:p>
          </table:table-cell>
          <table:table-cell table:style-name="ce154"/>
          <table:table-cell table:style-name="ce148" office:value-type="string" calcext:value-type="string">
            <text:p><text:a xlink:href="https://twitter.com/hoochoogames" xlink:type="simple">https://twitter.com/hoochoogames</text:a></text:p>
          </table:table-cell>
          <table:table-cell table:style-name="ce148" table:number-columns-repeated="2"/>
        </table:table-row>
        <table:table-row table:style-name="ro1">
          <table:table-cell table:style-name="ce108" office:value-type="string" calcext:value-type="string">
            <text:p>Ice Shovel Soft</text:p>
          </table:table-cell>
          <table:table-cell table:style-name="ce148"/>
          <table:table-cell table:style-name="ce150"/>
          <table:table-cell table:style-name="ce152"/>
          <table:table-cell table:style-name="ce150" office:value-type="string" calcext:value-type="string">
            <text:p>유영천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IKINAGAMES</text:p>
          </table:table-cell>
          <table:table-cell table:style-name="ce148" office:value-type="string" calcext:value-type="string">
            <text:p>주식회사 이키나게임즈</text:p>
          </table:table-cell>
          <table:table-cell table:style-name="ce150" office:value-type="string" calcext:value-type="string">
            <text:p>서울특별시 마포구 잔다리로</text:p>
          </table:table-cell>
          <table:table-cell table:style-name="ce152" office:value-type="string" calcext:value-type="string">
            <text:p>220-88-20***</text:p>
          </table:table-cell>
          <table:table-cell table:style-name="ce150" office:value-type="string" calcext:value-type="string">
            <text:p>배준호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6">
          <table:table-cell table:style-name="ce108" office:value-type="string" calcext:value-type="string">
            <text:p>Indev-studio</text:p>
          </table:table-cell>
          <table:table-cell table:style-name="ce148" office:value-type="string" calcext:value-type="string">
            <text:p>-</text:p>
          </table:table-cell>
          <table:table-cell table:style-name="ce150" office:value-type="string" calcext:value-type="string">
            <text:p>-</text:p>
          </table:table-cell>
          <table:table-cell table:style-name="ce152" office:value-type="string" calcext:value-type="string">
            <text:p>-</text:p>
          </table:table-cell>
          <table:table-cell table:style-name="ce150" office:value-type="string" calcext:value-type="string">
            <text:p>백호종</text:p>
          </table:table-cell>
          <table:table-cell table:style-name="ce148" office:value-type="string" calcext:value-type="string">
            <text:p><text:a xlink:href="https://www.indev-studio.com/" xlink:type="simple">https://www.indev-studio.com/</text:a></text:p>
          </table:table-cell>
          <table:table-cell table:style-name="ce154"/>
          <table:table-cell table:style-name="ce148" table:number-columns-repeated="2"/>
          <table:table-cell table:style-name="ce148" office:value-type="string" calcext:value-type="string">
            <text:p>라이징윙스 레버리지실 아트 담당 백호종</text:p>
            <text:p/>
            <text:p>라이징윙스 입사 전 ‘indev-studio’라는 1인 스튜디오를 설립</text:p>
            <text:p>대표작은 2020년 스팀에 론칭한 게임 ‘DOTORI’</text:p>
          </table:table-cell>
        </table:table-row>
        <table:table-row table:style-name="ro1">
          <table:table-cell table:style-name="ce108" office:value-type="string" calcext:value-type="string">
            <text:p>INDICAVA INTERACTIVE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table:number-columns-repeated="3"/>
        </table:table-row>
        <table:table-row table:style-name="ro3">
          <table:table-cell table:style-name="ce108" office:value-type="string" calcext:value-type="string">
            <text:p>IndigoBlue Game Studio</text:p>
          </table:table-cell>
          <table:table-cell table:style-name="ce148" office:value-type="string" calcext:value-type="string">
            <text:p>인디고블루 게임 스튜디오</text:p>
          </table:table-cell>
          <table:table-cell table:style-name="ce150" office:value-type="string" calcext:value-type="string">
            <text:p>-</text:p>
          </table:table-cell>
          <table:table-cell table:style-name="ce152" office:value-type="string" calcext:value-type="string">
            <text:p>-</text:p>
          </table:table-cell>
          <table:table-cell table:style-name="ce150" office:value-type="string" calcext:value-type="string">
            <text:p>김혜겸</text:p>
          </table:table-cell>
          <table:table-cell table:style-name="ce148"/>
          <table:table-cell table:style-name="ce154"/>
          <table:table-cell table:style-name="ce148" table:number-columns-repeated="2"/>
          <table:table-cell table:style-name="ce148" office:value-type="string" calcext:value-type="string">
            <text:p>인디고블루 게임 스튜디오</text:p>
            <text:p>고등학교 2학년</text:p>
            <text:p>대표 김혜겸</text:p>
          </table:table-cell>
        </table:table-row>
        <table:table-row table:style-name="ro1">
          <table:table-cell table:style-name="ce108" office:value-type="string" calcext:value-type="string">
            <text:p>Ingeon Games</text:p>
          </table:table-cell>
          <table:table-cell table:style-name="ce148" office:value-type="string" calcext:value-type="string">
            <text:p>인건게임즈</text:p>
          </table:table-cell>
          <table:table-cell table:style-name="ce150" office:value-type="string" calcext:value-type="string">
            <text:p>대전광역시 서구 청사로</text:p>
          </table:table-cell>
          <table:table-cell table:style-name="ce152" office:value-type="string" calcext:value-type="string">
            <text:p>104-33-51***</text:p>
          </table:table-cell>
          <table:table-cell table:style-name="ce150" office:value-type="string" calcext:value-type="string">
            <text:p>신인건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innoVENTOR Inc.</text:p>
          </table:table-cell>
          <table:table-cell table:style-name="ce148" office:value-type="string" calcext:value-type="string">
            <text:p>(주)이노벤터</text:p>
          </table:table-cell>
          <table:table-cell table:style-name="ce150" office:value-type="string" calcext:value-type="string">
            <text:p>서울 서초구 방배동</text:p>
          </table:table-cell>
          <table:table-cell table:style-name="ce152" office:value-type="string" calcext:value-type="string">
            <text:p>855-87-00***</text:p>
          </table:table-cell>
          <table:table-cell table:style-name="ce150" office:value-type="string" calcext:value-type="string">
            <text:p>백정훈</text:p>
          </table:table-cell>
          <table:table-cell table:style-name="ce148" office:value-type="string" calcext:value-type="string">
            <text:p><text:a xlink:href="https://innoventor.creatorlink.net/" xlink:type="simple">https://innoventor.creatorlink.net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IRONMACE </text:p>
          </table:table-cell>
          <table:table-cell table:style-name="ce148" office:value-type="string" calcext:value-type="string">
            <text:p>주식회사 아이언메이스</text:p>
          </table:table-cell>
          <table:table-cell table:style-name="ce150" office:value-type="string" calcext:value-type="string">
            <text:p>경기도 성남시 분당구 판교역로</text:p>
          </table:table-cell>
          <table:table-cell table:style-name="ce152" office:value-type="string" calcext:value-type="string">
            <text:p>718-87-02***</text:p>
          </table:table-cell>
          <table:table-cell table:style-name="ce150" office:value-type="string" calcext:value-type="string">
            <text:p>박승하</text:p>
          </table:table-cell>
          <table:table-cell table:style-name="ce148" office:value-type="string" calcext:value-type="string">
            <text:p><text:a xlink:href="https://www.ironmace.com/" xlink:type="simple">https://www.ironmace.com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IZZLE</text:p>
          </table:table-cell>
          <table:table-cell table:style-name="ce148" office:value-type="string" calcext:value-type="string">
            <text:p>이즐 주식회사</text:p>
          </table:table-cell>
          <table:table-cell table:style-name="ce150" office:value-type="string" calcext:value-type="string">
            <text:p>서울특별시 마포구 매봉산로</text:p>
          </table:table-cell>
          <table:table-cell table:style-name="ce152" office:value-type="string" calcext:value-type="string">
            <text:p>742-81-00***</text:p>
          </table:table-cell>
          <table:table-cell table:style-name="ce150" office:value-type="string" calcext:value-type="string">
            <text:p>정구휘</text:p>
          </table:table-cell>
          <table:table-cell table:style-name="ce148" office:value-type="string" calcext:value-type="string">
            <text:p><text:a xlink:href="https://www.izzle.net/" xlink:type="simple">https://www.izzle.net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jacktostudios</text:p>
          </table:table-cell>
          <table:table-cell table:style-name="ce148" office:value-type="string" calcext:value-type="string">
            <text:p>작두스튜디오</text:p>
          </table:table-cell>
          <table:table-cell table:style-name="ce150" office:value-type="string" calcext:value-type="string">
            <text:p>경기도 용인시 수지구 신수로</text:p>
          </table:table-cell>
          <table:table-cell table:style-name="ce152" office:value-type="string" calcext:value-type="string">
            <text:p>495-05-01***</text:p>
          </table:table-cell>
          <table:table-cell table:style-name="ce150" office:value-type="string" calcext:value-type="string">
            <text:p>이민규</text:p>
          </table:table-cell>
          <table:table-cell table:style-name="ce148" office:value-type="string" calcext:value-type="string">
            <text:p><text:a xlink:href="https://www.jacktostudios.com/" xlink:type="simple">https://www.jacktostudios.com/</text:a></text:p>
          </table:table-cell>
          <table:table-cell table:style-name="ce154"/>
          <table:table-cell table:style-name="ce148" office:value-type="string" calcext:value-type="string">
            <text:p><text:a xlink:href="https://twitter.com/jacktostudios" xlink:type="simple">https://twitter.com/jacktostudios</text:a></text:p>
          </table:table-cell>
          <table:table-cell table:style-name="ce148" table:number-columns-repeated="2"/>
        </table:table-row>
        <table:table-row table:style-name="ro1">
          <table:table-cell table:style-name="ce108" office:value-type="string" calcext:value-type="string">
            <text:p>Jaemin Park</text:p>
          </table:table-cell>
          <table:table-cell table:style-name="ce148" office:value-type="string" calcext:value-type="string">
            <text:p>-</text:p>
          </table:table-cell>
          <table:table-cell table:style-name="ce150" office:value-type="string" calcext:value-type="string">
            <text:p>-</text:p>
          </table:table-cell>
          <table:table-cell table:style-name="ce152" office:value-type="string" calcext:value-type="string">
            <text:p>-</text:p>
          </table:table-cell>
          <table:table-cell table:style-name="ce150" office:value-type="string" calcext:value-type="string">
            <text:p>-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Jaesung Kim, Jongseop Lee, Hyunggu Han</text:p>
          </table:table-cell>
          <table:table-cell table:style-name="ce148" office:value-type="string" calcext:value-type="string">
            <text:p>-</text:p>
          </table:table-cell>
          <table:table-cell table:style-name="ce150" office:value-type="string" calcext:value-type="string">
            <text:p>-</text:p>
          </table:table-cell>
          <table:table-cell table:style-name="ce152" office:value-type="string" calcext:value-type="string">
            <text:p>-</text:p>
          </table:table-cell>
          <table:table-cell table:style-name="ce150" office:value-type="string" calcext:value-type="string">
            <text:p>-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Jamong Inc.</text:p>
          </table:table-cell>
          <table:table-cell table:style-name="ce148" office:value-type="string" calcext:value-type="string">
            <text:p>자몽</text:p>
          </table:table-cell>
          <table:table-cell table:style-name="ce150" office:value-type="string" calcext:value-type="string">
            <text:p>대구광역시 남구 명덕로</text:p>
          </table:table-cell>
          <table:table-cell table:style-name="ce152" office:value-type="string" calcext:value-type="string">
            <text:p>491-06-00***</text:p>
          </table:table-cell>
          <table:table-cell table:style-name="ce150" office:value-type="string" calcext:value-type="string">
            <text:p>윤승훈</text:p>
          </table:table-cell>
          <table:table-cell table:style-name="ce148" office:value-type="string" calcext:value-type="string">
            <text:p><text:a xlink:href="https://www.vr-jamong.com/" xlink:type="simple">https://www.vr-jamong.com/</text:a></text:p>
          </table:table-cell>
          <table:table-cell table:style-name="ce154"/>
          <table:table-cell table:style-name="ce148" table:number-columns-repeated="2"/>
          <table:table-cell table:style-name="ce148" office:value-type="string" calcext:value-type="string">
            <text:p>홈페이지에 가보면 “엔피니티7” 이라는 회사가 나온다.</text:p>
          </table:table-cell>
        </table:table-row>
        <table:table-row table:style-name="ro1">
          <table:table-cell table:style-name="ce108" office:value-type="string" calcext:value-type="string">
            <text:p>Jandisoft</text:p>
          </table:table-cell>
          <table:table-cell table:style-name="ce148" office:value-type="string" calcext:value-type="string">
            <text:p>잔디소프트</text:p>
          </table:table-cell>
          <table:table-cell table:style-name="ce150" office:value-type="string" calcext:value-type="string">
            <text:p>서울특별시 영등포구 양평로</text:p>
          </table:table-cell>
          <table:table-cell table:style-name="ce152" office:value-type="string" calcext:value-type="string">
            <text:p>132-88-00***</text:p>
          </table:table-cell>
          <table:table-cell table:style-name="ce150" office:value-type="string" calcext:value-type="string">
            <text:p>윤세민</text:p>
          </table:table-cell>
          <table:table-cell table:style-name="ce148" office:value-type="string" calcext:value-type="string">
            <text:p><text:a xlink:href="https://www.madworldmmo.com/" xlink:type="simple">https://www.madworldmmo.com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Jellypig Games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JellySnow Studio</text:p>
          </table:table-cell>
          <table:table-cell table:style-name="ce148" office:value-type="string" calcext:value-type="string">
            <text:p>젤리스노우</text:p>
          </table:table-cell>
          <table:table-cell table:style-name="ce150" office:value-type="string" calcext:value-type="string">
            <text:p>부산광역시 해운대구 수영강변대로</text:p>
          </table:table-cell>
          <table:table-cell table:style-name="ce152" office:value-type="string" calcext:value-type="string">
            <text:p>121-59-63***</text:p>
          </table:table-cell>
          <table:table-cell table:style-name="ce150" office:value-type="string" calcext:value-type="string">
            <text:p>김태훈</text:p>
          </table:table-cell>
          <table:table-cell table:style-name="ce148" office:value-type="string" calcext:value-type="string">
            <text:p><text:a xlink:href="https://metalunitgame.com/" xlink:type="simple">https://metalunitgame.com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JINO Games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table:number-columns-repeated="2"/>
          <table:table-cell table:style-name="ce148" office:value-type="string" calcext:value-type="string">
            <text:p>정보가 너무 없다.</text:p>
          </table:table-cell>
        </table:table-row>
        <table:table-row table:style-name="ro1">
          <table:table-cell table:style-name="ce108" office:value-type="string" calcext:value-type="string">
            <text:p>Jipang2Games</text:p>
          </table:table-cell>
          <table:table-cell table:style-name="ce148" office:value-type="string" calcext:value-type="string">
            <text:p>지팡이게임즈</text:p>
          </table:table-cell>
          <table:table-cell table:style-name="ce150" office:value-type="string" calcext:value-type="string">
            <text:p>서울특별시 금천구 시흥대로</text:p>
          </table:table-cell>
          <table:table-cell table:style-name="ce152" office:value-type="string" calcext:value-type="string">
            <text:p>559-26-00***</text:p>
          </table:table-cell>
          <table:table-cell table:style-name="ce150" office:value-type="string" calcext:value-type="string">
            <text:p>조학현</text:p>
          </table:table-cell>
          <table:table-cell table:style-name="ce148"/>
          <table:table-cell table:style-name="ce154"/>
          <table:table-cell table:style-name="ce148" office:value-type="string" calcext:value-type="string">
            <text:p><text:a xlink:href="https://www.instagram.com/jipang2games_kr/" xlink:type="simple">https://www.instagram.com/jipang2games_kr/</text:a></text:p>
          </table:table-cell>
          <table:table-cell table:style-name="ce148" office:value-type="string" calcext:value-type="string">
            <text:p><text:a xlink:href="https://twitter.com/Jipang2Games" xlink:type="simple">https://twitter.com/Jipang2Games</text:a></text:p>
          </table:table-cell>
          <table:table-cell table:style-name="ce148"/>
        </table:table-row>
        <table:table-row table:style-name="ro3">
          <table:table-cell table:style-name="ce108" office:value-type="string" calcext:value-type="string">
            <text:p>Kena MAKF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 office:value-type="string" calcext:value-type="string">
            <text:p><text:a xlink:href="http://kenamakf.com/" xlink:type="simple">http://kenamakf.com/</text:a></text:p>
          </table:table-cell>
          <table:table-cell table:style-name="ce154"/>
          <table:table-cell table:style-name="ce148" office:value-type="string" calcext:value-type="string">
            <text:p><text:a xlink:href="https://twitter.com/mojaeng" xlink:type="simple">https://twitter.com/mojaeng</text:a></text:p>
          </table:table-cell>
          <table:table-cell table:style-name="ce148"/>
          <table:table-cell table:style-name="ce148" office:value-type="string" calcext:value-type="string">
            <text:p>2개의 활동명이 있다.</text:p>
            <text:p><text:span text:style-name="T5">&gt; 케나 마케프, </text:span>Kena MAKF</text:p>
            <text:p><text:span text:style-name="T5">&gt; 모쟁, </text:span>Mojaeng</text:p>
          </table:table-cell>
        </table:table-row>
        <table:table-row table:style-name="ro1">
          <table:table-cell table:style-name="ce108" office:value-type="string" calcext:value-type="string">
            <text:p>KIWIWALKS</text:p>
          </table:table-cell>
          <table:table-cell table:style-name="ce148" office:value-type="string" calcext:value-type="string">
            <text:p>키위웍스주식회사</text:p>
          </table:table-cell>
          <table:table-cell table:style-name="ce150" office:value-type="string" calcext:value-type="string">
            <text:p>경기도 성남시 분당구 판교역로</text:p>
          </table:table-cell>
          <table:table-cell table:style-name="ce152" office:value-type="string" calcext:value-type="string">
            <text:p>318-88-01***</text:p>
          </table:table-cell>
          <table:table-cell table:style-name="ce150" office:value-type="string" calcext:value-type="string">
            <text:p>장수영</text:p>
          </table:table-cell>
          <table:table-cell table:style-name="ce148" office:value-type="string" calcext:value-type="string">
            <text:p><text:a xlink:href="https://www.kiwiwalks.com/" xlink:type="simple">https://www.kiwiwalks.com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KRAFTON, Inc.</text:p>
          </table:table-cell>
          <table:table-cell table:style-name="ce148" office:value-type="string" calcext:value-type="string">
            <text:p>(주)크래프톤</text:p>
          </table:table-cell>
          <table:table-cell table:style-name="ce150" office:value-type="string" calcext:value-type="string">
            <text:p>경기도 성남시 분당구 분당내곡로</text:p>
          </table:table-cell>
          <table:table-cell table:style-name="ce152" office:value-type="string" calcext:value-type="string">
            <text:p>220-87-45***</text:p>
          </table:table-cell>
          <table:table-cell table:style-name="ce150" office:value-type="string" calcext:value-type="string">
            <text:p>-</text:p>
          </table:table-cell>
          <table:table-cell table:style-name="ce148" office:value-type="string" calcext:value-type="string">
            <text:p><text:a xlink:href="https://www.krafton.com/studios/flyway-games/" xlink:type="simple">https://www.krafton.com/studios/flyway-games/</text:a></text:p>
          </table:table-cell>
          <table:table-cell table:style-name="ce154"/>
          <table:table-cell table:style-name="ce148" table:number-columns-repeated="3"/>
        </table:table-row>
        <table:table-row table:style-name="ro2">
          <table:table-cell table:style-name="ce108" office:value-type="string" calcext:value-type="string">
            <text:p>LeeBbunsik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 office:value-type="string" calcext:value-type="string">
            <text:p><text:a xlink:href="https://leebbunsik.tistory.com/" xlink:type="simple">https://leebbunsik.tistory.com/</text:a></text:p>
          </table:table-cell>
          <table:table-cell table:style-name="ce154" office:value-type="string" calcext:value-type="string">
            <text:p><text:a xlink:href="mailto:malgoos7949@gmail.com" xlink:type="simple">malgoos7949@gmail.com</text:a></text:p>
          </table:table-cell>
          <table:table-cell table:style-name="ce148" office:value-type="string" calcext:value-type="string">
            <text:p><text:a xlink:href="https://twitter.com/LeeBbunsik" xlink:type="simple">https://twitter.com/LeeBbunsik</text:a></text:p>
          </table:table-cell>
          <table:table-cell table:style-name="ce148" office:value-type="string" calcext:value-type="string">
            <text:p><text:a xlink:href="https://twitter.com/coolpotatobbung" xlink:type="simple">https://twitter.com/coolpotatobbung</text:a></text:p>
          </table:table-cell>
          <table:table-cell table:style-name="ce148" office:value-type="string" calcext:value-type="string">
            <text:p>1치킨 알만툴 게임잼 개발자 명 : 말구6 Malgoosix</text:p>
            <text:p>스팀 개발자명 : 이뿡식 LEEBBUNSIK</text:p>
          </table:table-cell>
        </table:table-row>
        <table:table-row table:style-name="ro1">
          <table:table-cell table:style-name="ce108" office:value-type="string" calcext:value-type="string">
            <text:p>LIFUEL</text:p>
          </table:table-cell>
          <table:table-cell table:style-name="ce148" office:value-type="string" calcext:value-type="string">
            <text:p>리퓨엘(LIFUEL)</text:p>
          </table:table-cell>
          <table:table-cell table:style-name="ce150" office:value-type="string" calcext:value-type="string">
            <text:p>경기도 성남시 분당구 장미로</text:p>
          </table:table-cell>
          <table:table-cell table:style-name="ce152" office:value-type="string" calcext:value-type="string">
            <text:p>427-53-00***</text:p>
          </table:table-cell>
          <table:table-cell table:style-name="ce150" office:value-type="string" calcext:value-type="string">
            <text:p>이도운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LINE Games Corporation</text:p>
          </table:table-cell>
          <table:table-cell table:style-name="ce148" office:value-type="string" calcext:value-type="string">
            <text:p>라인게임즈㈜</text:p>
          </table:table-cell>
          <table:table-cell table:style-name="ce150" office:value-type="string" calcext:value-type="string">
            <text:p>서울특별시 서초구 강남대로</text:p>
          </table:table-cell>
          <table:table-cell table:style-name="ce152" office:value-type="string" calcext:value-type="string">
            <text:p>120-87-89***</text:p>
          </table:table-cell>
          <table:table-cell table:style-name="ce150" office:value-type="string" calcext:value-type="string">
            <text:p>-</text:p>
          </table:table-cell>
          <table:table-cell table:style-name="ce148" office:value-type="string" calcext:value-type="string">
            <text:p><text:a xlink:href="https://www.line.games/" xlink:type="simple">https://www.line.games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LinkTown</text:p>
          </table:table-cell>
          <table:table-cell table:style-name="ce148" office:value-type="string" calcext:value-type="string">
            <text:p>링크타운</text:p>
          </table:table-cell>
          <table:table-cell table:style-name="ce150" office:value-type="string" calcext:value-type="string">
            <text:p>서울특별시 은평구 북한산로</text:p>
          </table:table-cell>
          <table:table-cell table:style-name="ce152" office:value-type="string" calcext:value-type="string">
            <text:p>120-07-32***</text:p>
          </table:table-cell>
          <table:table-cell table:style-name="ce150" office:value-type="string" calcext:value-type="string">
            <text:p>강대성</text:p>
          </table:table-cell>
          <table:table-cell table:style-name="ce148" office:value-type="string" calcext:value-type="string">
            <text:p><text:a xlink:href="https://linktown.co/" xlink:type="simple">https://linktown.co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Little Lemon Bulb</text:p>
          </table:table-cell>
          <table:table-cell table:style-name="ce148" office:value-type="string" calcext:value-type="string">
            <text:p>리틀레몬볼브(LITTLE LEMON BULB)</text:p>
          </table:table-cell>
          <table:table-cell table:style-name="ce150" office:value-type="string" calcext:value-type="string">
            <text:p>경기도 김포시 김포한강10로</text:p>
          </table:table-cell>
          <table:table-cell table:style-name="ce152" office:value-type="string" calcext:value-type="string">
            <text:p>531-12-01***</text:p>
          </table:table-cell>
          <table:table-cell table:style-name="ce150" office:value-type="string" calcext:value-type="string">
            <text:p>김혜지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Lyrebird Studio</text:p>
          </table:table-cell>
          <table:table-cell table:style-name="ce148" office:value-type="string" calcext:value-type="string">
            <text:p>라이어버드스튜디오</text:p>
          </table:table-cell>
          <table:table-cell table:style-name="ce150" office:value-type="string" calcext:value-type="string">
            <text:p>전라북도 전주시 덕진구 오공로</text:p>
          </table:table-cell>
          <table:table-cell table:style-name="ce152" office:value-type="string" calcext:value-type="string">
            <text:p>261-19-01***</text:p>
          </table:table-cell>
          <table:table-cell table:style-name="ce150" office:value-type="string" calcext:value-type="string">
            <text:p>심지현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MACKINN7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office:value-type="string" calcext:value-type="string">
            <text:p><text:a xlink:href="https://twitter.com/mackinn9?lang=ko" xlink:type="simple">https://twitter.com/mackinn9?lang=ko</text:a></text:p>
          </table:table-cell>
          <table:table-cell table:style-name="ce148" table:number-columns-repeated="2"/>
        </table:table-row>
        <table:table-row table:style-name="ro1">
          <table:table-cell table:style-name="ce108" office:value-type="string" calcext:value-type="string">
            <text:p>Magic Cube</text:p>
          </table:table-cell>
          <table:table-cell table:style-name="ce148" office:value-type="string" calcext:value-type="string">
            <text:p>(주)매직큐브</text:p>
          </table:table-cell>
          <table:table-cell table:style-name="ce150" office:value-type="string" calcext:value-type="string">
            <text:p>부산 해운대구 센텀동로</text:p>
          </table:table-cell>
          <table:table-cell table:style-name="ce152" office:value-type="string" calcext:value-type="string">
            <text:p>602-81-42***</text:p>
          </table:table-cell>
          <table:table-cell table:style-name="ce150" office:value-type="string" calcext:value-type="string">
            <text:p>하상석</text:p>
          </table:table-cell>
          <table:table-cell table:style-name="ce148" office:value-type="string" calcext:value-type="string">
            <text:p><text:a xlink:href="http://www.magiccubegames.com/" xlink:type="simple">http://www.magiccubegames.com/</text:a></text:p>
          </table:table-cell>
          <table:table-cell table:style-name="ce154" office:value-type="string" calcext:value-type="string">
            <text:p><text:span text:style-name="T4"><text:a xlink:href="mailto:magiccubegames@gmail.com" xlink:type="simple">magiccubegames@gmail.com</text:a></text:span></text:p>
          </table:table-cell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Manlev Games</text:p>
          </table:table-cell>
          <table:table-cell table:style-name="ce148" office:value-type="string" calcext:value-type="string">
            <text:p>(주)만렙게임즈</text:p>
          </table:table-cell>
          <table:table-cell table:style-name="ce150" office:value-type="string" calcext:value-type="string">
            <text:p>서울특별시 구로구 디지털로</text:p>
          </table:table-cell>
          <table:table-cell table:style-name="ce152" office:value-type="string" calcext:value-type="string">
            <text:p>120-88-02***</text:p>
          </table:table-cell>
          <table:table-cell table:style-name="ce150" office:value-type="string" calcext:value-type="string">
            <text:p>정진원</text:p>
          </table:table-cell>
          <table:table-cell table:style-name="ce148" office:value-type="string" calcext:value-type="string">
            <text:p><text:a xlink:href="https://dtmind817.wixsite.com/website" xlink:type="simple">https://dtmind817.wixsite.com/website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Matthewstone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Megusta Game</text:p>
          </table:table-cell>
          <table:table-cell table:style-name="ce148" office:value-type="string" calcext:value-type="string">
            <text:p>주식회사 메구스타게임즈</text:p>
          </table:table-cell>
          <table:table-cell table:style-name="ce150" office:value-type="string" calcext:value-type="string">
            <text:p>경기도 남양주시 별내중앙로</text:p>
          </table:table-cell>
          <table:table-cell table:style-name="ce152" office:value-type="string" calcext:value-type="string">
            <text:p>840-86-02***</text:p>
          </table:table-cell>
          <table:table-cell table:style-name="ce150" office:value-type="string" calcext:value-type="string">
            <text:p>정진섭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Metacraft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table:number-columns-repeated="3"/>
        </table:table-row>
        <table:table-row table:style-name="ro6">
          <table:table-cell table:style-name="ce108" office:value-type="string" calcext:value-type="string">
            <text:p>Metamong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table:number-columns-repeated="2"/>
          <table:table-cell table:style-name="ce148" office:value-type="string" calcext:value-type="string">
            <text:p><text:span text:style-name="T1">서울대학교 2019년도 2학기 수업 [시리어스 게임]의 과제 Contract입니다. Contract는 2D 횡스크롤 액션 플랫포머 게임으로 2020년 초에 Steam으로 출시했습니다.</text:span></text:p>
            <text:p/>
            <text:p><text:span text:style-name="T1"><text:a xlink:href="https://github.com/EQwon/Metamong" xlink:type="simple">https://github.com/EQwon/Metamong</text:a></text:span></text:p>
          </table:table-cell>
        </table:table-row>
        <table:table-row table:style-name="ro2">
          <table:table-cell table:style-name="ce108" office:value-type="string" calcext:value-type="string">
            <text:p>MidnightWorks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 office:value-type="string" calcext:value-type="string">
            <text:p><text:a xlink:href="http://midnightworks.info/" xlink:type="simple">http://midnightworks.info/</text:a></text:p>
          </table:table-cell>
          <table:table-cell table:style-name="ce154"/>
          <table:table-cell table:style-name="ce148" table:number-columns-repeated="2"/>
          <table:table-cell table:style-name="ce148" office:value-type="string" calcext:value-type="string">
            <text:p>과거 게임을 만들면서 알게 된 지인들과 온라인 커뮤니티 구인을 통해 팀원 모집</text:p>
            <text:p>3년 개발</text:p>
          </table:table-cell>
        </table:table-row>
        <table:table-row table:style-name="ro2">
          <table:table-cell table:style-name="ce108" office:value-type="string" calcext:value-type="string">
            <text:p>MINTROCKET</text:p>
          </table:table-cell>
          <table:table-cell table:style-name="ce148" office:value-type="string" calcext:value-type="string">
            <text:p>민트로켓</text:p>
          </table:table-cell>
          <table:table-cell table:style-name="ce150" office:value-type="string" calcext:value-type="string">
            <text:p>경기도 성남시 </text:p>
          </table:table-cell>
          <table:table-cell table:style-name="ce150" office:value-type="string" calcext:value-type="string">
            <text:p>넥슨 서브 브랜드</text:p>
          </table:table-cell>
          <table:table-cell table:style-name="ce150"/>
          <table:table-cell table:style-name="ce148" office:value-type="string" calcext:value-type="string">
            <text:p><text:a xlink:href="https://mintrocketgames.com/ko/about" xlink:type="simple">https://mintrocketgames.com/ko/about</text:a></text:p>
          </table:table-cell>
          <table:table-cell table:style-name="ce154"/>
          <table:table-cell table:style-name="ce148" table:number-columns-repeated="2"/>
          <table:table-cell table:style-name="ce148" office:value-type="string" calcext:value-type="string">
            <text:p>넥슨 서브 브랜드</text:p>
            <text:p>독립했다고 하는데 사업자 정보가 안나온다.</text:p>
          </table:table-cell>
        </table:table-row>
        <table:table-row table:style-name="ro2">
          <table:table-cell table:style-name="ce108" office:value-type="string" calcext:value-type="string">
            <text:p>MME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table:number-columns-repeated="2"/>
          <table:table-cell table:style-name="ce148" office:value-type="string" calcext:value-type="string">
            <text:p>창작자 소개에 “맹맹이” 라고 적혀있다</text:p>
            <text:p>https://tumblbug.com/fortherevenge</text:p>
          </table:table-cell>
        </table:table-row>
        <table:table-row table:style-name="ro1">
          <table:table-cell table:style-name="ce108" office:value-type="string" calcext:value-type="string">
            <text:p>Monster Guide inc.</text:p>
          </table:table-cell>
          <table:table-cell table:style-name="ce148" office:value-type="string" calcext:value-type="string">
            <text:p>주식회사 몬스터가이드</text:p>
          </table:table-cell>
          <table:table-cell table:style-name="ce150" office:value-type="string" calcext:value-type="string">
            <text:p>서울특별시 종로구 종로</text:p>
          </table:table-cell>
          <table:table-cell table:style-name="ce152" office:value-type="string" calcext:value-type="string">
            <text:p>823-81-01***</text:p>
          </table:table-cell>
          <table:table-cell table:style-name="ce150" office:value-type="string" calcext:value-type="string">
            <text:p>오현경</text:p>
          </table:table-cell>
          <table:table-cell table:style-name="ce148" office:value-type="string" calcext:value-type="string">
            <text:p><text:a xlink:href="https://www.monsterguide.org/" xlink:type="simple">https://www.monsterguide.org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Moonlab Studio</text:p>
          </table:table-cell>
          <table:table-cell table:style-name="ce148" office:value-type="string" calcext:value-type="string">
            <text:p>주식회사 문랩스튜디오</text:p>
          </table:table-cell>
          <table:table-cell table:style-name="ce150" office:value-type="string" calcext:value-type="string">
            <text:p>서울특별시 강남구 도곡로</text:p>
          </table:table-cell>
          <table:table-cell table:style-name="ce152" office:value-type="string" calcext:value-type="string">
            <text:p>176-86-01***</text:p>
          </table:table-cell>
          <table:table-cell table:style-name="ce150" office:value-type="string" calcext:value-type="string">
            <text:p>문종범</text:p>
          </table:table-cell>
          <table:table-cell table:style-name="ce148"/>
          <table:table-cell table:style-name="ce154"/>
          <table:table-cell table:style-name="ce148" office:value-type="string" calcext:value-type="string">
            <text:p><text:a xlink:href="https://www.instagram.com/moonlab_studio/" xlink:type="simple">https://www.instagram.com/moonlab_studio/</text:a></text:p>
          </table:table-cell>
          <table:table-cell table:style-name="ce148" table:number-columns-repeated="2"/>
        </table:table-row>
        <table:table-row table:style-name="ro1">
          <table:table-cell table:style-name="ce108" office:value-type="string" calcext:value-type="string">
            <text:p>Nanali Studios</text:p>
          </table:table-cell>
          <table:table-cell table:style-name="ce148" office:value-type="string" calcext:value-type="string">
            <text:p>주식회사 나날이</text:p>
          </table:table-cell>
          <table:table-cell table:style-name="ce150" office:value-type="string" calcext:value-type="string">
            <text:p>서울특별시 마포구 동교로</text:p>
          </table:table-cell>
          <table:table-cell table:style-name="ce152" office:value-type="string" calcext:value-type="string">
            <text:p>134-86-88***</text:p>
          </table:table-cell>
          <table:table-cell table:style-name="ce150" office:value-type="string" calcext:value-type="string">
            <text:p>박재환</text:p>
          </table:table-cell>
          <table:table-cell table:style-name="ce148" office:value-type="string" calcext:value-type="string">
            <text:p><text:a xlink:href="http://www.nanali.net/home/info/2292" xlink:type="simple">http://www.nanali.net/home/info/2292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Neonovice Co., Ltd.</text:p>
          </table:table-cell>
          <table:table-cell table:style-name="ce148" office:value-type="string" calcext:value-type="string">
            <text:p>주식회사 네오노비스</text:p>
          </table:table-cell>
          <table:table-cell table:style-name="ce150" office:value-type="string" calcext:value-type="string">
            <text:p>경기도 구리시 경춘로</text:p>
          </table:table-cell>
          <table:table-cell table:style-name="ce152" office:value-type="string" calcext:value-type="string">
            <text:p>274-87-01***</text:p>
          </table:table-cell>
          <table:table-cell table:style-name="ce150" office:value-type="string" calcext:value-type="string">
            <text:p>전경수</text:p>
          </table:table-cell>
          <table:table-cell table:style-name="ce148" office:value-type="string" calcext:value-type="string">
            <text:p><text:a xlink:href="http://www.neonovice.com/" xlink:type="simple">http://www.neonovice.com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Neople</text:p>
          </table:table-cell>
          <table:table-cell table:style-name="ce148" office:value-type="string" calcext:value-type="string">
            <text:p>주식회사 네오플</text:p>
          </table:table-cell>
          <table:table-cell table:style-name="ce150" office:value-type="string" calcext:value-type="string">
            <text:p>제주특별자치도 제주시</text:p>
          </table:table-cell>
          <table:table-cell table:style-name="ce152" office:value-type="string" calcext:value-type="string">
            <text:p>201-81-64***</text:p>
          </table:table-cell>
          <table:table-cell table:style-name="ce150" office:value-type="string" calcext:value-type="string">
            <text:p>-</text:p>
          </table:table-cell>
          <table:table-cell table:style-name="ce148" office:value-type="string" calcext:value-type="string">
            <text:p><text:a xlink:href="https://www.neople.co.kr/" xlink:type="simple">https://www.neople.co.kr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NEOPOPCORN Corp</text:p>
          </table:table-cell>
          <table:table-cell table:style-name="ce148" office:value-type="string" calcext:value-type="string">
            <text:p>주식회사 네오팝콘</text:p>
          </table:table-cell>
          <table:table-cell table:style-name="ce150" office:value-type="string" calcext:value-type="string">
            <text:p>경기도 성남시 분당구 정자일로</text:p>
          </table:table-cell>
          <table:table-cell table:style-name="ce152" office:value-type="string" calcext:value-type="string">
            <text:p>113-88-05***</text:p>
          </table:table-cell>
          <table:table-cell table:style-name="ce150" office:value-type="string" calcext:value-type="string">
            <text:p>김기억</text:p>
          </table:table-cell>
          <table:table-cell table:style-name="ce148"/>
          <table:table-cell table:style-name="ce154"/>
          <table:table-cell table:style-name="ce148" table:number-columns-repeated="2"/>
          <table:table-cell table:style-name="ce148" office:value-type="string" calcext:value-type="string">
            <text:p>오렌지 팝콘과 같은 회사 인가? 대표는 같다.</text:p>
          </table:table-cell>
        </table:table-row>
        <table:table-row table:style-name="ro1">
          <table:table-cell table:style-name="ce108" office:value-type="string" calcext:value-type="string">
            <text:p>NEOWIZ</text:p>
          </table:table-cell>
          <table:table-cell table:style-name="ce148" office:value-type="string" calcext:value-type="string">
            <text:p>주식회사 네오위즈</text:p>
          </table:table-cell>
          <table:table-cell table:style-name="ce150" office:value-type="string" calcext:value-type="string">
            <text:p>경기도 성남시 분당구 대왕판교로</text:p>
          </table:table-cell>
          <table:table-cell table:style-name="ce152" office:value-type="string" calcext:value-type="string">
            <text:p>120-87-14***</text:p>
          </table:table-cell>
          <table:table-cell table:style-name="ce150" office:value-type="string" calcext:value-type="string">
            <text:p>-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Newcore Games</text:p>
          </table:table-cell>
          <table:table-cell table:style-name="ce148" office:value-type="string" calcext:value-type="string">
            <text:p>주식회사 뉴코어</text:p>
          </table:table-cell>
          <table:table-cell table:style-name="ce150" office:value-type="string" calcext:value-type="string">
            <text:p>서울 강남구 테헤란로</text:p>
          </table:table-cell>
          <table:table-cell table:style-name="ce152" office:value-type="string" calcext:value-type="string">
            <text:p>186-86-01***</text:p>
          </table:table-cell>
          <table:table-cell table:style-name="ce150" office:value-type="string" calcext:value-type="string">
            <text:p>이만재</text:p>
          </table:table-cell>
          <table:table-cell table:style-name="ce148" office:value-type="string" calcext:value-type="string">
            <text:p><text:a xlink:href="http://www.newcoregames.com/" xlink:type="simple">http://www.newcoregames.com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NEXON</text:p>
          </table:table-cell>
          <table:table-cell table:style-name="ce148" office:value-type="string" calcext:value-type="string">
            <text:p>(주)넥슨코리아</text:p>
          </table:table-cell>
          <table:table-cell table:style-name="ce150" office:value-type="string" calcext:value-type="string">
            <text:p>경기도 성남시 분당구 판교로</text:p>
          </table:table-cell>
          <table:table-cell table:style-name="ce152" office:value-type="string" calcext:value-type="string">
            <text:p>220-87-17***</text:p>
          </table:table-cell>
          <table:table-cell table:style-name="ce150" office:value-type="string" calcext:value-type="string">
            <text:p>-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NEXON Games Co., Ltd.</text:p>
          </table:table-cell>
          <table:table-cell table:style-name="ce148" office:value-type="string" calcext:value-type="string">
            <text:p>주식회사 넥슨게임즈 (NEXON Games Co., Ltd.)</text:p>
          </table:table-cell>
          <table:table-cell table:style-name="ce150" office:value-type="string" calcext:value-type="string">
            <text:p>서울특별시 강남구 남부순환로</text:p>
          </table:table-cell>
          <table:table-cell table:style-name="ce152" office:value-type="string" calcext:value-type="string">
            <text:p>186-86-00***</text:p>
          </table:table-cell>
          <table:table-cell table:style-name="ce150" office:value-type="string" calcext:value-type="string">
            <text:p>-</text:p>
          </table:table-cell>
          <table:table-cell table:style-name="ce148" office:value-type="string" calcext:value-type="string">
            <text:p><text:a xlink:href="https://www.nexongames.co.kr/" xlink:type="simple">https://www.nexongames.co.kr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Next Stage Inc.</text:p>
          </table:table-cell>
          <table:table-cell table:style-name="ce148" office:value-type="string" calcext:value-type="string">
            <text:p>(주)넥스트스테이지</text:p>
          </table:table-cell>
          <table:table-cell table:style-name="ce150" office:value-type="string" calcext:value-type="string">
            <text:p>부산광역시 해운대구 수영강변대로</text:p>
          </table:table-cell>
          <table:table-cell table:style-name="ce152" office:value-type="string" calcext:value-type="string">
            <text:p>497-86-00***</text:p>
          </table:table-cell>
          <table:table-cell table:style-name="ce150" office:value-type="string" calcext:value-type="string">
            <text:p>강현우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Nimble Neuron</text:p>
          </table:table-cell>
          <table:table-cell table:style-name="ce148" office:value-type="string" calcext:value-type="string">
            <text:p>주식회사 님블뉴런</text:p>
          </table:table-cell>
          <table:table-cell table:style-name="ce150" office:value-type="string" calcext:value-type="string">
            <text:p>경기도 성남시 분당구 황새울로</text:p>
          </table:table-cell>
          <table:table-cell table:style-name="ce152" office:value-type="string" calcext:value-type="string">
            <text:p>129-86-80***</text:p>
          </table:table-cell>
          <table:table-cell table:style-name="ce150" office:value-type="string" calcext:value-type="string">
            <text:p>유태웅</text:p>
          </table:table-cell>
          <table:table-cell table:style-name="ce148" office:value-type="string" calcext:value-type="string">
            <text:p><text:a xlink:href="https://nimbleneuron.com/" xlink:type="simple">https://nimbleneuron.com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Nomary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office:value-type="string" calcext:value-type="string">
            <text:p><text:span text:style-name="T2"><text:a xlink:href="https://twitter.com/nomaryda" xlink:type="simple">https://twitter.com/nomaryda</text:a></text:span></text:p>
          </table:table-cell>
          <table:table-cell table:style-name="ce148" table:number-columns-repeated="2"/>
        </table:table-row>
        <table:table-row table:style-name="ro1">
          <table:table-cell table:style-name="ce108" office:value-type="string" calcext:value-type="string">
            <text:p>OAA</text:p>
          </table:table-cell>
          <table:table-cell table:style-name="ce148" office:value-type="string" calcext:value-type="string">
            <text:p>외계인납치작전</text:p>
          </table:table-cell>
          <table:table-cell table:style-name="ce150" office:value-type="string" calcext:value-type="string">
            <text:p>경기 성남시 분당구 판교로</text:p>
          </table:table-cell>
          <table:table-cell table:style-name="ce152" office:value-type="string" calcext:value-type="string">
            <text:p>533-81-0****</text:p>
          </table:table-cell>
          <table:table-cell table:style-name="ce150" office:value-type="string" calcext:value-type="string">
            <text:p>최용찬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Ocean Drive Studio, Inc.</text:p>
          </table:table-cell>
          <table:table-cell table:style-name="ce148" office:value-type="string" calcext:value-type="string">
            <text:p>주식회사오션드라이브스튜디오</text:p>
          </table:table-cell>
          <table:table-cell table:style-name="ce150" office:value-type="string" calcext:value-type="string">
            <text:p>경기도 성남시 분당구 성남대로</text:p>
          </table:table-cell>
          <table:table-cell table:style-name="ce152" office:value-type="string" calcext:value-type="string">
            <text:p>791-86-01***</text:p>
          </table:table-cell>
          <table:table-cell table:style-name="ce150" office:value-type="string" calcext:value-type="string">
            <text:p>김희재</text:p>
          </table:table-cell>
          <table:table-cell table:style-name="ce148" office:value-type="string" calcext:value-type="string">
            <text:p><text:a xlink:href="https://oceandrive.studio/" xlink:type="simple">https://oceandrive.studio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OddOneGames</text:p>
          </table:table-cell>
          <table:table-cell table:style-name="ce148" office:value-type="string" calcext:value-type="string">
            <text:p>주식회사 오드원게임즈</text:p>
          </table:table-cell>
          <table:table-cell table:style-name="ce150" office:value-type="string" calcext:value-type="string">
            <text:p>서울특별시 강남구 영동대로</text:p>
          </table:table-cell>
          <table:table-cell table:style-name="ce152" office:value-type="string" calcext:value-type="string">
            <text:p>567-81-00***</text:p>
          </table:table-cell>
          <table:table-cell table:style-name="ce150" office:value-type="string" calcext:value-type="string">
            <text:p>김영채</text:p>
          </table:table-cell>
          <table:table-cell table:style-name="ce148" office:value-type="string" calcext:value-type="string">
            <text:p><text:a xlink:href="https://www.oddonegames.com/" xlink:type="simple">https://www.oddonegames.com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ODYSSEYER</text:p>
          </table:table-cell>
          <table:table-cell table:style-name="ce148" office:value-type="string" calcext:value-type="string">
            <text:p>㈜오디세이어</text:p>
          </table:table-cell>
          <table:table-cell table:style-name="ce150" office:value-type="string" calcext:value-type="string">
            <text:p>경기 성남시 분당구 대왕판교로</text:p>
          </table:table-cell>
          <table:table-cell table:style-name="ce152" office:value-type="string" calcext:value-type="string">
            <text:p>747-81-02***</text:p>
          </table:table-cell>
          <table:table-cell table:style-name="ce150" office:value-type="string" calcext:value-type="string">
            <text:p>진세광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Oldice</text:p>
          </table:table-cell>
          <table:table-cell table:style-name="ce148" office:value-type="string" calcext:value-type="string">
            <text:p>올드아이스(Oldice)</text:p>
          </table:table-cell>
          <table:table-cell table:style-name="ce150" office:value-type="string" calcext:value-type="string">
            <text:p>경기도 성남시 분당구 대왕판교로</text:p>
          </table:table-cell>
          <table:table-cell table:style-name="ce152" office:value-type="string" calcext:value-type="string">
            <text:p>207-54-00***</text:p>
          </table:table-cell>
          <table:table-cell table:style-name="ce150" office:value-type="string" calcext:value-type="string">
            <text:p>박재형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Onewayticketstudio</text:p>
          </table:table-cell>
          <table:table-cell table:style-name="ce148" office:value-type="string" calcext:value-type="string">
            <text:p>주식회사 원웨이티켓스튜디오</text:p>
          </table:table-cell>
          <table:table-cell table:style-name="ce150" office:value-type="string" calcext:value-type="string">
            <text:p>경기도 성남시 분당구 대왕판교로</text:p>
          </table:table-cell>
          <table:table-cell table:style-name="ce152" office:value-type="string" calcext:value-type="string">
            <text:p>574-86-03***</text:p>
          </table:table-cell>
          <table:table-cell table:style-name="ce150" office:value-type="string" calcext:value-type="string">
            <text:p>송광호</text:p>
          </table:table-cell>
          <table:table-cell table:style-name="ce148" office:value-type="string" calcext:value-type="string">
            <text:p><text:a xlink:href="https://onewayticketstudio.com/kr/" xlink:type="simple">https://onewayticketstudio.com/kr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Onfire Games</text:p>
          </table:table-cell>
          <table:table-cell table:style-name="ce148" office:value-type="string" calcext:value-type="string">
            <text:p>주식회사 온파이어(ONFIRE Corp.)</text:p>
          </table:table-cell>
          <table:table-cell table:style-name="ce150" office:value-type="string" calcext:value-type="string">
            <text:p>서울특별시 양천구 목동로</text:p>
          </table:table-cell>
          <table:table-cell table:style-name="ce152" office:value-type="string" calcext:value-type="string">
            <text:p>405-81-14***</text:p>
          </table:table-cell>
          <table:table-cell table:style-name="ce150" office:value-type="string" calcext:value-type="string">
            <text:p>박창규</text:p>
          </table:table-cell>
          <table:table-cell table:style-name="ce148" office:value-type="string" calcext:value-type="string">
            <text:p><text:span text:style-name="T2"><text:a xlink:href="https://blog.naver.com/onfiregames/222782695332" xlink:type="simple">https://blog.naver.com/onfiregames/222782695332</text:a></text:span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Onw Studio</text:p>
          </table:table-cell>
          <table:table-cell table:style-name="ce148" office:value-type="string" calcext:value-type="string">
            <text:p>오뉴월스튜디오</text:p>
          </table:table-cell>
          <table:table-cell table:style-name="ce150" office:value-type="string" calcext:value-type="string">
            <text:p>부산 동구 중앙대로</text:p>
          </table:table-cell>
          <table:table-cell table:style-name="ce152" office:value-type="string" calcext:value-type="string">
            <text:p>195-28-01***</text:p>
          </table:table-cell>
          <table:table-cell table:style-name="ce150" office:value-type="string" calcext:value-type="string">
            <text:p>최기민</text:p>
          </table:table-cell>
          <table:table-cell table:style-name="ce148" office:value-type="string" calcext:value-type="string">
            <text:p><text:a xlink:href="https://onw.quv.kr/" xlink:type="simple">https://onw.quv.kr/</text:a>, <text:a xlink:href="https://onwstudio.imweb.me/" xlink:type="simple">https://onwstudio.imweb.me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ooze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office:value-type="string" calcext:value-type="string">
            <text:p><text:a xlink:href="https://twitter.com/ooze_s3" xlink:type="simple">https://twitter.com/ooze_s3</text:a></text:p>
          </table:table-cell>
          <table:table-cell table:style-name="ce148" table:number-columns-repeated="2"/>
        </table:table-row>
        <table:table-row table:style-name="ro1">
          <table:table-cell table:style-name="ce108" office:value-type="string" calcext:value-type="string">
            <text:p>ORANGE POPCORN</text:p>
          </table:table-cell>
          <table:table-cell table:style-name="ce148" office:value-type="string" calcext:value-type="string">
            <text:p>주식회사 오렌지팝콘</text:p>
          </table:table-cell>
          <table:table-cell table:style-name="ce150" office:value-type="string" calcext:value-type="string">
            <text:p>경기도 용인시 기흥구 보정로</text:p>
          </table:table-cell>
          <table:table-cell table:style-name="ce152" office:value-type="string" calcext:value-type="string">
            <text:p>672-88-02***</text:p>
          </table:table-cell>
          <table:table-cell table:style-name="ce150" office:value-type="string" calcext:value-type="string">
            <text:p>김기억</text:p>
          </table:table-cell>
          <table:table-cell table:style-name="ce148"/>
          <table:table-cell table:style-name="ce154" office:value-type="string" calcext:value-type="string">
            <text:p><text:a xlink:href="mailto:memory@oranpopcorn.com" xlink:type="simple">memory@oranpopcorn.com</text:a></text:p>
          </table:table-cell>
          <table:table-cell table:style-name="ce148" office:value-type="string" calcext:value-type="string">
            <text:p><text:a xlink:href="https://twitter.com/oranpopcorn" xlink:type="simple">https://twitter.com/oranpopcorn</text:a></text:p>
          </table:table-cell>
          <table:table-cell table:style-name="ce148"/>
          <table:table-cell table:style-name="ce148" office:value-type="string" calcext:value-type="string">
            <text:p>네오 팝콘과 같은 회사 인가? 대표는 같다.</text:p>
          </table:table-cell>
        </table:table-row>
        <table:table-row table:style-name="ro1">
          <table:table-cell table:style-name="ce108" office:value-type="string" calcext:value-type="string">
            <text:p>OutsiderKids Corp.</text:p>
          </table:table-cell>
          <table:table-cell table:style-name="ce148" office:value-type="string" calcext:value-type="string">
            <text:p>주식회사 아웃사이더키즈 (OutsiderKids Corp.)</text:p>
          </table:table-cell>
          <table:table-cell table:style-name="ce150" office:value-type="string" calcext:value-type="string">
            <text:p>경기도 성남시 분당구 판교로</text:p>
          </table:table-cell>
          <table:table-cell table:style-name="ce152" office:value-type="string" calcext:value-type="string">
            <text:p>125-86-33***</text:p>
          </table:table-cell>
          <table:table-cell table:style-name="ce150" office:value-type="string" calcext:value-type="string">
            <text:p>김정대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Ozaak, inc.</text:p>
          </table:table-cell>
          <table:table-cell table:style-name="ce148" office:value-type="string" calcext:value-type="string">
            <text:p>오자크 주식회사</text:p>
          </table:table-cell>
          <table:table-cell table:style-name="ce150" office:value-type="string" calcext:value-type="string">
            <text:p>서울특별시 서초구 서운로</text:p>
          </table:table-cell>
          <table:table-cell table:style-name="ce152" office:value-type="string" calcext:value-type="string">
            <text:p>335-87-01***</text:p>
          </table:table-cell>
          <table:table-cell table:style-name="ce150" office:value-type="string" calcext:value-type="string">
            <text:p>최훈규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P.S.B (iNsOoL)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Palmsoft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Parange Project</text:p>
          </table:table-cell>
          <table:table-cell table:style-name="ce148" office:value-type="string" calcext:value-type="string">
            <text:p>파란게 프로젝트</text:p>
          </table:table-cell>
          <table:table-cell table:style-name="ce150" office:value-type="string" calcext:value-type="string">
            <text:p>경기도 고양시 덕양구 삼원로</text:p>
          </table:table-cell>
          <table:table-cell table:style-name="ce152" office:value-type="string" calcext:value-type="string">
            <text:p>198-44-00***</text:p>
          </table:table-cell>
          <table:table-cell table:style-name="ce150" office:value-type="string" calcext:value-type="string">
            <text:p>김태훈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PepperStones</text:p>
          </table:table-cell>
          <table:table-cell table:style-name="ce148" office:value-type="string" calcext:value-type="string">
            <text:p>(주)페퍼스톤즈</text:p>
          </table:table-cell>
          <table:table-cell table:style-name="ce150" office:value-type="string" calcext:value-type="string">
            <text:p>경기도 성남시 수정구 창업로</text:p>
          </table:table-cell>
          <table:table-cell table:style-name="ce152" office:value-type="string" calcext:value-type="string">
            <text:p>767-86-02***</text:p>
          </table:table-cell>
          <table:table-cell table:style-name="ce150" office:value-type="string" calcext:value-type="string">
            <text:p>하수영</text:p>
          </table:table-cell>
          <table:table-cell table:style-name="ce148" office:value-type="string" calcext:value-type="string">
            <text:p><text:a xlink:href="https://www.pepperstones.co.kr/home" xlink:type="simple">https://www.pepperstones.co.kr/home</text:a></text:p>
          </table:table-cell>
          <table:table-cell table:style-name="ce154"/>
          <table:table-cell table:style-name="ce148" office:value-type="string" calcext:value-type="string">
            <text:p><text:a xlink:href="https://twitter.com/Pepper_Stones" xlink:type="simple">https://twitter.com/Pepper_Stones</text:a></text:p>
          </table:table-cell>
          <table:table-cell table:style-name="ce148" table:number-columns-repeated="2"/>
        </table:table-row>
        <table:table-row table:style-name="ro1">
          <table:table-cell table:style-name="ce108" office:value-type="string" calcext:value-type="string">
            <text:p>PICTOLOGI</text:p>
          </table:table-cell>
          <table:table-cell table:style-name="ce148" office:value-type="string" calcext:value-type="string">
            <text:p>주식회사 픽톨로지</text:p>
          </table:table-cell>
          <table:table-cell table:style-name="ce150" office:value-type="string" calcext:value-type="string">
            <text:p>서울특별시 강남구 삼성로</text:p>
          </table:table-cell>
          <table:table-cell table:style-name="ce152" office:value-type="string" calcext:value-type="string">
            <text:p>718-81-01***</text:p>
          </table:table-cell>
          <table:table-cell table:style-name="ce150" office:value-type="string" calcext:value-type="string">
            <text:p>김세훈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PiedPipers Team</text:p>
          </table:table-cell>
          <table:table-cell table:style-name="ce148" office:value-type="string" calcext:value-type="string">
            <text:p>파이드파이퍼스팀</text:p>
          </table:table-cell>
          <table:table-cell table:style-name="ce150" office:value-type="string" calcext:value-type="string">
            <text:p>네오위즈 산하 팀</text:p>
          </table:table-cell>
          <table:table-cell table:style-name="ce152" office:value-type="string" calcext:value-type="string">
            <text:p>네오위즈 산하 팀</text:p>
          </table:table-cell>
          <table:table-cell table:style-name="ce150" office:value-type="string" calcext:value-type="string">
            <text:p>김주명</text:p>
          </table:table-cell>
          <table:table-cell table:style-name="ce148"/>
          <table:table-cell table:style-name="ce154"/>
          <table:table-cell table:style-name="ce148" table:number-columns-repeated="2"/>
          <table:table-cell table:style-name="ce148" office:value-type="string" calcext:value-type="string">
            <text:p>네오 위즈 입사, 회사 지원으로 ‘플레비 퀘스트’ 완성</text:p>
          </table:table-cell>
        </table:table-row>
        <table:table-row table:style-name="ro1">
          <table:table-cell table:style-name="ce108" office:value-type="string" calcext:value-type="string">
            <text:p>Pixellore Inc</text:p>
          </table:table-cell>
          <table:table-cell table:style-name="ce148" office:value-type="string" calcext:value-type="string">
            <text:p>주식회사 픽셀로어</text:p>
          </table:table-cell>
          <table:table-cell table:style-name="ce150" office:value-type="string" calcext:value-type="string">
            <text:p>경기도 성남시 분당구 서현로</text:p>
          </table:table-cell>
          <table:table-cell table:style-name="ce152" office:value-type="string" calcext:value-type="string">
            <text:p>448-81-00***</text:p>
          </table:table-cell>
          <table:table-cell table:style-name="ce150" office:value-type="string" calcext:value-type="string">
            <text:p>이세훈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PLAY Mephistowaltz</text:p>
          </table:table-cell>
          <table:table-cell table:style-name="ce148" office:value-type="string" calcext:value-type="string">
            <text:p>플레이메피스토왈츠</text:p>
          </table:table-cell>
          <table:table-cell table:style-name="ce150" office:value-type="string" calcext:value-type="string">
            <text:p>경남 김해시 관동로</text:p>
          </table:table-cell>
          <table:table-cell table:style-name="ce152" office:value-type="string" calcext:value-type="string">
            <text:p>343-21-00***</text:p>
          </table:table-cell>
          <table:table-cell table:style-name="ce150" office:value-type="string" calcext:value-type="string">
            <text:p>홍미남</text:p>
          </table:table-cell>
          <table:table-cell table:style-name="ce148" office:value-type="string" calcext:value-type="string">
            <text:p><text:a xlink:href="https://www.playmephistowaltz.com/" xlink:type="simple">https://www.playmephistowaltz.com/</text:a></text:p>
          </table:table-cell>
          <table:table-cell table:style-name="ce154" office:value-type="string" calcext:value-type="string">
            <text:p> <text:a xlink:href="mailto:iamdreamist@gmail.com" xlink:type="simple">iamdreamist@gmail.com</text:a></text:p>
          </table:table-cell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PLAYWITH GAMES Inc.</text:p>
          </table:table-cell>
          <table:table-cell table:style-name="ce148" office:value-type="string" calcext:value-type="string">
            <text:p>（주）플레이위드게임즈</text:p>
          </table:table-cell>
          <table:table-cell table:style-name="ce150" office:value-type="string" calcext:value-type="string">
            <text:p>서울특별시 서초구 마방로</text:p>
          </table:table-cell>
          <table:table-cell table:style-name="ce152" office:value-type="string" calcext:value-type="string">
            <text:p>214-86-64***</text:p>
          </table:table-cell>
          <table:table-cell table:style-name="ce150" office:value-type="string" calcext:value-type="string">
            <text:p>김학준</text:p>
          </table:table-cell>
          <table:table-cell table:style-name="ce148" office:value-type="string" calcext:value-type="string">
            <text:p><text:a xlink:href="https://www.playwith.co.kr/" xlink:type="simple">https://www.playwith.co.kr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PokPoong Games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PPIYO STUDIO</text:p>
          </table:table-cell>
          <table:table-cell table:style-name="ce148" office:value-type="string" calcext:value-type="string">
            <text:p>삐요스튜디오</text:p>
          </table:table-cell>
          <table:table-cell table:style-name="ce150" office:value-type="string" calcext:value-type="string">
            <text:p>경기도 용인시 수지구 만현로</text:p>
          </table:table-cell>
          <table:table-cell table:style-name="ce152" office:value-type="string" calcext:value-type="string">
            <text:p>695-55-00***</text:p>
          </table:table-cell>
          <table:table-cell table:style-name="ce150" office:value-type="string" calcext:value-type="string">
            <text:p>김명진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Project Cloud Games</text:p>
          </table:table-cell>
          <table:table-cell table:style-name="ce148" office:value-type="string" calcext:value-type="string">
            <text:p>프로젝트 클라우드 게임즈 주식회사</text:p>
          </table:table-cell>
          <table:table-cell table:style-name="ce150" office:value-type="string" calcext:value-type="string">
            <text:p>서울특별시 금천구 디지털로</text:p>
          </table:table-cell>
          <table:table-cell table:style-name="ce152" office:value-type="string" calcext:value-type="string">
            <text:p>682-81-01***</text:p>
          </table:table-cell>
          <table:table-cell table:style-name="ce150" office:value-type="string" calcext:value-type="string">
            <text:p>박인혁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PROJECT MOREUM Inc.</text:p>
          </table:table-cell>
          <table:table-cell table:style-name="ce148" office:value-type="string" calcext:value-type="string">
            <text:p>프로젝트모름 주식회사</text:p>
          </table:table-cell>
          <table:table-cell table:style-name="ce150" office:value-type="string" calcext:value-type="string">
            <text:p>경기도 부천시 원미구 부천로</text:p>
          </table:table-cell>
          <table:table-cell table:style-name="ce152" office:value-type="string" calcext:value-type="string">
            <text:p>129-87-02***</text:p>
          </table:table-cell>
          <table:table-cell table:style-name="ce150" office:value-type="string" calcext:value-type="string">
            <text:p>유동윤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ProjectMoon</text:p>
          </table:table-cell>
          <table:table-cell table:style-name="ce148" office:value-type="string" calcext:value-type="string">
            <text:p>프로젝트문</text:p>
          </table:table-cell>
          <table:table-cell table:style-name="ce150" office:value-type="string" calcext:value-type="string">
            <text:p>경기도 수원시 영통구 아주로</text:p>
          </table:table-cell>
          <table:table-cell table:style-name="ce152" office:value-type="string" calcext:value-type="string">
            <text:p>698-87-00***</text:p>
          </table:table-cell>
          <table:table-cell table:style-name="ce150" office:value-type="string" calcext:value-type="string">
            <text:p>김지훈</text:p>
          </table:table-cell>
          <table:table-cell table:style-name="ce148" office:value-type="string" calcext:value-type="string">
            <text:p><text:a xlink:href="https://projectmoon.studio/" xlink:type="simple">https://projectmoon.studio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PUMPKIM</text:p>
          </table:table-cell>
          <table:table-cell table:style-name="ce148" office:value-type="string" calcext:value-type="string">
            <text:p>펌킴</text:p>
          </table:table-cell>
          <table:table-cell table:style-name="ce150" office:value-type="string" calcext:value-type="string">
            <text:p>전북특별자치도 전주시 완산구</text:p>
          </table:table-cell>
          <table:table-cell table:style-name="ce152" office:value-type="string" calcext:value-type="string">
            <text:p>745-62-00***</text:p>
          </table:table-cell>
          <table:table-cell table:style-name="ce150" office:value-type="string" calcext:value-type="string">
            <text:p>김상원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QuattroGear</text:p>
          </table:table-cell>
          <table:table-cell table:style-name="ce148" office:value-type="string" calcext:value-type="string">
            <text:p>콰트로기어</text:p>
          </table:table-cell>
          <table:table-cell table:style-name="ce150" office:value-type="string" calcext:value-type="string">
            <text:p>경기도 성남시 분당구 대왕판교로</text:p>
          </table:table-cell>
          <table:table-cell table:style-name="ce152" office:value-type="string" calcext:value-type="string">
            <text:p>220-88-88***</text:p>
          </table:table-cell>
          <table:table-cell table:style-name="ce150" office:value-type="string" calcext:value-type="string">
            <text:p>이석호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4">
          <table:table-cell table:style-name="ce108" office:value-type="string" calcext:value-type="string">
            <text:p>QueseraGames Co., Ltd.</text:p>
          </table:table-cell>
          <table:table-cell table:style-name="ce148" office:value-type="string" calcext:value-type="string">
            <text:p>주식회사 케세라게임즈(QueseraGames Co., Ltd.)</text:p>
          </table:table-cell>
          <table:table-cell table:style-name="ce150" office:value-type="string" calcext:value-type="string">
            <text:p>서울특별시 강남구 역삼로</text:p>
          </table:table-cell>
          <table:table-cell table:style-name="ce152" office:value-type="string" calcext:value-type="string">
            <text:p>563-86-02***</text:p>
          </table:table-cell>
          <table:table-cell table:style-name="ce150" office:value-type="string" calcext:value-type="string">
            <text:p>박재현</text:p>
          </table:table-cell>
          <table:table-cell table:style-name="ce148" office:value-type="string" calcext:value-type="string">
            <text:p><text:a xlink:href="https://queseragames.com/#Main" xlink:type="simple">https://queseragames.com/#Main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Rabbithole Games</text:p>
          </table:table-cell>
          <table:table-cell table:style-name="ce148" office:value-type="string" calcext:value-type="string">
            <text:p>래빗홀게임즈</text:p>
          </table:table-cell>
          <table:table-cell table:style-name="ce150" office:value-type="string" calcext:value-type="string">
            <text:p>경기도 성남시 분당구 판교로</text:p>
          </table:table-cell>
          <table:table-cell table:style-name="ce152" office:value-type="string" calcext:value-type="string">
            <text:p>769-08-00***</text:p>
          </table:table-cell>
          <table:table-cell table:style-name="ce150"/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RainbowStudio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ReLU Games</text:p>
          </table:table-cell>
          <table:table-cell table:style-name="ce148" office:value-type="string" calcext:value-type="string">
            <text:p>렐루게임즈</text:p>
          </table:table-cell>
          <table:table-cell table:style-name="ce150" office:value-type="string" calcext:value-type="string">
            <text:p>크래프톤 산하 크리에이티브 스튜디오</text:p>
          </table:table-cell>
          <table:table-cell table:style-name="ce152" office:value-type="string" calcext:value-type="string">
            <text:p>-</text:p>
          </table:table-cell>
          <table:table-cell table:style-name="ce150" office:value-type="string" calcext:value-type="string">
            <text:p>김민정</text:p>
          </table:table-cell>
          <table:table-cell table:style-name="ce148" office:value-type="string" calcext:value-type="string">
            <text:p><text:a xlink:href="https://www.relugames.com/" xlink:type="simple">https://www.relugames.com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RisingWings</text:p>
          </table:table-cell>
          <table:table-cell table:style-name="ce148" office:value-type="string" calcext:value-type="string">
            <text:p>라이징윙스 주식회사</text:p>
          </table:table-cell>
          <table:table-cell table:style-name="ce150" office:value-type="string" calcext:value-type="string">
            <text:p>서울특별시 강남구 영동대로</text:p>
          </table:table-cell>
          <table:table-cell table:style-name="ce152" office:value-type="string" calcext:value-type="string">
            <text:p>215-87-68***</text:p>
          </table:table-cell>
          <table:table-cell table:style-name="ce150" office:value-type="string" calcext:value-type="string">
            <text:p>김정훈</text:p>
          </table:table-cell>
          <table:table-cell table:style-name="ce148" office:value-type="string" calcext:value-type="string">
            <text:p><text:a xlink:href="https://www.risingwings.com/" xlink:type="simple">https://www.risingwings.com/</text:a></text:p>
          </table:table-cell>
          <table:table-cell table:style-name="ce154"/>
          <table:table-cell table:style-name="ce148" table:number-columns-repeated="2"/>
          <table:table-cell table:style-name="ce148" office:value-type="string" calcext:value-type="string">
            <text:p>크래프톤 산하 스튜디오</text:p>
          </table:table-cell>
        </table:table-row>
        <table:table-row table:style-name="ro1">
          <table:table-cell table:style-name="ce108" office:value-type="string" calcext:value-type="string">
            <text:p>REDRAY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 office:value-type="string" calcext:value-type="string">
            <text:p><text:a xlink:href="https://blog.naver.com/zion3952" xlink:type="simple">https://blog.naver.com/zion3952</text:a></text:p>
          </table:table-cell>
          <table:table-cell table:style-name="ce154"/>
          <table:table-cell table:style-name="ce148" office:value-type="string" calcext:value-type="string">
            <text:p><text:a xlink:href="https://twitter.com/REDRAY_dev" xlink:type="simple">https://twitter.com/REDRAY_dev</text:a></text:p>
          </table:table-cell>
          <table:table-cell table:style-name="ce148" table:number-columns-repeated="2"/>
        </table:table-row>
        <table:table-row table:style-name="ro2">
          <table:table-cell table:style-name="ce108" office:value-type="string" calcext:value-type="string">
            <text:p>REMIMORY</text:p>
          </table:table-cell>
          <table:table-cell table:style-name="ce148"/>
          <table:table-cell table:style-name="ce150" office:value-type="string" calcext:value-type="string">
            <text:p>경기 성남시 분당구 판교역로</text:p>
          </table:table-cell>
          <table:table-cell table:style-name="ce152"/>
          <table:table-cell table:style-name="ce150" office:value-type="string" calcext:value-type="string">
            <text:p>전동진</text:p>
          </table:table-cell>
          <table:table-cell table:style-name="ce148" office:value-type="string" calcext:value-type="string">
            <text:p><text:a xlink:href="http://www.remimory.com/" xlink:type="simple">http://www.remimory.com/</text:a></text:p>
          </table:table-cell>
          <table:table-cell table:style-name="ce154"/>
          <table:table-cell table:style-name="ce157"/>
          <table:table-cell table:style-name="ce148"/>
          <table:table-cell table:style-name="ce148" office:value-type="string" calcext:value-type="string">
            <text:p>사업자 관련 정보가 검색해도 나오지 않는다.</text:p>
            <text:p>여기도 사업자등록 정보와 사용 이름이 다른 모양이다.</text:p>
          </table:table-cell>
        </table:table-row>
        <table:table-row table:style-name="ro1">
          <table:table-cell table:style-name="ce108" office:value-type="string" calcext:value-type="string">
            <text:p>REXECHO</text:p>
          </table:table-cell>
          <table:table-cell table:style-name="ce148"/>
          <table:table-cell table:style-name="ce150"/>
          <table:table-cell table:style-name="ce152"/>
          <table:table-cell table:style-name="ce150" office:value-type="string" calcext:value-type="string">
            <text:p>조성준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Rootless Studio</text:p>
          </table:table-cell>
          <table:table-cell table:style-name="ce148" office:value-type="string" calcext:value-type="string">
            <text:p>주식회사 루틀레스 스튜디오</text:p>
          </table:table-cell>
          <table:table-cell table:style-name="ce150" office:value-type="string" calcext:value-type="string">
            <text:p>서울특별시 강남구 자곡로</text:p>
          </table:table-cell>
          <table:table-cell table:style-name="ce152" office:value-type="string" calcext:value-type="string">
            <text:p>271-81-00***</text:p>
          </table:table-cell>
          <table:table-cell table:style-name="ce150" office:value-type="string" calcext:value-type="string">
            <text:p>박현재</text:p>
          </table:table-cell>
          <table:table-cell table:style-name="ce148" office:value-type="string" calcext:value-type="string">
            <text:p><text:a xlink:href="https://www.rootlessstudio.com/" xlink:type="simple">https://www.rootlessstudio.com/</text:a></text:p>
          </table:table-cell>
          <table:table-cell table:style-name="ce154"/>
          <table:table-cell table:style-name="ce148" office:value-type="string" calcext:value-type="string">
            <text:p><text:a xlink:href="https://twitter.com/RootlessStudio" xlink:type="simple">https://twitter.com/RootlessStudio</text:a></text:p>
          </table:table-cell>
          <table:table-cell table:style-name="ce148"/>
          <table:table-cell table:style-name="ce148" office:value-type="string" calcext:value-type="string">
            <text:p>사업자 등록에는 사명을 “루틀레스” 라고 적어놨다.</text:p>
          </table:table-cell>
        </table:table-row>
        <table:table-row table:style-name="ro1">
          <table:table-cell table:style-name="ce108" office:value-type="string" calcext:value-type="string">
            <text:p>Rootnstudio Ltd.</text:p>
          </table:table-cell>
          <table:table-cell table:style-name="ce148" office:value-type="string" calcext:value-type="string">
            <text:p>주식회사 루트엔스튜디오</text:p>
          </table:table-cell>
          <table:table-cell table:style-name="ce150" office:value-type="string" calcext:value-type="string">
            <text:p>제주특별자치도 서귀포시 돈내코로</text:p>
          </table:table-cell>
          <table:table-cell table:style-name="ce152" office:value-type="string" calcext:value-type="string">
            <text:p>827-81-01***</text:p>
          </table:table-cell>
          <table:table-cell table:style-name="ce150" office:value-type="string" calcext:value-type="string">
            <text:p>장상백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SANDY FLOOR</text:p>
          </table:table-cell>
          <table:table-cell table:style-name="ce148" office:value-type="string" calcext:value-type="string">
            <text:p>주식회사 샌디플로어 (SANDY FLOOR Inc.)</text:p>
          </table:table-cell>
          <table:table-cell table:style-name="ce150" office:value-type="string" calcext:value-type="string">
            <text:p>경기도 성남시 분당구 대왕판교로</text:p>
          </table:table-cell>
          <table:table-cell table:style-name="ce152" office:value-type="string" calcext:value-type="string">
            <text:p>112-81-56***</text:p>
          </table:table-cell>
          <table:table-cell table:style-name="ce150" office:value-type="string" calcext:value-type="string">
            <text:p>이종창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SEROSOO</text:p>
          </table:table-cell>
          <table:table-cell table:style-name="ce148" office:value-type="string" calcext:value-type="string">
            <text:p>-</text:p>
          </table:table-cell>
          <table:table-cell table:style-name="ce150" office:value-type="string" calcext:value-type="string">
            <text:p>학생 게임개발 팀</text:p>
          </table:table-cell>
          <table:table-cell table:style-name="ce152" office:value-type="string" calcext:value-type="string">
            <text:p>-</text:p>
          </table:table-cell>
          <table:table-cell table:style-name="ce150" office:value-type="string" calcext:value-type="string">
            <text:p>-</text:p>
          </table:table-cell>
          <table:table-cell table:style-name="ce148"/>
          <table:table-cell table:style-name="ce154"/>
          <table:table-cell table:style-name="ce148" table:number-columns-repeated="2"/>
          <table:table-cell table:style-name="ce148" office:value-type="string" calcext:value-type="string">
            <text:p>학생 게임개발 팀 SEROSOO(서로수)</text:p>
          </table:table-cell>
        </table:table-row>
        <table:table-row table:style-name="ro1">
          <table:table-cell table:style-name="ce108" office:value-type="string" calcext:value-type="string">
            <text:p>Shedin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office:value-type="string" calcext:value-type="string">
            <text:p><text:a xlink:href="https://twitter.com/shedin181878116" xlink:type="simple">https://twitter.com/shedin181878116</text:a></text:p>
          </table:table-cell>
          <table:table-cell table:style-name="ce148" table:number-columns-repeated="2"/>
        </table:table-row>
        <table:table-row table:style-name="ro1">
          <table:table-cell table:style-name="ce108" office:value-type="string" calcext:value-type="string">
            <text:p>Silver Cat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office:value-type="string" calcext:value-type="string">
            <text:p><text:a xlink:href="https://twitter.com/SilverCat0425" xlink:type="simple">https://twitter.com/SilverCat0425</text:a></text:p>
          </table:table-cell>
          <table:table-cell table:style-name="ce148" table:number-columns-repeated="2"/>
        </table:table-row>
        <table:table-row table:style-name="ro1">
          <table:table-cell table:style-name="ce108" office:value-type="string" calcext:value-type="string">
            <text:p>Singlecore Games</text:p>
          </table:table-cell>
          <table:table-cell table:style-name="ce148" office:value-type="string" calcext:value-type="string">
            <text:p>주식회사 싱글코어게임즈</text:p>
          </table:table-cell>
          <table:table-cell table:style-name="ce150" office:value-type="string" calcext:value-type="string">
            <text:p>경기도 용인시 기흥구 동백중앙로</text:p>
          </table:table-cell>
          <table:table-cell table:style-name="ce152" office:value-type="string" calcext:value-type="string">
            <text:p>443-81-01***</text:p>
          </table:table-cell>
          <table:table-cell table:style-name="ce150" office:value-type="string" calcext:value-type="string">
            <text:p>유재원</text:p>
          </table:table-cell>
          <table:table-cell table:style-name="ce148" office:value-type="string" calcext:value-type="string">
            <text:p><text:a xlink:href="http://singlecoregames.net/" xlink:type="simple">http://singlecoregames.net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Sinkhole Studio</text:p>
          </table:table-cell>
          <table:table-cell table:style-name="ce148" office:value-type="string" calcext:value-type="string">
            <text:p>주식회사 싱크홀스튜디오</text:p>
          </table:table-cell>
          <table:table-cell table:style-name="ce150" office:value-type="string" calcext:value-type="string">
            <text:p>서울특별시 강남구 도곡로</text:p>
          </table:table-cell>
          <table:table-cell table:style-name="ce152" office:value-type="string" calcext:value-type="string">
            <text:p>367-88-00***</text:p>
          </table:table-cell>
          <table:table-cell table:style-name="ce150" office:value-type="string" calcext:value-type="string">
            <text:p>권중규</text:p>
          </table:table-cell>
          <table:table-cell table:style-name="ce148" office:value-type="string" calcext:value-type="string">
            <text:p><text:a xlink:href="https://www.sinkholestudio.com/" xlink:type="simple">https://www.sinkholestudio.com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Somi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SONNORI Corp</text:p>
          </table:table-cell>
          <table:table-cell table:style-name="ce148" office:value-type="string" calcext:value-type="string">
            <text:p>주식회사 손노리</text:p>
          </table:table-cell>
          <table:table-cell table:style-name="ce150" office:value-type="string" calcext:value-type="string">
            <text:p>경기도 성남시 분당구 판교역로</text:p>
          </table:table-cell>
          <table:table-cell table:style-name="ce152" office:value-type="string" calcext:value-type="string">
            <text:p>261-81-15***</text:p>
          </table:table-cell>
          <table:table-cell table:style-name="ce150" office:value-type="string" calcext:value-type="string">
            <text:p>이원술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Southpaw Games Co., Ltd.</text:p>
          </table:table-cell>
          <table:table-cell table:style-name="ce148" office:value-type="string" calcext:value-type="string">
            <text:p>사우스포게임즈 주식회사</text:p>
          </table:table-cell>
          <table:table-cell table:style-name="ce150" office:value-type="string" calcext:value-type="string">
            <text:p>서울 서초구 효령로</text:p>
          </table:table-cell>
          <table:table-cell table:style-name="ce152" office:value-type="string" calcext:value-type="string">
            <text:p>282-87-01***</text:p>
          </table:table-cell>
          <table:table-cell table:style-name="ce150" office:value-type="string" calcext:value-type="string">
            <text:p>박상우</text:p>
          </table:table-cell>
          <table:table-cell table:style-name="ce148" office:value-type="string" calcext:value-type="string">
            <text:p><text:a xlink:href="https://southpaw.games/" xlink:type="simple">https://southpaw.games/</text:a></text:p>
          </table:table-cell>
          <table:table-cell table:style-name="ce154"/>
          <table:table-cell table:style-name="ce148" table:number-columns-repeated="3"/>
        </table:table-row>
        <table:table-row table:style-name="ro3">
          <table:table-cell table:style-name="ce108" office:value-type="string" calcext:value-type="string">
            <text:p>Sparky Studios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table:number-columns-repeated="2"/>
          <table:table-cell table:style-name="ce148" office:value-type="string" calcext:value-type="string">
            <text:p>스파키 스튜디오</text:p>
            <text:p>세종대학교 게임 개발 동아리 ‘판도라큐브’의 멤버 중 2명</text:p>
            <text:p>기획·프로그래밍 김준우, 아트 이채영</text:p>
          </table:table-cell>
        </table:table-row>
        <table:table-row table:style-name="ro2">
          <table:table-cell table:style-name="ce108" office:value-type="string" calcext:value-type="string">
            <text:p>SPRING Games</text:p>
          </table:table-cell>
          <table:table-cell table:style-name="ce148" office:value-type="string" calcext:value-type="string">
            <text:p>주식회사 토스트</text:p>
          </table:table-cell>
          <table:table-cell table:style-name="ce150" office:value-type="string" calcext:value-type="string">
            <text:p>대구광역시 동구 동대구로</text:p>
          </table:table-cell>
          <table:table-cell table:style-name="ce152" office:value-type="string" calcext:value-type="string">
            <text:p>503-81-94***</text:p>
          </table:table-cell>
          <table:table-cell table:style-name="ce150" office:value-type="string" calcext:value-type="string">
            <text:p>문현성</text:p>
          </table:table-cell>
          <table:table-cell table:style-name="ce148" office:value-type="string" calcext:value-type="string">
            <text:p><text:a xlink:href="https://www.springtoast.com/" xlink:type="simple">https://www.springtoast.com/</text:a></text:p>
          </table:table-cell>
          <table:table-cell table:style-name="ce154"/>
          <table:table-cell table:style-name="ce148" table:number-columns-repeated="2"/>
          <table:table-cell table:style-name="ce148" office:value-type="string" calcext:value-type="string">
            <text:p>스프링의 정확한 사명은 ㈜토스트(TOAST),</text:p>
            <text:p>이름에 대한 권리 문제로 다른 이름 사용</text:p>
          </table:table-cell>
        </table:table-row>
        <table:table-row table:style-name="ro1">
          <table:table-cell table:style-name="ce108" office:value-type="string" calcext:value-type="string">
            <text:p>SQUARE PIXELS</text:p>
          </table:table-cell>
          <table:table-cell table:style-name="ce148" office:value-type="string" calcext:value-type="string">
            <text:p>스퀘어픽셀즈 주식회사</text:p>
          </table:table-cell>
          <table:table-cell table:style-name="ce150" office:value-type="string" calcext:value-type="string">
            <text:p>경기도 하남시 미사강변서로</text:p>
          </table:table-cell>
          <table:table-cell table:style-name="ce152" office:value-type="string" calcext:value-type="string">
            <text:p>288-81-01***</text:p>
          </table:table-cell>
          <table:table-cell table:style-name="ce150" office:value-type="string" calcext:value-type="string">
            <text:p>김영원</text:p>
          </table:table-cell>
          <table:table-cell table:style-name="ce148" office:value-type="string" calcext:value-type="string">
            <text:p><text:a xlink:href="https://www.squarepixels.co.kr/" xlink:type="simple">https://www.squarepixels.co.kr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SSUN GAMES</text:p>
          </table:table-cell>
          <table:table-cell table:style-name="ce148" office:value-type="string" calcext:value-type="string">
            <text:p>썬게임즈</text:p>
          </table:table-cell>
          <table:table-cell table:style-name="ce150" office:value-type="string" calcext:value-type="string">
            <text:p>부산 해운대구 수영강변대로</text:p>
          </table:table-cell>
          <table:table-cell table:style-name="ce152" office:value-type="string" calcext:value-type="string">
            <text:p>448-14-01***</text:p>
          </table:table-cell>
          <table:table-cell table:style-name="ce150" office:value-type="string" calcext:value-type="string">
            <text:p>김선호</text:p>
          </table:table-cell>
          <table:table-cell table:style-name="ce148" office:value-type="string" calcext:value-type="string">
            <text:p><text:a xlink:href="https://ssundev.notion.site/SSUN-GAMES-16d140b67dbb46b9bc7c50c39874b600" xlink:type="simple">https://ssundev.notion.site/SSUN-GAMES-16d140b67dbb46b9bc7c50c39874b600</text:a></text:p>
          </table:table-cell>
          <table:table-cell table:style-name="ce154" office:value-type="string" calcext:value-type="string">
            <text:p><text:a xlink:href="mailto:ssun.california@gmail.com" xlink:type="simple">ssun.california@gmail.com</text:a></text:p>
          </table:table-cell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Starlike Inc.</text:p>
          </table:table-cell>
          <table:table-cell table:style-name="ce148" office:value-type="string" calcext:value-type="string">
            <text:p>스타라이크 주식회사</text:p>
          </table:table-cell>
          <table:table-cell table:style-name="ce150" office:value-type="string" calcext:value-type="string">
            <text:p>전라북도 전주시 덕진구 오공로</text:p>
          </table:table-cell>
          <table:table-cell table:style-name="ce152" office:value-type="string" calcext:value-type="string">
            <text:p>299-81-02***</text:p>
          </table:table-cell>
          <table:table-cell table:style-name="ce150" office:value-type="string" calcext:value-type="string">
            <text:p>채병효</text:p>
          </table:table-cell>
          <table:table-cell table:style-name="ce148" office:value-type="string" calcext:value-type="string">
            <text:p><text:a xlink:href="https://www.starlike.kr/" xlink:type="simple">https://www.starlike.kr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Striking Distance Studios</text:p>
          </table:table-cell>
          <table:table-cell table:style-name="ce148" office:value-type="string" calcext:value-type="string">
            <text:p>스트라이킹 디스턴스 스튜디오</text:p>
          </table:table-cell>
          <table:table-cell table:style-name="ce150" office:value-type="string" calcext:value-type="string">
            <text:p>크래프톤 자회사</text:p>
          </table:table-cell>
          <table:table-cell table:style-name="ce152" office:value-type="string" calcext:value-type="string">
            <text:p>-</text:p>
          </table:table-cell>
          <table:table-cell table:style-name="ce150" office:value-type="string" calcext:value-type="string">
            <text:p>-</text:p>
          </table:table-cell>
          <table:table-cell table:style-name="ce148" office:value-type="string" calcext:value-type="string">
            <text:p><text:a xlink:href="https://sds.com/" xlink:type="simple">https://sds.com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Studio Doodal</text:p>
          </table:table-cell>
          <table:table-cell table:style-name="ce148" office:value-type="string" calcext:value-type="string">
            <text:p>주식회사 스튜디오두달</text:p>
          </table:table-cell>
          <table:table-cell table:style-name="ce150" office:value-type="string" calcext:value-type="string">
            <text:p>충청남도 아산시 배방읍 희망로</text:p>
          </table:table-cell>
          <table:table-cell table:style-name="ce152" office:value-type="string" calcext:value-type="string">
            <text:p>620-88-02***</text:p>
          </table:table-cell>
          <table:table-cell table:style-name="ce150" office:value-type="string" calcext:value-type="string">
            <text:p>김민정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STUDIO HG</text:p>
          </table:table-cell>
          <table:table-cell table:style-name="ce148" office:value-type="string" calcext:value-type="string">
            <text:p>스튜디오에이치지</text:p>
          </table:table-cell>
          <table:table-cell table:style-name="ce150" office:value-type="string" calcext:value-type="string">
            <text:p>서울특별시 서초구 방배로</text:p>
          </table:table-cell>
          <table:table-cell table:style-name="ce152" office:value-type="string" calcext:value-type="string">
            <text:p>414-06-63***</text:p>
          </table:table-cell>
          <table:table-cell table:style-name="ce150" office:value-type="string" calcext:value-type="string">
            <text:p>한대훈</text:p>
          </table:table-cell>
          <table:table-cell table:style-name="ce148" office:value-type="string" calcext:value-type="string">
            <text:p><text:a xlink:href="https://www.studiohg.dev/?lang=ko" xlink:type="simple">https://www.studiohg.dev/?lang=ko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Studio LEF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office:value-type="string" calcext:value-type="string">
            <text:p><text:span text:style-name="T4"><text:a xlink:href="https://twitter.com/Lets_EatFirst" xlink:type="simple">https://twitter.com/Lets_EatFirst</text:a></text:span></text:p>
          </table:table-cell>
          <table:table-cell table:style-name="ce148"/>
          <table:table-cell table:style-name="ce148" office:value-type="string" calcext:value-type="string">
            <text:p>개발자명 : 멩돌</text:p>
          </table:table-cell>
        </table:table-row>
        <table:table-row table:style-name="ro1">
          <table:table-cell table:style-name="ce108" office:value-type="string" calcext:value-type="string">
            <text:p>Studio Ly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 office:value-type="string" calcext:value-type="string">
            <text:p><text:a xlink:href="mailto:sonic1357@naver.com" xlink:type="simple">sonic1357@naver.com</text:a></text:p>
          </table:table-cell>
          <table:table-cell table:style-name="ce148" office:value-type="string" calcext:value-type="string">
            <text:p><text:a xlink:href="https://twitter.com/Studio_Ly" xlink:type="simple">https://twitter.com/Studio_Ly</text:a>_</text:p>
          </table:table-cell>
          <table:table-cell table:style-name="ce148" office:value-type="string" calcext:value-type="string">
            <text:p><text:a xlink:href="https://twitter.com/lychoi2000" xlink:type="simple">https://twitter.com/lychoi2000</text:a></text:p>
          </table:table-cell>
          <table:table-cell table:style-name="ce148"/>
        </table:table-row>
        <table:table-row table:style-name="ro1">
          <table:table-cell table:style-name="ce108" office:value-type="string" calcext:value-type="string">
            <text:p>STUDIO N9</text:p>
          </table:table-cell>
          <table:table-cell table:style-name="ce148" office:value-type="string" calcext:value-type="string">
            <text:p>스튜디오 엔나인 (STUDIO N9)</text:p>
          </table:table-cell>
          <table:table-cell table:style-name="ce150" office:value-type="string" calcext:value-type="string">
            <text:p>서울특별시 영등포구 경인로</text:p>
          </table:table-cell>
          <table:table-cell table:style-name="ce152" office:value-type="string" calcext:value-type="string">
            <text:p>205-04-34***</text:p>
          </table:table-cell>
          <table:table-cell table:style-name="ce150" office:value-type="string" calcext:value-type="string">
            <text:p>박민우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2">
          <table:table-cell table:style-name="ce108" office:value-type="string" calcext:value-type="string">
            <text:p>Studio Sott</text:p>
          </table:table-cell>
          <table:table-cell table:style-name="ce148" office:value-type="string" calcext:value-type="string">
            <text:p>스튜디오 소트</text:p>
          </table:table-cell>
          <table:table-cell table:style-name="ce150"/>
          <table:table-cell table:style-name="ce152"/>
          <table:table-cell table:style-name="ce150" office:value-type="string" calcext:value-type="string">
            <text:p>이여주</text:p>
            <text:p>이유라</text:p>
          </table:table-cell>
          <table:table-cell table:style-name="ce148" office:value-type="string" calcext:value-type="string">
            <text:p><text:a xlink:href="https://hotelsowls.studiosott.com/" xlink:type="simple">https://hotelsowls.studiosott.com/</text:a></text:p>
          </table:table-cell>
          <table:table-cell table:style-name="ce154"/>
          <table:table-cell table:style-name="ce148" office:value-type="string" calcext:value-type="string">
            <text:p><text:a xlink:href="https://twitter.com/Studio_SOTT" xlink:type="simple">https://twitter.com/Studio_SOTT</text:a></text:p>
          </table:table-cell>
          <table:table-cell table:style-name="ce148"/>
          <table:table-cell table:style-name="ce148" office:value-type="string" calcext:value-type="string">
            <text:p>검색해도 사업자 정보가 나오지 않는다.</text:p>
          </table:table-cell>
        </table:table-row>
        <table:table-row table:style-name="ro1">
          <table:table-cell table:style-name="ce108" office:value-type="string" calcext:value-type="string">
            <text:p>SUNBEESOFT</text:p>
          </table:table-cell>
          <table:table-cell table:style-name="ce148" office:value-type="string" calcext:value-type="string">
            <text:p>선비소프트 주식회사</text:p>
          </table:table-cell>
          <table:table-cell table:style-name="ce150" office:value-type="string" calcext:value-type="string">
            <text:p>서울특별시 구로구 경인로</text:p>
          </table:table-cell>
          <table:table-cell table:style-name="ce152" office:value-type="string" calcext:value-type="string">
            <text:p>356-87-00***</text:p>
          </table:table-cell>
          <table:table-cell table:style-name="ce150" office:value-type="string" calcext:value-type="string">
            <text:p>김정남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SUNCYAN studio</text:p>
          </table:table-cell>
          <table:table-cell table:style-name="ce148" office:value-type="string" calcext:value-type="string">
            <text:p>주식회사 선시안 (SUNCYAN Inc.)</text:p>
          </table:table-cell>
          <table:table-cell table:style-name="ce150" office:value-type="string" calcext:value-type="string">
            <text:p>서울특별시 금천구 가산디지털2로</text:p>
          </table:table-cell>
          <table:table-cell table:style-name="ce152" office:value-type="string" calcext:value-type="string">
            <text:p>392-88-02***</text:p>
          </table:table-cell>
          <table:table-cell table:style-name="ce150" office:value-type="string" calcext:value-type="string">
            <text:p>권오준</text:p>
          </table:table-cell>
          <table:table-cell table:style-name="ce148" office:value-type="string" calcext:value-type="string">
            <text:p><text:a xlink:href="https://www.suncyan.com/" xlink:type="simple">https://www.suncyan.com/</text:a></text:p>
          </table:table-cell>
          <table:table-cell table:style-name="ce154" office:value-type="string" calcext:value-type="string">
            <text:p><text:a xlink:href="mailto:suncyan@suncyan.com" xlink:type="simple">suncyan@suncyan.com</text:a></text:p>
          </table:table-cell>
          <table:table-cell table:style-name="ce148" office:value-type="string" calcext:value-type="string">
            <text:p><text:a xlink:href="https://www.facebook.com/profile.php?id=61552325537273" xlink:type="simple">https://www.facebook.com/profile.php?id=61552325537273</text:a></text:p>
          </table:table-cell>
          <table:table-cell table:style-name="ce148" office:value-type="string" calcext:value-type="string">
            <text:p><text:a xlink:href="https://www.instagram.com/suncyan_official/" xlink:type="simple">https://www.instagram.com/suncyan_official/</text:a></text:p>
          </table:table-cell>
          <table:table-cell table:style-name="ce148"/>
        </table:table-row>
        <table:table-row table:style-name="ro1">
          <table:table-cell table:style-name="ce108" office:value-type="string" calcext:value-type="string">
            <text:p>Sunflo Labs</text:p>
          </table:table-cell>
          <table:table-cell table:style-name="ce148" office:value-type="string" calcext:value-type="string">
            <text:p>썬플로랩스 (Sunflo Labs)</text:p>
          </table:table-cell>
          <table:table-cell table:style-name="ce150" office:value-type="string" calcext:value-type="string">
            <text:p>전라남도 곡성군 석곡면</text:p>
          </table:table-cell>
          <table:table-cell table:style-name="ce152" office:value-type="string" calcext:value-type="string">
            <text:p>108-44-95***</text:p>
          </table:table-cell>
          <table:table-cell table:style-name="ce150" office:value-type="string" calcext:value-type="string">
            <text:p>장세희</text:p>
          </table:table-cell>
          <table:table-cell table:style-name="ce148" office:value-type="string" calcext:value-type="string">
            <text:p><text:span text:style-name="T2"><text:a xlink:href="https://blog.naver.com/sunflof/221978112012" xlink:type="simple">https://blog.naver.com/sunflof/221978112012</text:a></text:span></text:p>
          </table:table-cell>
          <table:table-cell table:style-name="ce154"/>
          <table:table-cell table:style-name="ce148" office:value-type="string" calcext:value-type="string">
            <text:p><text:a xlink:href="https://twitter.com/sunfloLabs_kr" xlink:type="simple">https://twitter.com/sunfloLabs_kr</text:a></text:p>
          </table:table-cell>
          <table:table-cell table:style-name="ce148" table:number-columns-repeated="2"/>
        </table:table-row>
        <table:table-row table:style-name="ro1">
          <table:table-cell table:style-name="ce108" office:value-type="string" calcext:value-type="string">
            <text:p>SUNNY SIDE UP</text:p>
          </table:table-cell>
          <table:table-cell table:style-name="ce148" office:value-type="string" calcext:value-type="string">
            <text:p>주식회사 써니사이드업 (SUNNY SIDE UP)</text:p>
          </table:table-cell>
          <table:table-cell table:style-name="ce150" office:value-type="string" calcext:value-type="string">
            <text:p>부산광역시 해운대구 수영강변대로</text:p>
          </table:table-cell>
          <table:table-cell table:style-name="ce152" office:value-type="string" calcext:value-type="string">
            <text:p>594-87-01***</text:p>
          </table:table-cell>
          <table:table-cell table:style-name="ce150" office:value-type="string" calcext:value-type="string">
            <text:p>박은현</text:p>
          </table:table-cell>
          <table:table-cell table:style-name="ce148" office:value-type="string" calcext:value-type="string">
            <text:p><text:a xlink:href="https://sunnysideup-dev.github.io/" xlink:type="simple">https://sunnysideup-dev.github.io/</text:a></text:p>
          </table:table-cell>
          <table:table-cell table:style-name="ce154"/>
          <table:table-cell table:style-name="ce148" office:value-type="string" calcext:value-type="string">
            <text:p><text:a xlink:href="https://twitter.com/SunnySideUp_Kor" xlink:type="simple">https://twitter.com/SunnySideUp_Kor</text:a></text:p>
          </table:table-cell>
          <table:table-cell table:style-name="ce148" table:number-columns-repeated="2"/>
        </table:table-row>
        <table:table-row table:style-name="ro1">
          <table:table-cell table:style-name="ce108" office:value-type="string" calcext:value-type="string">
            <text:p>Superacid</text:p>
          </table:table-cell>
          <table:table-cell table:style-name="ce148" office:value-type="string" calcext:value-type="string">
            <text:p>(주)슈퍼애시드</text:p>
          </table:table-cell>
          <table:table-cell table:style-name="ce150" office:value-type="string" calcext:value-type="string">
            <text:p>경기도 성남시 분당구 판교로</text:p>
          </table:table-cell>
          <table:table-cell table:style-name="ce152" office:value-type="string" calcext:value-type="string">
            <text:p>105-87-82***</text:p>
          </table:table-cell>
          <table:table-cell table:style-name="ce150" office:value-type="string" calcext:value-type="string">
            <text:p>강지원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SUPERWAVE STUDIO</text:p>
          </table:table-cell>
          <table:table-cell table:style-name="ce148" office:value-type="string" calcext:value-type="string">
            <text:p>슈퍼웨이브스튜디오 주식회사</text:p>
          </table:table-cell>
          <table:table-cell table:style-name="ce150" office:value-type="string" calcext:value-type="string">
            <text:p>경기도 성남시 분당구 판교로</text:p>
          </table:table-cell>
          <table:table-cell table:style-name="ce152" office:value-type="string" calcext:value-type="string">
            <text:p>705-86-01***</text:p>
          </table:table-cell>
          <table:table-cell table:style-name="ce150" office:value-type="string" calcext:value-type="string">
            <text:p>윤창식</text:p>
          </table:table-cell>
          <table:table-cell table:style-name="ce148"/>
          <table:table-cell table:style-name="ce154"/>
          <table:table-cell table:style-name="ce148" office:value-type="string" calcext:value-type="string">
            <text:p><text:a xlink:href="https://twitter.com/superwavestudio" xlink:type="simple">https://twitter.com/superwavestudio</text:a></text:p>
          </table:table-cell>
          <table:table-cell table:style-name="ce148" table:number-columns-repeated="2"/>
        </table:table-row>
        <table:table-row table:style-name="ro1">
          <table:table-cell table:style-name="ce108" office:value-type="string" calcext:value-type="string">
            <text:p>TALESSHOP Co., Ltd.</text:p>
          </table:table-cell>
          <table:table-cell table:style-name="ce148" office:value-type="string" calcext:value-type="string">
            <text:p>주식회사 테일즈샵</text:p>
          </table:table-cell>
          <table:table-cell table:style-name="ce150" office:value-type="string" calcext:value-type="string">
            <text:p>인천 광역시 부평구 경원대로</text:p>
          </table:table-cell>
          <table:table-cell table:style-name="ce152" office:value-type="string" calcext:value-type="string">
            <text:p>350-87-00***</text:p>
          </table:table-cell>
          <table:table-cell table:style-name="ce150" office:value-type="string" calcext:value-type="string">
            <text:p>한준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Team OOPArts</text:p>
          </table:table-cell>
          <table:table-cell table:style-name="ce148" office:value-type="string" calcext:value-type="string">
            <text:p>주식회사 팀오파츠 (Team 00PArts Inc.)</text:p>
          </table:table-cell>
          <table:table-cell table:style-name="ce150" office:value-type="string" calcext:value-type="string">
            <text:p>서울특별시 성동구 무학로</text:p>
          </table:table-cell>
          <table:table-cell table:style-name="ce152" office:value-type="string" calcext:value-type="string">
            <text:p>296-86-03***</text:p>
          </table:table-cell>
          <table:table-cell table:style-name="ce150" office:value-type="string" calcext:value-type="string">
            <text:p>서병기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3">
          <table:table-cell table:style-name="ce108" office:value-type="string" calcext:value-type="string">
            <text:p>TEAM 217</text:p>
          </table:table-cell>
          <table:table-cell table:style-name="ce148" office:value-type="string" calcext:value-type="string">
            <text:p>-</text:p>
          </table:table-cell>
          <table:table-cell table:style-name="ce150" office:value-type="string" calcext:value-type="string">
            <text:p>-</text:p>
          </table:table-cell>
          <table:table-cell table:style-name="ce152" office:value-type="string" calcext:value-type="string">
            <text:p>-</text:p>
          </table:table-cell>
          <table:table-cell table:style-name="ce150" office:value-type="string" calcext:value-type="string">
            <text:p>이기현</text:p>
            <text:p>이재홍</text:p>
            <text:p>김동혁</text:p>
          </table:table-cell>
          <table:table-cell table:style-name="ce148"/>
          <table:table-cell table:style-name="ce154"/>
          <table:table-cell table:style-name="ce148" table:number-columns-repeated="2"/>
          <table:table-cell table:style-name="ce148" office:value-type="string" calcext:value-type="string">
            <text:p>“전언”을 개발한 팀217.</text:p>
            <text:p>이기현 기획자, 이재홍 프로그래머, 김동혁 프로그래머</text:p>
            <text:p>고등학교 3학년 세 명이 작업</text:p>
          </table:table-cell>
        </table:table-row>
        <table:table-row table:style-name="ro1">
          <table:table-cell table:style-name="ce108" office:value-type="string" calcext:value-type="string">
            <text:p>Team Corn Field</text:p>
          </table:table-cell>
          <table:table-cell table:style-name="ce148" office:value-type="string" calcext:value-type="string">
            <text:p>팀 콘필드 (Team Corn Field)</text:p>
          </table:table-cell>
          <table:table-cell table:style-name="ce150" office:value-type="string" calcext:value-type="string">
            <text:p>서울특별시 양천구 목동동로</text:p>
          </table:table-cell>
          <table:table-cell table:style-name="ce152" office:value-type="string" calcext:value-type="string">
            <text:p>332-35-01***</text:p>
          </table:table-cell>
          <table:table-cell table:style-name="ce150" office:value-type="string" calcext:value-type="string">
            <text:p>홍도현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Team ETTU</text:p>
          </table:table-cell>
          <table:table-cell table:style-name="ce148" office:value-type="string" calcext:value-type="string">
            <text:p>팀 에뚜</text:p>
          </table:table-cell>
          <table:table-cell table:style-name="ce150" office:value-type="string" calcext:value-type="string">
            <text:p>충청남도 천안시 동남구</text:p>
          </table:table-cell>
          <table:table-cell table:style-name="ce152" office:value-type="string" calcext:value-type="string">
            <text:p>208-52-00***</text:p>
          </table:table-cell>
          <table:table-cell table:style-name="ce150" office:value-type="string" calcext:value-type="string">
            <text:p>이시온</text:p>
          </table:table-cell>
          <table:table-cell table:style-name="ce148" office:value-type="string" calcext:value-type="string">
            <text:p><text:a xlink:href="https://twitter.com/EttuTeam" xlink:type="simple">https://twitter.com/EttuTeam</text:a></text:p>
          </table:table-cell>
          <table:table-cell table:style-name="ce154"/>
          <table:table-cell table:style-name="ce148" table:number-columns-repeated="2"/>
          <table:table-cell table:style-name="ce148" office:value-type="string" calcext:value-type="string">
            <text:p>‘스토브인디’에 팀에뚜(대표 이시온)가 개발한 2D 횡스크롤 액션 게임 ‘문경새재’ 출시</text:p>
          </table:table-cell>
        </table:table-row>
        <table:table-row table:style-name="ro1">
          <table:table-cell table:style-name="ce108" office:value-type="string" calcext:value-type="string">
            <text:p>Team Gypsophila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table:number-columns-repeated="3"/>
        </table:table-row>
        <table:table-row table:style-name="ro6">
          <table:table-cell table:style-name="ce108" office:value-type="string" calcext:value-type="string">
            <text:p>TEAM HORAY</text:p>
          </table:table-cell>
          <table:table-cell table:style-name="ce148" office:value-type="string" calcext:value-type="string">
            <text:p>팀호레이(TEAM HORAY)</text:p>
          </table:table-cell>
          <table:table-cell table:style-name="ce150" office:value-type="string" calcext:value-type="string">
            <text:p>경기도 용인시 기흥구 동백중앙로</text:p>
          </table:table-cell>
          <table:table-cell table:style-name="ce152" office:value-type="string" calcext:value-type="string">
            <text:p>601-22-61***</text:p>
          </table:table-cell>
          <table:table-cell table:style-name="ce150" office:value-type="string" calcext:value-type="string">
            <text:p>문지환</text:p>
            <text:p>안태현</text:p>
            <text:p>한우경</text:p>
            <text:p>한승탁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9">
          <table:table-cell table:style-name="ce108" office:value-type="string" calcext:value-type="string">
            <text:p>Team Monad</text:p>
          </table:table-cell>
          <table:table-cell table:style-name="ce148" office:value-type="string" calcext:value-type="string">
            <text:p>-</text:p>
          </table:table-cell>
          <table:table-cell table:style-name="ce150" office:value-type="string" calcext:value-type="string">
            <text:p>서울대 게임 동아리</text:p>
          </table:table-cell>
          <table:table-cell table:style-name="ce152" office:value-type="string" calcext:value-type="string">
            <text:p>-</text:p>
          </table:table-cell>
          <table:table-cell table:style-name="ce150" office:value-type="string" calcext:value-type="string">
            <text:p>-</text:p>
          </table:table-cell>
          <table:table-cell table:style-name="ce148"/>
          <table:table-cell table:style-name="ce154"/>
          <table:table-cell table:style-name="ce148" table:number-columns-repeated="2"/>
          <table:table-cell table:style-name="ce148" office:value-type="string" calcext:value-type="string">
            <text:p><text:span text:style-name="T5">EXP Games : 팀모나드라는 이름으로 시작한 서울대 게임 동아리</text:span></text:p>
            <text:p/>
            <text:p><text:span text:style-name="T5">서울대학교 경제학과 13학번 윤난새, 게임개발동아리(SNUGDC)에서 모나드 팀을 구성</text:span></text:p>
            <text:p><text:span text:style-name="T5">턴제 전략 RPG '모나드의 겨울' 제작.</text:span></text:p>
            <text:p><text:span text:style-name="T5">제작인원 10명 이상</text:span></text:p>
          </table:table-cell>
        </table:table-row>
        <table:table-row table:style-name="ro1">
          <table:table-cell table:style-name="ce108" office:value-type="string" calcext:value-type="string">
            <text:p>Team Samoyed</text:p>
          </table:table-cell>
          <table:table-cell table:style-name="ce148" office:value-type="string" calcext:value-type="string">
            <text:p>팀사모예드 주식회사</text:p>
          </table:table-cell>
          <table:table-cell table:style-name="ce150" office:value-type="string" calcext:value-type="string">
            <text:p>경기도 성남시 분당구 매화로</text:p>
          </table:table-cell>
          <table:table-cell table:style-name="ce152" office:value-type="string" calcext:value-type="string">
            <text:p>594-88-01***</text:p>
          </table:table-cell>
          <table:table-cell table:style-name="ce150" office:value-type="string" calcext:value-type="string">
            <text:p>남현빈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Team Tetrapod</text:p>
          </table:table-cell>
          <table:table-cell table:style-name="ce148" office:value-type="string" calcext:value-type="string">
            <text:p>팀 테트라포드</text:p>
          </table:table-cell>
          <table:table-cell table:style-name="ce150" office:value-type="string" calcext:value-type="string">
            <text:p>-</text:p>
          </table:table-cell>
          <table:table-cell table:style-name="ce152" office:value-type="string" calcext:value-type="string">
            <text:p>590-22-01***</text:p>
          </table:table-cell>
          <table:table-cell table:style-name="ce150" office:value-type="string" calcext:value-type="string">
            <text:p>이희상</text:p>
          </table:table-cell>
          <table:table-cell table:style-name="ce148" office:value-type="string" calcext:value-type="string">
            <text:p><text:a xlink:href="http://www.teamtetrapod.net/" xlink:type="simple">http://www.teamtetrapod.net/</text:a></text:p>
          </table:table-cell>
          <table:table-cell table:style-name="ce154"/>
          <table:table-cell table:style-name="ce148" table:number-columns-repeated="3"/>
        </table:table-row>
        <table:table-row table:style-name="ro9">
          <table:table-cell table:style-name="ce108" office:value-type="string" calcext:value-type="string">
            <text:p>TeamBUD</text:p>
          </table:table-cell>
          <table:table-cell table:style-name="ce148" office:value-type="string" calcext:value-type="string">
            <text:p>팀 버드(Team BUD)</text:p>
          </table:table-cell>
          <table:table-cell table:style-name="ce150" office:value-type="string" calcext:value-type="string">
            <text:p>경기도 안양시 동안구 부림로</text:p>
          </table:table-cell>
          <table:table-cell table:style-name="ce152" office:value-type="string" calcext:value-type="string">
            <text:p>631-08-01***</text:p>
          </table:table-cell>
          <table:table-cell table:style-name="ce150" office:value-type="string" calcext:value-type="string">
            <text:p>김준호</text:p>
          </table:table-cell>
          <table:table-cell table:style-name="ce148"/>
          <table:table-cell table:style-name="ce154"/>
          <table:table-cell table:style-name="ce148" table:number-columns-repeated="2"/>
          <table:table-cell table:style-name="ce148" office:value-type="string" calcext:value-type="string">
            <text:p>김준호 대표</text:p>
            <text:p>청강문화산업대학교 게임콘텐츠 스쿨 졸업 작품으로 ‘페포’ 기획</text:p>
            <text:p>완성 하기 위해 다니던 회사를 그만두고 TeamBUD를 설립.</text:p>
            <text:p/>
            <text:p>출처 : 경향게임스(<text:a xlink:href="https://www.khgames.co.kr/" xlink:type="simple">https://www.khgames.co.kr</text:a>)</text:p>
          </table:table-cell>
        </table:table-row>
        <table:table-row table:style-name="ro1">
          <table:table-cell table:style-name="ce108" office:value-type="string" calcext:value-type="string">
            <text:p>TeamSuneat</text:p>
          </table:table-cell>
          <table:table-cell table:style-name="ce148" office:value-type="string" calcext:value-type="string">
            <text:p>(주) 팀써니트</text:p>
          </table:table-cell>
          <table:table-cell table:style-name="ce150" office:value-type="string" calcext:value-type="string">
            <text:p>서울특별시 구로구 디지털로</text:p>
          </table:table-cell>
          <table:table-cell table:style-name="ce152" office:value-type="string" calcext:value-type="string">
            <text:p>431-87-01***</text:p>
          </table:table-cell>
          <table:table-cell table:style-name="ce150" office:value-type="string" calcext:value-type="string">
            <text:p>김준형</text:p>
          </table:table-cell>
          <table:table-cell table:style-name="ce148" office:value-type="string" calcext:value-type="string">
            <text:p><text:a xlink:href="https://playneowiz.com/bladeassault" xlink:type="simple">https://playneowiz.com/bladeassault</text:a></text:p>
          </table:table-cell>
          <table:table-cell table:style-name="ce154"/>
          <table:table-cell table:style-name="ce148" table:number-columns-repeated="3"/>
        </table:table-row>
        <table:table-row table:style-name="ro2">
          <table:table-cell table:style-name="ce108" office:value-type="string" calcext:value-type="string">
            <text:p>Teemo Soft</text:p>
          </table:table-cell>
          <table:table-cell table:style-name="ce148" office:value-type="string" calcext:value-type="string">
            <text:p>티모 소프트</text:p>
          </table:table-cell>
          <table:table-cell table:style-name="ce150" office:value-type="string" calcext:value-type="string">
            <text:p>경기 부천시 길주로</text:p>
          </table:table-cell>
          <table:table-cell table:style-name="ce152" office:value-type="string" calcext:value-type="string">
            <text:p>772-31-00***</text:p>
          </table:table-cell>
          <table:table-cell table:style-name="ce150" office:value-type="string" calcext:value-type="string">
            <text:p>이종건</text:p>
          </table:table-cell>
          <table:table-cell table:style-name="ce148"/>
          <table:table-cell table:style-name="ce154"/>
          <table:table-cell table:style-name="ce148" table:number-columns-repeated="2"/>
          <table:table-cell table:style-name="ce148" office:value-type="string" calcext:value-type="string">
            <text:p>구 티모소프트 현 액트세븐엔터테인먼트 대표 이종건</text:p>
            <text:p>“사냥꾼 키우기”가 잘 돼서 법인 전환</text:p>
          </table:table-cell>
        </table:table-row>
        <table:table-row table:style-name="ro1">
          <table:table-cell table:style-name="ce108" office:value-type="string" calcext:value-type="string">
            <text:p>Teleportsoft</text:p>
          </table:table-cell>
          <table:table-cell table:style-name="ce148" office:value-type="string" calcext:value-type="string">
            <text:p>텔레포트소프트(TeleportSoft)</text:p>
          </table:table-cell>
          <table:table-cell table:style-name="ce150" office:value-type="string" calcext:value-type="string">
            <text:p>서울특별시 마포구 포은로</text:p>
          </table:table-cell>
          <table:table-cell table:style-name="ce152" office:value-type="string" calcext:value-type="string">
            <text:p>287-69-00***</text:p>
          </table:table-cell>
          <table:table-cell table:style-name="ce150" office:value-type="string" calcext:value-type="string">
            <text:p>전우진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THEAND Co.</text:p>
          </table:table-cell>
          <table:table-cell table:style-name="ce148" office:value-type="string" calcext:value-type="string">
            <text:p>디앤드 컴퍼니</text:p>
          </table:table-cell>
          <table:table-cell table:style-name="ce150" office:value-type="string" calcext:value-type="string">
            <text:p>대전광역시 유성구 대덕대로</text:p>
          </table:table-cell>
          <table:table-cell table:style-name="ce152" office:value-type="string" calcext:value-type="string">
            <text:p>481-09-00***</text:p>
          </table:table-cell>
          <table:table-cell table:style-name="ce150" office:value-type="string" calcext:value-type="string">
            <text:p>정민길</text:p>
          </table:table-cell>
          <table:table-cell table:style-name="ce148" office:value-type="string" calcext:value-type="string">
            <text:p><text:a xlink:href="https://theand.kr/" xlink:type="simple">https://theand.kr/</text:a></text:p>
          </table:table-cell>
          <table:table-cell table:style-name="ce154" office:value-type="string" calcext:value-type="string">
            <text:p><text:a xlink:href="mailto:min@theandgames.com" xlink:type="simple">min@theandgames.com</text:a></text:p>
          </table:table-cell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THE BRICKS GAMES</text:p>
          </table:table-cell>
          <table:table-cell table:style-name="ce148" office:value-type="string" calcext:value-type="string">
            <text:p>주식회사 더브릭스게임즈</text:p>
          </table:table-cell>
          <table:table-cell table:style-name="ce150" office:value-type="string" calcext:value-type="string">
            <text:p>경기도 성남시 분당구 대왕판교로</text:p>
          </table:table-cell>
          <table:table-cell table:style-name="ce152" office:value-type="string" calcext:value-type="string">
            <text:p>890-88-02***</text:p>
          </table:table-cell>
          <table:table-cell table:style-name="ce150" office:value-type="string" calcext:value-type="string">
            <text:p>이혜린</text:p>
          </table:table-cell>
          <table:table-cell table:style-name="ce148" office:value-type="string" calcext:value-type="string">
            <text:p><text:a xlink:href="https://www.thebricks.kr/" xlink:type="simple">https://www.thebricks.kr/</text:a></text:p>
          </table:table-cell>
          <table:table-cell table:style-name="ce154" office:value-type="string" calcext:value-type="string">
            <text:p><text:a xlink:href="mailto:help@thebricks.kr" xlink:type="simple">help@thebricks.kr</text:a></text:p>
          </table:table-cell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Tinogames Inc.</text:p>
          </table:table-cell>
          <table:table-cell table:style-name="ce148" office:value-type="string" calcext:value-type="string">
            <text:p>주식회사 티노게임즈(TINO GAMES Inc.)</text:p>
          </table:table-cell>
          <table:table-cell table:style-name="ce150" office:value-type="string" calcext:value-type="string">
            <text:p>경기도 성남시 분당구 미금일로</text:p>
          </table:table-cell>
          <table:table-cell table:style-name="ce152" office:value-type="string" calcext:value-type="string">
            <text:p>255-81-00***</text:p>
          </table:table-cell>
          <table:table-cell table:style-name="ce150" office:value-type="string" calcext:value-type="string">
            <text:p>김동효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Toward Inc.</text:p>
          </table:table-cell>
          <table:table-cell table:style-name="ce148" office:value-type="string" calcext:value-type="string">
            <text:p>（주）투워드</text:p>
          </table:table-cell>
          <table:table-cell table:style-name="ce150" office:value-type="string" calcext:value-type="string">
            <text:p>서울특별시 강동구 양재대로</text:p>
          </table:table-cell>
          <table:table-cell table:style-name="ce152" office:value-type="string" calcext:value-type="string">
            <text:p>211-88-98***</text:p>
          </table:table-cell>
          <table:table-cell table:style-name="ce150" office:value-type="string" calcext:value-type="string">
            <text:p>신보식</text:p>
          </table:table-cell>
          <table:table-cell table:style-name="ce148" office:value-type="string" calcext:value-type="string">
            <text:p><text:a xlink:href="https://shs092.wixsite.com/toward" xlink:type="simple">https://shs092.wixsite.com/toward</text:a></text:p>
          </table:table-cell>
          <table:table-cell table:style-name="ce154"/>
          <table:table-cell table:style-name="ce148" office:value-type="string" calcext:value-type="string">
            <text:p><text:a xlink:href="https://kr.linkedin.com/in/bosik-shin-49a26a7b" xlink:type="simple">https://kr.linkedin.com/in/bosik-shin-49a26a7b</text:a></text:p>
          </table:table-cell>
          <table:table-cell table:style-name="ce148" table:number-columns-repeated="2"/>
        </table:table-row>
        <table:table-row table:style-name="ro1">
          <table:table-cell table:style-name="ce108" office:value-type="string" calcext:value-type="string">
            <text:p>Tripearl Games</text:p>
          </table:table-cell>
          <table:table-cell table:style-name="ce148" office:value-type="string" calcext:value-type="string">
            <text:p>주식회사 트라이펄게임즈 (Tripearl Games Corp.)</text:p>
          </table:table-cell>
          <table:table-cell table:style-name="ce150" office:value-type="string" calcext:value-type="string">
            <text:p>경기 성남시 수정구 창업로</text:p>
          </table:table-cell>
          <table:table-cell table:style-name="ce152" office:value-type="string" calcext:value-type="string">
            <text:p>784-81-02***</text:p>
          </table:table-cell>
          <table:table-cell table:style-name="ce150" office:value-type="string" calcext:value-type="string">
            <text:p>정만손</text:p>
          </table:table-cell>
          <table:table-cell table:style-name="ce148" office:value-type="string" calcext:value-type="string">
            <text:p><text:a xlink:href="https://www.tripearlgames.com/" xlink:type="simple">https://www.tripearlgames.com/</text:a></text:p>
          </table:table-cell>
          <table:table-cell table:style-name="ce154" office:value-type="string" calcext:value-type="string">
            <text:p><text:a xlink:href="mailto:tripearl@tripearlgames.com" xlink:type="simple">tripearl@tripearlgames.com</text:a></text:p>
          </table:table-cell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Turtle Cream</text:p>
          </table:table-cell>
          <table:table-cell table:style-name="ce148" office:value-type="string" calcext:value-type="string">
            <text:p>터틀 크림（Turtle Cream）</text:p>
          </table:table-cell>
          <table:table-cell table:style-name="ce150" office:value-type="string" calcext:value-type="string">
            <text:p>서울특별시 서대문구 간호대로</text:p>
          </table:table-cell>
          <table:table-cell table:style-name="ce152" office:value-type="string" calcext:value-type="string">
            <text:p>105-18-88***</text:p>
          </table:table-cell>
          <table:table-cell table:style-name="ce150" office:value-type="string" calcext:value-type="string">
            <text:p>박선용</text:p>
          </table:table-cell>
          <table:table-cell table:style-name="ce148"/>
          <table:table-cell table:style-name="ce154"/>
          <table:table-cell table:style-name="ce148" office:value-type="string" calcext:value-type="string">
            <text:p><text:a xlink:href="https://twitter.com/turtlecream" xlink:type="simple">https://twitter.com/turtlecream</text:a></text:p>
          </table:table-cell>
          <table:table-cell table:style-name="ce148" table:number-columns-repeated="2"/>
        </table:table-row>
        <table:table-row table:style-name="ro1">
          <table:table-cell table:style-name="ce108" office:value-type="string" calcext:value-type="string">
            <text:p>UltramarineSoft</text:p>
          </table:table-cell>
          <table:table-cell table:style-name="ce148" office:value-type="string" calcext:value-type="string">
            <text:p>유한책임회사 울트라마린소프트</text:p>
          </table:table-cell>
          <table:table-cell table:style-name="ce150" office:value-type="string" calcext:value-type="string">
            <text:p>서울특별시 영등포구 국회대로</text:p>
          </table:table-cell>
          <table:table-cell table:style-name="ce152" office:value-type="string" calcext:value-type="string">
            <text:p>320-88-01***</text:p>
          </table:table-cell>
          <table:table-cell table:style-name="ce150" office:value-type="string" calcext:value-type="string">
            <text:p>박유일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Uneducated Game Studio</text:p>
          </table:table-cell>
          <table:table-cell table:style-name="ce148" office:value-type="string" calcext:value-type="string">
            <text:p>언에듀케이티드 게임 스튜디오</text:p>
          </table:table-cell>
          <table:table-cell table:style-name="ce150" office:value-type="string" calcext:value-type="string">
            <text:p>경기도 이천시 증신로</text:p>
          </table:table-cell>
          <table:table-cell table:style-name="ce152" office:value-type="string" calcext:value-type="string">
            <text:p>257-08-02***</text:p>
          </table:table-cell>
          <table:table-cell table:style-name="ce150" office:value-type="string" calcext:value-type="string">
            <text:p>안성진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Valsar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office:value-type="string" calcext:value-type="string">
            <text:p><text:a xlink:href="https://twitter.com/listege" xlink:type="simple">https://twitter.com/listege</text:a></text:p>
          </table:table-cell>
          <table:table-cell table:style-name="ce148" table:number-columns-repeated="2"/>
        </table:table-row>
        <table:table-row table:style-name="ro1">
          <table:table-cell table:style-name="ce108" office:value-type="string" calcext:value-type="string">
            <text:p>Visual DART Co., Ltd</text:p>
          </table:table-cell>
          <table:table-cell table:style-name="ce148" office:value-type="string" calcext:value-type="string">
            <text:p>비쥬얼다트 주식회사</text:p>
          </table:table-cell>
          <table:table-cell table:style-name="ce150" office:value-type="string" calcext:value-type="string">
            <text:p>서울특별시 송파구 법원로</text:p>
          </table:table-cell>
          <table:table-cell table:style-name="ce152" office:value-type="string" calcext:value-type="string">
            <text:p>119-86-70***</text:p>
          </table:table-cell>
          <table:table-cell table:style-name="ce150" office:value-type="string" calcext:value-type="string">
            <text:p>이재윤</text:p>
          </table:table-cell>
          <table:table-cell table:style-name="ce148" office:value-type="string" calcext:value-type="string">
            <text:p><text:a xlink:href="http://visualdart.com/" xlink:type="simple">http://visualdart.com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Visual Light</text:p>
          </table:table-cell>
          <table:table-cell table:style-name="ce148" office:value-type="string" calcext:value-type="string">
            <text:p>주식회사 비주얼라이트(Visual Light)</text:p>
          </table:table-cell>
          <table:table-cell table:style-name="ce150" office:value-type="string" calcext:value-type="string">
            <text:p>대전광역시 유성구 대덕대로</text:p>
          </table:table-cell>
          <table:table-cell table:style-name="ce152" office:value-type="string" calcext:value-type="string">
            <text:p>330-88-00***</text:p>
          </table:table-cell>
          <table:table-cell table:style-name="ce150" office:value-type="string" calcext:value-type="string">
            <text:p>정성근</text:p>
          </table:table-cell>
          <table:table-cell table:style-name="ce148" office:value-type="string" calcext:value-type="string">
            <text:p><text:a xlink:href="http://visuallight.kr/" xlink:type="simple">http://visuallight.kr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Vona Soft</text:p>
          </table:table-cell>
          <table:table-cell table:style-name="ce148" office:value-type="string" calcext:value-type="string">
            <text:p>주식회사 보나소프트</text:p>
          </table:table-cell>
          <table:table-cell table:style-name="ce150" office:value-type="string" calcext:value-type="string">
            <text:p>서울특별시 송파구 백제고분로</text:p>
          </table:table-cell>
          <table:table-cell table:style-name="ce152" office:value-type="string" calcext:value-type="string">
            <text:p>215-87-01***</text:p>
          </table:table-cell>
          <table:table-cell table:style-name="ce150" office:value-type="string" calcext:value-type="string">
            <text:p>조기용</text:p>
          </table:table-cell>
          <table:table-cell table:style-name="ce148" office:value-type="string" calcext:value-type="string">
            <text:p><text:a xlink:href="https://sites.google.com/view/vonasoft/홈?authuser=0" xlink:type="simple">https://sites.google.com/view/vonasoft/%ED%99%88?authuser=0</text:a></text:p>
          </table:table-cell>
          <table:table-cell table:style-name="ce154" office:value-type="string" calcext:value-type="string">
            <text:p><text:a xlink:href="mailto:vonasoft@gmail.com" xlink:type="simple">vonasoft@gmail.com</text:a></text:p>
          </table:table-cell>
          <table:table-cell table:style-name="ce148" office:value-type="string" calcext:value-type="string">
            <text:p><text:a xlink:href="https://twitter.com/vonasoft7" xlink:type="simple">https://twitter.com/vonasoft7</text:a></text:p>
          </table:table-cell>
          <table:table-cell table:style-name="ce148" table:number-columns-repeated="2"/>
        </table:table-row>
        <table:table-row table:style-name="ro1">
          <table:table-cell table:style-name="ce108" office:value-type="string" calcext:value-type="string">
            <text:p>WAFFLE GAMES</text:p>
          </table:table-cell>
          <table:table-cell table:style-name="ce148" office:value-type="string" calcext:value-type="string">
            <text:p>와플게임즈</text:p>
          </table:table-cell>
          <table:table-cell table:style-name="ce150" office:value-type="string" calcext:value-type="string">
            <text:p>충청북도 청주시 청원구 상당로</text:p>
          </table:table-cell>
          <table:table-cell table:style-name="ce152" office:value-type="string" calcext:value-type="string">
            <text:p>410-54-00***</text:p>
          </table:table-cell>
          <table:table-cell table:style-name="ce150" office:value-type="string" calcext:value-type="string">
            <text:p>전경수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WIDStudio</text:p>
          </table:table-cell>
          <table:table-cell table:style-name="ce148"/>
          <table:table-cell table:style-name="ce150"/>
          <table:table-cell table:style-name="ce152" office:value-type="string" calcext:value-type="string">
            <text:p>121-22-28***</text:p>
          </table:table-cell>
          <table:table-cell table:style-name="ce150"/>
          <table:table-cell table:style-name="ce148" office:value-type="string" calcext:value-type="string">
            <text:p><text:a xlink:href="http://www.widstudio.co.kr/wp/" xlink:type="simple">http://www.widstudio.co.kr/wp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WONDER POTION</text:p>
          </table:table-cell>
          <table:table-cell table:style-name="ce148" office:value-type="string" calcext:value-type="string">
            <text:p>주식회사 원더포션</text:p>
          </table:table-cell>
          <table:table-cell table:style-name="ce150" office:value-type="string" calcext:value-type="string">
            <text:p>경기도 성남시 수정구 창업로</text:p>
          </table:table-cell>
          <table:table-cell table:style-name="ce152" office:value-type="string" calcext:value-type="string">
            <text:p>591-87-01***</text:p>
          </table:table-cell>
          <table:table-cell table:style-name="ce150" office:value-type="string" calcext:value-type="string">
            <text:p>유승현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XINESS Co,. Ltd.</text:p>
          </table:table-cell>
          <table:table-cell table:style-name="ce148" office:value-type="string" calcext:value-type="string">
            <text:p>(주)자이네스</text:p>
          </table:table-cell>
          <table:table-cell table:style-name="ce150" office:value-type="string" calcext:value-type="string">
            <text:p>서울특별시 구로구 디지털로</text:p>
          </table:table-cell>
          <table:table-cell table:style-name="ce152" office:value-type="string" calcext:value-type="string">
            <text:p>119-81-70***</text:p>
          </table:table-cell>
          <table:table-cell table:style-name="ce150" office:value-type="string" calcext:value-type="string">
            <text:p>고범석</text:p>
          </table:table-cell>
          <table:table-cell table:style-name="ce148" office:value-type="string" calcext:value-type="string">
            <text:p><text:a xlink:href="https://kr.xiness.com/" xlink:type="simple">https://kr.xiness.com/</text:a></text:p>
          </table:table-cell>
          <table:table-cell table:style-name="ce154"/>
          <table:table-cell table:style-name="ce148" table:number-columns-repeated="2"/>
          <table:table-cell table:style-name="ce148" office:value-type="string" calcext:value-type="string">
            <text:p>회사 홈페이지에는 게임 관련 이야기가 전혀 없다.</text:p>
          </table:table-cell>
        </table:table-row>
        <table:table-row table:style-name="ro9">
          <table:table-cell table:style-name="ce108" office:value-type="string" calcext:value-type="string">
            <text:p>YGGDRASIL STUDIO</text:p>
          </table:table-cell>
          <table:table-cell table:style-name="ce148" office:value-type="string" calcext:value-type="string">
            <text:p>익드라실 스튜디오</text:p>
          </table:table-cell>
          <table:table-cell table:style-name="ce150" office:value-type="string" calcext:value-type="string">
            <text:p>강원특별자치도 춘천시</text:p>
          </table:table-cell>
          <table:table-cell table:style-name="ce152" office:value-type="string" calcext:value-type="string">
            <text:p>221-**-*7679</text:p>
          </table:table-cell>
          <table:table-cell table:style-name="ce150" office:value-type="string" calcext:value-type="string">
            <text:p>이윤석</text:p>
          </table:table-cell>
          <table:table-cell table:style-name="ce148"/>
          <table:table-cell table:style-name="ce154"/>
          <table:table-cell table:style-name="ce148" table:number-columns-repeated="2"/>
          <table:table-cell table:style-name="ce148" office:value-type="string" calcext:value-type="string">
            <text:p>사업자 등록된 것은 회사명으로 검색 결과에 나오는 춘천세무서 정보로 확인했다.</text:p>
            <text:p>연계된 정확한 사업자 등록 번호는 찾지 못했다.</text:p>
            <text:p/>
            <text:p>아래 통신 판매 정보는 기재된 홈페이지 정보로 교차 검증한 것이다.</text:p>
            <text:p>통신판매번호 : 2013-강원춘천-0243</text:p>
          </table:table-cell>
        </table:table-row>
        <table:table-row table:style-name="ro1">
          <table:table-cell table:style-name="ce108" office:value-type="string" calcext:value-type="string">
            <text:p>ZeroToTenB</text:p>
          </table:table-cell>
          <table:table-cell table:style-name="ce148" office:value-type="string" calcext:value-type="string">
            <text:p>제로투텐비</text:p>
          </table:table-cell>
          <table:table-cell table:style-name="ce150" office:value-type="string" calcext:value-type="string">
            <text:p>울산광역시 중구 종가로</text:p>
          </table:table-cell>
          <table:table-cell table:style-name="ce152" office:value-type="string" calcext:value-type="string">
            <text:p>233-08-01***</text:p>
          </table:table-cell>
          <table:table-cell table:style-name="ce150" office:value-type="string" calcext:value-type="string">
            <text:p>김병도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ZZICON</text:p>
          </table:table-cell>
          <table:table-cell table:style-name="ce148" office:value-type="string" calcext:value-type="string">
            <text:p>찢콘</text:p>
          </table:table-cell>
          <table:table-cell table:style-name="ce150"/>
          <table:table-cell table:style-name="ce152"/>
          <table:table-cell table:style-name="ce150" office:value-type="string" calcext:value-type="string">
            <text:p>윤성배</text:p>
          </table:table-cell>
          <table:table-cell table:style-name="ce148"/>
          <table:table-cell table:style-name="ce154"/>
          <table:table-cell table:style-name="ce148" table:number-columns-repeated="2"/>
          <table:table-cell table:style-name="ce148" office:value-type="string" calcext:value-type="string">
            <text:p>팀 '찢콘'2015년에 결성된 현 강원권 대학생 2인의 인디게임 개발팀</text:p>
          </table:table-cell>
        </table:table-row>
        <table:table-row table:style-name="ro1">
          <table:table-cell table:style-name="ce108" office:value-type="string" calcext:value-type="string">
            <text:p>깡토 스튜디오</text:p>
          </table:table-cell>
          <table:table-cell table:style-name="ce148" office:value-type="string" calcext:value-type="string">
            <text:p>깡토 스튜디오</text:p>
          </table:table-cell>
          <table:table-cell table:style-name="ce150" office:value-type="string" calcext:value-type="string">
            <text:p>부산 해운대구 수영강변대로</text:p>
          </table:table-cell>
          <table:table-cell table:style-name="ce152" office:value-type="string" calcext:value-type="string">
            <text:p>299-28-01***</text:p>
          </table:table-cell>
          <table:table-cell table:style-name="ce150" office:value-type="string" calcext:value-type="string">
            <text:p>박정서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 table:number-rows-repeated="1048341">
          <table:table-cell table:number-columns-repeated="10"/>
        </table:table-row>
        <table:table-row table:style-name="ro1">
          <table:table-cell table:number-columns-repeated="10"/>
        </table:table-row>
        <calcext:conditional-formats>
          <calcext:conditional-format calcext:target-range-address="developer.A1:developer.A1048576">
            <calcext:condition calcext:apply-style-name="Error" calcext:value="duplicate" calcext:base-cell-address="developer.A1"/>
          </calcext:conditional-format>
          <calcext:conditional-format calcext:target-range-address="developer.D2:developer.D120 developer.D122:developer.D234">
            <calcext:condition calcext:apply-style-name="Error" calcext:value="=0" calcext:base-cell-address="developer.D2"/>
          </calcext:conditional-format>
        </calcext:conditional-formats>
      </table:table>
      <table:table table:name="publisher" table:style-name="ta1">
        <table:table-column table:style-name="co12" table:default-cell-style-name="ce129"/>
        <table:table-column table:style-name="co28" table:default-cell-style-name="ce153"/>
        <table:table-row table:style-name="ro1">
          <table:table-cell table:style-name="ce120" table:content-validation-name="val4" office:value-type="string" calcext:value-type="string">
            <text:p>퍼블리셔 이름</text:p>
          </table:table-cell>
          <table:table-cell table:style-name="ce140" office:value-type="string" calcext:value-type="string">
            <text:p>X</text:p>
          </table:table-cell>
        </table:table-row>
        <table:table-row table:style-name="ro1">
          <table:table-cell table:style-name="ce131" table:content-validation-name="val4" office:value-type="string" calcext:value-type="string">
            <text:p>(주)행복한다람쥐단( Happy Daram Inc. )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36Litters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5minlab Corp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Action Square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Acts29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Afeel inc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Al Fine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ALLAF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Alpheratz*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Another Indie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Arete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Astrolabe 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AvoCavo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BangsFactory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base0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BIBGames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BK dddDang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BLANBEE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Bloom Technology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Blueside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BONE MADE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Buff Studi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BukGwak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andLE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assel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at Society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atdoor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CFK Co., Ltd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h.ZBK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heritz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IRCLEfromDOT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ogo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olight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OSDOT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resen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CRES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Dandylion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DANGEN Entertainment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Dave Studi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DECATREE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DeerFarm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Derin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DEVBOX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Devmaru Inc.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DOTORI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DRABIT STUDIO</text:p>
          </table:table-cell>
          <table:table-cell table:style-name="ce140"/>
        </table:table-row>
        <table:table-row table:style-name="ro1">
          <table:table-cell table:style-name="ce134" table:content-validation-name="val4" office:value-type="string" calcext:value-type="string">
            <text:p>dummy</text:p>
          </table:table-cell>
          <table:table-cell table:style-name="ce140"/>
        </table:table-row>
        <table:table-row table:style-name="ro1">
          <table:table-cell table:style-name="ce135" table:content-validation-name="val4" office:value-type="string" calcext:value-type="string">
            <text:p>Eggtart Inc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Embark Studio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eTIRUe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Expotato Corp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Flyway Games,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Freedom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GameCanvas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Geniesoft Inc.</text:p>
          </table:table-cell>
          <table:table-cell table:style-name="ce140"/>
        </table:table-row>
        <table:table-row table:style-name="ro1">
          <table:table-cell table:style-name="ce137" table:content-validation-name="val4" office:value-type="string" calcext:value-type="string">
            <text:p>GlassCats</text:p>
          </table:table-cell>
          <table:table-cell table:style-name="ce140"/>
        </table:table-row>
        <table:table-row table:style-name="ro1">
          <table:table-cell table:style-name="ce137" table:content-validation-name="val4" office:value-type="string" calcext:value-type="string">
            <text:p>GoldPumpkin Inc.</text:p>
          </table:table-cell>
          <table:table-cell table:style-name="ce140"/>
        </table:table-row>
        <table:table-row table:style-name="ro1">
          <table:table-cell table:style-name="ce137" table:content-validation-name="val4" office:value-type="string" calcext:value-type="string">
            <text:p>Gonggamorecontents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GRAVITY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Gray Muscat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Growing Seed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HandMade Game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Hardtalk Studi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Headup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HeartBeat 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HIKE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Hoochoo Game Studio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HYBE IM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Ice Shovel Sof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IKINA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Incredi Sof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INDICAVA INTERACTIVE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IndieArk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indienova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IndigoBlue Game Studi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Ingeon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innoVENTOR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Intra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IRONMACE 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jacktostudio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Jamong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Jandisoft</text:p>
          </table:table-cell>
          <table:table-cell table:style-name="ce140"/>
        </table:table-row>
        <table:table-row table:style-name="ro1">
          <table:table-cell table:style-name="ce137" table:content-validation-name="val4" office:value-type="string" calcext:value-type="string">
            <text:p>Jellypig Games</text:p>
          </table:table-cell>
          <table:table-cell table:style-name="ce140"/>
        </table:table-row>
        <table:table-row table:style-name="ro1">
          <table:table-cell table:style-name="ce137" table:content-validation-name="val4" office:value-type="string" calcext:value-type="string">
            <text:p>JINO Games</text:p>
          </table:table-cell>
          <table:table-cell table:style-name="ce140"/>
        </table:table-row>
        <table:table-row table:style-name="ro1">
          <table:table-cell table:style-name="ce137" table:content-validation-name="val4" office:value-type="string" calcext:value-type="string">
            <text:p>Jipang2Games</text:p>
          </table:table-cell>
          <table:table-cell table:style-name="ce140"/>
        </table:table-row>
        <table:table-row table:style-name="ro1">
          <table:table-cell table:style-name="ce137" table:content-validation-name="val4" office:value-type="string" calcext:value-type="string">
            <text:p>Kakao Games Europe B.V. (EU,NA,OCE)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Kakehashi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Kena MAKF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KIWIWALK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KRAFTON,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LIFUEL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LINE Games Corporation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Little Lemon Bulb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MACKINN7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Magic Cube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Matthewstone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MediBang 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Metamong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MINTROCKE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MME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Nanali Studio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Neonovice Co., Ltd.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NEOPOPCORN Corp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NEOWIZ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Newcore 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NEXON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Nicalis,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Nimble Neuron (Excluding EU,NA,OCE)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Ocean Drive Studio,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OddOne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ODYSSEYER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Oldice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Onewayticketstudio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Onfire 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Onw Studio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ORANGE POPCORN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OurTurn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Ozaak, inc.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Palmsof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Parange Projec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Perp 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PICTOLOGI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Pixellore Inc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PLAY Mephistowaltz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PLAYWITH GAMES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Pqube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PM Studios,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ProjectMoon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PsychoFlux Entertainment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PUMPKIM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QueseraGames Co., Ltd.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Rabbithole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RainbowStudi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ReLU 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REMIMORY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RisingWing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Rootnstudio Ltd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SANDY FLOOR</text:p>
          </table:table-cell>
          <table:table-cell table:style-name="ce140"/>
        </table:table-row>
        <table:table-row table:style-name="ro1">
          <table:table-cell table:style-name="ce137" table:content-validation-name="val4" office:value-type="string" calcext:value-type="string">
            <text:p>Sejong Univ. PandoraCube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SEROSOO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Shedin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Silver Ca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Singlecore 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Sinkhole Studi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Smilegate Stove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Somi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SONNORI Corp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Sparky Studio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Studio Doodal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Studio Sott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SUNBEESOF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Sunflo Lab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SUNNY SIDE UP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Superacid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SuperGG.com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SUPERWAVE STUDIO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TALESSHOP Co., Ltd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BA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eam OOPArt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Team ETTU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EAM HORAY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Team Monad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Team Samoyed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Team Tetrapod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TeamBUD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eemo Soft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eleportsoft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HEAND Co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HE BRICKS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inogames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oward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ripearl 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Turtle Cream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UltramarineSof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Uneducated Game Studi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Valsar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Visual Light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Vona Soft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Webzen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Whisper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XINESS Co,. Ltd.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YGGDRASIL STUDI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YJM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Zero Rock Entertainment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ZeroToTenB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깡토 스튜디오</text:p>
          </table:table-cell>
          <table:table-cell table:style-name="ce140"/>
        </table:table-row>
        <table:table-row table:style-name="ro1" table:number-rows-repeated="95">
          <table:table-cell table:style-name="ce128" table:content-validation-name="val4"/>
          <table:table-cell/>
        </table:table-row>
        <table:table-row table:style-name="ro1" table:number-rows-repeated="1048293">
          <table:table-cell table:content-validation-name="val4"/>
          <table:table-cell/>
        </table:table-row>
        <table:table-row table:style-name="ro1">
          <table:table-cell table:content-validation-name="val4"/>
          <table:table-cell/>
        </table:table-row>
        <calcext:conditional-formats>
          <calcext:conditional-format calcext:target-range-address="publisher.A2:publisher.A282">
            <calcext:condition calcext:apply-style-name="Error" calcext:value="duplicate" calcext:base-cell-address="publisher.A2"/>
          </calcext:conditional-format>
          <calcext:conditional-format calcext:target-range-address="publisher.A1:publisher.A1048576">
            <calcext:condition calcext:apply-style-name="Error" calcext:value="duplicate" calcext:base-cell-address="publisher.A1"/>
          </calcext:conditional-format>
        </calcext:conditional-formats>
      </table:table>
      <table:table table:name="unknown" table:style-name="ta1">
        <table:table-column table:style-name="co28" table:default-cell-style-name="ce156"/>
        <table:table-column table:style-name="co17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2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14" table:number-columns-repeated="2" table:default-cell-style-name="Default"/>
        <table:table-column table:style-name="co17" table:default-cell-style-name="Default"/>
        <table:table-column table:style-name="co36" table:default-cell-style-name="ce85"/>
        <table:table-column table:style-name="co37" table:default-cell-style-name="Default"/>
        <table:table-row table:style-name="ro1">
          <table:table-cell table:style-name="ce2" office:value-type="string" calcext:value-type="string">
            <text:p>-</text:p>
          </table:table-cell>
          <table:table-cell table:number-columns-repeated="2" table:style-name="ce9" office:value-type="string" calcext:value-type="string">
            <text:p>o</text:p>
          </table:table-cell>
          <table:table-cell table:number-columns-repeated="5" table:style-name="ce36" office:value-type="string" calcext:value-type="string">
            <text:p>o</text:p>
          </table:table-cell>
          <table:table-cell table:style-name="ce9" office:value-type="string" calcext:value-type="string">
            <text:p>o</text:p>
          </table:table-cell>
          <table:table-cell table:number-columns-repeated="4" table:style-name="ce36" office:value-type="string" calcext:value-type="string">
            <text:p>o</text:p>
          </table:table-cell>
          <table:table-cell table:style-name="ce75" office:value-type="string" calcext:value-type="string">
            <text:p>x</text:p>
          </table:table-cell>
          <table:table-cell table:style-name="ce9" office:value-type="string" calcext:value-type="string">
            <text:p>x</text:p>
          </table:table-cell>
        </table:table-row>
        <table:table-row table:style-name="ro2">
          <table:table-cell table:style-name="ce2" office:value-type="string" calcext:value-type="string">
            <text:p>-</text:p>
          </table:table-cell>
          <table:table-cell table:style-name="ce11" office:value-type="string" calcext:value-type="string">
            <text:p>한글 제목</text:p>
          </table:table-cell>
          <table:table-cell table:style-name="ce11" office:value-type="string" calcext:value-type="string">
            <text:p>영어 제목</text:p>
          </table:table-cell>
          <table:table-cell table:style-name="ce30" office:value-type="string" calcext:value-type="string">
            <text:p>게임 링크</text:p>
          </table:table-cell>
          <table:table-cell table:style-name="ce30" office:value-type="string" calcext:value-type="string">
            <text:p>출시년도</text:p>
          </table:table-cell>
          <table:table-cell table:style-name="ce30" office:value-type="string" calcext:value-type="string">
            <text:p>VR</text:p>
            <text:p>전용</text:p>
          </table:table-cell>
          <table:table-cell table:style-name="ce30" office:value-type="string" calcext:value-type="string">
            <text:p>On-Line</text:p>
            <text:p>전용</text:p>
          </table:table-cell>
          <table:table-cell table:style-name="ce30" office:value-type="string" calcext:value-type="string">
            <text:p>장르</text:p>
          </table:table-cell>
          <table:table-cell table:style-name="ce11" office:value-type="string" calcext:value-type="string">
            <text:p>개발사 / 개발자 1</text:p>
          </table:table-cell>
          <table:table-cell table:style-name="ce75" office:value-type="string" calcext:value-type="string">
            <text:p>개발사 / 개발자 2</text:p>
          </table:table-cell>
          <table:table-cell table:style-name="ce30" office:value-type="string" calcext:value-type="string">
            <text:p>배급사 1</text:p>
          </table:table-cell>
          <table:table-cell table:style-name="ce30" office:value-type="string" calcext:value-type="string">
            <text:p>배급사 2</text:p>
          </table:table-cell>
          <table:table-cell table:style-name="ce30" office:value-type="string" calcext:value-type="string">
            <text:p>배급사 3</text:p>
          </table:table-cell>
          <table:table-cell table:style-name="ce75" office:value-type="string" calcext:value-type="string">
            <text:p>x</text:p>
          </table:table-cell>
          <table:table-cell table:style-name="ce11" office:value-type="string" calcext:value-type="string">
            <text:p>기타</text:p>
          </table:table-cell>
        </table:table-row>
        <table:table-row table:style-name="ro1">
          <table:table-cell table:style-name="ce165" table:content-validation-name="val1" office:value-type="string" calcext:value-type="string">
            <text:p>o</text:p>
          </table:table-cell>
          <table:table-cell table:style-name="ce148"/>
          <table:table-cell table:style-name="ce167" office:value-type="string" calcext:value-type="string">
            <text:p>Hailing from the Abyss</text:p>
          </table:table-cell>
          <table:table-cell table:style-name="ce38" office:value-type="string" calcext:value-type="string">
            <text:p><text:a xlink:href="https://store.steampowered.com/app/1797480/Hailing_from_the_Abyss/" xlink:type="simple">https://store.steampowered.com/app/1797480/Hailing_from_the_Abyss/</text:a></text:p>
          </table:table-cell>
          <table:table-cell table:style-name="ce168"/>
          <table:table-cell table:style-name="ce170"/>
          <table:table-cell table:style-name="ce171" table:number-columns-repeated="2"/>
          <table:table-cell table:style-name="ce173" office:value-type="string" calcext:value-type="string">
            <text:p>Jiwoo Lee</text:p>
          </table:table-cell>
          <table:table-cell table:style-name="ce173"/>
          <table:table-cell table:style-name="ce174"/>
          <table:table-cell table:style-name="ce81" table:number-columns-repeated="2"/>
          <table:table-cell table:style-name="ce175"/>
          <table:table-cell table:style-name="ce148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65" table:content-validation-name="val1" office:value-type="string" calcext:value-type="string">
            <text:p>o</text:p>
          </table:table-cell>
          <table:table-cell table:style-name="ce148"/>
          <table:table-cell table:style-name="ce167" office:value-type="string" calcext:value-type="string">
            <text:p>Helix</text:p>
          </table:table-cell>
          <table:table-cell table:style-name="ce38" office:value-type="string" calcext:value-type="string">
            <text:p><text:a xlink:href="https://store.steampowered.com/app/1620800/Helix/" xlink:type="simple">https://store.steampowered.com/app/1620800/Helix/</text:a></text:p>
          </table:table-cell>
          <table:table-cell table:style-name="ce168"/>
          <table:table-cell table:style-name="ce170"/>
          <table:table-cell table:style-name="ce172"/>
          <table:table-cell table:style-name="ce171"/>
          <table:table-cell table:style-name="ce173" office:value-type="string" calcext:value-type="string">
            <text:p>Jiwoo Lee</text:p>
          </table:table-cell>
          <table:table-cell table:style-name="ce173"/>
          <table:table-cell table:style-name="ce174"/>
          <table:table-cell table:style-name="ce81" table:number-columns-repeated="2"/>
          <table:table-cell table:style-name="ce175"/>
          <table:table-cell table:style-name="ce148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65" table:content-validation-name="val1" office:value-type="string" calcext:value-type="string">
            <text:p>o</text:p>
          </table:table-cell>
          <table:table-cell table:style-name="ce148"/>
          <table:table-cell table:style-name="ce167" office:value-type="string" calcext:value-type="string">
            <text:p>Speedrun</text:p>
          </table:table-cell>
          <table:table-cell table:style-name="ce38" office:value-type="string" calcext:value-type="string">
            <text:p><text:a xlink:href="https://store.steampowered.com/app/1308550/Speedrun/" xlink:type="simple">https://store.steampowered.com/app/1308550/Speedrun/</text:a></text:p>
          </table:table-cell>
          <table:table-cell table:style-name="ce168"/>
          <table:table-cell table:style-name="ce170"/>
          <table:table-cell table:style-name="ce172"/>
          <table:table-cell table:style-name="ce171"/>
          <table:table-cell table:style-name="ce173" office:value-type="string" calcext:value-type="string">
            <text:p>Jiwoo Lee</text:p>
          </table:table-cell>
          <table:table-cell table:style-name="ce173"/>
          <table:table-cell table:style-name="ce174"/>
          <table:table-cell table:style-name="ce81" table:number-columns-repeated="2"/>
          <table:table-cell table:style-name="ce175"/>
          <table:table-cell table:style-name="ce148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65" table:content-validation-name="val1" office:value-type="string" calcext:value-type="string">
            <text:p>o</text:p>
          </table:table-cell>
          <table:table-cell table:style-name="ce148"/>
          <table:table-cell table:style-name="ce167" office:value-type="string" calcext:value-type="string">
            <text:p>Azure '88</text:p>
          </table:table-cell>
          <table:table-cell table:style-name="ce38" office:value-type="string" calcext:value-type="string">
            <text:p><text:a xlink:href="https://store.steampowered.com/app/2900000/Azure_88/" xlink:type="simple">https://store.steampowered.com/app/2900000/Azure_88/</text:a></text:p>
          </table:table-cell>
          <table:table-cell table:style-name="ce168"/>
          <table:table-cell table:style-name="ce170"/>
          <table:table-cell table:style-name="ce172"/>
          <table:table-cell table:style-name="ce171"/>
          <table:table-cell table:style-name="ce173" office:value-type="string" calcext:value-type="string">
            <text:p>Jiwoo Lee</text:p>
          </table:table-cell>
          <table:table-cell table:style-name="ce173"/>
          <table:table-cell table:style-name="ce174"/>
          <table:table-cell table:style-name="ce81" table:number-columns-repeated="2"/>
          <table:table-cell table:style-name="ce175"/>
          <table:table-cell table:style-name="ce148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65" table:content-validation-name="val1" office:value-type="string" calcext:value-type="string">
            <text:p>o</text:p>
          </table:table-cell>
          <table:table-cell table:style-name="ce148"/>
          <table:table-cell table:style-name="ce167" office:value-type="string" calcext:value-type="string">
            <text:p>Thanks, Light.</text:p>
          </table:table-cell>
          <table:table-cell table:style-name="ce38" office:value-type="string" calcext:value-type="string">
            <text:p><text:a xlink:href="https://store.steampowered.com/app/2544740/Thanks_Light/" xlink:type="simple">https://store.steampowered.com/app/2544740/Thanks_Light/</text:a></text:p>
          </table:table-cell>
          <table:table-cell table:style-name="ce169"/>
          <table:table-cell table:style-name="ce170"/>
          <table:table-cell table:style-name="ce171" table:number-columns-repeated="2"/>
          <table:table-cell table:style-name="ce173" office:value-type="string" calcext:value-type="string">
            <text:p>Lighters</text:p>
          </table:table-cell>
          <table:table-cell table:style-name="ce173"/>
          <table:table-cell table:style-name="ce174"/>
          <table:table-cell table:style-name="ce81" table:number-columns-repeated="2"/>
          <table:table-cell table:style-name="ce175"/>
          <table:table-cell table:style-name="ce38" office:value-type="string" calcext:value-type="string">
            <text:p>사업자 정보가 없다. ( 개발자 이서현, 정희범 )</text:p>
          </table:table-cell>
        </table:table-row>
        <table:table-row table:style-name="ro1">
          <table:table-cell table:style-name="ce165" table:content-validation-name="val1" office:value-type="string" calcext:value-type="string">
            <text:p>o</text:p>
          </table:table-cell>
          <table:table-cell table:style-name="ce148" office:value-type="string" calcext:value-type="string">
            <text:p>월면기지 람다</text:p>
          </table:table-cell>
          <table:table-cell table:style-name="ce167"/>
          <table:table-cell table:style-name="ce38" office:value-type="string" calcext:value-type="string">
            <text:p><text:a xlink:href="https://store.steampowered.com/app/2636910/Moonbase_Lambda/" xlink:type="simple">https://store.steampowered.com/app/2636910/Moonbase_Lambda/</text:a></text:p>
          </table:table-cell>
          <table:table-cell table:style-name="ce169"/>
          <table:table-cell table:style-name="ce170"/>
          <table:table-cell table:style-name="ce171" table:number-columns-repeated="2"/>
          <table:table-cell table:style-name="ce173" office:value-type="string" calcext:value-type="string">
            <text:p>Thunderfox Studio( 천둥여우 스튜디오 )</text:p>
          </table:table-cell>
          <table:table-cell table:style-name="ce173"/>
          <table:table-cell table:style-name="ce174"/>
          <table:table-cell table:style-name="ce81" table:number-columns-repeated="2"/>
          <table:table-cell table:style-name="ce175"/>
          <table:table-cell table:style-name="ce38" office:value-type="string" calcext:value-type="string">
            <text:p>사업자 정보가 없다. ( 개발자 권현안 )</text:p>
          </table:table-cell>
        </table:table-row>
        <table:table-row table:style-name="ro10">
          <table:table-cell table:style-name="ce165" table:content-validation-name="val1" office:value-type="string" calcext:value-type="string">
            <text:p>o</text:p>
          </table:table-cell>
          <table:table-cell table:style-name="ce148"/>
          <table:table-cell table:style-name="ce167" office:value-type="string" calcext:value-type="string">
            <text:p>DEVICE 0101</text:p>
          </table:table-cell>
          <table:table-cell table:style-name="ce38" office:value-type="string" calcext:value-type="string">
            <text:p><text:a xlink:href="https://store.steampowered.com/app/1792770/DEVICE_0101/" xlink:type="simple">https://store.steampowered.com/app/1792770/DEVICE_0101/</text:a></text:p>
          </table:table-cell>
          <table:table-cell table:style-name="ce169"/>
          <table:table-cell table:style-name="ce170"/>
          <table:table-cell table:style-name="ce171" table:number-columns-repeated="2"/>
          <table:table-cell table:style-name="ce173" office:value-type="string" calcext:value-type="string">
            <text:p>SADARI GAMES | 사다리게임즈</text:p>
          </table:table-cell>
          <table:table-cell table:style-name="ce173"/>
          <table:table-cell table:style-name="ce174"/>
          <table:table-cell table:style-name="ce81" table:number-columns-repeated="2"/>
          <table:table-cell table:style-name="ce175"/>
          <table:table-cell table:style-name="ce38" office:value-type="string" calcext:value-type="string">
            <text:p>사업자 정보가 없다.</text:p>
          </table:table-cell>
        </table:table-row>
        <table:table-row table:style-name="ro2">
          <table:table-cell table:style-name="ce165" table:content-validation-name="val1" office:value-type="string" calcext:value-type="string">
            <text:p>o</text:p>
          </table:table-cell>
          <table:table-cell table:style-name="ce148" office:value-type="string" calcext:value-type="string">
            <text:p>52헤르츠</text:p>
          </table:table-cell>
          <table:table-cell table:style-name="ce167"/>
          <table:table-cell table:style-name="ce38" office:value-type="string" calcext:value-type="string">
            <text:p><text:a xlink:href="https://store.steampowered.com/app/2651800/52/" xlink:type="simple">https://store.steampowered.com/app/2651800/52/</text:a></text:p>
          </table:table-cell>
          <table:table-cell table:style-name="ce169"/>
          <table:table-cell table:style-name="ce170"/>
          <table:table-cell table:style-name="ce171" table:number-columns-repeated="2"/>
          <table:table-cell table:style-name="ce173" office:value-type="string" calcext:value-type="string">
            <text:p>RedBook | 레드북</text:p>
          </table:table-cell>
          <table:table-cell table:style-name="ce173"/>
          <table:table-cell table:style-name="ce174"/>
          <table:table-cell table:style-name="ce81" table:number-columns-repeated="2"/>
          <table:table-cell table:style-name="ce175"/>
          <table:table-cell table:style-name="ce38" office:value-type="string" calcext:value-type="string">
            <text:p>사업자 정보가 없다.</text:p>
            <text:p>비주얼 노벨 제작팀 [레드북]에서 총괄 및 시나리오를 맡고 있는 다홍치마</text:p>
          </table:table-cell>
        </table:table-row>
        <table:table-row table:style-name="ro1" table:number-rows-repeated="1048565">
          <table:table-cell table:number-columns-repeated="15"/>
        </table:table-row>
        <table:table-row table:style-name="ro1">
          <table:table-cell table:number-columns-repeated="15"/>
        </table:table-row>
        <calcext:conditional-formats>
          <calcext:conditional-format calcext:target-range-address="unknown.C3:unknown.C10 unknown.A11:unknown.A1048576">
            <calcext:condition calcext:apply-style-name="Error" calcext:value="duplicate" calcext:base-cell-address="unknown.A3"/>
          </calcext:conditional-format>
          <calcext:conditional-format calcext:target-range-address="unknown.A3:unknown.A10">
            <calcext:condition calcext:apply-style-name="Bad" calcext:value="=&quot;x&quot;" calcext:base-cell-address="unknown.A3"/>
          </calcext:conditional-format>
        </calcext:conditional-formats>
      </table:table>
      <table:named-expressions/>
      <table:database-ranges>
        <table:database-range table:name="developer_name_list" table:target-range-address="developer.A2:developer.A1094" table:on-update-keep-styles="true" table:on-update-keep-size="false"/>
        <table:database-range table:name="developer_table" table:target-range-address="developer.A2:developer.I1094" table:on-update-keep-styles="true" table:on-update-keep-size="false"/>
        <table:database-range table:name="game_table" table:target-range-address="list.B340:list.C341" table:on-update-keep-styles="true" table:on-update-keep-size="false"/>
        <table:database-range table:name="publisher_name_list" table:target-range-address="publisher.A2:publisher.A1082" table:on-update-keep-styles="true" table:on-update-keep-size="false"/>
        <table:database-range table:name="__Anonymous_Sheet_DB__0" table:target-range-address="list.B2:list.L361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developer.A2:developer.I234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publisher.A2:publisher.A18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2" style:font-size-asian="10pt" style:language-asian="ko" style:country-asian="KR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ko" style:country-asian="KR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화살촉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나눔고딕" fo:font-family="나눔고딕" style:font-family-generic="swiss" style:font-pitch="variable" fo:font-size="10pt" style:font-name-asian="나눔고딕2" style:font-family-asian="나눔고딕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-of-week number:calendar="jewish" number:style="long"/>
      <number:text/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-of-week number:calendar="jewish" number:style="long"/>
      <number:text/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0148" number:language="ko" number:country="KR" loext:transliteration-spellout="cardinal" number:transliteration-language="ko" number:transliteration-country="KR">
      <number:number number:decimal-places="0" number:min-decimal-places="0" number:min-integer-digits="1"/>
    </number:number-style>
    <number:number-style style:name="N10149" number:language="ko" number:country="KR" loext:transliteration-spellout="capitalize cardinal" number:transliteration-language="ko" number:transliteration-country="KR">
      <number:number number:decimal-places="0" number:min-decimal-places="0" number:min-integer-digits="1"/>
    </number:number-style>
    <number:number-style style:name="N10150" number:language="ko" number:country="KR" loext:transliteration-spellout="title cardinal" number:transliteration-language="ko" number:transliteration-country="KR">
      <number:number number:decimal-places="0" number:min-decimal-places="0" number:min-integer-digits="1"/>
    </number:number-style>
    <number:number-style style:name="N10151" number:language="ko" number:country="KR" loext:transliteration-spellout="upper cardinal" number:transliteration-language="ko" number:transliteration-country="KR">
      <number:number number:decimal-places="0" number:min-decimal-places="0" number:min-integer-digits="1"/>
    </number:number-style>
    <number:number-style style:name="N10152" number:language="ko" number:country="KR" loext:transliteration-spellout="title USD" number:transliteration-language="ko" number:transliteration-country="KR">
      <number:number number:decimal-places="0" number:min-decimal-places="0" number:min-integer-digits="1"/>
    </number:number-style>
    <number:number-style style:name="N10153" number:language="ko" number:country="KR" loext:transliteration-spellout="title USD" number:transliteration-language="ko" number:transliteration-country="KR">
      <number:number number:decimal-places="2" number:min-decimal-places="2" number:min-integer-digits="1"/>
    </number:number-style>
    <number:number-style style:name="N10154" number:language="ko" number:country="KR" loext:transliteration-spellout="upper USD" number:transliteration-language="ko" number:transliteration-country="KR">
      <number:number number:decimal-places="0" number:min-decimal-places="0" number:min-integer-digits="1"/>
    </number:number-style>
    <number:number-style style:name="N10155" number:language="ko" number:country="KR" loext:transliteration-spellout="upper USD" number:transliteration-language="ko" number:transliteration-country="KR">
      <number:number number:decimal-places="2" number:min-decimal-places="2"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화살촉_20_1" draw:display-name="화살촉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25">00/00/0000</text:date>, <text:time style:data-style-name="N2" text:time-value="12:39:08.451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6.4.1$Windows_X86_64 LibreOffice_project/e19e193f88cd6c0525a17fb7a176ed8e6a3e2aa1</meta:generator>
    <dc:date>2024-06-25T12:41:24.783000000</dc:date>
    <meta:editing-duration>P3DT9H38M45S</meta:editing-duration>
    <meta:editing-cycles>1366</meta:editing-cycles>
    <meta:document-statistic meta:table-count="4" meta:cell-count="4978" meta:object-count="0"/>
  </office:meta>
</office:document-meta>
</file>

<file path=Basic/Standard/checker_utility.xml><?xml version="1.0" encoding="utf-8"?>
<!DOCTYPE module  PUBLIC '-//OpenOffice.org//DTD OfficeDocument 1.0//EN'  'module.dtd'>
<script:module xmlns:script="http://openoffice.org/2000/script" script:name="checker_utility" script:language="StarBasic" script:moduleType="normal">REM  *****  BASIC  *****



Function IsMultiByte( b() as Byte )

	'
	' 유니코드 범위 체크 : English + Latin : https://en.wikipedia.org/wiki/List_of_Unicode_characters
	'
	IsMultiByte = ( b( 1 ) &lt;&gt; 0 )

End Function



Function IsNumber( b() as Byte )


	'
	' Multibyte Check
	'
	If b( 1 ) &lt;&gt; 0 Then
		IsNumber = False
	Else
		
		'
		' 유니코드 범위 체크 : 숫자 : 0030 ~ 0039
		'
		IsNumber = ( b( 0 ) &gt;= &amp;H30 And b( 0 ) &lt;= &amp;H39 )
		
	End If


End Function



Function IsKorean( b() as Byte )

	
	'
	' Multibyte Check
	'
	If b( 1 ) = 0 Then
		IsKorean = False
	Else
		'
		' 유니코드 범위 체크 : 한글 : AC00 ~ D7FF
		'
		IsKorean = ( b( 1 ) &gt;= &amp;HAC And b( 1 ) &lt; &amp;HD8 )
	End If
	

End Function



Function IsEnglish( b() as Byte )


	'
	' Multibyte Check
	'
	If b( 1 ) &lt;&gt; 0 Then
		IsEnglish = False
	Else
		
		'
		' 유니코드 범위 체크
		' 대문자 : 0041 ~ 005A
		' 소문자 : 0061 ~ 007A
		'
		IsEnglish = ( b( 0 ) &gt;= &amp;H41 And b( 0 ) &lt;= &amp;H5A ) Or ( b( 0 ) &gt;= &amp;H61 And b( 0 ) &lt;= &amp;H7A )
		
	End If


End Function
</script:module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BASIC  *****

'
' 
'
Option Compatible
Option ClassModule

'
' Enum 을 사용하려면 이 "Option VBASupport 1" 이 필요하다
'
Option VBASupport 1



Public target_laugnage as Long



'
' 한글 자모 목록
'
Private list_initial_consonaant( 19 ) as String
Private list_vowel( 21 ) as String
Private list_final_consonaant( 28 ) as String

Function InitKoreanPartsList
	
	If list_initial_consonaant( 0 ) = "" Then
		
		list_initial_consonaant = Array( "ㄱ", "ㄲ", "ㄴ", "ㄷ", "ㄸ", "ㄹ", "ㅁ", "ㅂ", "ㅃ", "ㅅ", "ㅆ", "ㅇ" , "ㅈ", "ㅉ", "ㅊ", "ㅋ", "ㅌ", "ㅍ", "ㅎ" )
		list_vowel = Array( "ㅏ", "ㅐ", "ㅑ", "ㅒ", "ㅓ", "ㅔ", "ㅕ", "ㅖ", "ㅗ", "ㅘ", "ㅙ", "ㅚ", "ㅛ", "ㅜ", "ㅝ", "ㅞ", "ㅟ", "ㅠ", "ㅡ", "ㅢ", "ㅣ" )
		list_final_consonaant = Array( "", "ㄱ", "ㄲ", "ㄳ", "ㄴ", "ㄵ", "ㄶ", "ㄷ", "ㄹ", "ㄺ", "ㄻ", "ㄼ", "ㄽ", "ㄾ", "ㄿ", "ㅀ", "ㅁ", "ㅂ", "ㅄ", "ㅅ", "ㅆ", "ㅇ", "ㅈ", "ㅊ", "ㅋ", "ㅌ", "ㅍ", "ㅎ" )
		
	EndIf
	
End Function



'
' 생성자
'
Private Sub Class_Initialize()

    MsgBox "Exporter : Initialize"
    
    '
	' 왠지 Enum 이 에러난다. 일단 숫자로 대충 때려박기
	'
	target_laugnage = 0
	
    '
	'
	'
	InitKoreanPartsList
    
End Sub

'
' 소멸자
'
Private Sub Class_Terminate()

    MsgBox "Exporter : Terminate"
    
End Sub ' Destructor



'
'
'
Function IsDecompositionEnable( code as Long )

	'
	' 분해 가능한 한글 범위 : AC00( 가 : 44032 ) ~ D7A3( 힣 : 55203 )
	'
	IsDecompositionEnable = ( code &gt;= 44032 And code &lt;= 55203 )

End Function
Function ConvertBytes2Code( b() as Byte ) as Long

	'
	' byte array를 하나의 수로 만든다.
	'
	
	Dim code as Long 'Integer : 16bit, Long : 32bit
	
	'
	' b( 1 )
	'
	code = b( 1 )
	code = code * 256 ' 256 : 2의 8승 : 왼쪽 shift 8
	
	'
	' b( 0 )
	'
	code = code + b( 0 )
	
	ConvertBytes2Code = code
		
End Function
Function Extract_InitialConsonant( code as Long ) as Long
	
	Dim result as Long
	
	'
	' 한글 결합식
	'
	' (초성 인덱스 * 21 + 중성 인덱스) * 28 + 종성 인덱스 + 0xAC00( 44032 : 가 )
	'
	
	'
	' 가 : 44032
	' 각 항목의 인덱스가 모두 0 일때 '가' 이다.
	'
	result = Int( code - 44032 ) '은근슬쩍 반올림을 하고 있어서 Int 를 사용 해서 정수부만 쓰도록 제한한다.
	
	'
	' 종성 떨구기
	'
	result = Int( result / 28 )
	
	'
	' 중성 떨구기
	'
	result = Int( result / 21 )
	
	Extract_InitialConsonant = result
	
End Function



'
' 언어 타입 확인
'

Function IsTargetLanguage( b() as Byte ) as Boolean

	Select Case target_laugnage
		Case 1: 'Korean
			IsTargetLanguage = IsKorean( b )
			
		Case 2: 'Not Korean
			IsTargetLanguage = Not IsKorean( b )
			
		Case 3: 'English
			IsTargetLanguage = IsEnglish( b )
		
		Case 4: 'Not English
			IsTargetLanguage = Not IsEnglish( b )
			
		Case Else
			IsTargetLanguage = False
		
	End Select

End Function



'
' 출력
'
Function ExportList( sheet as Variant, active_area_start_y as Integer, active_area_end_y as Integer, key_index as Integer, sub_index as Integer, out_file as Variant )
	
	'
	' Enum이 Cell 가져올 때 문제가 있다.
	'
	Dim eSI_STEAM_LINK as Long : eSI_STEAM_LINK = 3
	Dim eSI_RELEASE_YEAR as Long : eSI_RELEASE_YEAR = 4
	Dim eSI_GENRE as Long : eSI_GENRE = 7
	
	Dim eSI_DEVELOPER_1 as Long : eSI_DEVELOPER_1 = 8
	Dim eSI_DEVELOPER_2 as Long : eSI_DEVELOPER_2 = 9
	Dim eSI_DEVELOPER_3 as Long : eSI_DEVELOPER_3 = 10
	
	Dim eSI_PUBLISHER_1 as Long : eSI_PUBLISHER_1 = 11
	Dim eSI_PUBLISHER_2 as Long : eSI_PUBLISHER_2 = 12
	Dim eSI_PUBLISHER_3 as Long : eSI_PUBLISHER_3 = 13
	
	
	'
	' 초성 분리및 출력용
	'
	Dim current_initial_consonant as Integer : current_initial_consonant = 0
	Dim last_initial_consonant as Integer : last_initial_consonant = -1
	Dim current_code as Long : current_code = -1
	Dim last_code as Long : last_code = -1
	Dim s as String
	Dim b() as Byte
	
	'
	'
	'
	Dim title, company, result as String
	Dim i as Integer
	For i = active_area_start_y to active_area_end_y
    
		'
		' Check Export Flag
		'
		If sheet.getCellByPosition( StartX, i ).String = "x" Then
			GoTo Continue
		EndIf
    	
    	
    	
		'
		' Empty is End
		'
		If sheet.getCellByPosition( key_index, i ).String = "" Then
			Exit For
		EndIf
		
		
		
		'
		' 첫 글자 잘라내기
		'
		s = Left( sheet.getCellByPosition( key_index, i ).String, 1 )
		s = UCase( s )
		b = s
		
		
		
		'
		' 목표 언어 종류 검사
		'
		If IsTargetLanguage( b ) = False Then
			GoTo Continue
		End If
		
		
		
		'
		'
		'
		current_code = ConvertBytes2Code( b )
		
		
		
		If IsDecompositionEnable( current_code ) Then
			
			'
			' 한글
			'
			
			current_initial_consonant = Extract_InitialConsonant( current_code )
			
			If last_initial_consonant &lt;&gt; current_initial_consonant Then
				out_file.WriteLine( "#### " &amp; list_initial_consonaant( Extract_InitialConsonant( current_code ) ) )
			End If
			
		Else
			
			'
			' 한글 이외의 문자는 code 비교만으로 다른 초성임을 확인 할 수 있다.
			'
			If last_code &lt;&gt; current_code Then
				out_file.WriteLine( "#### " &amp; b )
			End If
		
		End If
		
		last_initial_consonant = current_initial_consonant
		last_code = current_code
    	
    	
    	
		'
		' Title : [ Key Title, Sub Title ] or [ Key Title ]
		'
		If sheet.getCellByPosition( sub_index, i ).String = "" Then
			title = _
					"[" _
				&amp; 	sheet.getCellByPosition( key_index, i ).String _
				&amp;	"]"
		Else
			title = _
					"[" _
				&amp; 	sheet.getCellByPosition( key_index, i ).String _
				&amp; 	" | " _
				&amp; 	sheet.getCellByPosition( sub_index, i ).String _
				&amp;	"]"
		EndIf
		
		
		
		'
		' Company
		'  &gt; 개발사, 퍼블리셔 정보가 각 각 1개 이고
		'  &gt; 개발사, 퍼블리셔 정보가 같다면
		'  &gt; 개발사 정보만 표시한다.
		'
		
		
		If sheet.getCellByPosition( eSI_DEVELOPER_1, i ).String = sheet.getCellByPosition( eSI_PUBLISHER_1, i ).String _
			And ( sheet.getCellByPosition( eSI_DEVELOPER_2, i ).String = "" ) _
			And ( sheet.getCellByPosition( eSI_DEVELOPER_3, i ).String = "" ) _
			And ( sheet.getCellByPosition( eSI_PUBLISHER_2, i ).String = "" ) _
			And ( sheet.getCellByPosition( eSI_PUBLISHER_3, i ).String = "" ) Then
			
			company = sheet.getCellByPosition( eSI_DEVELOPER_1, i ).String
			
		Else
		
			'
			' 개발자 정보 1
			'
			company = sheet.getCellByPosition( eSI_DEVELOPER_1, i ).String
			
			'
			' 개발자 정보 2
			'
			If sheet.getCellByPosition( eSI_DEVELOPER_2, i ).String &lt;&gt; "" Then
				company = _
						company _
					&amp; 	", " _
					&amp; 	sheet.getCellByPosition( eSI_DEVELOPER_2, i ).String
			End If
			
			'
			' 개발자 정보 3
			'
			If sheet.getCellByPosition( eSI_DEVELOPER_3, i ).String &lt;&gt; "" Then
				company = _
						company _
					&amp; 	", " _
					&amp; 	sheet.getCellByPosition( eSI_DEVELOPER_3, i ).String
			End If
			
			
			
			'
			' 퍼블리셔 정보 1
			'
			company = _
						company _
					&amp; 	" | " _
					&amp; 	sheet.getCellByPosition( eSI_PUBLISHER_1, i ).String
					
			'
			' 퍼블리셔 정보 2
			'
			If sheet.getCellByPosition( eSI_PUBLISHER_2, i ).String &lt;&gt; "" Then
				company = _
						company _
					&amp; 	", " _
					&amp; 	sheet.getCellByPosition( eSI_PUBLISHER_2, i ).String
			End If
			
			'
			' 퍼블리셔 정보 3
			'
			If sheet.getCellByPosition( eSI_PUBLISHER_3, i ).String &lt;&gt; "" Then
				company = _
						company _
					&amp; 	", " _
					&amp; 	sheet.getCellByPosition( eSI_PUBLISHER_3, i ).String
			End If
			
		EndIf
    	
    	
    	
		'
		' Build Info
		'
		result = _
				"####" _
			&amp; 	" " _
			&amp; 	title _
			&amp; 	"( " _
			&amp;  		sheet.getCellByPosition( eSI_STEAM_LINK, i ).String _
			&amp; 	" )" _
			&amp; 	" " _
			&amp;	"( " _
				&amp; 	        sheet.getCellByPosition( eSI_RELEASE_YEAR, i ).String _
				&amp; 	" | " &amp; sheet.getCellByPosition( eSI_GENRE, i ).String _
				&amp; 	" | " &amp; company _
			&amp; " )"
    	
    	
    	
		'
		'
		'
		out_file.WriteLine( result )
		'MsgBox( result )
    	
	Continue:
	Next i
	
	
End Function

</script:module>
</file>

<file path=Basic/Standard/main.xml><?xml version="1.0" encoding="utf-8"?>
<!DOCTYPE module  PUBLIC '-//OpenOffice.org//DTD OfficeDocument 1.0//EN'  'module.dtd'>
<script:module xmlns:script="http://openoffice.org/2000/script" script:name="main" script:language="StarBasic" script:moduleType="normal">REM  *****  LibreOffice VBA  *****

Option Explicit


Const StartX = 0
Const StartY = 2

Type Size
    w as Integer
    h as Integer
End Type



Function CalculateSheetActiveArea( sheet as Variant ) as Size
	
	Dim ret as Size
	
	'
	' W
	'
	Dim cur_x as Long
	Dim end_x as Long : end_x = sheet.Columns.Count - 1 ' 0 부터 시작이라 1 빼준다.
	
	For cur_x = StartX to end_x
		If sheet.getCellByPosition( cur_x, 0 ).String = "" Then
			cur_x = cur_x - 1
			Exit For
		EndIf
	Next cur_x
	ret.w = cur_x
		
	'
	' H
	'
	Dim cur_y as Long
	Dim end_y as Long : end_y = sheet.Rows.Count - 1 ' 0 부터 시작이라 1 빼준다.
	
	For cur_y = StartY to end_y
		If sheet.getCellByPosition( 0, cur_y ).String = "" Then
			cur_y = cur_y - 1
			Exit For
		EndIf
	Next cur_y
	ret.h = cur_y
	
	'
	' Return
	'
	CalculateSheetActiveArea = ret
	
End Function



Function CalculateActiveDataCount( sheet as Variant ) as Integer
	
	Dim ret as Integer : ret = 0
		
	'
	' H
	'
	Dim cur_y as Long
	Dim end_y as Long : end_y = sheet.Rows.Count - 1 ' 0 부터 시작이라 1 빼준다.
	
	For cur_y = StartY to end_y
		If sheet.getCellByPosition( 0, cur_y ).String = "" Then
			Exit For
		ElseIf sheet.getCellByPosition( 0, cur_y ).String = "o" Then
			ret = ret + 1
		EndIf
	Next cur_y
	
	'
	' Return
	'
	CalculateActiveDataCount = ret
	
End Function



Function LoadFile( header_fine_name as String, out_file as Variant )

	'
	' File Open
	'
	Dim file_path as String
	file_path = ( Tools.Strings.DirectoryNameoutofPath(ThisComponent.getURL(),"/" ) &amp; "/" &amp; header_fine_name )
	'MsgBox( file_path )
	
	Dim file_system As Variant
	file_system = CreateScriptService("FileSystem")
	
	Dim header_pf As Variant
	Set header_pf = file_system.OpenTextFile(file_path, file_system.ForReading)
	
	
	'
	' Write
	'
	out_file.WriteLine( header_pf.ReadAll() )
	
	
	'
	' File Close
	'
	header_pf.CloseFile()
	header_pf = header_pf.Dispose()	

End Function



Sub Main

	'
	'
	'
	GlobalScope.BasicLibraries.LoadLibrary("Tools") ' for Tools
	GlobalScope.BasicLibraries.LoadLibrary("ScriptForge") ' for FileSystem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 Insert "Header.txt"
	'
	LoadFile( "header.txt", pf )
	
	
	'
	' Sheet "list"
	'
	Dim sheet as Object
	sheet = ThisComponent.Sheets.getByName( "list" )
    
    
	'
	' Max X, Y
	'
	Dim active_area as Size
	active_area = CalculateSheetActiveArea( sheet )
	MsgBox( _
							"Active Area : " _
		&amp; 	Chr( 10 ) &amp; 	"Start : "	&amp; StartX 			&amp; " : " 	&amp; StartY _
		&amp; 	Chr( 10 ) &amp; 	"End  : " 	&amp; active_area.w 	&amp; " : " 	&amp; active_area.h _
	)
	
	
	'
	' 게임 수 출력
	'
	Dim active_data_count as Integer
	active_data_count = CalculateActiveDataCount( sheet )
	pf.WriteLine( "* " &amp; active_data_count &amp; " 개" )
    
    
	'
	' Export List
	'
	Dim obj_exporter as Object
	Set obj_exporter = New exporter
	
	On Error GoTo ERROR_END 'Error 발생시 File 해제 용도
	
		'
		'
		'
		Dim range4sort
			range4sort = sheet.getCellRangeByPosition( StartX, StartY, active_area.w, active_area.h )
		
		Dim sort_field(1) as new com.sun.star.util.SortField
			sort_field(0).SortAscending = TRUE
			sort_field(0).FieldType = com.sun.star.util.SortFieldType.ALPHANUMERIC
			sort_field(1).SortAscending = TRUE
			sort_field(1).FieldType = com.sun.star.util.SortFieldType.ALPHANUMERIC
		
		Dim sort_description(0) as new com.sun.star.beans.PropertyValue
			sort_description(0).Name = "SortFields"
			sort_description(0).Value = sort_field()
			
			
		
		'
		'
		'
		pf.WriteLine( Chr( 10 ) &amp; Chr( 10 ) )
		pf.WriteLine( "&lt;br/&gt;&lt;br/&gt;" )
		
		'
		' Write : Korean List
		'
			
			'
			' Sort
			'
			pf.WriteLine( "## 한국어 제목" &amp; Chr( 10 ) )
				sort_field(0).Field = 1
				sort_field(1).Field = 2
				sort_description(0).Value = sort_field()
				range4sort.Sort( sort_description() )
				
			'
			' Write : Korean
			'
			obj_exporter.target_laugnage = 1
			obj_exporter.ExportList( sheet, StartY, active_area.h, 1, 2, pf )
			
			'
			' Write : Others
			'
			obj_exporter.target_laugnage = 2
			obj_exporter.ExportList( sheet, StartY, active_area.h, 1, 2, pf )
		
		
		
		
		'
		'
		'
		pf.WriteLine( Chr( 10 ) &amp; Chr( 10 ) )
		pf.WriteLine( "&lt;br/&gt;&lt;br/&gt;" )
		
		'
		' Write : English List
		'
		
			'
			' Sort
			'
			pf.WriteLine( "## 영어 제목" &amp; Chr( 10 ) )
				sort_field(0).Field = 2
				sort_field(1).Field = 1
				sort_description(0).Value = sort_field()
				range4sort.Sort( sort_description() )
			
			'
			' Write : English
			'
			obj_exporter.target_laugnage = 3
			obj_exporter.ExportList( sheet, StartY, active_area.h, 2, 1, pf )
			
			'
			' Write : Others
			'
			obj_exporter.target_laugnage = 4
			obj_exporter.ExportList( sheet, StartY, active_area.h, 2, 1, pf )
		
		
		
		
		'
		'
		'
		MsgBox( "Success" )
		
		
		
		
		'
		' Rollback
		'
		sort_field(0).Field = 1
		sort_field(1).Field = 2
		sort_description(0).Value = sort_field()
		range4sort.Sort( sort_description() )
	
	ERROR_END:
	
	'
	'
	'
	obj_exporter = Nothing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in"/>
  <library:element library:name="exporter"/>
  <library:element library:name="checker_utility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